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7" style:family="table-column">
      <style:table-column-properties fo:break-before="auto" style:column-width="2.457cm"/>
    </style:style>
    <style:style style:name="co28"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32"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16" style:family="table-column">
      <style:table-column-properties fo:break-before="auto" style:column-width="1.677cm"/>
    </style:style>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72" style:family="table-column">
      <style:table-column-properties fo:break-before="auto" style:column-width="2.556cm"/>
    </style:style>
    <style:style style:name="co73" style:family="table-column">
      <style:table-column-properties fo:break-before="auto" style:column-width="1.478cm"/>
    </style:style>
    <style:style style:name="co74" style:family="table-column">
      <style:table-column-properties fo:break-before="auto" style:column-width="1.658cm"/>
    </style:style>
    <style:style style:name="co75" style:family="table-column">
      <style:table-column-properties fo:break-before="auto" style:column-width="1.736cm"/>
    </style:style>
    <style:style style:name="co76" style:family="table-column">
      <style:table-column-properties fo:break-before="auto" style:column-width="1.63cm"/>
    </style:style>
    <style:style style:name="co77" style:family="table-column">
      <style:table-column-properties fo:break-before="auto" style:column-width="1.469cm"/>
    </style:style>
    <style:style style:name="co78" style:family="table-column">
      <style:table-column-properties fo:break-before="auto" style:column-width="1.752cm"/>
    </style:style>
    <style:style style:name="co79" style:family="table-column">
      <style:table-column-properties fo:break-before="auto" style:column-width="1.24cm"/>
    </style:style>
    <style:style style:name="co80" style:family="table-column">
      <style:table-column-properties fo:break-before="auto" style:column-width="1.849cm"/>
    </style:style>
    <style:style style:name="co81" style:family="table-column">
      <style:table-column-properties fo:break-before="auto" style:column-width="2.469cm"/>
    </style:style>
    <style:style style:name="co82" style:family="table-column">
      <style:table-column-properties fo:break-before="auto" style:column-width="2.581cm"/>
    </style:style>
    <style:style style:name="co83" style:family="table-column">
      <style:table-column-properties fo:break-before="auto" style:column-width="1.498cm"/>
    </style:style>
    <style:style style:name="co84" style:family="table-column">
      <style:table-column-properties fo:break-before="auto" style:column-width="2.872cm"/>
    </style:style>
    <style:style style:name="co85" style:family="table-column">
      <style:table-column-properties fo:break-before="auto" style:column-width="2.575cm"/>
    </style:style>
    <style:style style:name="co86" style:family="table-column">
      <style:table-column-properties fo:break-before="auto" style:column-width="1.803cm"/>
    </style:style>
    <style:style style:name="co87" style:family="table-column">
      <style:table-column-properties fo:break-before="auto" style:column-width="1.605cm"/>
    </style:style>
    <style:style style:name="co88" style:family="table-column">
      <style:table-column-properties fo:break-before="auto" style:column-width="1.582cm"/>
    </style:style>
    <style:style style:name="co89" style:family="table-column">
      <style:table-column-properties fo:break-before="auto" style:column-width="1.461cm"/>
    </style:style>
    <style:style style:name="co90" style:family="table-column">
      <style:table-column-properties fo:break-before="auto" style:column-width="1.857cm"/>
    </style:style>
    <style:style style:name="co91" style:family="table-column">
      <style:table-column-properties fo:break-before="auto" style:column-width="2.141cm"/>
    </style:style>
    <style:style style:name="co92" style:family="table-column">
      <style:table-column-properties fo:break-before="auto" style:column-width="4.161cm"/>
    </style:style>
    <style:style style:name="co93" style:family="table-column">
      <style:table-column-properties fo:break-before="auto" style:column-width="1.362cm"/>
    </style:style>
    <style:style style:name="co94" style:family="table-column">
      <style:table-column-properties fo:break-before="auto" style:column-width="1.58cm"/>
    </style:style>
    <style:style style:name="co95" style:family="table-column">
      <style:table-column-properties fo:break-before="auto" style:column-width="1.289cm"/>
    </style:style>
    <style:style style:name="co96" style:family="table-column">
      <style:table-column-properties fo:break-before="auto" style:column-width="1.797cm"/>
    </style:style>
    <style:style style:name="co97" style:family="table-column">
      <style:table-column-properties fo:break-before="auto" style:column-width="2.037cm"/>
    </style:style>
    <style:style style:name="co98" style:family="table-column">
      <style:table-column-properties fo:break-before="auto" style:column-width="2.604cm"/>
    </style:style>
    <style:style style:name="co99" style:family="table-column">
      <style:table-column-properties fo:break-before="auto" style:column-width="1.826cm"/>
    </style:style>
    <style:style style:name="co103" style:family="table-column">
      <style:table-column-properties fo:break-before="auto" style:column-width="1.776cm"/>
    </style:style>
    <style:style style:name="co104" style:family="table-column">
      <style:table-column-properties fo:break-before="auto" style:column-width="1.995cm"/>
    </style:style>
    <style:style style:name="co105" style:family="table-column">
      <style:table-column-properties fo:break-before="auto" style:column-width="1.898cm"/>
    </style:style>
    <style:style style:name="co106" style:family="table-column">
      <style:table-column-properties fo:break-before="auto" style:column-width="2.725cm"/>
    </style:style>
    <style:style style:name="co107" style:family="table-column">
      <style:table-column-properties fo:break-before="auto" style:column-width="2.822cm"/>
    </style:style>
    <style:style style:name="co108" style:family="table-column">
      <style:table-column-properties fo:break-before="auto" style:column-width="1.637cm"/>
    </style:style>
    <style:style style:name="co109" style:family="table-column">
      <style:table-column-properties fo:break-before="auto" style:column-width="1.757cm"/>
    </style:style>
    <style:style style:name="co110" style:family="table-column">
      <style:table-column-properties fo:break-before="auto" style:column-width="1.443cm"/>
    </style:style>
    <style:style style:name="co119" style:family="table-column">
      <style:table-column-properties fo:break-before="auto" style:column-width="1.679cm"/>
    </style:style>
    <style:style style:name="co120" style:family="table-column">
      <style:table-column-properties fo:break-before="auto" style:column-width="3.773cm"/>
    </style:style>
    <style:style style:name="co121" style:family="table-column">
      <style:table-column-properties fo:break-before="auto" style:column-width="2.044cm"/>
    </style:style>
    <style:style style:name="co122" style:family="table-column">
      <style:table-column-properties fo:break-before="auto" style:column-width="2.997cm"/>
    </style:style>
    <style:style style:name="co123" style:family="table-column">
      <style:table-column-properties fo:break-before="auto" style:column-width="4.584cm"/>
    </style:style>
    <style:style style:name="co124" style:family="table-column">
      <style:table-column-properties fo:break-before="auto" style:column-width="2.678cm"/>
    </style:style>
    <style:style style:name="co125" style:family="table-column">
      <style:table-column-properties fo:break-before="auto" style:column-width="1.969cm"/>
    </style:style>
    <style:style style:name="co126" style:family="table-column">
      <style:table-column-properties fo:break-before="auto" style:column-width="1.663cm"/>
    </style:style>
    <style:style style:name="co127" style:family="table-column">
      <style:table-column-properties fo:break-before="auto" style:column-width="1.942cm"/>
    </style:style>
    <style:style style:name="co128" style:family="table-column">
      <style:table-column-properties fo:break-before="auto" style:column-width="1.977cm"/>
    </style:style>
    <style:style style:name="co129" style:family="table-column">
      <style:table-column-properties fo:break-before="auto" style:column-width="1.737cm"/>
    </style:style>
    <style:style style:name="co130" style:family="table-column">
      <style:table-column-properties fo:break-before="auto" style:column-width="1.483cm"/>
    </style:style>
    <style:style style:name="co131" style:family="table-column">
      <style:table-column-properties fo:break-before="auto" style:column-width="1.598cm"/>
    </style:style>
    <style:style style:name="co132" style:family="table-column">
      <style:table-column-properties fo:break-before="auto" style:column-width="2.02cm"/>
    </style:style>
    <style:style style:name="co133" style:family="table-column">
      <style:table-column-properties fo:break-before="auto" style:column-width="2.536cm"/>
    </style:style>
    <style:style style:name="co134" style:family="table-column">
      <style:table-column-properties fo:break-before="auto" style:column-width="2.656cm"/>
    </style:style>
    <style:style style:name="co135" style:family="table-column">
      <style:table-column-properties fo:break-before="auto" style:column-width="2.628cm"/>
    </style:style>
    <style:style style:name="co136" style:family="table-column">
      <style:table-column-properties fo:break-before="auto" style:column-width="1.277cm"/>
    </style:style>
    <style:style style:name="co137" style:family="table-column">
      <style:table-column-properties fo:break-before="auto" style:column-width="1.427cm"/>
    </style:style>
    <style:style style:name="co138" style:family="table-column">
      <style:table-column-properties fo:break-before="auto" style:column-width="2.434cm"/>
    </style:style>
    <style:style style:name="co139" style:family="table-column">
      <style:table-column-properties fo:break-before="auto" style:column-width="1.517cm"/>
    </style:style>
    <style:style style:name="co140" style:family="table-column">
      <style:table-column-properties fo:break-before="auto" style:column-width="1.337cm"/>
    </style:style>
    <style:style style:name="co141" style:family="table-column">
      <style:table-column-properties fo:break-before="auto" style:column-width="2.076cm"/>
    </style:style>
    <style:style style:name="co142" style:family="table-column">
      <style:table-column-properties fo:break-before="auto" style:column-width="3.276cm"/>
    </style:style>
    <style:style style:name="co143" style:family="table-column">
      <style:table-column-properties fo:break-before="auto" style:column-width="2.417cm"/>
    </style:style>
    <style:style style:name="co144" style:family="table-column">
      <style:table-column-properties fo:break-before="auto" style:column-width="1.358cm"/>
    </style:style>
    <style:style style:name="co145" style:family="table-column">
      <style:table-column-properties fo:break-before="auto" style:column-width="1.378cm"/>
    </style:style>
    <style:style style:name="co146" style:family="table-column">
      <style:table-column-properties fo:break-before="auto" style:column-width="1.386cm"/>
    </style:style>
    <style:style style:name="co147" style:family="table-column">
      <style:table-column-properties fo:break-before="auto" style:column-width="4.318cm"/>
    </style:style>
    <style:style style:name="co148" style:family="table-column">
      <style:table-column-properties fo:break-before="auto" style:column-width="1.937cm"/>
    </style:style>
    <style:style style:name="co149" style:family="table-column">
      <style:table-column-properties fo:break-before="auto" style:column-width="1.716cm"/>
    </style:style>
    <style:style style:name="co150" style:family="table-column">
      <style:table-column-properties fo:break-before="auto" style:column-width="1.847cm"/>
    </style:style>
    <style:style style:name="co151" style:family="table-column">
      <style:table-column-properties fo:break-before="auto" style:column-width="1.185cm"/>
    </style:style>
    <style:style style:name="co152" style:family="table-column">
      <style:table-column-properties fo:break-before="auto" style:column-width="2.976cm"/>
    </style:style>
    <style:style style:name="co153" style:family="table-column">
      <style:table-column-properties fo:break-before="auto" style:column-width="0.614cm"/>
    </style:style>
    <style:style style:name="co154" style:family="table-column">
      <style:table-column-properties fo:break-before="auto" style:column-width="0.238cm"/>
    </style:style>
    <style:style style:name="co155" style:family="table-column">
      <style:table-column-properties fo:break-before="auto" style:column-width="2.856cm"/>
    </style:style>
    <style:style style:name="co156" style:family="table-column">
      <style:table-column-properties fo:break-before="auto" style:column-width="0.279cm"/>
    </style:style>
    <style:style style:name="co157" style:family="table-column">
      <style:table-column-properties fo:break-before="auto" style:column-width="1.954cm"/>
    </style:style>
    <style:style style:name="co158" style:family="table-column">
      <style:table-column-properties fo:break-before="auto" style:column-width="2.066cm"/>
    </style:style>
    <style:style style:name="co159"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5"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45" style:family="table-cell" style:parent-style-name="Default">
      <style:table-cell-properties fo:background-color="#cccccc"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2" style:family="table-cell" style:parent-style-name="Default">
      <style:table-cell-properties fo:background-color="#0000ff"/>
    </style:style>
    <style:style style:name="ce183" style:family="table-cell" style:parent-style-name="Default">
      <style:table-cell-properties fo:background-color="#ff420e"/>
    </style:style>
    <style:style style:name="ce184" style:family="table-cell" style:parent-style-name="Default">
      <style:table-cell-properties fo:background-color="#0000ff" style:text-align-source="fix" style:repeat-content="false"/>
      <style:paragraph-properties fo:text-align="center"/>
    </style:style>
    <style:style style:name="ce185" style:family="table-cell" style:parent-style-name="Default">
      <style:table-cell-properties fo:background-color="#ff420e" style:text-align-source="fix" style:repeat-content="false"/>
      <style:paragraph-properties fo:text-align="center"/>
    </style:style>
    <style:style style:name="ce186" style:family="table-cell" style:parent-style-name="Default">
      <style:table-cell-properties fo:background-color="#000000" style:text-align-source="fix" style:repeat-content="false"/>
      <style:paragraph-properties fo:text-align="center"/>
    </style:style>
    <style:style style:name="ce187" style:family="table-cell" style:parent-style-name="Default" style:data-style-name="N2">
      <style:table-cell-properties fo:background-color="#66ff00" style:text-align-source="fix" style:repeat-content="false"/>
      <style:paragraph-properties fo:text-align="center"/>
    </style:style>
    <style:style style:name="ce188" style:family="table-cell" style:parent-style-name="Default" style:data-style-name="N109">
      <style:table-cell-properties fo:background-color="#0000ff" style:text-align-source="fix" style:repeat-content="false"/>
      <style:paragraph-properties fo:text-align="center"/>
    </style:style>
    <style:style style:name="ce189" style:family="table-cell" style:parent-style-name="Default" style:data-style-name="N109">
      <style:table-cell-properties fo:background-color="#ff420e" style:text-align-source="fix" style:repeat-content="false"/>
      <style:paragraph-properties fo:text-align="center"/>
    </style:style>
    <style:style style:name="ce190" style:family="table-cell" style:parent-style-name="Default" style:data-style-name="N108">
      <style:table-cell-properties fo:background-color="#0000ff" style:text-align-source="fix" style:repeat-content="false"/>
      <style:paragraph-properties fo:text-align="center"/>
    </style:style>
    <style:style style:name="ce191" style:family="table-cell" style:parent-style-name="Default" style:data-style-name="N108">
      <style:table-cell-properties fo:background-color="#ff420e" style:text-align-source="fix" style:repeat-content="false"/>
      <style:paragraph-properties fo:text-align="center"/>
    </style:style>
    <style:style style:name="ce192" style:family="table-cell" style:parent-style-name="Default" style:data-style-name="N1">
      <style:table-cell-properties fo:background-color="#66ff00" style:text-align-source="fix" style:repeat-content="false"/>
      <style:paragraph-properties fo:text-align="center"/>
    </style:style>
    <style:style style:name="ce193"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1" style:family="table-cell" style:parent-style-name="Default">
      <style:table-cell-properties fo:background-color="#00ae00"/>
    </style:style>
    <style:style style:name="ce202" style:family="table-cell" style:parent-style-name="Default">
      <style:table-cell-properties fo:background-color="#00ae00" style:text-align-source="fix" style:repeat-content="false"/>
      <style:paragraph-properties fo:text-align="center"/>
    </style:style>
    <style:style style:name="ce203" style:family="table-cell" style:parent-style-name="Default" style:data-style-name="N108">
      <style:table-cell-properties fo:background-color="#00ae00" style:text-align-source="fix" style:repeat-content="false"/>
      <style:paragraph-properties fo:text-align="center"/>
    </style:style>
    <style:style style:name="ce204" style:family="table-cell" style:parent-style-name="Default" style:data-style-name="N11">
      <style:table-cell-properties fo:background-color="#ff420e" style:text-align-source="fix" style:repeat-content="false"/>
      <style:paragraph-properties fo:text-align="center"/>
    </style:style>
    <style:style style:name="ce205" style:family="table-cell" style:parent-style-name="Default" style:data-style-name="N109">
      <style:table-cell-properties fo:background-color="#999999" style:text-align-source="fix" style:repeat-content="false"/>
      <style:paragraph-properties fo:text-align="center"/>
    </style:style>
    <style:style style:name="ce206" style:family="table-cell" style:parent-style-name="Default" style:data-style-name="N109">
      <style:table-cell-properties fo:background-color="#00ae00" style:text-align-source="fix" style:repeat-content="false"/>
      <style:paragraph-properties fo:text-align="center"/>
    </style:style>
    <style:style style:name="ce207" style:family="table-cell" style:parent-style-name="Default" style:data-style-name="N108"/>
    <style:style style:name="ce208" style:family="table-cell" style:parent-style-name="Default">
      <style:table-cell-properties fo:background-color="#00cc33"/>
    </style:style>
    <style:style style:name="ce209"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2" table:default-cell-style-name="ce17"/>
        <table:table-column table:style-name="co73" table:default-cell-style-name="ce17"/>
        <table:table-column table:style-name="co74" table:default-cell-style-name="ce17"/>
        <table:table-column table:style-name="co75" table:default-cell-style-name="ce17"/>
        <table:table-column table:style-name="co76" table:default-cell-style-name="ce17"/>
        <table:table-column table:style-name="co45" table:default-cell-style-name="ce17"/>
        <table:table-column table:style-name="co46" table:default-cell-style-name="ce17"/>
        <table:table-column table:style-name="co77" table:default-cell-style-name="ce17"/>
        <table:table-column table:style-name="co78" table:default-cell-style-name="ce17"/>
        <table:table-column table:style-name="co46" table:number-columns-repeated="2" table:default-cell-style-name="ce17"/>
        <table:table-column table:style-name="co79" table:default-cell-style-name="ce17"/>
        <table:table-column table:style-name="co66" table:default-cell-style-name="ce17"/>
        <table:table-column table:style-name="co80" table:default-cell-style-name="ce17"/>
        <table:table-column table:style-name="co81" table:default-cell-style-name="Default"/>
        <table:table-column table:style-name="co1" table:default-cell-style-name="ce17"/>
        <table:table-column table:style-name="co82" table:default-cell-style-name="Default"/>
        <table:table-column table:style-name="co1" table:number-columns-repeated="4" table:default-cell-style-name="Default"/>
        <table:table-column table:style-name="co83"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25">
            <text:p>1825</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94520547945205">
            <text:p>0.395</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5508791957062">
            <text:p>0.286</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40">
            <text:p>40</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25">
            <text:p>1825</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office:value-type="string">
            <text:p>stealth</text:p>
          </table:table-cell>
          <table:table-cell table:style-name="ce29" office:value-type="float" office:value="740">
            <text:p>740</text:p>
          </table:table-cell>
          <table:table-cell table:style-name="ce104" table:formula="of:=[.O19]/[.H19]" office:value-type="float" office:value="0.405479452054794">
            <text:p>0.405</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3354226950117">
            <text:p>0.303</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2">
            <text:p>32</text:p>
          </table:table-cell>
          <table:table-cell table:style-name="ce30" office:value-type="float" office:value="1950">
            <text:p>195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84615384615385">
            <text:p>0.385</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6417318792319">
            <text:p>0.256</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84" table:default-cell-style-name="Default"/>
        <table:table-column table:style-name="co85" table:default-cell-style-name="ce17"/>
        <table:table-column table:style-name="co86" table:default-cell-style-name="ce17"/>
        <table:table-column table:style-name="co53" table:default-cell-style-name="ce17"/>
        <table:table-column table:style-name="co87" table:default-cell-style-name="ce17"/>
        <table:table-column table:style-name="co88" table:default-cell-style-name="ce17"/>
        <table:table-column table:style-name="co89" table:default-cell-style-name="ce17"/>
        <table:table-column table:style-name="co90" table:default-cell-style-name="ce17"/>
        <table:table-column table:style-name="co60" table:default-cell-style-name="ce186"/>
        <table:table-column table:style-name="co51" table:default-cell-style-name="ce17"/>
        <table:table-column table:style-name="co91" table:default-cell-style-name="ce61"/>
        <table:table-column table:style-name="co92" table:default-cell-style-name="ce36"/>
        <table:table-column table:style-name="co93" table:default-cell-style-name="ce17"/>
        <table:table-column table:style-name="co94" table:default-cell-style-name="ce17"/>
        <table:table-column table:style-name="co66" table:default-cell-style-name="ce17"/>
        <table:table-column table:style-name="co93" table:default-cell-style-name="ce17"/>
        <table:table-column table:style-name="co95" table:default-cell-style-name="ce61"/>
        <table:table-column table:style-name="co93"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97"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table-cell table:style-name="ce192" office:value-type="string">
            <text:p><text:s/></text:p>
          </table:table-cell>
          <table:table-cell table:style-name="ce192"/>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92" office:value-type="float" office:value="132000">
            <text:p>132000</text:p>
          </table:table-cell>
          <table:table-cell table:style-name="ce95" table:formula="of:=[.C2]/[.U2]" office:value-type="float" office:value="0.00401515151515152">
            <text:p>0.004</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7"/>
          <table:table-cell table:style-name="ce86"/>
          <table:table-cell table:style-name="ce86" office:value-type="float" office:value="44">
            <text:p>44</text:p>
          </table:table-cell>
          <table:table-cell table:style-name="ce192" office:value-type="float" office:value="20">
            <text:p>20</text:p>
          </table:table-cell>
          <table:table-cell table:style-name="ce192"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92" office:value-type="float" office:value="420000">
            <text:p>420000</text:p>
          </table:table-cell>
          <table:table-cell table:style-name="ce95" table:formula="of:=[.C3]/[.U3]" office:value-type="float" office:value="0.00267857142857143">
            <text:p>0.003</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7" office:value-type="string">
            <text:p><text:s/></text:p>
          </table:table-cell>
          <table:table-cell table:style-name="ce86" office:value-type="string">
            <text:p>TMD</text:p>
          </table:table-cell>
          <table:table-cell table:style-name="ce86" office:value-type="float" office:value="36">
            <text:p>36</text:p>
          </table:table-cell>
          <table:table-cell table:style-name="ce192" office:value-type="float" office:value="12">
            <text:p>12</text:p>
          </table:table-cell>
          <table:table-cell table:style-name="ce192" office:value-type="string">
            <text:p><text:s/></text:p>
          </table:table-cell>
          <table:table-cell table:style-name="ce192"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92" office:value-type="float" office:value="380000">
            <text:p>380000</text:p>
          </table:table-cell>
          <table:table-cell table:style-name="ce95" table:formula="of:=[.C4]/[.U4]" office:value-type="float" office:value="0.00197368421052632">
            <text:p>0.002</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7" office:value-type="string">
            <text:p><text:s/></text:p>
          </table:table-cell>
          <table:table-cell table:style-name="ce86" office:value-type="string">
            <text:p>Maelstrom</text:p>
          </table:table-cell>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92" office:value-type="float" office:value="385000">
            <text:p>385000</text:p>
          </table:table-cell>
          <table:table-cell table:style-name="ce95" table:formula="of:=[.C5]/[.U5]" office:value-type="float" office:value="0.00514285714285714">
            <text:p>0.005</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92" office:value-type="float" office:value="365000">
            <text:p>365000</text:p>
          </table:table-cell>
          <table:table-cell table:style-name="ce95" table:formula="of:=[.C6]/[.U6]" office:value-type="float" office:value="0.00712328767123288">
            <text:p>0.007</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92" office:value-type="float" office:value="300000">
            <text:p>300000</text:p>
          </table:table-cell>
          <table:table-cell table:style-name="ce95" table:formula="of:=[.C7]/[.U7]" office:value-type="float" office:value="0.003">
            <text:p>0.003</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20">
            <text:p>20</text:p>
          </table:table-cell>
          <table:table-cell table:style-name="ce192"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92" office:value-type="float" office:value="395000">
            <text:p>395000</text:p>
          </table:table-cell>
          <table:table-cell table:style-name="ce95" table:formula="of:=[.C8]/[.U8]" office:value-type="float" office:value="0.00708860759493671">
            <text:p>0.007</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3128">
            <text:p>31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7" office:value-type="string">
            <text:p><text:s/></text:p>
          </table:table-cell>
          <table:table-cell table:style-name="ce86" office:value-type="string">
            <text:p>TMD, AntiTorp</text:p>
          </table:table-cell>
          <table:table-cell table:style-name="ce86" office:value-type="float" office:value="36">
            <text:p>36</text:p>
          </table:table-cell>
          <table:table-cell table:style-name="ce192" office:value-type="float" office:value="24">
            <text:p>24</text:p>
          </table:table-cell>
          <table:table-cell table:style-name="ce192" office:value-type="float" office:value="64">
            <text:p>64</text:p>
          </table:table-cell>
          <table:table-cell table:style-name="ce192" table:number-columns-repeated="2"/>
          <table:table-cell table:style-name="ce86"/>
          <table:table-cell table:style-name="ce86" office:value-type="float" office:value="26000">
            <text:p>26000</text:p>
          </table:table-cell>
          <table:table-cell table:style-name="ce95" table:formula="of:=[.S9]/[.H9]" office:value-type="float" office:value="0.390977443609023">
            <text:p>0.391</text:p>
          </table:table-cell>
          <table:table-cell table:style-name="ce192" office:value-type="float" office:value="420000">
            <text:p>420000</text:p>
          </table:table-cell>
          <table:table-cell table:style-name="ce95" table:formula="of:=[.C9]/[.U9]" office:value-type="float" office:value="0.00744761904761905">
            <text:p>0.007</text:p>
          </table:table-cell>
          <table:table-cell table:style-name="ce86" table:formula="of:=(([.S9]*10)+[.U9])/[.C9]" office:value-type="float" office:value="217.391304347826">
            <text:p>217.39</text:p>
          </table:table-cell>
          <table:table-cell table:style-name="ce86" office:value-type="float" office:value="7000">
            <text:p>7000</text:p>
          </table:table-cell>
          <table:table-cell table:style-name="ce86" table:formula="of:=([.S9]/[.X9])*10" office:value-type="float" office:value="37.1428571428571">
            <text:p>37.14</text:p>
          </table:table-cell>
          <table:table-cell table:style-name="ce86" table:formula="of:=([.U9]/[.X9])*10" office:value-type="float" office:value="600">
            <text:p>600</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92" office:value-type="float" office:value="460000">
            <text:p>460000</text:p>
          </table:table-cell>
          <table:table-cell table:style-name="ce95" table:formula="of:=[.C10]/[.U10]" office:value-type="float" office:value="0.00608695652173913">
            <text:p>0.006</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92" office:value-type="float" office:value="525000">
            <text:p>525000</text:p>
          </table:table-cell>
          <table:table-cell table:style-name="ce95" table:formula="of:=[.C11]/[.U11]" office:value-type="float" office:value="0.00590476190476191">
            <text:p>0.006</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4000">
            <text:p>44000</text:p>
          </table:table-cell>
          <table:table-cell table:style-name="ce86" table:formula="of:=[.H12]*0.0002" office:value-type="float" office:value="8.8">
            <text:p>8.8</text:p>
          </table:table-cell>
          <table:table-cell table:style-name="ce86" office:value-type="float" office:value="15">
            <text:p>15</text:p>
          </table:table-cell>
          <table:table-cell table:style-name="ce187" office:value-type="string">
            <text:p><text:s/></text:p>
          </table:table-cell>
          <table:table-cell table:style-name="ce86" office:value-type="string">
            <text:p>SMD</text:p>
          </table:table-cell>
          <table:table-cell table:style-name="ce86" office:value-type="float" office:value="48">
            <text:p>48</text:p>
          </table:table-cell>
          <table:table-cell table:style-name="ce192" office:value-type="float" office:value="16">
            <text:p>16</text:p>
          </table:table-cell>
          <table:table-cell table:style-name="ce192" office:value-type="float" office:value="128">
            <text:p>128</text:p>
          </table:table-cell>
          <table:table-cell table:style-name="ce192"/>
          <table:table-cell table:style-name="ce192"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08391608391608">
            <text:p>0.608</text:p>
          </table:table-cell>
          <table:table-cell table:style-name="ce192" office:value-type="float" office:value="825000">
            <text:p>825000</text:p>
          </table:table-cell>
          <table:table-cell table:style-name="ce95" table:formula="of:=[.C12]/[.U12]" office:value-type="float" office:value="0.0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7"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92" office:value-type="float" office:value="36">
            <text:p>36</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92" office:value-type="float" office:value="1200000">
            <text:p>1200000</text:p>
          </table:table-cell>
          <table:table-cell table:style-name="ce95" table:formula="of:=[.C13]/[.U13]" office:value-type="float" office:value="0.00376666666666667">
            <text:p>0.004</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0666459831975">
            <text:p>0.451</text:p>
          </table:table-cell>
          <table:table-cell table:style-name="ce9"/>
          <table:table-cell table:style-name="ce94" table:formula="of:=SUM([.V2:.V13])/12" office:value-type="float" office:value="0.00451911465210624">
            <text:p>0.005</text:p>
          </table:table-cell>
          <table:table-cell table:style-name="ce9" table:formula="of:=SUM([.W2:.W13])/12" office:value-type="float" office:value="376.646544542531">
            <text:p>376.65</text:p>
          </table:table-cell>
          <table:table-cell table:style-name="ce1" table:number-columns-repeated="1000"/>
        </table:table-row>
        <table:table-row table:style-name="ro1">
          <table:table-cell table:style-name="ce182" office:value-type="string">
            <text:p>Rampage</text:p>
          </table:table-cell>
          <table:table-cell table:style-name="ce184" office:value-type="string">
            <text:p>UEL0402</text:p>
          </table:table-cell>
          <table:table-cell table:style-name="ce184" office:value-type="float" office:value="1619">
            <text:p>1619</text:p>
          </table:table-cell>
          <table:table-cell table:style-name="ce184" office:value-type="string">
            <text:p>Low</text:p>
          </table:table-cell>
          <table:table-cell table:style-name="ce184" office:value-type="float" office:value="180">
            <text:p>180</text:p>
          </table:table-cell>
          <table:table-cell table:style-name="ce184" office:value-type="float" office:value="42">
            <text:p>42</text:p>
          </table:table-cell>
          <table:table-cell table:style-name="ce184"/>
          <table:table-cell table:style-name="ce184" office:value-type="float" office:value="36500">
            <text:p>36500</text:p>
          </table:table-cell>
          <table:table-cell table:style-name="ce184" table:formula="of:=[.H15]*0.0002" office:value-type="float" office:value="7.3">
            <text:p>7.3</text:p>
          </table:table-cell>
          <table:table-cell table:style-name="ce184" office:value-type="float" office:value="17">
            <text:p>17</text:p>
          </table:table-cell>
          <table:table-cell table:style-name="ce188" table:formula="of:=INT(( [.J15]-[.I15] ) / 10) * ([.H15] * 0.0375)" office:value-type="float" office:value="0">
            <text:p/>
          </table:table-cell>
          <table:table-cell table:style-name="ce190"/>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8">
            <text:p>48</text:p>
          </table:table-cell>
          <table:table-cell table:style-name="ce188" table:number-columns-repeated="2"/>
          <table:table-cell table:style-name="ce184" office:value-type="float" office:value="14000">
            <text:p>14000</text:p>
          </table:table-cell>
          <table:table-cell table:style-name="ce190" table:formula="of:=[.S15]/[.H15]" office:value-type="float" office:value="0.383561643835616">
            <text:p>0.384</text:p>
          </table:table-cell>
          <table:table-cell table:style-name="ce184" office:value-type="float" office:value="350000">
            <text:p>350000</text:p>
          </table:table-cell>
          <table:table-cell table:style-name="ce190" table:formula="of:=([.C15]+[.E15])/[.U15]" office:value-type="float" office:value="0.00514">
            <text:p>0.005</text:p>
          </table:table-cell>
          <table:table-cell table:style-name="ce184" table:formula="of:=(([.S15]*10)+[.U15])/[.C15]" office:value-type="float" office:value="302.655960469426">
            <text:p>302.66</text:p>
          </table:table-cell>
          <table:table-cell table:style-name="ce184" office:value-type="float" office:value="5850">
            <text:p>5850</text:p>
          </table:table-cell>
          <table:table-cell table:style-name="ce190" table:formula="of:=([.S15]/[.X15])*10" office:value-type="float" office:value="23.9316239316239">
            <text:p>23.932</text:p>
          </table:table-cell>
          <table:table-cell table:style-name="ce190" table:formula="of:=([.U15]/[.X15])*10" office:value-type="float" office:value="598.290598290598">
            <text:p>598.291</text:p>
          </table:table-cell>
          <table:table-cell table:style-name="ce184" office:value-type="float" office:value="3.4">
            <text:p>3.4</text:p>
          </table:table-cell>
          <table:table-cell table:style-name="ce182" table:number-columns-repeated="996"/>
        </table:table-row>
        <table:table-row table:style-name="ro1">
          <table:table-cell table:style-name="ce182" office:value-type="string">
            <text:p>FatBoy</text:p>
          </table:table-cell>
          <table:table-cell table:style-name="ce184" office:value-type="string">
            <text:p>uel0401</text:p>
          </table:table-cell>
          <table:table-cell table:style-name="ce184" office:value-type="float" office:value="2700">
            <text:p>2700</text:p>
          </table:table-cell>
          <table:table-cell table:style-name="ce184" office:value-type="float" office:value="206">
            <text:p>206</text:p>
          </table:table-cell>
          <table:table-cell table:style-name="ce184" office:value-type="float" office:value="250">
            <text:p>250</text:p>
          </table:table-cell>
          <table:table-cell table:style-name="ce184" office:value-type="float" office:value="88">
            <text:p>88</text:p>
          </table:table-cell>
          <table:table-cell table:style-name="ce184" office:value-type="float" office:value="30000">
            <text:p>30000</text:p>
          </table:table-cell>
          <table:table-cell table:style-name="ce184" office:value-type="float" office:value="22500">
            <text:p>22500</text:p>
          </table:table-cell>
          <table:table-cell table:style-name="ce184" table:formula="of:=[.H16]*0.0002" office:value-type="float" office:value="4.5">
            <text:p>4.5</text:p>
          </table:table-cell>
          <table:table-cell table:style-name="ce184" office:value-type="float" office:value="15">
            <text:p>15</text:p>
          </table:table-cell>
          <table:table-cell table:style-name="ce188" table:formula="of:=INT(( [.J16]-[.I16] ) / 10) * ([.H16] * 0.0375)" office:value-type="float" office:value="843.75">
            <text:p>844</text:p>
          </table:table-cell>
          <table:table-cell table:style-name="ce190"/>
          <table:table-cell table:style-name="ce184" office:value-type="float" office:value="36">
            <text:p>36</text:p>
          </table:table-cell>
          <table:table-cell table:style-name="ce184" office:value-type="float" office:value="28">
            <text:p>28</text:p>
          </table:table-cell>
          <table:table-cell table:style-name="ce184" table:number-columns-repeated="2"/>
          <table:table-cell table:style-name="ce188" table:number-columns-repeated="2"/>
          <table:table-cell table:style-name="ce184" office:value-type="float" office:value="25550">
            <text:p>25550</text:p>
          </table:table-cell>
          <table:table-cell table:style-name="ce190" table:formula="of:=[.S16]/([.G16]+[.H16])" office:value-type="float" office:value="0.486666666666667">
            <text:p>0.487</text:p>
          </table:table-cell>
          <table:table-cell table:style-name="ce184" office:value-type="float" office:value="600000">
            <text:p>600000</text:p>
          </table:table-cell>
          <table:table-cell table:style-name="ce190" table:formula="of:=[.C16]/[.U16]" office:value-type="float" office:value="0.0045">
            <text:p>0.005</text:p>
          </table:table-cell>
          <table:table-cell table:style-name="ce184" table:formula="of:=(([.S16]*10)+[.U16])/([.C16]+[.E16])" office:value-type="float" office:value="290">
            <text:p>290</text:p>
          </table:table-cell>
          <table:table-cell table:style-name="ce184" office:value-type="float" office:value="10000">
            <text:p>10000</text:p>
          </table:table-cell>
          <table:table-cell table:style-name="ce190" table:formula="of:=([.S16]/[.X16])*10" office:value-type="float" office:value="25.55">
            <text:p>25.550</text:p>
          </table:table-cell>
          <table:table-cell table:style-name="ce190" table:formula="of:=([.U16]/[.X16])*10" office:value-type="float" office:value="600">
            <text:p>600.000</text:p>
          </table:table-cell>
          <table:table-cell table:style-name="ce184" office:value-type="float" office:value="2.4">
            <text:p>2.4</text:p>
          </table:table-cell>
          <table:table-cell table:style-name="ce182" table:number-columns-repeated="996"/>
        </table:table-row>
        <table:table-row table:style-name="ro1">
          <table:table-cell table:style-name="ce182" office:value-type="string">
            <text:p>Wyvern</text:p>
          </table:table-cell>
          <table:table-cell table:style-name="ce184" office:value-type="string">
            <text:p>WEL0401</text:p>
          </table:table-cell>
          <table:table-cell table:style-name="ce184" office:value-type="float" office:value="3330">
            <text:p>3330</text:p>
          </table:table-cell>
          <table:table-cell table:style-name="ce184" office:value-type="float" office:value="288">
            <text:p>288</text:p>
          </table:table-cell>
          <table:table-cell table:style-name="ce184" office:value-type="string">
            <text:p><text:s/></text:p>
          </table:table-cell>
          <table:table-cell table:style-name="ce184" office:value-type="float" office:value="115">
            <text:p>115</text:p>
          </table:table-cell>
          <table:table-cell table:style-name="ce184" office:value-type="float" office:value="27500">
            <text:p>27500</text:p>
          </table:table-cell>
          <table:table-cell table:style-name="ce184" office:value-type="float" office:value="22000">
            <text:p>22000</text:p>
          </table:table-cell>
          <table:table-cell table:style-name="ce184" table:formula="of:=[.H17]*0.0002" office:value-type="float" office:value="4.4">
            <text:p>4.4</text:p>
          </table:table-cell>
          <table:table-cell table:style-name="ce184" office:value-type="float" office:value="10">
            <text:p>10</text:p>
          </table:table-cell>
          <table:table-cell table:style-name="ce188" table:formula="of:=INT(( [.J17]-[.I17] ) / 10) * ([.H17] * 0.0375)" office:value-type="float" office:value="0">
            <text:p/>
          </table:table-cell>
          <table:table-cell table:style-name="ce190"/>
          <table:table-cell table:style-name="ce184" office:value-type="float" office:value="36">
            <text:p>36</text:p>
          </table:table-cell>
          <table:table-cell table:style-name="ce184" office:value-type="float" office:value="24">
            <text:p>24</text:p>
          </table:table-cell>
          <table:table-cell table:style-name="ce184" table:number-columns-repeated="2"/>
          <table:table-cell table:style-name="ce188" table:number-columns-repeated="2"/>
          <table:table-cell table:style-name="ce184" office:value-type="float" office:value="27500">
            <text:p>27500</text:p>
          </table:table-cell>
          <table:table-cell table:style-name="ce190" table:formula="of:=[.S17]/([.G17]+[.H17])" office:value-type="float" office:value="0.555555555555556">
            <text:p>0.556</text:p>
          </table:table-cell>
          <table:table-cell table:style-name="ce184" office:value-type="float" office:value="745000">
            <text:p>745000</text:p>
          </table:table-cell>
          <table:table-cell table:style-name="ce190" table:formula="of:=[.C17]/[.U17]" office:value-type="float" office:value="0.00446979865771812">
            <text:p>0.004</text:p>
          </table:table-cell>
          <table:table-cell table:style-name="ce184" table:formula="of:=(([.S17]*10)+[.U17])/[.C17]" office:value-type="float" office:value="306.306306306306">
            <text:p>306.31</text:p>
          </table:table-cell>
          <table:table-cell table:style-name="ce184" office:value-type="float" office:value="12400">
            <text:p>12400</text:p>
          </table:table-cell>
          <table:table-cell table:style-name="ce190" table:formula="of:=([.S17]/[.X17])*10" office:value-type="float" office:value="22.1774193548387">
            <text:p>22.177</text:p>
          </table:table-cell>
          <table:table-cell table:style-name="ce190" table:formula="of:=([.U17]/[.X17])*10" office:value-type="float" office:value="600.806451612903">
            <text:p>600.806</text:p>
          </table:table-cell>
          <table:table-cell table:style-name="ce184" office:value-type="float" office:value="2.3">
            <text:p>2.3</text:p>
          </table:table-cell>
          <table:table-cell table:style-name="ce182" table:number-columns-repeated="996"/>
        </table:table-row>
        <table:table-row table:style-name="ro1">
          <table:table-cell table:style-name="ce182" office:value-type="string">
            <text:p>Blood Asp</text:p>
          </table:table-cell>
          <table:table-cell table:style-name="ce184" office:value-type="string">
            <text:p>BRNT3BLASP</text:p>
          </table:table-cell>
          <table:table-cell table:style-name="ce184" office:value-type="float" office:value="2680">
            <text:p>2680</text:p>
          </table:table-cell>
          <table:table-cell table:style-name="ce184" office:value-type="string">
            <text:p>Low</text:p>
          </table:table-cell>
          <table:table-cell table:style-name="ce184"/>
          <table:table-cell table:style-name="ce184" office:value-type="float" office:value="50">
            <text:p>50</text:p>
          </table:table-cell>
          <table:table-cell table:style-name="ce184"/>
          <table:table-cell table:style-name="ce184" office:value-type="float" office:value="59500">
            <text:p>59500</text:p>
          </table:table-cell>
          <table:table-cell table:style-name="ce184" table:formula="of:=[.H18]*0.0002" office:value-type="float" office:value="11.9">
            <text:p>11.9</text:p>
          </table:table-cell>
          <table:table-cell table:style-name="ce184" office:value-type="float" office:value="14">
            <text:p>14</text:p>
          </table:table-cell>
          <table:table-cell table:style-name="ce188" table:formula="of:=INT(( [.J18]-[.I18] ) / 10) * ([.H18] * 0.0375)" office:value-type="float" office:value="0">
            <text:p/>
          </table:table-cell>
          <table:table-cell table:style-name="ce190"/>
          <table:table-cell table:style-name="ce184" office:value-type="float" office:value="36">
            <text:p>36</text:p>
          </table:table-cell>
          <table:table-cell table:style-name="ce184" office:value-type="float" office:value="16">
            <text:p>16</text:p>
          </table:table-cell>
          <table:table-cell table:style-name="ce184" table:number-columns-repeated="2"/>
          <table:table-cell table:style-name="ce188" table:number-columns-repeated="2"/>
          <table:table-cell table:style-name="ce184" office:value-type="float" office:value="21750">
            <text:p>21750</text:p>
          </table:table-cell>
          <table:table-cell table:style-name="ce190" table:formula="of:=[.S18]/[.H18]" office:value-type="float" office:value="0.365546218487395">
            <text:p>0.366</text:p>
          </table:table-cell>
          <table:table-cell table:style-name="ce184" office:value-type="float" office:value="411000">
            <text:p>411000</text:p>
          </table:table-cell>
          <table:table-cell table:style-name="ce190" table:formula="of:=[.C18]/[.U18]" office:value-type="float" office:value="0.00652068126520681">
            <text:p>0.007</text:p>
          </table:table-cell>
          <table:table-cell table:style-name="ce184" table:formula="of:=(([.S18]*10)+[.U18])/[.C18]" office:value-type="float" office:value="234.514925373134">
            <text:p>234.51</text:p>
          </table:table-cell>
          <table:table-cell table:style-name="ce184" office:value-type="float" office:value="6666.66666622765">
            <text:p>6666.67</text:p>
          </table:table-cell>
          <table:table-cell table:style-name="ce190" table:formula="of:=([.S18]/[.X18])*10" office:value-type="float" office:value="32.6250000021484">
            <text:p>32.625</text:p>
          </table:table-cell>
          <table:table-cell table:style-name="ce190" table:formula="of:=([.U18]/[.X18])*10" office:value-type="float" office:value="616.500000040598">
            <text:p>616.500</text:p>
          </table:table-cell>
          <table:table-cell table:style-name="ce184" office:value-type="float" office:value="3">
            <text:p>3</text:p>
          </table:table-cell>
          <table:table-cell table:style-name="ce182" table:number-columns-repeated="996"/>
        </table:table-row>
        <table:table-row table:style-name="ro1">
          <table:table-cell table:style-name="ce182" office:value-type="string">
            <text:p>Star Adder </text:p>
          </table:table-cell>
          <table:table-cell table:style-name="ce184" office:value-type="string">
            <text:p>WEL4404</text:p>
          </table:table-cell>
          <table:table-cell table:style-name="ce184" office:value-type="float" office:value="2450">
            <text:p>2450</text:p>
          </table:table-cell>
          <table:table-cell table:style-name="ce184" table:number-columns-repeated="2"/>
          <table:table-cell table:style-name="ce184" office:value-type="float" office:value="65">
            <text:p>65</text:p>
          </table:table-cell>
          <table:table-cell table:style-name="ce184"/>
          <table:table-cell table:style-name="ce184" office:value-type="float" office:value="55000">
            <text:p>55000</text:p>
          </table:table-cell>
          <table:table-cell table:style-name="ce184" table:formula="of:=[.H19]*0.0002" office:value-type="float" office:value="11">
            <text:p>11</text:p>
          </table:table-cell>
          <table:table-cell table:style-name="ce184" office:value-type="float" office:value="12">
            <text:p>12</text:p>
          </table:table-cell>
          <table:table-cell table:style-name="ce188" table:formula="of:=INT(( [.J19]-[.I19] ) / 10) * ([.H19] * 0.0375)" office:value-type="float" office:value="0">
            <text:p/>
          </table:table-cell>
          <table:table-cell table:style-name="ce190"/>
          <table:table-cell table:style-name="ce184" office:value-type="float" office:value="36">
            <text:p>36</text:p>
          </table:table-cell>
          <table:table-cell table:style-name="ce184" office:value-type="float" office:value="20">
            <text:p>20</text:p>
          </table:table-cell>
          <table:table-cell table:style-name="ce184" office:value-type="float" office:value="64">
            <text:p>64</text:p>
          </table:table-cell>
          <table:table-cell table:style-name="ce184"/>
          <table:table-cell table:style-name="ce188"/>
          <table:table-cell table:style-name="ce188" office:value-type="string">
            <text:p>yes</text:p>
          </table:table-cell>
          <table:table-cell table:style-name="ce184" office:value-type="float" office:value="23500">
            <text:p>23500</text:p>
          </table:table-cell>
          <table:table-cell table:style-name="ce190" table:formula="of:=[.S19]/[.H19]" office:value-type="float" office:value="0.427272727272727">
            <text:p>0.427</text:p>
          </table:table-cell>
          <table:table-cell table:style-name="ce184" office:value-type="float" office:value="411000">
            <text:p>411000</text:p>
          </table:table-cell>
          <table:table-cell table:style-name="ce190" table:formula="of:=[.C19]/[.U19]" office:value-type="float" office:value="0.00596107055961071">
            <text:p>0.006</text:p>
          </table:table-cell>
          <table:table-cell table:style-name="ce184" table:formula="of:=(([.S19]*10)+[.U19])/[.C19]" office:value-type="float" office:value="263.673469387755">
            <text:p>263.67</text:p>
          </table:table-cell>
          <table:table-cell table:style-name="ce184" office:value-type="float" office:value="6850">
            <text:p>6850</text:p>
          </table:table-cell>
          <table:table-cell table:style-name="ce190" table:formula="of:=([.S19]/[.X19])*10" office:value-type="float" office:value="34.3065693430657">
            <text:p>34.307</text:p>
          </table:table-cell>
          <table:table-cell table:style-name="ce190" table:formula="of:=([.U19]/[.X19])*10" office:value-type="float" office:value="600">
            <text:p>600.000</text:p>
          </table:table-cell>
          <table:table-cell table:style-name="ce184" office:value-type="float" office:value="3.2">
            <text:p>3.2</text:p>
          </table:table-cell>
          <table:table-cell table:style-name="ce182" table:number-columns-repeated="996"/>
        </table:table-row>
        <table:table-row table:style-name="ro1">
          <table:table-cell table:style-name="ce182" office:value-type="string">
            <text:p>Goliath Mk.2</text:p>
          </table:table-cell>
          <table:table-cell table:style-name="ce184" office:value-type="string">
            <text:p>bel0402</text:p>
          </table:table-cell>
          <table:table-cell table:style-name="ce184" office:value-type="float" office:value="4860">
            <text:p>4860</text:p>
          </table:table-cell>
          <table:table-cell table:style-name="ce184" office:value-type="float" office:value="320">
            <text:p>320</text:p>
          </table:table-cell>
          <table:table-cell table:style-name="ce184"/>
          <table:table-cell table:style-name="ce184" office:value-type="float" office:value="60">
            <text:p>60</text:p>
          </table:table-cell>
          <table:table-cell table:style-name="ce184"/>
          <table:table-cell table:style-name="ce184" office:value-type="float" office:value="104000">
            <text:p>104000</text:p>
          </table:table-cell>
          <table:table-cell table:style-name="ce184" table:formula="of:=[.H20]*0.0002" office:value-type="float" office:value="20.8">
            <text:p>20.8</text:p>
          </table:table-cell>
          <table:table-cell table:style-name="ce184" office:value-type="float" office:value="30">
            <text:p>30</text:p>
          </table:table-cell>
          <table:table-cell table:style-name="ce188" table:formula="of:=INT(( [.J20]-[.I20] ) / 10) * ([.H20] * 0.0375)" office:value-type="float" office:value="0">
            <text:p/>
          </table:table-cell>
          <table:table-cell table:style-name="ce190"/>
          <table:table-cell table:style-name="ce184" office:value-type="float" office:value="40">
            <text:p>40</text:p>
          </table:table-cell>
          <table:table-cell table:style-name="ce184" office:value-type="float" office:value="24">
            <text:p>24</text:p>
          </table:table-cell>
          <table:table-cell table:style-name="ce184" office:value-type="float" office:value="96">
            <text:p>96</text:p>
          </table:table-cell>
          <table:table-cell table:style-name="ce184"/>
          <table:table-cell table:style-name="ce188" table:number-columns-repeated="2"/>
          <table:table-cell table:style-name="ce184" office:value-type="float" office:value="41500">
            <text:p>41500</text:p>
          </table:table-cell>
          <table:table-cell table:style-name="ce190" table:formula="of:=[.S20]/[.H20]" office:value-type="float" office:value="0.399038461538462">
            <text:p>0.399</text:p>
          </table:table-cell>
          <table:table-cell table:style-name="ce184" office:value-type="float" office:value="1180000">
            <text:p>1180000</text:p>
          </table:table-cell>
          <table:table-cell table:style-name="ce190" table:formula="of:=[.C20]/[.U20]" office:value-type="float" office:value="0.00411864406779661">
            <text:p>0.004</text:p>
          </table:table-cell>
          <table:table-cell table:style-name="ce184" table:formula="of:=(([.S20]*10)+[.U20])/[.C20]" office:value-type="float" office:value="328.189300411523">
            <text:p>328.19</text:p>
          </table:table-cell>
          <table:table-cell table:style-name="ce184" office:value-type="float" office:value="19650">
            <text:p>19650</text:p>
          </table:table-cell>
          <table:table-cell table:style-name="ce190" table:formula="of:=([.S20]/[.X20])*10" office:value-type="float" office:value="21.1195928753181">
            <text:p>21.120</text:p>
          </table:table-cell>
          <table:table-cell table:style-name="ce190" table:formula="of:=([.U20]/[.X20])*10" office:value-type="float" office:value="600.508905852417">
            <text:p>600.509</text:p>
          </table:table-cell>
          <table:table-cell table:style-name="ce184" office:value-type="float" office:value="2.8">
            <text:p>2.8</text:p>
          </table:table-cell>
          <table:table-cell table:style-name="ce182" table:number-columns-repeated="996"/>
        </table:table-row>
        <table:table-row table:style-name="ro1">
          <table:table-cell table:style-name="ce182" office:value-type="string">
            <text:p>Dragonite</text:p>
          </table:table-cell>
          <table:table-cell table:style-name="ce184" office:value-type="string">
            <text:p>WEL0416</text:p>
          </table:table-cell>
          <table:table-cell table:style-name="ce184" office:value-type="float" office:value="4700">
            <text:p>4700</text:p>
          </table:table-cell>
          <table:table-cell table:style-name="ce184" office:value-type="float" office:value="560">
            <text:p>560</text:p>
          </table:table-cell>
          <table:table-cell table:style-name="ce184" office:value-type="string">
            <text:p><text:s/></text:p>
          </table:table-cell>
          <table:table-cell table:style-name="ce184" office:value-type="float" office:value="90">
            <text:p>90</text:p>
          </table:table-cell>
          <table:table-cell table:style-name="ce184" office:value-type="float" office:value="14000">
            <text:p>14000</text:p>
          </table:table-cell>
          <table:table-cell table:style-name="ce184" office:value-type="float" office:value="70000">
            <text:p>70000</text:p>
          </table:table-cell>
          <table:table-cell table:style-name="ce184" table:formula="of:=[.H21]*0.0002" office:value-type="float" office:value="14">
            <text:p>14</text:p>
          </table:table-cell>
          <table:table-cell table:style-name="ce184" office:value-type="float" office:value="100">
            <text:p>100</text:p>
          </table:table-cell>
          <table:table-cell table:style-name="ce188" table:formula="of:=INT(( [.J21]-[.I21] ) / 10) * ([.H21] * 0.0375)" office:value-type="float" office:value="21000">
            <text:p>21000</text:p>
          </table:table-cell>
          <table:table-cell table:style-name="ce190"/>
          <table:table-cell table:style-name="ce184" office:value-type="float" office:value="40">
            <text:p>40</text:p>
          </table:table-cell>
          <table:table-cell table:style-name="ce184" office:value-type="float" office:value="20">
            <text:p>20</text:p>
          </table:table-cell>
          <table:table-cell table:style-name="ce184" office:value-type="string">
            <text:p><text:s/></text:p>
          </table:table-cell>
          <table:table-cell table:style-name="ce184"/>
          <table:table-cell table:style-name="ce188" table:number-columns-repeated="2"/>
          <table:table-cell table:style-name="ce184" office:value-type="float" office:value="92000">
            <text:p>92000</text:p>
          </table:table-cell>
          <table:table-cell table:style-name="ce190" table:formula="of:=[.S21]/([.G21] +[.H21])" office:value-type="float" office:value="1.0952380952381">
            <text:p>1.095</text:p>
          </table:table-cell>
          <table:table-cell table:style-name="ce184" office:value-type="float" office:value="1100000">
            <text:p>1100000</text:p>
          </table:table-cell>
          <table:table-cell table:style-name="ce190" table:formula="of:=[.C21]/[.U21]" office:value-type="float" office:value="0.00427272727272727">
            <text:p>0.004</text:p>
          </table:table-cell>
          <table:table-cell table:style-name="ce184" table:formula="of:=(([.S21]*10)+[.U21])/[.C21]" office:value-type="float" office:value="429.787234042553">
            <text:p>429.79</text:p>
          </table:table-cell>
          <table:table-cell table:style-name="ce184" office:value-type="float" office:value="18500">
            <text:p>18500</text:p>
          </table:table-cell>
          <table:table-cell table:style-name="ce190" table:formula="of:=([.S21]/[.X21])*10" office:value-type="float" office:value="49.7297297297297">
            <text:p>49.730</text:p>
          </table:table-cell>
          <table:table-cell table:style-name="ce190" table:formula="of:=([.U21]/[.X21])*10" office:value-type="float" office:value="594.594594594595">
            <text:p>594.595</text:p>
          </table:table-cell>
          <table:table-cell table:style-name="ce184" office:value-type="float" office:value="2.5">
            <text:p>2.5</text:p>
          </table:table-cell>
          <table:table-cell table:style-name="ce182" table:number-columns-repeated="996"/>
        </table:table-row>
        <table:table-row table:style-name="ro1">
          <table:table-cell table:style-name="ce182" office:value-type="string">
            <text:p>Mayhem</text:p>
          </table:table-cell>
          <table:table-cell table:style-name="ce184" office:value-type="string">
            <text:p>BRNT3SHBM</text:p>
          </table:table-cell>
          <table:table-cell table:style-name="ce184" office:value-type="float" office:value="4680">
            <text:p>4680</text:p>
          </table:table-cell>
          <table:table-cell table:style-name="ce184" office:value-type="float" office:value="880">
            <text:p>880</text:p>
          </table:table-cell>
          <table:table-cell table:style-name="ce184" office:value-type="float" office:value="160">
            <text:p>160</text:p>
          </table:table-cell>
          <table:table-cell table:style-name="ce184" office:value-type="float" office:value="65">
            <text:p>65</text:p>
          </table:table-cell>
          <table:table-cell table:style-name="ce184"/>
          <table:table-cell table:style-name="ce184" office:value-type="float" office:value="117500">
            <text:p>117500</text:p>
          </table:table-cell>
          <table:table-cell table:style-name="ce184" office:value-type="float" office:value="32">
            <text:p>32</text:p>
          </table:table-cell>
          <table:table-cell table:style-name="ce184" office:value-type="float" office:value="40">
            <text:p>40</text:p>
          </table:table-cell>
          <table:table-cell table:style-name="ce188" table:formula="of:=INT(( [.J22]-[.I22] ) / 10) * ([.H22] * 0.0375)" office:value-type="float" office:value="0">
            <text:p/>
          </table:table-cell>
          <table:table-cell table:style-name="ce190" office:value-type="string">
            <text:p>MissileTorpDestroy</text:p>
          </table:table-cell>
          <table:table-cell table:style-name="ce184" office:value-type="float" office:value="44">
            <text:p>44</text:p>
          </table:table-cell>
          <table:table-cell table:style-name="ce184" office:value-type="float" office:value="24">
            <text:p>24</text:p>
          </table:table-cell>
          <table:table-cell table:style-name="ce184" office:value-type="float" office:value="96">
            <text:p>96</text:p>
          </table:table-cell>
          <table:table-cell table:style-name="ce184" office:value-type="float" office:value="60">
            <text:p>60</text:p>
          </table:table-cell>
          <table:table-cell table:style-name="ce188" office:value-type="float" office:value="48">
            <text:p>48</text:p>
          </table:table-cell>
          <table:table-cell table:style-name="ce188"/>
          <table:table-cell table:style-name="ce184" office:value-type="float" office:value="46000">
            <text:p>46000</text:p>
          </table:table-cell>
          <table:table-cell table:style-name="ce190" table:formula="of:=[.S22]/[.H22]" office:value-type="float" office:value="0.391489361702128">
            <text:p>0.391</text:p>
          </table:table-cell>
          <table:table-cell table:style-name="ce184" office:value-type="float" office:value="1250000">
            <text:p>1250000</text:p>
          </table:table-cell>
          <table:table-cell table:style-name="ce190" table:formula="of:=[.C22]/[.U22]" office:value-type="float" office:value="0.003744">
            <text:p>0.004</text:p>
          </table:table-cell>
          <table:table-cell table:style-name="ce184" table:formula="of:=(([.S22]*10)+[.U22])/[.C22]" office:value-type="float" office:value="365.384615384615">
            <text:p>365.38</text:p>
          </table:table-cell>
          <table:table-cell table:style-name="ce184" office:value-type="float" office:value="20800">
            <text:p>20800</text:p>
          </table:table-cell>
          <table:table-cell table:style-name="ce190" table:formula="of:=([.S22]/[.X22])*10" office:value-type="float" office:value="22.1153846153846">
            <text:p>22.115</text:p>
          </table:table-cell>
          <table:table-cell table:style-name="ce190" table:formula="of:=([.U22]/[.X22])*10" office:value-type="float" office:value="600.961538461538">
            <text:p>600.962</text:p>
          </table:table-cell>
          <table:table-cell table:style-name="ce184" office:value-type="float" office:value="2.4">
            <text:p>2.4</text:p>
          </table:table-cell>
          <table:table-cell table:style-name="ce182"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00484086522788244">
            <text:p>0.005</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3" office:value-type="string">
            <text:p>Vulture</text:p>
          </table:table-cell>
          <table:table-cell table:style-name="ce185" office:value-type="string">
            <text:p>BRMT3VUL</text:p>
          </table:table-cell>
          <table:table-cell table:style-name="ce185" office:value-type="float" office:value="840">
            <text:p>840</text:p>
          </table:table-cell>
          <table:table-cell table:style-name="ce185" table:number-columns-repeated="2"/>
          <table:table-cell table:style-name="ce185" office:value-type="float" office:value="40">
            <text:p>40</text:p>
          </table:table-cell>
          <table:table-cell table:style-name="ce185"/>
          <table:table-cell table:style-name="ce185" office:value-type="float" office:value="34000">
            <text:p>34000</text:p>
          </table:table-cell>
          <table:table-cell table:style-name="ce185" table:formula="of:=[.H24]*0.0002" office:value-type="float" office:value="6.8">
            <text:p>6.8</text:p>
          </table:table-cell>
          <table:table-cell table:style-name="ce185" office:value-type="float" office:value="15">
            <text:p>15</text:p>
          </table:table-cell>
          <table:table-cell table:style-name="ce189" table:formula="of:=INT(( [.J24]-[.I24] ) / 10) * ([.H24] * 0.0375)" office:value-type="float" office:value="0">
            <text:p/>
          </table:table-cell>
          <table:table-cell table:style-name="ce191" office:value-type="string">
            <text:p>TM Deflection</text:p>
          </table:table-cell>
          <table:table-cell table:style-name="ce185" office:value-type="float" office:value="32">
            <text:p>32</text:p>
          </table:table-cell>
          <table:table-cell table:style-name="ce185" office:value-type="float" office:value="16">
            <text:p>16</text:p>
          </table:table-cell>
          <table:table-cell table:style-name="ce185" table:number-columns-repeated="2"/>
          <table:table-cell table:style-name="ce189" table:number-columns-repeated="2"/>
          <table:table-cell table:style-name="ce185" office:value-type="float" office:value="12500">
            <text:p>12500</text:p>
          </table:table-cell>
          <table:table-cell table:style-name="ce191" table:formula="of:=[.S24]/[.H24]" office:value-type="float" office:value="0.367647058823529">
            <text:p>0.368</text:p>
          </table:table-cell>
          <table:table-cell table:style-name="ce185" office:value-type="float" office:value="150000">
            <text:p>150000</text:p>
          </table:table-cell>
          <table:table-cell table:style-name="ce191" table:formula="of:=[.C24]/[.U24]" office:value-type="float" office:value="0.0056">
            <text:p>0.006</text:p>
          </table:table-cell>
          <table:table-cell table:style-name="ce185" table:formula="of:=(([.S24]*10)+[.U24])/[.C24]" office:value-type="float" office:value="327.380952380952">
            <text:p>327.38</text:p>
          </table:table-cell>
          <table:table-cell table:style-name="ce185" office:value-type="float" office:value="2604.16667397206">
            <text:p>2604.17</text:p>
          </table:table-cell>
          <table:table-cell table:style-name="ce191" table:formula="of:=([.S24]/[.X24])*10" office:value-type="float" office:value="47.999999865347">
            <text:p>48.000</text:p>
          </table:table-cell>
          <table:table-cell table:style-name="ce191" table:formula="of:=([.U24]/[.X24])*10" office:value-type="float" office:value="575.999998384164">
            <text:p>576.000</text:p>
          </table:table-cell>
          <table:table-cell table:style-name="ce185" office:value-type="float" office:value="3">
            <text:p>3</text:p>
          </table:table-cell>
          <table:table-cell table:style-name="ce183" table:number-columns-repeated="996"/>
        </table:table-row>
        <table:table-row table:style-name="ro1">
          <table:table-cell table:style-name="ce183" office:value-type="string">
            <text:p>MadBolo</text:p>
          </table:table-cell>
          <table:table-cell table:style-name="ce185" office:value-type="string">
            <text:p>BRMT3MCM2</text:p>
          </table:table-cell>
          <table:table-cell table:style-name="ce185" office:value-type="float" office:value="2130">
            <text:p>2130</text:p>
          </table:table-cell>
          <table:table-cell table:style-name="ce185" table:number-columns-repeated="2"/>
          <table:table-cell table:style-name="ce185" office:value-type="float" office:value="50">
            <text:p>50</text:p>
          </table:table-cell>
          <table:table-cell table:style-name="ce185"/>
          <table:table-cell table:style-name="ce185" office:value-type="float" office:value="62000">
            <text:p>62000</text:p>
          </table:table-cell>
          <table:table-cell table:style-name="ce185" table:formula="of:=[.H25]*0.0002" office:value-type="float" office:value="12.4">
            <text:p>12.4</text:p>
          </table:table-cell>
          <table:table-cell table:style-name="ce185" office:value-type="float" office:value="20">
            <text:p>20</text:p>
          </table:table-cell>
          <table:table-cell table:style-name="ce189" table:formula="of:=INT(( [.J25]-[.I25] ) / 10) * ([.H25] * 0.0375)" office:value-type="float" office:value="0">
            <text:p/>
          </table:table-cell>
          <table:table-cell table:style-name="ce191" office:value-type="string">
            <text:p>TM Deflection</text:p>
          </table:table-cell>
          <table:table-cell table:style-name="ce185" office:value-type="float" office:value="36">
            <text:p>36</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23000">
            <text:p>23000</text:p>
          </table:table-cell>
          <table:table-cell table:style-name="ce191" table:formula="of:=[.S25]/[.H25]" office:value-type="float" office:value="0.370967741935484">
            <text:p>0.371</text:p>
          </table:table-cell>
          <table:table-cell table:style-name="ce185" office:value-type="float" office:value="300000">
            <text:p>300000</text:p>
          </table:table-cell>
          <table:table-cell table:style-name="ce191" table:formula="of:=[.C25]/[.U25]" office:value-type="float" office:value="0.0071">
            <text:p>0.007</text:p>
          </table:table-cell>
          <table:table-cell table:style-name="ce185" table:formula="of:=(([.S25]*10)+[.U25])/[.C25]" office:value-type="float" office:value="248.826291079812">
            <text:p>248.83</text:p>
          </table:table-cell>
          <table:table-cell table:style-name="ce185" office:value-type="float" office:value="5000">
            <text:p>5000</text:p>
          </table:table-cell>
          <table:table-cell table:style-name="ce191" table:formula="of:=([.S25]/[.X25])*10" office:value-type="float" office:value="46">
            <text:p>46.000</text:p>
          </table:table-cell>
          <table:table-cell table:style-name="ce191" table:formula="of:=([.U25]/[.X25])*10" office:value-type="float" office:value="600">
            <text:p>600.000</text:p>
          </table:table-cell>
          <table:table-cell table:style-name="ce185" office:value-type="float" office:value="2.9">
            <text:p>2.9</text:p>
          </table:table-cell>
          <table:table-cell table:style-name="ce183" table:number-columns-repeated="996"/>
        </table:table-row>
        <table:table-row table:style-name="ro1">
          <table:table-cell table:style-name="ce183" office:value-type="string">
            <text:p>Monkeylord</text:p>
          </table:table-cell>
          <table:table-cell table:style-name="ce185" office:value-type="string">
            <text:p>url0402</text:p>
          </table:table-cell>
          <table:table-cell table:style-name="ce185" office:value-type="float" office:value="3450">
            <text:p>3450</text:p>
          </table:table-cell>
          <table:table-cell table:number-columns-repeated="2" table:style-name="ce185" office:value-type="float" office:value="200">
            <text:p>200</text:p>
          </table:table-cell>
          <table:table-cell table:style-name="ce185" office:value-type="float" office:value="55">
            <text:p>55</text:p>
          </table:table-cell>
          <table:table-cell table:style-name="ce185"/>
          <table:table-cell table:style-name="ce185" office:value-type="float" office:value="46500">
            <text:p>46500</text:p>
          </table:table-cell>
          <table:table-cell table:style-name="ce185" table:formula="of:=[.H26]*0.0002" office:value-type="float" office:value="9.3">
            <text:p>9.3</text:p>
          </table:table-cell>
          <table:table-cell table:style-name="ce185" office:value-type="float" office:value="25">
            <text:p>25</text:p>
          </table:table-cell>
          <table:table-cell table:style-name="ce189" table:formula="of:=INT(( [.J26]-[.I26] ) / 10) * ([.H26] * 0.0375)" office:value-type="float" office:value="1743.75">
            <text:p>1744</text:p>
          </table:table-cell>
          <table:table-cell table:style-name="ce191"/>
          <table:table-cell table:style-name="ce185" office:value-type="float" office:value="36">
            <text:p>36</text:p>
          </table:table-cell>
          <table:table-cell table:style-name="ce185" office:value-type="float" office:value="28">
            <text:p>28</text:p>
          </table:table-cell>
          <table:table-cell table:style-name="ce185" office:value-type="string">
            <text:p><text:s/></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17500">
            <text:p>17500</text:p>
          </table:table-cell>
          <table:table-cell table:style-name="ce191" table:formula="of:=[.S26]/[.H26]" office:value-type="float" office:value="0.376344086021505">
            <text:p>0.376</text:p>
          </table:table-cell>
          <table:table-cell table:style-name="ce185" office:value-type="float" office:value="475000">
            <text:p>475000</text:p>
          </table:table-cell>
          <table:table-cell table:style-name="ce191" table:formula="of:=[.C26]/[.U26]" office:value-type="float" office:value="0.00726315789473684">
            <text:p>0.007</text:p>
          </table:table-cell>
          <table:table-cell table:style-name="ce185" table:formula="of:=(([.S26]*10)+[.U26])/[.C26]" office:value-type="float" office:value="188.405797101449">
            <text:p>188.41</text:p>
          </table:table-cell>
          <table:table-cell table:style-name="ce185" office:value-type="float" office:value="7916.66666511602">
            <text:p>7916.67</text:p>
          </table:table-cell>
          <table:table-cell table:style-name="ce191" table:formula="of:=([.S26]/[.X26])*10" office:value-type="float" office:value="22.1052631622245">
            <text:p>22.105</text:p>
          </table:table-cell>
          <table:table-cell table:style-name="ce191" table:formula="of:=([.U26]/[.X26])*10" office:value-type="float" office:value="600.000000117523">
            <text:p>600.000</text:p>
          </table:table-cell>
          <table:table-cell table:style-name="ce185" office:value-type="float" office:value="3.5">
            <text:p>3.5</text:p>
          </table:table-cell>
          <table:table-cell table:style-name="ce183" table:number-columns-repeated="996"/>
        </table:table-row>
        <table:table-row table:style-name="ro1">
          <table:table-cell table:style-name="ce183" office:value-type="string">
            <text:p>Basilisk</text:p>
          </table:table-cell>
          <table:table-cell table:style-name="ce185" office:value-type="string">
            <text:p>brl0401</text:p>
          </table:table-cell>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60">
            <text:p>60</text:p>
          </table:table-cell>
          <table:table-cell table:style-name="ce185"/>
          <table:table-cell table:style-name="ce185" office:value-type="float" office:value="75000">
            <text:p>75000</text:p>
          </table:table-cell>
          <table:table-cell table:style-name="ce185" table:formula="of:=[.H27]*0.0002" office:value-type="float" office:value="15">
            <text:p>15</text:p>
          </table:table-cell>
          <table:table-cell table:style-name="ce185" office:value-type="float" office:value="125">
            <text:p>125</text:p>
          </table:table-cell>
          <table:table-cell table:style-name="ce189" table:formula="of:=INT(( [.J27]-[.I27] ) / 10) * ([.H27] * 0.0375)" office:value-type="float" office:value="30937.5">
            <text:p>30938</text:p>
          </table:table-cell>
          <table:table-cell table:style-name="ce191"/>
          <table:table-cell table:style-name="ce185" office:value-type="float" office:value="44">
            <text:p>44</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90000">
            <text:p>90000</text:p>
          </table:table-cell>
          <table:table-cell table:style-name="ce191" table:formula="of:=[.S27]/[.H27]" office:value-type="float" office:value="1.2">
            <text:p>1.200</text:p>
          </table:table-cell>
          <table:table-cell table:style-name="ce185" office:value-type="float" office:value="1750000">
            <text:p>1750000</text:p>
          </table:table-cell>
          <table:table-cell table:style-name="ce191" table:formula="of:=[.C27]/[.U27]" office:value-type="float" office:value="0.00279657142857143">
            <text:p>0.003</text:p>
          </table:table-cell>
          <table:table-cell table:style-name="ce185" table:formula="of:=(([.S27]*10)+[.U27])/[.C27]" office:value-type="float" office:value="541.479362484675">
            <text:p>541.48</text:p>
          </table:table-cell>
          <table:table-cell table:style-name="ce185" office:value-type="float" office:value="29160">
            <text:p>29160</text:p>
          </table:table-cell>
          <table:table-cell table:style-name="ce191" table:formula="of:=([.S27]/[.X27])*10" office:value-type="float" office:value="30.8641975308642">
            <text:p>30.864</text:p>
          </table:table-cell>
          <table:table-cell table:style-name="ce191" table:formula="of:=([.U27]/[.X27])*10" office:value-type="float" office:value="600.137174211248">
            <text:p>600.13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Megalith</text:p>
          </table:table-cell>
          <table:table-cell table:style-name="ce185" office:value-type="string">
            <text:p>xrl0403</text:p>
          </table:table-cell>
          <table:table-cell table:style-name="ce185" office:value-type="float" office:value="2400">
            <text:p>2400</text:p>
          </table:table-cell>
          <table:table-cell table:style-name="ce185" office:value-type="float" office:value="240">
            <text:p>240</text:p>
          </table:table-cell>
          <table:table-cell table:style-name="ce185" office:value-type="float" office:value="400">
            <text:p>400</text:p>
          </table:table-cell>
          <table:table-cell table:style-name="ce185" office:value-type="float" office:value="64">
            <text:p>64</text:p>
          </table:table-cell>
          <table:table-cell table:style-name="ce185"/>
          <table:table-cell table:style-name="ce185" office:value-type="float" office:value="110000">
            <text:p>110000</text:p>
          </table:table-cell>
          <table:table-cell table:style-name="ce185" table:formula="of:=[.H28]*0.0002" office:value-type="float" office:value="22">
            <text:p>22</text:p>
          </table:table-cell>
          <table:table-cell table:style-name="ce185" office:value-type="float" office:value="30">
            <text:p>30</text:p>
          </table:table-cell>
          <table:table-cell table:style-name="ce189" table:formula="of:=INT(( [.J28]-[.I28] ) / 10) * ([.H28] * 0.0375)" office:value-type="float" office:value="0">
            <text:p/>
          </table:table-cell>
          <table:table-cell table:style-name="ce191" office:value-type="string">
            <text:p>AntiTorp, Torp Destroy</text:p>
          </table:table-cell>
          <table:table-cell table:style-name="ce185" office:value-type="float" office:value="44">
            <text:p>44</text:p>
          </table:table-cell>
          <table:table-cell table:style-name="ce185" office:value-type="float" office:value="36">
            <text:p>36</text:p>
          </table:table-cell>
          <table:table-cell table:style-name="ce185" office:value-type="float" office:value="96">
            <text:p>96</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46000">
            <text:p>46000</text:p>
          </table:table-cell>
          <table:table-cell table:style-name="ce191" table:formula="of:=[.S28]/[.H28]" office:value-type="float" office:value="0.418181818181818">
            <text:p>0.418</text:p>
          </table:table-cell>
          <table:table-cell table:style-name="ce185" office:value-type="float" office:value="450000">
            <text:p>450000</text:p>
          </table:table-cell>
          <table:table-cell table:style-name="ce191" table:formula="of:=[.C28]/[.U28]" office:value-type="float" office:value="0.00533333333333333">
            <text:p>0.005</text:p>
          </table:table-cell>
          <table:table-cell table:style-name="ce185" table:formula="of:=(([.S28]*10)+[.U28])/[.C28]" office:value-type="float" office:value="379.166666666667">
            <text:p>379.17</text:p>
          </table:table-cell>
          <table:table-cell table:style-name="ce185" office:value-type="float" office:value="7666.66660058277">
            <text:p>7666.67</text:p>
          </table:table-cell>
          <table:table-cell table:style-name="ce191" table:formula="of:=([.S28]/[.X28])*10" office:value-type="float" office:value="60.0000005171783">
            <text:p>60.000</text:p>
          </table:table-cell>
          <table:table-cell table:style-name="ce191" table:formula="of:=([.U28]/[.X28])*10" office:value-type="float" office:value="586.956526798484">
            <text:p>586.9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Storm Strider</text:p>
          </table:table-cell>
          <table:table-cell table:style-name="ce185" office:value-type="string">
            <text:p>WRL1466</text:p>
          </table:table-cell>
          <table:table-cell table:style-name="ce185" office:value-type="float" office:value="2900">
            <text:p>2900</text:p>
          </table:table-cell>
          <table:table-cell table:style-name="ce185" office:value-type="float" office:value="480">
            <text:p>480</text:p>
          </table:table-cell>
          <table:table-cell table:style-name="ce185"/>
          <table:table-cell table:style-name="ce185" office:value-type="float" office:value="72">
            <text:p>72</text:p>
          </table:table-cell>
          <table:table-cell table:style-name="ce185"/>
          <table:table-cell table:style-name="ce185" office:value-type="float" office:value="74500">
            <text:p>74500</text:p>
          </table:table-cell>
          <table:table-cell table:style-name="ce185" table:formula="of:=[.H29]*0.0002" office:value-type="float" office:value="14.9">
            <text:p>14.9</text:p>
          </table:table-cell>
          <table:table-cell table:style-name="ce185" office:value-type="float" office:value="33">
            <text:p>33</text:p>
          </table:table-cell>
          <table:table-cell table:style-name="ce189" table:formula="of:=INT(( [.J29]-[.I29] ) / 10) * ([.H29] * 0.0375)" office:value-type="float" office:value="2793.75">
            <text:p>2794</text:p>
          </table:table-cell>
          <table:table-cell table:style-name="ce191" office:value-type="string">
            <text:p>TM Deflection</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96">
            <text:p>96</text:p>
          </table:table-cell>
          <table:table-cell table:style-name="ce185"/>
          <table:table-cell table:style-name="ce189" office:value-type="string">
            <text:p><text:s/></text:p>
          </table:table-cell>
          <table:table-cell table:style-name="ce189" office:value-type="string">
            <text:p>yes</text:p>
          </table:table-cell>
          <table:table-cell table:style-name="ce185" office:value-type="float" office:value="56500">
            <text:p>56500</text:p>
          </table:table-cell>
          <table:table-cell table:style-name="ce191" table:formula="of:=[.S29]/[.H29]" office:value-type="float" office:value="0.758389261744966">
            <text:p>0.758</text:p>
          </table:table-cell>
          <table:table-cell table:style-name="ce185" office:value-type="float" office:value="825000">
            <text:p>825000</text:p>
          </table:table-cell>
          <table:table-cell table:style-name="ce191" table:formula="of:=[.C29]/[.U29]" office:value-type="float" office:value="0.00351515151515151">
            <text:p>0.004</text:p>
          </table:table-cell>
          <table:table-cell table:style-name="ce185" table:formula="of:=(([.S29]*10)+[.U29])/[.C29]" office:value-type="float" office:value="479.310344827586">
            <text:p>479.31</text:p>
          </table:table-cell>
          <table:table-cell table:style-name="ce185" office:value-type="float" office:value="13750">
            <text:p>13750</text:p>
          </table:table-cell>
          <table:table-cell table:style-name="ce191" table:formula="of:=([.S29]/[.X29])*10" office:value-type="float" office:value="41.0909090909091">
            <text:p>41.091</text:p>
          </table:table-cell>
          <table:table-cell table:style-name="ce191" table:formula="of:=([.U29]/[.X29])*10" office:value-type="float" office:value="600">
            <text:p>600.000</text:p>
          </table:table-cell>
          <table:table-cell table:style-name="ce185" office:value-type="float" office:value="2.8">
            <text:p>2.8</text:p>
          </table:table-cell>
          <table:table-cell table:style-name="ce183" table:number-columns-repeated="996"/>
        </table:table-row>
        <table:table-row table:style-name="ro1">
          <table:table-cell table:style-name="ce183" office:value-type="string">
            <text:p>Megaroach</text:p>
          </table:table-cell>
          <table:table-cell table:style-name="ce185" office:value-type="string">
            <text:p>WRL0404</text:p>
          </table:table-cell>
          <table:table-cell table:style-name="ce185" office:value-type="float" office:value="5200">
            <text:p>5200</text:p>
          </table:table-cell>
          <table:table-cell table:style-name="ce185" office:value-type="float" office:value="800">
            <text:p>800</text:p>
          </table:table-cell>
          <table:table-cell table:style-name="ce185"/>
          <table:table-cell table:style-name="ce185" office:value-type="float" office:value="72">
            <text:p>72</text:p>
          </table:table-cell>
          <table:table-cell table:style-name="ce185"/>
          <table:table-cell table:style-name="ce185" office:value-type="float" office:value="105500">
            <text:p>105500</text:p>
          </table:table-cell>
          <table:table-cell table:style-name="ce185" table:formula="of:=[.H30]*0.0002" office:value-type="float" office:value="21.1">
            <text:p>21.1</text:p>
          </table:table-cell>
          <table:table-cell table:style-name="ce185" office:value-type="float" office:value="65">
            <text:p>65</text:p>
          </table:table-cell>
          <table:table-cell table:style-name="ce189" table:formula="of:=INT(( [.J30]-[.I30] ) / 10) * ([.H30] * 0.0375)" office:value-type="float" office:value="15825">
            <text:p>15825</text:p>
          </table:table-cell>
          <table:table-cell table:style-name="ce191"/>
          <table:table-cell table:style-name="ce185" office:value-type="float" office:value="40">
            <text:p>40</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office:value-type="string">
            <text:p>yes</text:p>
          </table:table-cell>
          <table:table-cell table:style-name="ce185" office:value-type="float" office:value="95650">
            <text:p>95650</text:p>
          </table:table-cell>
          <table:table-cell table:style-name="ce191" table:formula="of:=[.S30]/[.H30]" office:value-type="float" office:value="0.906635071090047">
            <text:p>0.907</text:p>
          </table:table-cell>
          <table:table-cell table:style-name="ce185" office:value-type="float" office:value="1270000">
            <text:p>1270000</text:p>
          </table:table-cell>
          <table:table-cell table:style-name="ce191" table:formula="of:=[.C30]/[.U30]" office:value-type="float" office:value="0.00409448818897638">
            <text:p>0.004</text:p>
          </table:table-cell>
          <table:table-cell table:style-name="ce185" table:formula="of:=(([.S30]*10)+[.U30])/[.C30]" office:value-type="float" office:value="428.173076923077">
            <text:p>428.17</text:p>
          </table:table-cell>
          <table:table-cell table:style-name="ce185" office:value-type="float" office:value="21200">
            <text:p>21200</text:p>
          </table:table-cell>
          <table:table-cell table:style-name="ce191" table:formula="of:=([.S30]/[.X30])*10" office:value-type="float" office:value="45.1179245283019">
            <text:p>45.118</text:p>
          </table:table-cell>
          <table:table-cell table:style-name="ce191" table:formula="of:=([.U30]/[.X30])*10" office:value-type="float" office:value="599.056603773585">
            <text:p>599.0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Avalanche</text:p>
          </table:table-cell>
          <table:table-cell table:style-name="ce185" office:value-type="string">
            <text:p>BRMT3AVA</text:p>
          </table:table-cell>
          <table:table-cell table:style-name="ce185" office:value-type="float" office:value="7372">
            <text:p>7372</text:p>
          </table:table-cell>
          <table:table-cell table:style-name="ce185" office:value-type="float" office:value="440">
            <text:p>440</text:p>
          </table:table-cell>
          <table:table-cell table:style-name="ce185"/>
          <table:table-cell table:style-name="ce185" office:value-type="float" office:value="92">
            <text:p>92</text:p>
          </table:table-cell>
          <table:table-cell table:style-name="ce185"/>
          <table:table-cell table:style-name="ce185" office:value-type="float" office:value="190000">
            <text:p>190000</text:p>
          </table:table-cell>
          <table:table-cell table:style-name="ce185" table:formula="of:=[.H31]*0.0002" office:value-type="float" office:value="38">
            <text:p>38</text:p>
          </table:table-cell>
          <table:table-cell table:style-name="ce185" office:value-type="float" office:value="40">
            <text:p>40</text:p>
          </table:table-cell>
          <table:table-cell table:style-name="ce189" table:formula="of:=INT(( [.J31]-[.I31] ) / 10) * ([.H31] * 0.0375)" office:value-type="float" office:value="0">
            <text:p/>
          </table:table-cell>
          <table:table-cell table:style-name="ce191"/>
          <table:table-cell table:style-name="ce185" office:value-type="float" office:value="44">
            <text:p>44</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table:table-cell table:style-name="ce185" office:value-type="float" office:value="130000">
            <text:p>130000</text:p>
          </table:table-cell>
          <table:table-cell table:style-name="ce191" table:formula="of:=[.S31]/[.H31]" office:value-type="float" office:value="0.68421052631579">
            <text:p>0.684</text:p>
          </table:table-cell>
          <table:table-cell table:style-name="ce185" office:value-type="float" office:value="2850000">
            <text:p>2850000</text:p>
          </table:table-cell>
          <table:table-cell table:style-name="ce191" table:formula="of:=[.C31]/[.U31]" office:value-type="float" office:value="0.00258666666666667">
            <text:p>0.003</text:p>
          </table:table-cell>
          <table:table-cell table:style-name="ce185" table:formula="of:=(([.S31]*10)+[.U31])/[.C31]" office:value-type="float" office:value="562.940857297884">
            <text:p>562.94</text:p>
          </table:table-cell>
          <table:table-cell table:style-name="ce185" office:value-type="float" office:value="47500">
            <text:p>47500</text:p>
          </table:table-cell>
          <table:table-cell table:style-name="ce191" table:formula="of:=([.S31]/[.X31])*10" office:value-type="float" office:value="27.3684210526316">
            <text:p>27.368</text:p>
          </table:table-cell>
          <table:table-cell table:style-name="ce191" table:formula="of:=([.U31]/[.X31])*10" office:value-type="float" office:value="600">
            <text:p>600.000</text:p>
          </table:table-cell>
          <table:table-cell table:style-name="ce185" office:value-type="float" office:value="2.3">
            <text:p>2.3</text:p>
          </table:table-cell>
          <table:table-cell table:style-name="ce183"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00478617112842952">
            <text:p>0.005</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U33]" office:value-type="float" office:value="0.00841176470588235">
            <text:p>0.008</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U34]" office:value-type="float" office:value="0.00635294117647059">
            <text:p>0.006</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U35]" office:value-type="float" office:value="0.00765217391304348">
            <text:p>0.008</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U36]" office:value-type="float" office:value="0.0088">
            <text:p>0.009</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U37]" office:value-type="float" office:value="0.0065625">
            <text:p>0.007</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U38]" office:value-type="float" office:value="0.00657210401891253">
            <text:p>0.00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U39]" office:value-type="float" office:value="0.00680952380952381">
            <text:p>0.007</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U40]" office:value-type="float" office:value="0.00784782608695652">
            <text:p>0.008</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U41]" office:value-type="float" office:value="0.00349514563106796">
            <text:p>0.003</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U42]" office:value-type="float" office:value="0.00356589147286822">
            <text:p>0.004</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U43]" office:value-type="float" office:value="0.00337037037037037">
            <text:p>0.003</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00631274919864508">
            <text:p>0.006</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2"/>
        <table:table-column table:style-name="co98" table:default-cell-style-name="ce184"/>
        <table:table-column table:style-name="co1" table:default-cell-style-name="ce184"/>
        <table:table-column table:style-name="co99" table:default-cell-style-name="ce184"/>
        <table:table-column table:style-name="co80" table:default-cell-style-name="ce184"/>
        <table:table-column table:style-name="co103" table:default-cell-style-name="ce184"/>
        <table:table-column table:style-name="co104" table:default-cell-style-name="ce184"/>
        <table:table-column table:style-name="co76" table:default-cell-style-name="ce184"/>
        <table:table-column table:style-name="co105" table:default-cell-style-name="ce184"/>
        <table:table-column table:style-name="co32" table:default-cell-style-name="ce184"/>
        <table:table-column table:style-name="co87" table:number-columns-repeated="2" table:default-cell-style-name="ce184"/>
        <table:table-column table:style-name="co89" table:default-cell-style-name="ce184"/>
        <table:table-column table:style-name="co106" table:default-cell-style-name="ce184"/>
        <table:table-column table:style-name="co1" table:default-cell-style-name="ce184"/>
        <table:table-column table:style-name="co1" table:default-cell-style-name="ce190"/>
        <table:table-column table:style-name="co1" table:default-cell-style-name="ce184"/>
        <table:table-column table:style-name="co1" table:default-cell-style-name="ce190"/>
        <table:table-column table:style-name="co1" table:number-columns-repeated="2" table:default-cell-style-name="ce184"/>
        <table:table-column table:style-name="co1" table:number-columns-repeated="2" table:default-cell-style-name="ce190"/>
        <table:table-column table:style-name="co1" table:number-columns-repeated="1002" table:default-cell-style-name="ce182"/>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93"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93" table:number-columns-repeated="1002"/>
        </table:table-row>
        <table:table-row table:style-name="ro1">
          <table:table-cell table:style-name="ce193"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93" table:number-columns-repeated="1002"/>
        </table:table-row>
        <table:table-row table:style-name="ro1">
          <table:table-cell table:style-name="ce193"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93"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3" office:value-type="string">
            <text:p>Auto Gun</text:p>
          </table:table-cell>
          <table:table-cell table:style-name="ce185" office:value-type="string">
            <text:p>urb2101</text:p>
          </table:table-cell>
          <table:table-cell table:style-name="ce185" office:value-type="float" office:value="150">
            <text:p>150</text:p>
          </table:table-cell>
          <table:table-cell table:style-name="ce185" table:number-columns-repeated="2"/>
          <table:table-cell table:style-name="ce185" office:value-type="float" office:value="26">
            <text:p>26</text:p>
          </table:table-cell>
          <table:table-cell table:style-name="ce185" office:value-type="float" office:value="1300">
            <text:p>13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50">
            <text:p>250</text:p>
          </table:table-cell>
          <table:table-cell table:style-name="ce191" table:formula="of:=[.O8]/[.G8]" office:value-type="float" office:value="0.192307692307692">
            <text:p>0.192</text:p>
          </table:table-cell>
          <table:table-cell table:style-name="ce185" office:value-type="float" office:value="2000">
            <text:p>2000</text:p>
          </table:table-cell>
          <table:table-cell table:style-name="ce191" table:formula="of:=[.C8]/[.Q8]" office:value-type="float" office:value="0.075">
            <text:p>0.075</text:p>
          </table:table-cell>
          <table:table-cell table:style-name="ce185" table:formula="of:=(([.O8]*10)+[.Q8])/[.C8]" office:value-type="float" office:value="30">
            <text:p>30</text:p>
          </table:table-cell>
          <table:table-cell table:style-name="ce185" office:value-type="float" office:value="250">
            <text:p>250</text:p>
          </table:table-cell>
          <table:table-cell table:style-name="ce191" table:formula="of:=([.O8]/[.T8])*10" office:value-type="float" office:value="10">
            <text:p>10.000</text:p>
          </table:table-cell>
          <table:table-cell table:style-name="ce191" table:formula="of:=([.Q8]/[.T8])*10" office:value-type="float" office:value="80">
            <text:p>80.000</text:p>
          </table:table-cell>
          <table:table-cell table:style-name="ce183" table:number-columns-repeated="1002"/>
        </table:table-row>
        <table:table-row table:style-name="ro1">
          <table:table-cell table:style-name="ce183" office:value-type="string">
            <text:p>SlyFox</text:p>
          </table:table-cell>
          <table:table-cell table:style-name="ce185" office:value-type="string">
            <text:p>BRMT1PD</text:p>
          </table:table-cell>
          <table:table-cell table:style-name="ce185" office:value-type="float" office:value="160">
            <text:p>160</text:p>
          </table:table-cell>
          <table:table-cell table:style-name="ce185" table:number-columns-repeated="2"/>
          <table:table-cell table:style-name="ce185" office:value-type="float" office:value="36">
            <text:p>36</text:p>
          </table:table-cell>
          <table:table-cell table:style-name="ce185" office:value-type="float" office:value="1750">
            <text:p>1750</text:p>
          </table:table-cell>
          <table:table-cell table:style-name="ce185" office:value-type="float" office:value="2">
            <text:p>2</text:p>
          </table:table-cell>
          <table:table-cell table:style-name="ce185" office:value-type="float" office:value="24">
            <text:p>24</text:p>
          </table:table-cell>
          <table:table-cell table:style-name="ce185" table:number-columns-repeated="5"/>
          <table:table-cell table:style-name="ce185" office:value-type="float" office:value="500">
            <text:p>500</text:p>
          </table:table-cell>
          <table:table-cell table:style-name="ce191" table:formula="of:=[.O9]/[.G9]" office:value-type="float" office:value="0.285714285714286">
            <text:p>0.286</text:p>
          </table:table-cell>
          <table:table-cell table:style-name="ce185" office:value-type="float" office:value="4500">
            <text:p>4500</text:p>
          </table:table-cell>
          <table:table-cell table:style-name="ce191" table:formula="of:=[.C9]/[.Q9]" office:value-type="float" office:value="0.0355555555555556">
            <text:p>0.036</text:p>
          </table:table-cell>
          <table:table-cell table:style-name="ce185" table:formula="of:=(([.O9]*10)+[.Q9])/[.C9]" office:value-type="float" office:value="59.375">
            <text:p>59.38</text:p>
          </table:table-cell>
          <table:table-cell table:style-name="ce185" office:value-type="float" office:value="500">
            <text:p>500</text:p>
          </table:table-cell>
          <table:table-cell table:style-name="ce191" table:formula="of:=([.O9]/[.T9])*10" office:value-type="float" office:value="10">
            <text:p>10.000</text:p>
          </table:table-cell>
          <table:table-cell table:style-name="ce191" table:formula="of:=([.Q9]/[.T9])*10" office:value-type="float" office:value="90">
            <text:p>90.000</text:p>
          </table:table-cell>
          <table:table-cell table:style-name="ce183" table:number-columns-repeated="1002"/>
        </table:table-row>
        <table:table-row table:style-name="ro1">
          <table:table-cell table:style-name="ce183" office:value-type="string">
            <text:p>Pen</text:p>
          </table:table-cell>
          <table:table-cell table:style-name="ce185" office:value-type="string">
            <text:p>BRMT1EXPD</text:p>
          </table:table-cell>
          <table:table-cell table:number-columns-repeated="2" table:style-name="ce185" office:value-type="float" office:value="150">
            <text:p>150</text:p>
          </table:table-cell>
          <table:table-cell table:style-name="ce185"/>
          <table:table-cell table:style-name="ce185" office:value-type="float" office:value="32">
            <text:p>32</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600">
            <text:p>600</text:p>
          </table:table-cell>
          <table:table-cell table:style-name="ce191" table:formula="of:=[.O10]/[.G10]" office:value-type="float" office:value="0.375">
            <text:p>0.375</text:p>
          </table:table-cell>
          <table:table-cell table:style-name="ce185" office:value-type="float" office:value="6600">
            <text:p>6600</text:p>
          </table:table-cell>
          <table:table-cell table:style-name="ce191" table:formula="of:=[.C10]/[.Q10]" office:value-type="float" office:value="0.0227272727272727">
            <text:p>0.023</text:p>
          </table:table-cell>
          <table:table-cell table:style-name="ce185" table:formula="of:=(([.O10]*10)+[.Q10])/[.C10]" office:value-type="float" office:value="84">
            <text:p>84</text:p>
          </table:table-cell>
          <table:table-cell table:style-name="ce185" office:value-type="float" office:value="600">
            <text:p>600</text:p>
          </table:table-cell>
          <table:table-cell table:style-name="ce191" table:formula="of:=([.O10]/[.T10])*10" office:value-type="float" office:value="10">
            <text:p>10.000</text:p>
          </table:table-cell>
          <table:table-cell table:style-name="ce191" table:formula="of:=([.Q10]/[.T10])*10" office:value-type="float" office:value="110">
            <text:p>110.000</text:p>
          </table:table-cell>
          <table:table-cell table:style-name="ce183" table:number-columns-repeated="1002"/>
        </table:table-row>
        <table:table-row table:style-name="ro1">
          <table:table-cell table:style-name="ce183" office:value-type="string">
            <text:p>Dual Pen</text:p>
          </table:table-cell>
          <table:table-cell table:style-name="ce185" office:value-type="string">
            <text:p>BRMT1EXPDT2</text:p>
          </table:table-cell>
          <table:table-cell table:style-name="ce185" office:value-type="float" office:value="200">
            <text:p>200</text:p>
          </table:table-cell>
          <table:table-cell table:style-name="ce185" table:number-columns-repeated="2"/>
          <table:table-cell table:style-name="ce185" office:value-type="float" office:value="34">
            <text:p>34</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900">
            <text:p>900</text:p>
          </table:table-cell>
          <table:table-cell table:style-name="ce191" table:formula="of:=[.O11]/[.G11]" office:value-type="float" office:value="0.5625">
            <text:p>0.563</text:p>
          </table:table-cell>
          <table:table-cell table:style-name="ce185" office:value-type="float" office:value="10000">
            <text:p>10000</text:p>
          </table:table-cell>
          <table:table-cell table:style-name="ce191" table:formula="of:=[.C11]/[.Q11]" office:value-type="float" office:value="0.02">
            <text:p>0.020</text:p>
          </table:table-cell>
          <table:table-cell table:style-name="ce185" table:formula="of:=(([.O11]*10)+[.Q11])/[.C11]" office:value-type="float" office:value="95">
            <text:p>95</text:p>
          </table:table-cell>
          <table:table-cell table:style-name="ce185" office:value-type="float" office:value="900">
            <text:p>900</text:p>
          </table:table-cell>
          <table:table-cell table:style-name="ce191" table:formula="of:=([.O11]/[.T11])*10" office:value-type="float" office:value="10">
            <text:p>10.000</text:p>
          </table:table-cell>
          <table:table-cell table:style-name="ce191" table:formula="of:=([.Q11]/[.T11])*10" office:value-type="float" office:value="111.111111111111">
            <text:p>111.111</text:p>
          </table:table-cell>
          <table:table-cell table:style-name="ce183"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93" table:number-columns-repeated="1002"/>
        </table:table-row>
        <table:table-row table:style-name="ro1">
          <table:table-cell table:style-name="ce193"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93"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3" office:value-type="string">
            <text:p>Cerebus</text:p>
          </table:table-cell>
          <table:table-cell table:style-name="ce185" office:value-type="string">
            <text:p>urb2301</text:p>
          </table:table-cell>
          <table:table-cell table:style-name="ce185" office:value-type="float" office:value="150">
            <text:p>150</text:p>
          </table:table-cell>
          <table:table-cell table:style-name="ce185" table:number-columns-repeated="2"/>
          <table:table-cell table:style-name="ce185" office:value-type="float" office:value="44">
            <text:p>44</text:p>
          </table:table-cell>
          <table:table-cell table:style-name="ce185" office:value-type="float" office:value="2025">
            <text:p>2025</text:p>
          </table:table-cell>
          <table:table-cell table:style-name="ce185" office:value-type="float" office:value="2">
            <text:p>2</text:p>
          </table:table-cell>
          <table:table-cell table:style-name="ce185" office:value-type="float" office:value="32">
            <text:p>32</text:p>
          </table:table-cell>
          <table:table-cell table:style-name="ce185" table:number-columns-repeated="5"/>
          <table:table-cell table:style-name="ce185" office:value-type="float" office:value="550">
            <text:p>550</text:p>
          </table:table-cell>
          <table:table-cell table:style-name="ce191" table:formula="of:=[.O22]/[.G22]" office:value-type="float" office:value="0.271604938271605">
            <text:p>0.272</text:p>
          </table:table-cell>
          <table:table-cell table:style-name="ce185" office:value-type="float" office:value="5000">
            <text:p>5000</text:p>
          </table:table-cell>
          <table:table-cell table:style-name="ce191" table:formula="of:=[.C22]/[.Q22]" office:value-type="float" office:value="0.03">
            <text:p>0.030</text:p>
          </table:table-cell>
          <table:table-cell table:style-name="ce185" table:formula="of:=(([.O22]*10)+[.Q22])/[.C22]" office:value-type="float" office:value="70">
            <text:p>70</text:p>
          </table:table-cell>
          <table:table-cell table:style-name="ce185" office:value-type="float" office:value="550">
            <text:p>550</text:p>
          </table:table-cell>
          <table:table-cell table:style-name="ce191" table:formula="of:=([.O22]/[.T22])*10" office:value-type="float" office:value="10">
            <text:p>10.000</text:p>
          </table:table-cell>
          <table:table-cell table:style-name="ce191" table:formula="of:=([.Q22]/[.T22])*10" office:value-type="float" office:value="90.9090909090909">
            <text:p>90.909</text:p>
          </table:table-cell>
          <table:table-cell table:style-name="ce183" table:number-columns-repeated="1002"/>
        </table:table-row>
        <table:table-row table:style-name="ro1">
          <table:table-cell table:style-name="ce183" office:value-type="string">
            <text:p>SlingShot</text:p>
          </table:table-cell>
          <table:table-cell table:style-name="ce185" office:value-type="string">
            <text:p>BRMT2PD</text:p>
          </table:table-cell>
          <table:table-cell table:style-name="ce185" office:value-type="float" office:value="180">
            <text:p>180</text:p>
          </table:table-cell>
          <table:table-cell table:style-name="ce185" table:number-columns-repeated="2"/>
          <table:table-cell table:style-name="ce185" office:value-type="float" office:value="46">
            <text:p>46</text:p>
          </table:table-cell>
          <table:table-cell table:style-name="ce185" office:value-type="float" office:value="3450">
            <text:p>34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1000">
            <text:p>1000</text:p>
          </table:table-cell>
          <table:table-cell table:style-name="ce191" table:formula="of:=[.O23]/[.G23]" office:value-type="float" office:value="0.289855072463768">
            <text:p>0.290</text:p>
          </table:table-cell>
          <table:table-cell table:style-name="ce185" office:value-type="float" office:value="9000">
            <text:p>9000</text:p>
          </table:table-cell>
          <table:table-cell table:style-name="ce191" table:formula="of:=[.C23]/[.Q23]" office:value-type="float" office:value="0.02">
            <text:p>0.020</text:p>
          </table:table-cell>
          <table:table-cell table:style-name="ce185" table:formula="of:=(([.O23]*10)+[.Q23])/[.C23]" office:value-type="float" office:value="105.555555555556">
            <text:p>105.56</text:p>
          </table:table-cell>
          <table:table-cell table:style-name="ce185" office:value-type="float" office:value="1000">
            <text:p>1000</text:p>
          </table:table-cell>
          <table:table-cell table:style-name="ce191" table:formula="of:=([.O23]/[.T23])*10" office:value-type="float" office:value="10">
            <text:p>10.000</text:p>
          </table:table-cell>
          <table:table-cell table:style-name="ce191" table:formula="of:=([.Q23]/[.T23])*10" office:value-type="float" office:value="90">
            <text:p>90.000</text:p>
          </table:table-cell>
          <table:table-cell table:style-name="ce183" table:number-columns-repeated="1002"/>
        </table:table-row>
        <table:table-row table:style-name="ro1">
          <table:table-cell table:style-name="ce183" office:value-type="string">
            <text:p>Anode</text:p>
          </table:table-cell>
          <table:table-cell table:style-name="ce185" office:value-type="string">
            <text:p>BRMT2EPD</text:p>
          </table:table-cell>
          <table:table-cell table:number-columns-repeated="2" table:style-name="ce185" office:value-type="float" office:value="240">
            <text:p>240</text:p>
          </table:table-cell>
          <table:table-cell table:style-name="ce185"/>
          <table:table-cell table:style-name="ce185" office:value-type="float" office:value="48">
            <text:p>48</text:p>
          </table:table-cell>
          <table:table-cell table:style-name="ce185" office:value-type="float" office:value="4400">
            <text:p>44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800">
            <text:p>1800</text:p>
          </table:table-cell>
          <table:table-cell table:style-name="ce191" table:formula="of:=[.O24]/[.G24]" office:value-type="float" office:value="0.409090909090909">
            <text:p>0.409</text:p>
          </table:table-cell>
          <table:table-cell table:style-name="ce185" office:value-type="float" office:value="16500">
            <text:p>16500</text:p>
          </table:table-cell>
          <table:table-cell table:style-name="ce191" table:formula="of:=[.C24]/[.Q24]" office:value-type="float" office:value="0.0145454545454545">
            <text:p>0.015</text:p>
          </table:table-cell>
          <table:table-cell table:style-name="ce185" table:formula="of:=(([.O24]*10)+[.Q24])/[.C24]" office:value-type="float" office:value="143.75">
            <text:p>143.75</text:p>
          </table:table-cell>
          <table:table-cell table:style-name="ce185" office:value-type="float" office:value="1800">
            <text:p>1800</text:p>
          </table:table-cell>
          <table:table-cell table:style-name="ce191" table:formula="of:=([.O24]/[.T24])*10" office:value-type="float" office:value="10">
            <text:p>10.000</text:p>
          </table:table-cell>
          <table:table-cell table:style-name="ce191" table:formula="of:=([.Q24]/[.T24])*10" office:value-type="float" office:value="91.6666666666667">
            <text:p>91.667</text:p>
          </table:table-cell>
          <table:table-cell table:style-name="ce183"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93" table:number-columns-repeated="1002"/>
        </table:table-row>
        <table:table-row table:style-name="ro1">
          <table:table-cell table:style-name="ce193"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93" table:number-columns-repeated="1002"/>
        </table:table-row>
        <table:table-row table:style-name="ro1">
          <table:table-cell table:style-name="ce193"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93"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3" office:value-type="string">
            <text:p>Manticore</text:p>
          </table:table-cell>
          <table:table-cell table:style-name="ce185" office:value-type="string">
            <text:p>brb2306</text:p>
          </table:table-cell>
          <table:table-cell table:style-name="ce185" office:value-type="float" office:value="275">
            <text:p>275</text:p>
          </table:table-cell>
          <table:table-cell table:style-name="ce185" table:number-columns-repeated="2"/>
          <table:table-cell table:style-name="ce185" office:value-type="float" office:value="60">
            <text:p>60</text:p>
          </table:table-cell>
          <table:table-cell table:style-name="ce185" office:value-type="float" office:value="5600">
            <text:p>56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750">
            <text:p>1750</text:p>
          </table:table-cell>
          <table:table-cell table:style-name="ce191" table:formula="of:=[.O36]/[.G36]" office:value-type="float" office:value="0.3125">
            <text:p>0.313</text:p>
          </table:table-cell>
          <table:table-cell table:style-name="ce185" office:value-type="float" office:value="16500">
            <text:p>16500</text:p>
          </table:table-cell>
          <table:table-cell table:style-name="ce191" table:formula="of:=[.C36]/[.Q36]" office:value-type="float" office:value="0.0166666666666667">
            <text:p>0.017</text:p>
          </table:table-cell>
          <table:table-cell table:style-name="ce185" table:formula="of:=(([.O36]*10)+[.Q36])/[.C36]" office:value-type="float" office:value="123.636363636364">
            <text:p>123.64</text:p>
          </table:table-cell>
          <table:table-cell table:style-name="ce185" office:value-type="float" office:value="1590">
            <text:p>1590</text:p>
          </table:table-cell>
          <table:table-cell table:style-name="ce191" table:formula="of:=([.O36]/[.T36])*10" office:value-type="float" office:value="11.0062893081761">
            <text:p>11.006</text:p>
          </table:table-cell>
          <table:table-cell table:style-name="ce191" table:formula="of:=([.Q36]/[.T36])*10" office:value-type="float" office:value="103.77358490566">
            <text:p>103.774</text:p>
          </table:table-cell>
          <table:table-cell table:style-name="ce183" table:number-columns-repeated="1002"/>
        </table:table-row>
        <table:table-row table:style-name="ro1">
          <table:table-cell table:style-name="ce183" office:value-type="string">
            <text:p>Hades</text:p>
          </table:table-cell>
          <table:table-cell table:style-name="ce185" office:value-type="string">
            <text:p>srb2306</text:p>
          </table:table-cell>
          <table:table-cell table:style-name="ce185" office:value-type="float" office:value="375">
            <text:p>375</text:p>
          </table:table-cell>
          <table:table-cell table:style-name="ce185" table:number-columns-repeated="2"/>
          <table:table-cell table:style-name="ce185" office:value-type="float" office:value="55">
            <text:p>55</text:p>
          </table:table-cell>
          <table:table-cell table:style-name="ce185" office:value-type="float" office:value="6000">
            <text:p>60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2000">
            <text:p>2000</text:p>
          </table:table-cell>
          <table:table-cell table:style-name="ce191" table:formula="of:=[.O37]/[.G37]" office:value-type="float" office:value="0.333333333333333">
            <text:p>0.333</text:p>
          </table:table-cell>
          <table:table-cell table:style-name="ce185" office:value-type="float" office:value="18500">
            <text:p>18500</text:p>
          </table:table-cell>
          <table:table-cell table:style-name="ce191" table:formula="of:=[.C37]/[.Q37]" office:value-type="float" office:value="0.0202702702702703">
            <text:p>0.020</text:p>
          </table:table-cell>
          <table:table-cell table:style-name="ce185" table:formula="of:=(([.O37]*10)+[.Q37])/[.C37]" office:value-type="float" office:value="102.666666666667">
            <text:p>102.67</text:p>
          </table:table-cell>
          <table:table-cell table:style-name="ce185" office:value-type="float" office:value="1800">
            <text:p>1800</text:p>
          </table:table-cell>
          <table:table-cell table:style-name="ce191" table:formula="of:=([.O37]/[.T37])*10" office:value-type="float" office:value="11.1111111111111">
            <text:p>11.111</text:p>
          </table:table-cell>
          <table:table-cell table:style-name="ce191" table:formula="of:=([.Q37]/[.T37])*10" office:value-type="float" office:value="102.777777777778">
            <text:p>102.778</text:p>
          </table:table-cell>
          <table:table-cell table:style-name="ce183" table:number-columns-repeated="1002"/>
        </table:table-row>
        <table:table-row table:style-name="ro1">
          <table:table-cell table:style-name="ce183" office:value-type="string">
            <text:p>Beholder</text:p>
          </table:table-cell>
          <table:table-cell table:style-name="ce185" office:value-type="string">
            <text:p>urb2306</text:p>
          </table:table-cell>
          <table:table-cell table:style-name="ce185" office:value-type="float" office:value="575">
            <text:p>575</text:p>
          </table:table-cell>
          <table:table-cell table:style-name="ce185" table:number-columns-repeated="2"/>
          <table:table-cell table:style-name="ce185" office:value-type="float" office:value="67">
            <text:p>67</text:p>
          </table:table-cell>
          <table:table-cell table:style-name="ce185" office:value-type="float" office:value="6100">
            <text:p>6100</text:p>
          </table:table-cell>
          <table:table-cell table:style-name="ce185" office:value-type="float" office:value="4">
            <text:p>4</text:p>
          </table:table-cell>
          <table:table-cell table:style-name="ce185" office:value-type="float" office:value="36">
            <text:p>36</text:p>
          </table:table-cell>
          <table:table-cell table:style-name="ce185" table:number-columns-repeated="5"/>
          <table:table-cell table:style-name="ce185" office:value-type="float" office:value="2350">
            <text:p>2350</text:p>
          </table:table-cell>
          <table:table-cell table:style-name="ce191" table:formula="of:=[.O38]/[.G38]" office:value-type="float" office:value="0.385245901639344">
            <text:p>0.385</text:p>
          </table:table-cell>
          <table:table-cell table:style-name="ce185" office:value-type="float" office:value="30500">
            <text:p>30500</text:p>
          </table:table-cell>
          <table:table-cell table:style-name="ce191" table:formula="of:=[.C38]/[.Q38]" office:value-type="float" office:value="0.0188524590163934">
            <text:p>0.019</text:p>
          </table:table-cell>
          <table:table-cell table:style-name="ce185" table:formula="of:=(([.O38]*10)+[.Q38])/[.C38]" office:value-type="float" office:value="93.9130434782609">
            <text:p>93.91</text:p>
          </table:table-cell>
          <table:table-cell table:style-name="ce185" office:value-type="float" office:value="2350">
            <text:p>2350</text:p>
          </table:table-cell>
          <table:table-cell table:style-name="ce191" table:formula="of:=([.O38]/[.T38])*10" office:value-type="float" office:value="10">
            <text:p>10.000</text:p>
          </table:table-cell>
          <table:table-cell table:style-name="ce191" table:formula="of:=([.Q38]/[.T38])*10" office:value-type="float" office:value="129.787234042553">
            <text:p>129.787</text:p>
          </table:table-cell>
          <table:table-cell table:style-name="ce183" table:number-columns-repeated="1002"/>
        </table:table-row>
        <table:table-row table:style-name="ro1">
          <table:table-cell table:style-name="ce183" office:value-type="string">
            <text:p>Tripple Threat</text:p>
          </table:table-cell>
          <table:table-cell table:style-name="ce185" office:value-type="string">
            <text:p>BRMT3PD</text:p>
          </table:table-cell>
          <table:table-cell table:style-name="ce185" office:value-type="float" office:value="412">
            <text:p>412</text:p>
          </table:table-cell>
          <table:table-cell table:style-name="ce185" table:number-columns-repeated="2"/>
          <table:table-cell table:style-name="ce185" office:value-type="float" office:value="65">
            <text:p>65</text:p>
          </table:table-cell>
          <table:table-cell table:style-name="ce185" office:value-type="float" office:value="8900">
            <text:p>8900</text:p>
          </table:table-cell>
          <table:table-cell table:style-name="ce185" office:value-type="float" office:value="5">
            <text:p>5</text:p>
          </table:table-cell>
          <table:table-cell table:style-name="ce185" office:value-type="float" office:value="32">
            <text:p>32</text:p>
          </table:table-cell>
          <table:table-cell table:style-name="ce185" table:number-columns-repeated="5"/>
          <table:table-cell table:style-name="ce185" office:value-type="float" office:value="3750">
            <text:p>3750</text:p>
          </table:table-cell>
          <table:table-cell table:style-name="ce191" table:formula="of:=[.O39]/[.G39]" office:value-type="float" office:value="0.421348314606742">
            <text:p>0.421</text:p>
          </table:table-cell>
          <table:table-cell table:style-name="ce185" office:value-type="float" office:value="56000">
            <text:p>56000</text:p>
          </table:table-cell>
          <table:table-cell table:style-name="ce191" table:formula="of:=[.C39]/[.Q39]" office:value-type="float" office:value="0.00735714285714286">
            <text:p>0.007</text:p>
          </table:table-cell>
          <table:table-cell table:style-name="ce185" table:formula="of:=(([.O39]*10)+[.Q39])/[.C39]" office:value-type="float" office:value="226.941747572816">
            <text:p>226.94</text:p>
          </table:table-cell>
          <table:table-cell table:style-name="ce185" office:value-type="float" office:value="3400">
            <text:p>3400</text:p>
          </table:table-cell>
          <table:table-cell table:style-name="ce191" table:formula="of:=([.O39]/[.T39])*10" office:value-type="float" office:value="11.0294117647059">
            <text:p>11.029</text:p>
          </table:table-cell>
          <table:table-cell table:style-name="ce191" table:formula="of:=([.Q39]/[.T39])*10" office:value-type="float" office:value="164.705882352941">
            <text:p>164.706</text:p>
          </table:table-cell>
          <table:table-cell table:style-name="ce183" table:number-columns-repeated="1002"/>
        </table:table-row>
        <table:table-row table:style-name="ro1">
          <table:table-cell table:style-name="ce183" office:value-type="string">
            <text:p>Tesla Coil </text:p>
          </table:table-cell>
          <table:table-cell table:style-name="ce185" office:value-type="string">
            <text:p>srb2391</text:p>
          </table:table-cell>
          <table:table-cell table:style-name="ce185" office:value-type="float" office:value="40">
            <text:p>40</text:p>
          </table:table-cell>
          <table:table-cell table:style-name="ce185" table:number-columns-repeated="2"/>
          <table:table-cell table:style-name="ce185" office:value-type="float" office:value="32">
            <text:p>32</text:p>
          </table:table-cell>
          <table:table-cell table:style-name="ce185" office:value-type="float" office:value="2400">
            <text:p>2400</text:p>
          </table:table-cell>
          <table:table-cell table:style-name="ce185" office:value-type="float" office:value="2">
            <text:p>2</text:p>
          </table:table-cell>
          <table:table-cell table:style-name="ce185" office:value-type="float" office:value="28">
            <text:p>28</text:p>
          </table:table-cell>
          <table:table-cell table:style-name="ce185"/>
          <table:table-cell table:style-name="ce185" office:value-type="string">
            <text:p><text:s/></text:p>
          </table:table-cell>
          <table:table-cell table:style-name="ce185" table:number-columns-repeated="2"/>
          <table:table-cell table:style-name="ce185" office:value-type="string">
            <text:p>StunWeapon</text:p>
          </table:table-cell>
          <table:table-cell table:style-name="ce185" office:value-type="float" office:value="900">
            <text:p>900</text:p>
          </table:table-cell>
          <table:table-cell table:style-name="ce191" table:formula="of:=[.O40]/[.G40]" office:value-type="float" office:value="0.375">
            <text:p>0.375</text:p>
          </table:table-cell>
          <table:table-cell table:style-name="ce185" office:value-type="float" office:value="24000">
            <text:p>24000</text:p>
          </table:table-cell>
          <table:table-cell table:style-name="ce191" table:formula="of:=[.C40]/[.Q40]" office:value-type="float" office:value="0.00166666666666667">
            <text:p>0.002</text:p>
          </table:table-cell>
          <table:table-cell table:style-name="ce185" table:formula="of:=(([.O40]*10)+[.Q40])/[.C40]" office:value-type="float" office:value="825">
            <text:p>825</text:p>
          </table:table-cell>
          <table:table-cell table:style-name="ce185" office:value-type="float" office:value="900">
            <text:p>900</text:p>
          </table:table-cell>
          <table:table-cell table:style-name="ce191" table:formula="of:=([.O40]/[.T40])*10" office:value-type="float" office:value="10">
            <text:p>10.000</text:p>
          </table:table-cell>
          <table:table-cell table:style-name="ce191" table:formula="of:=([.Q40]/[.T40])*10" office:value-type="float" office:value="266.666666666667">
            <text:p>266.667</text:p>
          </table:table-cell>
          <table:table-cell table:style-name="ce183"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93"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93"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3" office:value-type="string">
            <text:p>Neolith</text:p>
          </table:table-cell>
          <table:table-cell table:style-name="ce185" office:value-type="string">
            <text:p>srb2402</text:p>
          </table:table-cell>
          <table:table-cell table:style-name="ce185" office:value-type="float" office:value="1650">
            <text:p>1650</text:p>
          </table:table-cell>
          <table:table-cell table:style-name="ce185" office:value-type="string">
            <text:p><text:s/></text:p>
          </table:table-cell>
          <table:table-cell table:style-name="ce185"/>
          <table:table-cell table:style-name="ce185" office:value-type="float" office:value="92">
            <text:p>92</text:p>
          </table:table-cell>
          <table:table-cell table:style-name="ce185" office:value-type="float" office:value="23000">
            <text:p>23000</text:p>
          </table:table-cell>
          <table:table-cell table:style-name="ce185" office:value-type="float" office:value="30">
            <text:p>30</text:p>
          </table:table-cell>
          <table:table-cell table:style-name="ce185" office:value-type="float" office:value="44">
            <text:p>44</text:p>
          </table:table-cell>
          <table:table-cell table:style-name="ce185"/>
          <table:table-cell table:style-name="ce185" office:value-type="float" office:value="96">
            <text:p>96</text:p>
          </table:table-cell>
          <table:table-cell table:style-name="ce185" table:number-columns-repeated="2"/>
          <table:table-cell table:style-name="ce185" office:value-type="string">
            <text:p>MissileReflect</text:p>
          </table:table-cell>
          <table:table-cell table:style-name="ce185" office:value-type="float" office:value="10500">
            <text:p>10500</text:p>
          </table:table-cell>
          <table:table-cell table:style-name="ce191" table:formula="of:=[.O49]/[.G49]" office:value-type="float" office:value="0.456521739130435">
            <text:p>0.457</text:p>
          </table:table-cell>
          <table:table-cell table:style-name="ce185" office:value-type="float" office:value="90000">
            <text:p>90000</text:p>
          </table:table-cell>
          <table:table-cell table:style-name="ce191" table:formula="of:=([.C49]+[.D49])/[.Q49]" office:value-type="float" office:value="0.0183333333333333">
            <text:p>0.018</text:p>
          </table:table-cell>
          <table:table-cell table:style-name="ce185" table:formula="of:=(([.O49]*10)+[.Q49])/([.C49]+[.D49])" office:value-type="float" office:value="118.181818181818">
            <text:p>118.18</text:p>
          </table:table-cell>
          <table:table-cell table:style-name="ce185" office:value-type="float" office:value="10000">
            <text:p>10000</text:p>
          </table:table-cell>
          <table:table-cell table:style-name="ce191" table:formula="of:=([.O49]/[.T49])*10" office:value-type="float" office:value="10.5">
            <text:p>10.500</text:p>
          </table:table-cell>
          <table:table-cell table:style-name="ce191" table:formula="of:=([.Q49]/[.T49])*10" office:value-type="float" office:value="90">
            <text:p>90.000</text:p>
          </table:table-cell>
          <table:table-cell table:style-name="ce183"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07" table:default-cell-style-name="ce17"/>
        <table:table-column table:style-name="co88" table:default-cell-style-name="ce17"/>
        <table:table-column table:style-name="co103" table:default-cell-style-name="ce17"/>
        <table:table-column table:style-name="co108" table:default-cell-style-name="ce17"/>
        <table:table-column table:style-name="co109" table:default-cell-style-name="ce17"/>
        <table:table-column table:style-name="co64" table:default-cell-style-name="ce17"/>
        <table:table-column table:style-name="co110" table:default-cell-style-name="ce17"/>
        <table:table-column table:style-name="co103" table:default-cell-style-name="ce17"/>
        <table:table-column table:style-name="co64" table:default-cell-style-name="ce17"/>
        <table:table-column table:style-name="co58" table:number-columns-repeated="2" table:default-cell-style-name="ce17"/>
        <table:table-column table:style-name="co119" table:default-cell-style-name="ce17"/>
        <table:table-column table:style-name="co120" table:default-cell-style-name="ce17"/>
        <table:table-column table:style-name="co121" table:default-cell-style-name="ce17"/>
        <table:table-column table:style-name="co1" table:default-cell-style-name="Default"/>
        <table:table-column table:style-name="co104" table:default-cell-style-name="ce17"/>
        <table:table-column table:style-name="co1" table:number-columns-repeated="2" table:default-cell-style-name="Default"/>
        <table:table-column table:style-name="co1" table:default-cell-style-name="ce17"/>
        <table:table-column table:style-name="co1" table:number-columns-repeated="1003"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4"/>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93"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O3]/[.G3]" office:value-type="float" office:value="0.128571428571429">
            <text:p>0.129</text:p>
          </table:table-cell>
          <table:table-cell table:style-name="ce194" office:value-type="float" office:value="1800">
            <text:p>1800</text:p>
          </table:table-cell>
          <table:table-cell table:style-name="ce195" table:formula="of:=[.D3]/[.Q3]" office:value-type="float" office:value="0.0466666666666667">
            <text:p>0.047</text:p>
          </table:table-cell>
          <table:table-cell table:style-name="ce194" table:formula="of:=(([.O3]*10)+[.Q3])/[.D3]" office:value-type="float" office:value="42.8571428571429">
            <text:p>42.86</text:p>
          </table:table-cell>
          <table:table-cell table:style-name="ce194" office:value-type="float" office:value="250">
            <text:p>250</text:p>
          </table:table-cell>
          <table:table-cell table:style-name="ce195" table:formula="of:=([.O3]/[.T3])*10" office:value-type="float" office:value="7.2">
            <text:p>7.200</text:p>
          </table:table-cell>
          <table:table-cell table:style-name="ce195" table:formula="of:=([.Q3]/[.T3])*10" office:value-type="float" office:value="72">
            <text:p>72.000</text:p>
          </table:table-cell>
          <table:table-cell table:style-name="ce193" table:number-columns-repeated="1001"/>
        </table:table-row>
        <table:table-row table:style-name="ro1">
          <table:table-cell table:style-name="ce193"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4]/[.G4]" office:value-type="float" office:value="0.169491525423729">
            <text:p>0.169</text:p>
          </table:table-cell>
          <table:table-cell table:style-name="ce194" office:value-type="float" office:value="5600">
            <text:p>5600</text:p>
          </table:table-cell>
          <table:table-cell table:style-name="ce195" table:formula="of:=[.D4]/[.Q4]" office:value-type="float" office:value="0.0267857142857143">
            <text:p>0.027</text:p>
          </table:table-cell>
          <table:table-cell table:style-name="ce194" table:formula="of:=(([.O4]*10)+[.Q4])/[.D4]" office:value-type="float" office:value="70.6666666666667">
            <text:p>70.67</text:p>
          </table:table-cell>
          <table:table-cell table:style-name="ce194" office:value-type="float" office:value="700">
            <text:p>700</text:p>
          </table:table-cell>
          <table:table-cell table:style-name="ce195" table:formula="of:=([.O4]/[.T4])*10" office:value-type="float" office:value="7.14285714285714">
            <text:p>7.143</text:p>
          </table:table-cell>
          <table:table-cell table:style-name="ce195" table:formula="of:=([.Q4]/[.T4])*10" office:value-type="float" office:value="80">
            <text:p>80.000</text:p>
          </table:table-cell>
          <table:table-cell table:style-name="ce193" table:number-columns-repeated="1001"/>
        </table:table-row>
        <table:table-row table:style-name="ro1">
          <table:table-cell table:style-name="ce193"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5"/>
          <table:table-cell table:style-name="ce194" office:value-type="float" office:value="860">
            <text:p>860</text:p>
          </table:table-cell>
          <table:table-cell table:style-name="ce195" table:formula="of:=[.O5]/[.G5]" office:value-type="float" office:value="0.223376623376623">
            <text:p>0.223</text:p>
          </table:table-cell>
          <table:table-cell table:style-name="ce194" office:value-type="float" office:value="10500">
            <text:p>10500</text:p>
          </table:table-cell>
          <table:table-cell table:style-name="ce195" table:formula="of:=[.D5]/[.Q5]" office:value-type="float" office:value="0.0419047619047619">
            <text:p>0.042</text:p>
          </table:table-cell>
          <table:table-cell table:style-name="ce194" table:formula="of:=(([.O5]*10)+[.Q5])/[.D5]" office:value-type="float" office:value="43.4090909090909">
            <text:p>43.41</text:p>
          </table:table-cell>
          <table:table-cell table:style-name="ce194" office:value-type="float" office:value="950">
            <text:p>950</text:p>
          </table:table-cell>
          <table:table-cell table:style-name="ce195" table:formula="of:=([.O5]/[.T5])*10" office:value-type="float" office:value="9.05263157894737">
            <text:p>9.053</text:p>
          </table:table-cell>
          <table:table-cell table:style-name="ce195" table:formula="of:=([.Q5]/[.T5])*10" office:value-type="float" office:value="110.526315789474">
            <text:p>110.526</text:p>
          </table:table-cell>
          <table:table-cell table:style-name="ce193" table:number-columns-repeated="1001"/>
        </table:table-row>
        <table:table-row table:style-name="ro1">
          <table:table-cell table:style-name="ce193"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000">
            <text:p>1000</text:p>
          </table:table-cell>
          <table:table-cell table:style-name="ce195" table:formula="of:=[.O6]/[.G6]" office:value-type="float" office:value="0.222222222222222">
            <text:p>0.222</text:p>
          </table:table-cell>
          <table:table-cell table:style-name="ce194" office:value-type="float" office:value="10600">
            <text:p>10600</text:p>
          </table:table-cell>
          <table:table-cell table:style-name="ce195" table:formula="of:=[.D6]/[.Q6]" office:value-type="float" office:value="0.0264150943396226">
            <text:p>0.026</text:p>
          </table:table-cell>
          <table:table-cell table:style-name="ce194" table:formula="of:=(([.O6]*10)+[.Q6])/[.D6]" office:value-type="float" office:value="73.5714285714286">
            <text:p>73.57</text:p>
          </table:table-cell>
          <table:table-cell table:style-name="ce194" office:value-type="float" office:value="1100">
            <text:p>1100</text:p>
          </table:table-cell>
          <table:table-cell table:style-name="ce195" table:formula="of:=([.O6]/[.T6])*10" office:value-type="float" office:value="9.09090909090909">
            <text:p>9.091</text:p>
          </table:table-cell>
          <table:table-cell table:style-name="ce195" table:formula="of:=([.Q6]/[.T6])*10" office:value-type="float" office:value="96.3636363636364">
            <text:p>96.364</text:p>
          </table:table-cell>
          <table:table-cell table:style-name="ce193" table:number-columns-repeated="1001"/>
        </table:table-row>
        <table:table-row table:style-name="ro1">
          <table:table-cell table:style-name="ce193" office:value-type="string">
            <text:p>Apparitioner</text:p>
          </table:table-cell>
          <table:table-cell table:style-name="ce194" office:value-type="string">
            <text:p>vab2302</text:p>
          </table:table-cell>
          <table:table-cell table:style-name="ce194"/>
          <table:table-cell table:style-name="ce194" office:value-type="float" office:value="4000">
            <text:p>4000</text:p>
          </table:table-cell>
          <table:table-cell table:style-name="ce194"/>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5"/>
          <table:table-cell table:style-name="ce194" office:value-type="float" office:value="8500">
            <text:p>8500</text:p>
          </table:table-cell>
          <table:table-cell table:style-name="ce195" table:formula="of:=[.O7]/[.G7]" office:value-type="float" office:value="1.30769230769231">
            <text:p>1.308</text:p>
          </table:table-cell>
          <table:table-cell table:style-name="ce194" office:value-type="float" office:value="144000">
            <text:p>144000</text:p>
          </table:table-cell>
          <table:table-cell table:style-name="ce195" table:formula="of:=[.D7]/[.Q7]" office:value-type="float" office:value="0.0277777777777778">
            <text:p>0.028</text:p>
          </table:table-cell>
          <table:table-cell table:style-name="ce194" table:formula="of:=(([.O7]*10)+[.Q7])/[.D7]" office:value-type="float" office:value="57.25">
            <text:p>57.25</text:p>
          </table:table-cell>
          <table:table-cell table:style-name="ce194" office:value-type="float" office:value="13000">
            <text:p>13000</text:p>
          </table:table-cell>
          <table:table-cell table:style-name="ce195" table:formula="of:=([.O7]/[.T7])*10" office:value-type="float" office:value="6.53846153846154">
            <text:p>6.538</text:p>
          </table:table-cell>
          <table:table-cell table:style-name="ce195" table:formula="of:=([.Q7]/[.T7])*10" office:value-type="float" office:value="110.769230769231">
            <text:p>110.769</text:p>
          </table:table-cell>
          <table:table-cell table:style-name="ce193" table:number-columns-repeated="1001"/>
        </table:table-row>
        <table:table-row table:style-name="ro1">
          <table:table-cell table:style-name="ce182" office:value-type="string">
            <text:p>Railgun</text:p>
          </table:table-cell>
          <table:table-cell table:style-name="ce184" office:value-type="string">
            <text:p>ueb2104</text:p>
          </table:table-cell>
          <table:table-cell table:style-name="ce184" office:value-type="string">
            <text:p><text:s/></text:p>
          </table:table-cell>
          <table:table-cell table:style-name="ce184" office:value-type="float" office:value="84">
            <text:p>84</text:p>
          </table:table-cell>
          <table:table-cell table:style-name="ce184"/>
          <table:table-cell table:style-name="ce184" office:value-type="float" office:value="40">
            <text:p>40</text:p>
          </table:table-cell>
          <table:table-cell table:style-name="ce184" office:value-type="float" office:value="1540">
            <text:p>1540</text:p>
          </table:table-cell>
          <table:table-cell table:style-name="ce184" office:value-type="float" office:value="0.5">
            <text:p>0.5</text:p>
          </table:table-cell>
          <table:table-cell table:style-name="ce184" office:value-type="float" office:value="24">
            <text:p>24</text:p>
          </table:table-cell>
          <table:table-cell table:style-name="ce184" table:number-columns-repeated="5"/>
          <table:table-cell table:style-name="ce184" office:value-type="float" office:value="200">
            <text:p>200</text:p>
          </table:table-cell>
          <table:table-cell table:style-name="ce190" table:formula="of:=[.O8]/[.G8]" office:value-type="float" office:value="0.12987012987013">
            <text:p>0.130</text:p>
          </table:table-cell>
          <table:table-cell table:style-name="ce184" office:value-type="float" office:value="2000">
            <text:p>2000</text:p>
          </table:table-cell>
          <table:table-cell table:style-name="ce190" table:formula="of:=[.D8]/[.Q8]" office:value-type="float" office:value="0.042">
            <text:p>0.042</text:p>
          </table:table-cell>
          <table:table-cell table:style-name="ce184" table:formula="of:=(([.O8]*10)+[.Q8])/[.D8]" office:value-type="float" office:value="47.6190476190476">
            <text:p>47.62</text:p>
          </table:table-cell>
          <table:table-cell table:style-name="ce184" office:value-type="float" office:value="250">
            <text:p>250</text:p>
          </table:table-cell>
          <table:table-cell table:style-name="ce190" table:formula="of:=([.O8]/[.T8])*10" office:value-type="float" office:value="8">
            <text:p>8.000</text:p>
          </table:table-cell>
          <table:table-cell table:style-name="ce190" table:formula="of:=([.Q8]/[.T8])*10" office:value-type="float" office:value="80">
            <text:p>80.000</text:p>
          </table:table-cell>
          <table:table-cell table:style-name="ce182" table:number-columns-repeated="1001"/>
        </table:table-row>
        <table:table-row table:style-name="ro1">
          <table:table-cell table:style-name="ce182" office:value-type="string">
            <text:p>Air Cleaner</text:p>
          </table:table-cell>
          <table:table-cell table:style-name="ce184" office:value-type="string">
            <text:p>ueb2204</text:p>
          </table:table-cell>
          <table:table-cell table:style-name="ce184" office:value-type="string">
            <text:p><text:s/></text:p>
          </table:table-cell>
          <table:table-cell table:style-name="ce184" office:value-type="float" office:value="150">
            <text:p>150</text:p>
          </table:table-cell>
          <table:table-cell table:style-name="ce184"/>
          <table:table-cell table:style-name="ce184" office:value-type="float" office:value="40">
            <text:p>40</text:p>
          </table:table-cell>
          <table:table-cell table:style-name="ce184" office:value-type="float" office:value="3250">
            <text:p>3250</text:p>
          </table:table-cell>
          <table:table-cell table:style-name="ce184" office:value-type="float" office:value="1">
            <text:p>1</text:p>
          </table:table-cell>
          <table:table-cell table:style-name="ce184" office:value-type="float" office:value="32">
            <text:p>32</text:p>
          </table:table-cell>
          <table:table-cell table:style-name="ce184" table:number-columns-repeated="5"/>
          <table:table-cell table:style-name="ce184" office:value-type="float" office:value="560">
            <text:p>560</text:p>
          </table:table-cell>
          <table:table-cell table:style-name="ce190" table:formula="of:=[.O9]/[.G9]" office:value-type="float" office:value="0.172307692307692">
            <text:p>0.172</text:p>
          </table:table-cell>
          <table:table-cell table:style-name="ce184" office:value-type="float" office:value="5600">
            <text:p>5600</text:p>
          </table:table-cell>
          <table:table-cell table:style-name="ce190" table:formula="of:=[.D9]/[.Q9]" office:value-type="float" office:value="0.0267857142857143">
            <text:p>0.027</text:p>
          </table:table-cell>
          <table:table-cell table:style-name="ce184" table:formula="of:=(([.O9]*10)+[.Q9])/[.D9]" office:value-type="float" office:value="74.6666666666667">
            <text:p>74.67</text:p>
          </table:table-cell>
          <table:table-cell table:style-name="ce184" office:value-type="float" office:value="700">
            <text:p>700</text:p>
          </table:table-cell>
          <table:table-cell table:style-name="ce190" table:formula="of:=([.O9]/[.T9])*10" office:value-type="float" office:value="8">
            <text:p>8.000</text:p>
          </table:table-cell>
          <table:table-cell table:style-name="ce190" table:formula="of:=([.Q9]/[.T9])*10" office:value-type="float" office:value="80">
            <text:p>80.000</text:p>
          </table:table-cell>
          <table:table-cell table:style-name="ce182" table:number-columns-repeated="1001"/>
        </table:table-row>
        <table:table-row table:style-name="ro1">
          <table:table-cell table:style-name="ce182" office:value-type="string">
            <text:p>Flayer</text:p>
          </table:table-cell>
          <table:table-cell table:style-name="ce184" office:value-type="string">
            <text:p>ueb2304</text:p>
          </table:table-cell>
          <table:table-cell table:style-name="ce184" office:value-type="string">
            <text:p><text:s/></text:p>
          </table:table-cell>
          <table:table-cell table:style-name="ce184" office:value-type="float" office:value="435">
            <text:p>435</text:p>
          </table:table-cell>
          <table:table-cell table:style-name="ce184"/>
          <table:table-cell table:style-name="ce184" office:value-type="float" office:value="52">
            <text:p>52</text:p>
          </table:table-cell>
          <table:table-cell table:style-name="ce184" office:value-type="float" office:value="4200">
            <text:p>4200</text:p>
          </table:table-cell>
          <table:table-cell table:style-name="ce184" office:value-type="float" office:value="1">
            <text:p>1</text:p>
          </table:table-cell>
          <table:table-cell table:style-name="ce184" office:value-type="float" office:value="36">
            <text:p>36</text:p>
          </table:table-cell>
          <table:table-cell table:style-name="ce184" table:number-columns-repeated="5"/>
          <table:table-cell table:style-name="ce184" office:value-type="float" office:value="950">
            <text:p>950</text:p>
          </table:table-cell>
          <table:table-cell table:style-name="ce190" table:formula="of:=[.O10]/[.G10]" office:value-type="float" office:value="0.226190476190476">
            <text:p>0.226</text:p>
          </table:table-cell>
          <table:table-cell table:style-name="ce184" office:value-type="float" office:value="10500">
            <text:p>10500</text:p>
          </table:table-cell>
          <table:table-cell table:style-name="ce190" table:formula="of:=[.D10]/[.Q10]" office:value-type="float" office:value="0.0414285714285714">
            <text:p>0.041</text:p>
          </table:table-cell>
          <table:table-cell table:style-name="ce184" table:formula="of:=(([.O10]*10)+[.Q10])/[.D10]" office:value-type="float" office:value="45.9770114942529">
            <text:p>45.98</text:p>
          </table:table-cell>
          <table:table-cell table:style-name="ce184" office:value-type="float" office:value="950">
            <text:p>950</text:p>
          </table:table-cell>
          <table:table-cell table:style-name="ce190" table:formula="of:=([.O10]/[.T10])*10" office:value-type="float" office:value="10">
            <text:p>10.000</text:p>
          </table:table-cell>
          <table:table-cell table:style-name="ce190" table:formula="of:=([.Q10]/[.T10])*10" office:value-type="float" office:value="110.526315789474">
            <text:p>110.526</text:p>
          </table:table-cell>
          <table:table-cell table:style-name="ce182" table:number-columns-repeated="1001"/>
        </table:table-row>
        <table:table-row table:style-name="ro1">
          <table:table-cell table:style-name="ce182" office:value-type="string">
            <text:p>Nailer</text:p>
          </table:table-cell>
          <table:table-cell table:style-name="ce184" office:value-type="string">
            <text:p>ueb3304</text:p>
          </table:table-cell>
          <table:table-cell table:style-name="ce184" office:value-type="string">
            <text:p><text:s/></text:p>
          </table:table-cell>
          <table:table-cell table:style-name="ce184" office:value-type="float" office:value="288">
            <text:p>288</text:p>
          </table:table-cell>
          <table:table-cell table:style-name="ce184"/>
          <table:table-cell table:style-name="ce184" office:value-type="float" office:value="50">
            <text:p>50</text:p>
          </table:table-cell>
          <table:table-cell table:style-name="ce184" office:value-type="float" office:value="4950">
            <text:p>4950</text:p>
          </table:table-cell>
          <table:table-cell table:style-name="ce184" office:value-type="float" office:value="2">
            <text:p>2</text:p>
          </table:table-cell>
          <table:table-cell table:style-name="ce184" office:value-type="float" office:value="36">
            <text:p>36</text:p>
          </table:table-cell>
          <table:table-cell table:style-name="ce184" table:number-columns-repeated="5"/>
          <table:table-cell table:style-name="ce184" office:value-type="float" office:value="1100">
            <text:p>1100</text:p>
          </table:table-cell>
          <table:table-cell table:style-name="ce190" table:formula="of:=[.O11]/[.G11]" office:value-type="float" office:value="0.222222222222222">
            <text:p>0.222</text:p>
          </table:table-cell>
          <table:table-cell table:style-name="ce184" office:value-type="float" office:value="10600">
            <text:p>10600</text:p>
          </table:table-cell>
          <table:table-cell table:style-name="ce190" table:formula="of:=[.D11]/[.Q11]" office:value-type="float" office:value="0.0271698113207547">
            <text:p>0.027</text:p>
          </table:table-cell>
          <table:table-cell table:style-name="ce184" table:formula="of:=(([.O11]*10)+[.Q11])/[.D11]" office:value-type="float" office:value="75">
            <text:p>75</text:p>
          </table:table-cell>
          <table:table-cell table:style-name="ce184" office:value-type="float" office:value="1100">
            <text:p>1100</text:p>
          </table:table-cell>
          <table:table-cell table:style-name="ce190" table:formula="of:=([.O11]/[.T11])*10" office:value-type="float" office:value="10">
            <text:p>10.000</text:p>
          </table:table-cell>
          <table:table-cell table:style-name="ce190" table:formula="of:=([.Q11]/[.T11])*10" office:value-type="float" office:value="96.3636363636364">
            <text:p>96.364</text:p>
          </table:table-cell>
          <table:table-cell table:style-name="ce182" table:number-columns-repeated="1001"/>
        </table:table-row>
        <table:table-row table:style-name="ro1">
          <table:table-cell table:style-name="ce182" office:value-type="string">
            <text:p>Flayer II</text:p>
          </table:table-cell>
          <table:table-cell table:style-name="ce184" office:value-type="string">
            <text:p>veb2302</text:p>
          </table:table-cell>
          <table:table-cell table:style-name="ce184" office:value-type="string">
            <text:p><text:s/></text:p>
          </table:table-cell>
          <table:table-cell table:style-name="ce184" office:value-type="float" office:value="4000">
            <text:p>4000</text:p>
          </table:table-cell>
          <table:table-cell table:style-name="ce184"/>
          <table:table-cell table:style-name="ce184" office:value-type="float" office:value="76">
            <text:p>76</text:p>
          </table:table-cell>
          <table:table-cell table:style-name="ce184" office:value-type="float" office:value="7200">
            <text:p>7200</text:p>
          </table:table-cell>
          <table:table-cell table:style-name="ce184" office:value-type="float" office:value="3">
            <text:p>3</text:p>
          </table:table-cell>
          <table:table-cell table:style-name="ce184" office:value-type="float" office:value="40">
            <text:p>40</text:p>
          </table:table-cell>
          <table:table-cell table:style-name="ce184" table:number-columns-repeated="5"/>
          <table:table-cell table:style-name="ce184" office:value-type="float" office:value="9400">
            <text:p>9400</text:p>
          </table:table-cell>
          <table:table-cell table:style-name="ce190" table:formula="of:=[.O12]/[.G12]" office:value-type="float" office:value="1.30555555555556">
            <text:p>1.306</text:p>
          </table:table-cell>
          <table:table-cell table:style-name="ce184" office:value-type="float" office:value="155000">
            <text:p>155000</text:p>
          </table:table-cell>
          <table:table-cell table:style-name="ce190" table:formula="of:=[.C12]+[.D12]/[.Q12]" office:value-type="float" office:value="0.0258064516129032">
            <text:p>0.026</text:p>
          </table:table-cell>
          <table:table-cell table:style-name="ce184" table:formula="of:=(([.O12]*10)+[.Q12])/([.C12]+[.D12])" office:value-type="float" office:value="62.25">
            <text:p>62.25</text:p>
          </table:table-cell>
          <table:table-cell table:style-name="ce184" office:value-type="float" office:value="2500">
            <text:p>2500</text:p>
          </table:table-cell>
          <table:table-cell table:style-name="ce190" table:formula="of:=([.O12]/[.T12])*10" office:value-type="float" office:value="37.6">
            <text:p>37.600</text:p>
          </table:table-cell>
          <table:table-cell table:style-name="ce190" table:formula="of:=([.Q12]/[.T12])*10" office:value-type="float" office:value="620">
            <text:p>620.000</text:p>
          </table:table-cell>
          <table:table-cell table:style-name="ce182" table:number-columns-repeated="1001"/>
        </table:table-row>
        <table:table-row table:style-name="ro1">
          <table:table-cell table:style-name="ce182" office:value-type="string">
            <text:p>Mummy</text:p>
          </table:table-cell>
          <table:table-cell table:style-name="ce184" office:value-type="string">
            <text:p>seb2402</text:p>
          </table:table-cell>
          <table:table-cell table:style-name="ce184" office:value-type="string">
            <text:p><text:s/></text:p>
          </table:table-cell>
          <table:table-cell table:style-name="ce184" office:value-type="float" office:value="6000">
            <text:p>6000</text:p>
          </table:table-cell>
          <table:table-cell table:style-name="ce184"/>
          <table:table-cell table:style-name="ce184" office:value-type="float" office:value="52">
            <text:p>52</text:p>
          </table:table-cell>
          <table:table-cell table:style-name="ce184" office:value-type="float" office:value="9250">
            <text:p>9250</text:p>
          </table:table-cell>
          <table:table-cell table:style-name="ce184" office:value-type="float" office:value="5">
            <text:p>5</text:p>
          </table:table-cell>
          <table:table-cell table:style-name="ce184" office:value-type="float" office:value="40">
            <text:p>40</text:p>
          </table:table-cell>
          <table:table-cell table:style-name="ce184" table:number-columns-repeated="5"/>
          <table:table-cell table:style-name="ce184" office:value-type="float" office:value="11650">
            <text:p>11650</text:p>
          </table:table-cell>
          <table:table-cell table:style-name="ce190" table:formula="of:=[.O13]/[.G13]" office:value-type="float" office:value="1.25945945945946">
            <text:p>1.259</text:p>
          </table:table-cell>
          <table:table-cell table:style-name="ce184" office:value-type="float" office:value="136100">
            <text:p>136100</text:p>
          </table:table-cell>
          <table:table-cell table:style-name="ce190" table:formula="of:=[.C13]+[.D13]/[.Q13]" office:value-type="float" office:value="0.0440852314474651">
            <text:p>0.044</text:p>
          </table:table-cell>
          <table:table-cell table:style-name="ce184" table:formula="of:=(([.O13]*10)+[.Q13])/([.C13]+[.D13])" office:value-type="float" office:value="42.1">
            <text:p>42.1</text:p>
          </table:table-cell>
          <table:table-cell table:style-name="ce184" office:value-type="float" office:value="2270">
            <text:p>2270</text:p>
          </table:table-cell>
          <table:table-cell table:style-name="ce190" table:formula="of:=([.O13]/[.T13])*10" office:value-type="float" office:value="51.3215859030837">
            <text:p>51.322</text:p>
          </table:table-cell>
          <table:table-cell table:style-name="ce190" table:formula="of:=([.Q13]/[.T13])*10" office:value-type="float" office:value="599.559471365639">
            <text:p>599.559</text:p>
          </table:table-cell>
          <table:table-cell table:style-name="ce182" table:number-columns-repeated="1001"/>
        </table:table-row>
        <table:table-row table:style-name="ro1">
          <table:table-cell table:style-name="ce183" office:value-type="string">
            <text:p>Tracer</text:p>
          </table:table-cell>
          <table:table-cell table:style-name="ce185" office:value-type="string">
            <text:p>urb2104</text:p>
          </table:table-cell>
          <table:table-cell table:style-name="ce185" office:value-type="string">
            <text:p><text:s/></text:p>
          </table:table-cell>
          <table:table-cell table:style-name="ce185" office:value-type="float" office:value="84">
            <text:p>84</text:p>
          </table:table-cell>
          <table:table-cell table:style-name="ce185"/>
          <table:table-cell table:style-name="ce185" office:value-type="float" office:value="40">
            <text:p>40</text:p>
          </table:table-cell>
          <table:table-cell table:style-name="ce185" office:value-type="float" office:value="1400">
            <text:p>14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00">
            <text:p>200</text:p>
          </table:table-cell>
          <table:table-cell table:style-name="ce191" table:formula="of:=[.O14]/[.G14]" office:value-type="float" office:value="0.142857142857143">
            <text:p>0.143</text:p>
          </table:table-cell>
          <table:table-cell table:style-name="ce185" office:value-type="float" office:value="2000">
            <text:p>2000</text:p>
          </table:table-cell>
          <table:table-cell table:style-name="ce191" table:formula="of:=[.D14]/[.Q14]" office:value-type="float" office:value="0.042">
            <text:p>0.042</text:p>
          </table:table-cell>
          <table:table-cell table:style-name="ce185" table:formula="of:=(([.O14]*10)+[.Q14])/[.D14]" office:value-type="float" office:value="47.6190476190476">
            <text:p>47.62</text:p>
          </table:table-cell>
          <table:table-cell table:style-name="ce185" office:value-type="float" office:value="250">
            <text:p>250</text:p>
          </table:table-cell>
          <table:table-cell table:style-name="ce191" table:formula="of:=([.O14]/[.T14])*10" office:value-type="float" office:value="8">
            <text:p>8.000</text:p>
          </table:table-cell>
          <table:table-cell table:style-name="ce191" table:formula="of:=([.Q14]/[.T14])*10" office:value-type="float" office:value="80">
            <text:p>80.000</text:p>
          </table:table-cell>
          <table:table-cell table:style-name="ce183" table:number-columns-repeated="1001"/>
        </table:table-row>
        <table:table-row table:style-name="ro1">
          <table:table-cell table:style-name="ce183" office:value-type="string">
            <text:p>Sky Web</text:p>
          </table:table-cell>
          <table:table-cell table:style-name="ce185" office:value-type="string">
            <text:p>urb2204</text:p>
          </table:table-cell>
          <table:table-cell table:style-name="ce185" office:value-type="string">
            <text:p><text:s/></text:p>
          </table:table-cell>
          <table:table-cell table:style-name="ce185" office:value-type="float" office:value="152">
            <text:p>152</text:p>
          </table:table-cell>
          <table:table-cell table:style-name="ce185"/>
          <table:table-cell table:style-name="ce185" office:value-type="float" office:value="40">
            <text:p>40</text:p>
          </table:table-cell>
          <table:table-cell table:style-name="ce185" office:value-type="float" office:value="2950">
            <text:p>29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560">
            <text:p>560</text:p>
          </table:table-cell>
          <table:table-cell table:style-name="ce191" table:formula="of:=[.O15]/[.G15]" office:value-type="float" office:value="0.189830508474576">
            <text:p>0.190</text:p>
          </table:table-cell>
          <table:table-cell table:style-name="ce185" office:value-type="float" office:value="5600">
            <text:p>5600</text:p>
          </table:table-cell>
          <table:table-cell table:style-name="ce191" table:formula="of:=[.D15]/[.Q15]" office:value-type="float" office:value="0.0271428571428571">
            <text:p>0.027</text:p>
          </table:table-cell>
          <table:table-cell table:style-name="ce185" table:formula="of:=(([.O15]*10)+[.Q15])/[.D15]" office:value-type="float" office:value="73.6842105263158">
            <text:p>73.68</text:p>
          </table:table-cell>
          <table:table-cell table:style-name="ce185" office:value-type="float" office:value="700">
            <text:p>700</text:p>
          </table:table-cell>
          <table:table-cell table:style-name="ce191" table:formula="of:=([.O15]/[.T15])*10" office:value-type="float" office:value="8">
            <text:p>8.000</text:p>
          </table:table-cell>
          <table:table-cell table:style-name="ce191" table:formula="of:=([.Q15]/[.T15])*10" office:value-type="float" office:value="80">
            <text:p>80.000</text:p>
          </table:table-cell>
          <table:table-cell table:style-name="ce183" table:number-columns-repeated="1001"/>
        </table:table-row>
        <table:table-row table:style-name="ro1">
          <table:table-cell table:style-name="ce183" office:value-type="string">
            <text:p>Myrmidon</text:p>
          </table:table-cell>
          <table:table-cell table:style-name="ce185" office:value-type="string">
            <text:p>urb2304</text:p>
          </table:table-cell>
          <table:table-cell table:style-name="ce185" office:value-type="string">
            <text:p><text:s/></text:p>
          </table:table-cell>
          <table:table-cell table:style-name="ce185" office:value-type="float" office:value="440">
            <text:p>440</text:p>
          </table:table-cell>
          <table:table-cell table:style-name="ce185"/>
          <table:table-cell table:style-name="ce185" office:value-type="float" office:value="52">
            <text:p>52</text:p>
          </table:table-cell>
          <table:table-cell table:style-name="ce185" office:value-type="float" office:value="3850">
            <text:p>3850</text:p>
          </table:table-cell>
          <table:table-cell table:style-name="ce185" office:value-type="float" office:value="2">
            <text:p>2</text:p>
          </table:table-cell>
          <table:table-cell table:style-name="ce185" office:value-type="float" office:value="36">
            <text:p>36</text:p>
          </table:table-cell>
          <table:table-cell table:style-name="ce185" table:number-columns-repeated="5"/>
          <table:table-cell table:style-name="ce185" office:value-type="float" office:value="950">
            <text:p>950</text:p>
          </table:table-cell>
          <table:table-cell table:style-name="ce191" table:formula="of:=[.O16]/[.G16]" office:value-type="float" office:value="0.246753246753247">
            <text:p>0.247</text:p>
          </table:table-cell>
          <table:table-cell table:style-name="ce185" office:value-type="float" office:value="10500">
            <text:p>10500</text:p>
          </table:table-cell>
          <table:table-cell table:style-name="ce191" table:formula="of:=[.D16]/[.Q16]" office:value-type="float" office:value="0.0419047619047619">
            <text:p>0.042</text:p>
          </table:table-cell>
          <table:table-cell table:style-name="ce185" table:formula="of:=(([.O16]*10)+[.Q16])/[.D16]" office:value-type="float" office:value="45.4545454545455">
            <text:p>45.45</text:p>
          </table:table-cell>
          <table:table-cell table:style-name="ce185" office:value-type="float" office:value="950">
            <text:p>950</text:p>
          </table:table-cell>
          <table:table-cell table:style-name="ce191" table:formula="of:=([.O16]/[.T16])*10" office:value-type="float" office:value="10">
            <text:p>10.000</text:p>
          </table:table-cell>
          <table:table-cell table:style-name="ce191" table:formula="of:=([.Q16]/[.T16])*10" office:value-type="float" office:value="110.526315789474">
            <text:p>110.526</text:p>
          </table:table-cell>
          <table:table-cell table:style-name="ce183" table:number-columns-repeated="1001"/>
        </table:table-row>
        <table:table-row table:style-name="ro1">
          <table:table-cell table:style-name="ce183" office:value-type="string">
            <text:p>Sky Net</text:p>
          </table:table-cell>
          <table:table-cell table:style-name="ce185" office:value-type="string">
            <text:p>urb3304</text:p>
          </table:table-cell>
          <table:table-cell table:style-name="ce185" office:value-type="string">
            <text:p><text:s/></text:p>
          </table:table-cell>
          <table:table-cell table:style-name="ce185" office:value-type="float" office:value="280">
            <text:p>280</text:p>
          </table:table-cell>
          <table:table-cell table:style-name="ce185"/>
          <table:table-cell table:style-name="ce185" office:value-type="float" office:value="50">
            <text:p>50</text:p>
          </table:table-cell>
          <table:table-cell table:style-name="ce185" office:value-type="float" office:value="4500">
            <text:p>45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100">
            <text:p>1100</text:p>
          </table:table-cell>
          <table:table-cell table:style-name="ce191" table:formula="of:=[.O17]/[.G17]" office:value-type="float" office:value="0.244444444444444">
            <text:p>0.244</text:p>
          </table:table-cell>
          <table:table-cell table:style-name="ce185" office:value-type="float" office:value="10600">
            <text:p>10600</text:p>
          </table:table-cell>
          <table:table-cell table:style-name="ce191" table:formula="of:=[.D17]/[.Q17]" office:value-type="float" office:value="0.0264150943396226">
            <text:p>0.026</text:p>
          </table:table-cell>
          <table:table-cell table:style-name="ce185" table:formula="of:=(([.O17]*10)+[.Q17])/[.D17]" office:value-type="float" office:value="77.1428571428571">
            <text:p>77.14</text:p>
          </table:table-cell>
          <table:table-cell table:style-name="ce185" office:value-type="float" office:value="1100">
            <text:p>1100</text:p>
          </table:table-cell>
          <table:table-cell table:style-name="ce191" table:formula="of:=([.O17]/[.T17])*10" office:value-type="float" office:value="10">
            <text:p>10.000</text:p>
          </table:table-cell>
          <table:table-cell table:style-name="ce191" table:formula="of:=([.Q17]/[.T17])*10" office:value-type="float" office:value="96.3636363636364">
            <text:p>96.364</text:p>
          </table:table-cell>
          <table:table-cell table:style-name="ce183" table:number-columns-repeated="1001"/>
        </table:table-row>
        <table:table-row table:style-name="ro1">
          <table:table-cell table:style-name="ce183" office:value-type="string">
            <text:p>Sky Bloom</text:p>
          </table:table-cell>
          <table:table-cell table:style-name="ce185" office:value-type="string">
            <text:p>vrb2302</text:p>
          </table:table-cell>
          <table:table-cell table:style-name="ce185"/>
          <table:table-cell table:style-name="ce185" office:value-type="float" office:value="4000">
            <text:p>4000</text:p>
          </table:table-cell>
          <table:table-cell table:style-name="ce185"/>
          <table:table-cell table:style-name="ce185" office:value-type="float" office:value="76">
            <text:p>76</text:p>
          </table:table-cell>
          <table:table-cell table:style-name="ce185" office:value-type="float" office:value="6500">
            <text:p>6500</text:p>
          </table:table-cell>
          <table:table-cell table:style-name="ce185" office:value-type="float" office:value="5">
            <text:p>5</text:p>
          </table:table-cell>
          <table:table-cell table:style-name="ce185" office:value-type="float" office:value="40">
            <text:p>40</text:p>
          </table:table-cell>
          <table:table-cell table:style-name="ce185" table:number-columns-repeated="5"/>
          <table:table-cell table:style-name="ce185" office:value-type="float" office:value="9400">
            <text:p>9400</text:p>
          </table:table-cell>
          <table:table-cell table:style-name="ce191" table:formula="of:=[.O18]/[.G18]" office:value-type="float" office:value="1.44615384615385">
            <text:p>1.446</text:p>
          </table:table-cell>
          <table:table-cell table:style-name="ce185" office:value-type="float" office:value="155000">
            <text:p>155000</text:p>
          </table:table-cell>
          <table:table-cell table:style-name="ce191" table:formula="of:=[.D18]/[.Q18]" office:value-type="float" office:value="0.0258064516129032">
            <text:p>0.026</text:p>
          </table:table-cell>
          <table:table-cell table:style-name="ce185" table:formula="of:=(([.O18]*10)+[.Q18])/[.D18]" office:value-type="float" office:value="62.25">
            <text:p>62.25</text:p>
          </table:table-cell>
          <table:table-cell table:style-name="ce185" office:value-type="float" office:value="13000">
            <text:p>13000</text:p>
          </table:table-cell>
          <table:table-cell table:style-name="ce191" table:formula="of:=([.O18]/[.T18])*10" office:value-type="float" office:value="7.23076923076923">
            <text:p>7.231</text:p>
          </table:table-cell>
          <table:table-cell table:style-name="ce191" table:formula="of:=([.Q18]/[.T18])*10" office:value-type="float" office:value="119.230769230769">
            <text:p>119.231</text:p>
          </table:table-cell>
          <table:table-cell table:style-name="ce183"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O19]/[.G19]" office:value-type="float" office:value="0.142857142857143">
            <text:p>0.143</text:p>
          </table:table-cell>
          <table:table-cell table:style-name="ce30" office:value-type="float" office:value="2000">
            <text:p>2000</text:p>
          </table:table-cell>
          <table:table-cell table:style-name="ce33" table:formula="of:=[.D19]/[.Q19]" office:value-type="float" office:value="0.042">
            <text:p>0.042</text:p>
          </table:table-cell>
          <table:table-cell table:style-name="ce30" table:formula="of:=(([.O19]*10)+[.Q19])/[.D19]" office:value-type="float" office:value="47.6190476190476">
            <text:p>47.62</text:p>
          </table:table-cell>
          <table:table-cell table:style-name="ce30" office:value-type="float" office:value="250">
            <text:p>250</text:p>
          </table:table-cell>
          <table:table-cell table:style-name="ce33" table:formula="of:=([.O19]/[.T19])*10" office:value-type="float" office:value="8">
            <text:p>8.000</text:p>
          </table:table-cell>
          <table:table-cell table:style-name="ce33" table:formula="of:=([.Q19]/[.T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5"/>
          <table:table-cell table:style-name="ce30" office:value-type="float" office:value="560">
            <text:p>560</text:p>
          </table:table-cell>
          <table:table-cell table:style-name="ce33" table:formula="of:=[.O20]/[.G20]" office:value-type="float" office:value="0.189830508474576">
            <text:p>0.190</text:p>
          </table:table-cell>
          <table:table-cell table:style-name="ce30" office:value-type="float" office:value="5600">
            <text:p>5600</text:p>
          </table:table-cell>
          <table:table-cell table:style-name="ce33" table:formula="of:=[.D20]/[.Q20]" office:value-type="float" office:value="0.0267857142857143">
            <text:p>0.027</text:p>
          </table:table-cell>
          <table:table-cell table:style-name="ce30" table:formula="of:=(([.O20]*10)+[.Q20])/[.D20]" office:value-type="float" office:value="74.6666666666667">
            <text:p>74.67</text:p>
          </table:table-cell>
          <table:table-cell table:style-name="ce30" office:value-type="float" office:value="700">
            <text:p>700</text:p>
          </table:table-cell>
          <table:table-cell table:style-name="ce33" table:formula="of:=([.O20]/[.T20])*10" office:value-type="float" office:value="8">
            <text:p>8.000</text:p>
          </table:table-cell>
          <table:table-cell table:style-name="ce33" table:formula="of:=([.Q20]/[.T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950">
            <text:p>950</text:p>
          </table:table-cell>
          <table:table-cell table:style-name="ce33" table:formula="of:=[.O21]/[.G21]" office:value-type="float" office:value="0.246753246753247">
            <text:p>0.247</text:p>
          </table:table-cell>
          <table:table-cell table:style-name="ce30" office:value-type="float" office:value="10500">
            <text:p>10500</text:p>
          </table:table-cell>
          <table:table-cell table:style-name="ce33" table:formula="of:=[.D21]/[.Q21]" office:value-type="float" office:value="0.0419047619047619">
            <text:p>0.042</text:p>
          </table:table-cell>
          <table:table-cell table:style-name="ce30" table:formula="of:=(([.O21]*10)+[.Q21])/[.D21]" office:value-type="float" office:value="45.4545454545455">
            <text:p>45.45</text:p>
          </table:table-cell>
          <table:table-cell table:style-name="ce30" office:value-type="float" office:value="950">
            <text:p>950</text:p>
          </table:table-cell>
          <table:table-cell table:style-name="ce33" table:formula="of:=([.O21]/[.T21])*10" office:value-type="float" office:value="10">
            <text:p>10.000</text:p>
          </table:table-cell>
          <table:table-cell table:style-name="ce33" table:formula="of:=([.Q21]/[.T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1100">
            <text:p>1100</text:p>
          </table:table-cell>
          <table:table-cell table:style-name="ce33" table:formula="of:=[.O22]/[.G22]" office:value-type="float" office:value="0.244444444444444">
            <text:p>0.244</text:p>
          </table:table-cell>
          <table:table-cell table:style-name="ce30" office:value-type="float" office:value="10600">
            <text:p>10600</text:p>
          </table:table-cell>
          <table:table-cell table:style-name="ce33" table:formula="of:=[.D22]/[.Q22]" office:value-type="float" office:value="0.0268867924528302">
            <text:p>0.027</text:p>
          </table:table-cell>
          <table:table-cell table:style-name="ce30" table:formula="of:=(([.O22]*10)+[.Q22])/[.D22]" office:value-type="float" office:value="75.7894736842105">
            <text:p>75.79</text:p>
          </table:table-cell>
          <table:table-cell table:style-name="ce30" office:value-type="float" office:value="1100">
            <text:p>1100</text:p>
          </table:table-cell>
          <table:table-cell table:style-name="ce33" table:formula="of:=([.O22]/[.T22])*10" office:value-type="float" office:value="10">
            <text:p>10.000</text:p>
          </table:table-cell>
          <table:table-cell table:style-name="ce33" table:formula="of:=([.Q22]/[.T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4000">
            <text:p>4000</text:p>
          </table:table-cell>
          <table:table-cell table:style-name="ce30"/>
          <table:table-cell table:style-name="ce30" office:value-type="float" office:value="89">
            <text:p>89</text:p>
          </table:table-cell>
          <table:table-cell table:style-name="ce30" office:value-type="float" office:value="8800">
            <text:p>8800</text:p>
          </table:table-cell>
          <table:table-cell table:style-name="ce30" office:value-type="float" office:value="4">
            <text:p>4</text:p>
          </table:table-cell>
          <table:table-cell table:style-name="ce30" office:value-type="float" office:value="40">
            <text:p>40</text:p>
          </table:table-cell>
          <table:table-cell table:style-name="ce30" table:number-columns-repeated="5"/>
          <table:table-cell table:style-name="ce30" office:value-type="float" office:value="13000">
            <text:p>13000</text:p>
          </table:table-cell>
          <table:table-cell table:style-name="ce33" table:formula="of:=[.O23]/[.G23]" office:value-type="float" office:value="1.47727272727273">
            <text:p>1.477</text:p>
          </table:table-cell>
          <table:table-cell table:style-name="ce30" office:value-type="float" office:value="145000">
            <text:p>145000</text:p>
          </table:table-cell>
          <table:table-cell table:style-name="ce33" table:formula="of:=[.D23]/[.Q23]" office:value-type="float" office:value="0.0275862068965517">
            <text:p>0.028</text:p>
          </table:table-cell>
          <table:table-cell table:style-name="ce30" table:formula="of:=(([.O23]*10)+[.Q23])/[.D23]" office:value-type="float" office:value="68.75">
            <text:p>68.75</text:p>
          </table:table-cell>
          <table:table-cell table:style-name="ce30" office:value-type="float" office:value="13000">
            <text:p>13000</text:p>
          </table:table-cell>
          <table:table-cell table:style-name="ce33" table:formula="of:=([.O23]/[.T23])*10" office:value-type="float" office:value="10">
            <text:p>10.000</text:p>
          </table:table-cell>
          <table:table-cell table:style-name="ce33" table:formula="of:=([.Q23]/[.T23])*10" office:value-type="float" office:value="111.538461538462">
            <text:p>111.538</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93"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O25]/[.G25]" office:value-type="float" office:value="0.261538461538462">
            <text:p>0.262</text:p>
          </table:table-cell>
          <table:table-cell table:style-name="ce194" office:value-type="float" office:value="3600">
            <text:p>3600</text:p>
          </table:table-cell>
          <table:table-cell table:style-name="ce195" table:formula="of:=([.C25]+[.D25]+[.E25])/[.Q25]" office:value-type="float" office:value="0.0502777777777778">
            <text:p>0.050</text:p>
          </table:table-cell>
          <table:table-cell table:style-name="ce194" table:formula="of:=(([.O25]*10)+[.Q25])/([.C25]+[.D25]+[.E25])" office:value-type="float" office:value="43.3701657458564">
            <text:p>43.37</text:p>
          </table:table-cell>
          <table:table-cell table:style-name="ce194" office:value-type="float" office:value="450">
            <text:p>450</text:p>
          </table:table-cell>
          <table:table-cell table:style-name="ce195" table:formula="of:=([.O25]/[.T25])*10" office:value-type="float" office:value="9.44444444444444">
            <text:p>9.444</text:p>
          </table:table-cell>
          <table:table-cell table:style-name="ce195" table:formula="of:=([.Q25]/[.T25])*10" office:value-type="float" office:value="80">
            <text:p>80.000</text:p>
          </table:table-cell>
          <table:table-cell table:style-name="ce193" table:number-columns-repeated="1001"/>
        </table:table-row>
        <table:table-row table:style-name="ro1">
          <table:table-cell table:style-name="ce193"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O26]/[.G26]" office:value-type="float" office:value="0.207142857142857">
            <text:p>0.207</text:p>
          </table:table-cell>
          <table:table-cell table:style-name="ce194" office:value-type="float" office:value="9000">
            <text:p>9000</text:p>
          </table:table-cell>
          <table:table-cell table:style-name="ce195" table:formula="of:=([.C26]+[.D26]+[.E26])/[.Q26]" office:value-type="float" office:value="0.0333333333333333">
            <text:p>0.033</text:p>
          </table:table-cell>
          <table:table-cell table:style-name="ce194" table:formula="of:=(([.O26]*10)+[.Q26])/([.C26]+[.D26]+[.E26])" office:value-type="float" office:value="68.6666666666667">
            <text:p>68.67</text:p>
          </table:table-cell>
          <table:table-cell table:style-name="ce194" office:value-type="float" office:value="1160">
            <text:p>1160</text:p>
          </table:table-cell>
          <table:table-cell table:style-name="ce195" table:formula="of:=([.O26]/[.T26])*10" office:value-type="float" office:value="10">
            <text:p>10.000</text:p>
          </table:table-cell>
          <table:table-cell table:style-name="ce195" table:formula="of:=([.Q26]/[.T26])*10" office:value-type="float" office:value="77.5862068965517">
            <text:p>77.586</text:p>
          </table:table-cell>
          <table:table-cell table:style-name="ce193" table:number-columns-repeated="1001"/>
        </table:table-row>
        <table:table-row table:style-name="ro1">
          <table:table-cell table:style-name="ce193"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office:value-type="float" office:value="76">
            <text:p>76</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36">
            <text:p>36</text:p>
          </table:table-cell>
          <table:table-cell table:style-name="ce194" office:value-type="float" office:value="52">
            <text:p>52</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O27]/[.G27]" office:value-type="float" office:value="0.3">
            <text:p>0.300</text:p>
          </table:table-cell>
          <table:table-cell table:style-name="ce194" office:value-type="float" office:value="25000">
            <text:p>25000</text:p>
          </table:table-cell>
          <table:table-cell table:style-name="ce195" table:formula="of:=([.C27]+[.D27]+[.E27])/[.Q27]" office:value-type="float" office:value="0.016">
            <text:p>0.016</text:p>
          </table:table-cell>
          <table:table-cell table:style-name="ce194" table:formula="of:=(([.O27]*10)+[.Q27])/([.C27]+[.D27]+[.E27])" office:value-type="float" office:value="137.5">
            <text:p>137.5</text:p>
          </table:table-cell>
          <table:table-cell table:style-name="ce194" office:value-type="float" office:value="3000">
            <text:p>3000</text:p>
          </table:table-cell>
          <table:table-cell table:style-name="ce195" table:formula="of:=([.O27]/[.T27])*10" office:value-type="float" office:value="10">
            <text:p>10.000</text:p>
          </table:table-cell>
          <table:table-cell table:style-name="ce195" table:formula="of:=([.Q27]/[.T27])*10" office:value-type="float" office:value="83.3333333333333">
            <text:p>83.333</text:p>
          </table:table-cell>
          <table:table-cell table:style-name="ce193" table:number-columns-repeated="1001"/>
        </table:table-row>
        <table:table-row table:style-name="ro1">
          <table:table-cell table:style-name="ce182" office:value-type="string">
            <text:p>DN-1</text:p>
          </table:table-cell>
          <table:table-cell table:style-name="ce184" office:value-type="string">
            <text:p>UEB2109</text:p>
          </table:table-cell>
          <table:table-cell table:number-columns-repeated="2" table:style-name="ce184"/>
          <table:table-cell table:style-name="ce184" office:value-type="float" office:value="181">
            <text:p>181</text:p>
          </table:table-cell>
          <table:table-cell table:style-name="ce184" office:value-type="float" office:value="48">
            <text:p>48</text:p>
          </table:table-cell>
          <table:table-cell table:style-name="ce184" office:value-type="float" office:value="1700">
            <text:p>1700</text:p>
          </table:table-cell>
          <table:table-cell table:style-name="ce184" office:value-type="float" office:value="2">
            <text:p>2</text:p>
          </table:table-cell>
          <table:table-cell table:style-name="ce184" office:value-type="float" office:value="28">
            <text:p>28</text:p>
          </table:table-cell>
          <table:table-cell table:style-name="ce184" office:value-type="float" office:value="40">
            <text:p>40</text:p>
          </table:table-cell>
          <table:table-cell table:style-name="ce184"/>
          <table:table-cell table:style-name="ce184" office:value-type="float" office:value="52">
            <text:p>52</text:p>
          </table:table-cell>
          <table:table-cell table:style-name="ce184" table:number-columns-repeated="2"/>
          <table:table-cell table:style-name="ce184" office:value-type="float" office:value="450">
            <text:p>450</text:p>
          </table:table-cell>
          <table:table-cell table:style-name="ce190" table:formula="of:=[.O28]/[.G28]" office:value-type="float" office:value="0.264705882352941">
            <text:p>0.265</text:p>
          </table:table-cell>
          <table:table-cell table:style-name="ce184" office:value-type="float" office:value="3600">
            <text:p>3600</text:p>
          </table:table-cell>
          <table:table-cell table:style-name="ce190" table:formula="of:=([.C28]+[.D28]+[.E28])/[.Q28]" office:value-type="float" office:value="0.0502777777777778">
            <text:p>0.050</text:p>
          </table:table-cell>
          <table:table-cell table:style-name="ce184" table:formula="of:=(([.O28]*10)+[.Q28])/([.C28]+[.D28]+[.E28])" office:value-type="float" office:value="44.7513812154696">
            <text:p>44.75</text:p>
          </table:table-cell>
          <table:table-cell table:style-name="ce184" office:value-type="float" office:value="450">
            <text:p>450</text:p>
          </table:table-cell>
          <table:table-cell table:style-name="ce190" table:formula="of:=([.O28]/[.T28])*10" office:value-type="float" office:value="10">
            <text:p>10.000</text:p>
          </table:table-cell>
          <table:table-cell table:style-name="ce190" table:formula="of:=([.Q28]/[.T28])*10" office:value-type="float" office:value="80">
            <text:p>80.000</text:p>
          </table:table-cell>
          <table:table-cell table:style-name="ce182" table:number-columns-repeated="1001"/>
        </table:table-row>
        <table:table-row table:style-name="ro1">
          <table:table-cell table:style-name="ce182" office:value-type="string">
            <text:p>Tsunami</text:p>
          </table:table-cell>
          <table:table-cell table:style-name="ce184" office:value-type="string">
            <text:p>ueb2205</text:p>
          </table:table-cell>
          <table:table-cell table:number-columns-repeated="2" table:style-name="ce184"/>
          <table:table-cell table:style-name="ce184" office:value-type="float" office:value="300">
            <text:p>300</text:p>
          </table:table-cell>
          <table:table-cell table:style-name="ce184" office:value-type="float" office:value="60">
            <text:p>60</text:p>
          </table:table-cell>
          <table:table-cell table:style-name="ce184" office:value-type="float" office:value="6100">
            <text:p>6100</text:p>
          </table:table-cell>
          <table:table-cell table:style-name="ce184" office:value-type="float" office:value="4">
            <text:p>4</text:p>
          </table:table-cell>
          <table:table-cell table:style-name="ce184" office:value-type="float" office:value="32">
            <text:p>32</text:p>
          </table:table-cell>
          <table:table-cell table:style-name="ce184" office:value-type="float" office:value="44">
            <text:p>44</text:p>
          </table:table-cell>
          <table:table-cell table:style-name="ce184"/>
          <table:table-cell table:style-name="ce184" office:value-type="float" office:value="60">
            <text:p>60</text:p>
          </table:table-cell>
          <table:table-cell table:style-name="ce184" table:number-columns-repeated="2"/>
          <table:table-cell table:style-name="ce184" office:value-type="float" office:value="1280">
            <text:p>1280</text:p>
          </table:table-cell>
          <table:table-cell table:style-name="ce190" table:formula="of:=[.O29]/[.G29]" office:value-type="float" office:value="0.20983606557377">
            <text:p>0.210</text:p>
          </table:table-cell>
          <table:table-cell table:style-name="ce184" office:value-type="float" office:value="9000">
            <text:p>9000</text:p>
          </table:table-cell>
          <table:table-cell table:style-name="ce190" table:formula="of:=([.C29]+[.D29]+[.E29])/[.Q29]" office:value-type="float" office:value="0.0333333333333333">
            <text:p>0.033</text:p>
          </table:table-cell>
          <table:table-cell table:style-name="ce184" table:formula="of:=(([.O29]*10)+[.Q29])/([.C29]+[.D29]+[.E29])" office:value-type="float" office:value="72.6666666666667">
            <text:p>72.67</text:p>
          </table:table-cell>
          <table:table-cell table:style-name="ce184" office:value-type="float" office:value="1280">
            <text:p>1280</text:p>
          </table:table-cell>
          <table:table-cell table:style-name="ce190" table:formula="of:=([.O29]/[.T29])*10" office:value-type="float" office:value="10">
            <text:p>10.000</text:p>
          </table:table-cell>
          <table:table-cell table:style-name="ce190" table:formula="of:=([.Q29]/[.T29])*10" office:value-type="float" office:value="70.3125">
            <text:p>70.313</text:p>
          </table:table-cell>
          <table:table-cell table:style-name="ce182" table:number-columns-repeated="1001"/>
        </table:table-row>
        <table:table-row table:style-name="ro1">
          <table:table-cell table:style-name="ce182" office:value-type="string">
            <text:p>Harpoon</text:p>
          </table:table-cell>
          <table:table-cell table:style-name="ce184" office:value-type="string">
            <text:p>seb2308</text:p>
          </table:table-cell>
          <table:table-cell table:number-columns-repeated="2" table:style-name="ce184"/>
          <table:table-cell table:style-name="ce184" office:value-type="float" office:value="400">
            <text:p>400</text:p>
          </table:table-cell>
          <table:table-cell table:style-name="ce184" office:value-type="float" office:value="76">
            <text:p>76</text:p>
          </table:table-cell>
          <table:table-cell table:style-name="ce184" office:value-type="float" office:value="11600">
            <text:p>11600</text:p>
          </table:table-cell>
          <table:table-cell table:style-name="ce184" office:value-type="float" office:value="6">
            <text:p>6</text:p>
          </table:table-cell>
          <table:table-cell table:style-name="ce184" office:value-type="float" office:value="36">
            <text:p>36</text:p>
          </table:table-cell>
          <table:table-cell table:style-name="ce184" office:value-type="float" office:value="52">
            <text:p>52</text:p>
          </table:table-cell>
          <table:table-cell table:style-name="ce184"/>
          <table:table-cell table:style-name="ce184" office:value-type="float" office:value="68">
            <text:p>68</text:p>
          </table:table-cell>
          <table:table-cell table:style-name="ce184"/>
          <table:table-cell table:style-name="ce184" office:value-type="string">
            <text:p>TorpDest</text:p>
          </table:table-cell>
          <table:table-cell table:style-name="ce184" office:value-type="float" office:value="3500">
            <text:p>3500</text:p>
          </table:table-cell>
          <table:table-cell table:style-name="ce190" table:formula="of:=[.O30]/[.G30]" office:value-type="float" office:value="0.301724137931034">
            <text:p>0.302</text:p>
          </table:table-cell>
          <table:table-cell table:style-name="ce184" office:value-type="float" office:value="27500">
            <text:p>27500</text:p>
          </table:table-cell>
          <table:table-cell table:style-name="ce190" table:formula="of:=([.C30]+[.D30]+[.E30])/[.Q30]" office:value-type="float" office:value="0.0145454545454545">
            <text:p>0.015</text:p>
          </table:table-cell>
          <table:table-cell table:style-name="ce184" table:formula="of:=(([.O30]*10)+[.Q30])/([.C30]+[.D30]+[.E30])" office:value-type="float" office:value="156.25">
            <text:p>156.25</text:p>
          </table:table-cell>
          <table:table-cell table:style-name="ce184" office:value-type="float" office:value="3000">
            <text:p>3000</text:p>
          </table:table-cell>
          <table:table-cell table:style-name="ce190" table:formula="of:=([.O30]/[.T30])*10" office:value-type="float" office:value="11.6666666666667">
            <text:p>11.667</text:p>
          </table:table-cell>
          <table:table-cell table:style-name="ce190" table:formula="of:=([.Q30]/[.T30])*10" office:value-type="float" office:value="91.6666666666667">
            <text:p>91.667</text:p>
          </table:table-cell>
          <table:table-cell table:style-name="ce182" table:number-columns-repeated="1001"/>
        </table:table-row>
        <table:table-row table:style-name="ro1">
          <table:table-cell table:style-name="ce182" office:value-type="string">
            <text:p>Turtle</text:p>
          </table:table-cell>
          <table:table-cell table:style-name="ce184" office:value-type="string">
            <text:p>WEB0404</text:p>
          </table:table-cell>
          <table:table-cell table:style-name="ce184" office:value-type="float" office:value="2500">
            <text:p>2500</text:p>
          </table:table-cell>
          <table:table-cell table:style-name="ce184"/>
          <table:table-cell table:style-name="ce184" office:value-type="float" office:value="400">
            <text:p>400</text:p>
          </table:table-cell>
          <table:table-cell table:style-name="ce184" office:value-type="float" office:value="110">
            <text:p>110</text:p>
          </table:table-cell>
          <table:table-cell table:style-name="ce184" office:value-type="float" office:value="39900">
            <text:p>39900</text:p>
          </table:table-cell>
          <table:table-cell table:style-name="ce184" office:value-type="float" office:value="20">
            <text:p>20</text:p>
          </table:table-cell>
          <table:table-cell table:number-columns-repeated="2" table:style-name="ce184" office:value-type="float" office:value="48">
            <text:p>48</text:p>
          </table:table-cell>
          <table:table-cell table:style-name="ce184" office:value-type="float" office:value="92">
            <text:p>92</text:p>
          </table:table-cell>
          <table:table-cell table:style-name="ce184" office:value-type="float" office:value="72">
            <text:p>72</text:p>
          </table:table-cell>
          <table:table-cell table:style-name="ce184"/>
          <table:table-cell table:style-name="ce184" office:value-type="string">
            <text:p>TorpDest x5</text:p>
          </table:table-cell>
          <table:table-cell table:style-name="ce184" office:value-type="float" office:value="24500">
            <text:p>24500</text:p>
          </table:table-cell>
          <table:table-cell table:style-name="ce190" table:formula="of:=[.O31]/[.G31]" office:value-type="float" office:value="0.614035087719298">
            <text:p>0.614</text:p>
          </table:table-cell>
          <table:table-cell table:style-name="ce184" office:value-type="float" office:value="298500">
            <text:p>298500</text:p>
          </table:table-cell>
          <table:table-cell table:style-name="ce190" table:formula="of:=([.C31]+[.D31]+[.E31])/[.Q31]" office:value-type="float" office:value="0.00971524288107203">
            <text:p>0.010</text:p>
          </table:table-cell>
          <table:table-cell table:style-name="ce184" table:formula="of:=(([.O31]*10)+[.Q31])/([.C31]+[.D31]+[.E31])" office:value-type="float" office:value="187.413793103448">
            <text:p>187.41</text:p>
          </table:table-cell>
          <table:table-cell table:style-name="ce184" office:value-type="float" office:value="12000">
            <text:p>12000</text:p>
          </table:table-cell>
          <table:table-cell table:style-name="ce190" table:formula="of:=([.O31]/[.T31])*10" office:value-type="float" office:value="20.4166666666667">
            <text:p>20.417</text:p>
          </table:table-cell>
          <table:table-cell table:style-name="ce190" table:formula="of:=([.Q31]/[.T31])*10" office:value-type="float" office:value="248.75">
            <text:p>248.750</text:p>
          </table:table-cell>
          <table:table-cell table:style-name="ce182" table:number-columns-repeated="1001"/>
        </table:table-row>
        <table:table-row table:style-name="ro1">
          <table:table-cell table:style-name="ce183" office:value-type="string">
            <text:p>Scuttle</text:p>
          </table:table-cell>
          <table:table-cell table:style-name="ce185" office:value-type="string">
            <text:p>URB2109</text:p>
          </table:table-cell>
          <table:table-cell table:number-columns-repeated="2" table:style-name="ce185"/>
          <table:table-cell table:style-name="ce185" office:value-type="float" office:value="181">
            <text:p>181</text:p>
          </table:table-cell>
          <table:table-cell table:style-name="ce185" office:value-type="float" office:value="48">
            <text:p>48</text:p>
          </table:table-cell>
          <table:table-cell table:style-name="ce185" office:value-type="float" office:value="1625">
            <text:p>1625</text:p>
          </table:table-cell>
          <table:table-cell table:style-name="ce185" office:value-type="float" office:value="3">
            <text:p>3</text:p>
          </table:table-cell>
          <table:table-cell table:style-name="ce185" office:value-type="float" office:value="28">
            <text:p>28</text:p>
          </table:table-cell>
          <table:table-cell table:style-name="ce185" office:value-type="float" office:value="40">
            <text:p>40</text:p>
          </table:table-cell>
          <table:table-cell table:style-name="ce185"/>
          <table:table-cell table:style-name="ce185" office:value-type="float" office:value="52">
            <text:p>52</text:p>
          </table:table-cell>
          <table:table-cell table:style-name="ce185" table:number-columns-repeated="2"/>
          <table:table-cell table:style-name="ce185" office:value-type="float" office:value="450">
            <text:p>450</text:p>
          </table:table-cell>
          <table:table-cell table:style-name="ce191" table:formula="of:=[.O32]/[.G32]" office:value-type="float" office:value="0.276923076923077">
            <text:p>0.277</text:p>
          </table:table-cell>
          <table:table-cell table:style-name="ce185" office:value-type="float" office:value="3600">
            <text:p>3600</text:p>
          </table:table-cell>
          <table:table-cell table:style-name="ce191" table:formula="of:=([.C32]+[.D32]+[.E32])/[.Q32]" office:value-type="float" office:value="0.0502777777777778">
            <text:p>0.050</text:p>
          </table:table-cell>
          <table:table-cell table:style-name="ce185" table:formula="of:=(([.O32]*10)+[.Q32])/([.C32]+[.D32]+[.E32])" office:value-type="float" office:value="44.7513812154696">
            <text:p>44.75</text:p>
          </table:table-cell>
          <table:table-cell table:style-name="ce185" office:value-type="float" office:value="450">
            <text:p>450</text:p>
          </table:table-cell>
          <table:table-cell table:style-name="ce191" table:formula="of:=([.O32]/[.T32])*10" office:value-type="float" office:value="10">
            <text:p>10.000</text:p>
          </table:table-cell>
          <table:table-cell table:style-name="ce191" table:formula="of:=([.Q32]/[.T32])*10" office:value-type="float" office:value="80">
            <text:p>80.000</text:p>
          </table:table-cell>
          <table:table-cell table:style-name="ce183" table:number-columns-repeated="1001"/>
        </table:table-row>
        <table:table-row table:style-name="ro1">
          <table:table-cell table:style-name="ce183" office:value-type="string">
            <text:p>Tentacle</text:p>
          </table:table-cell>
          <table:table-cell table:style-name="ce185" office:value-type="string">
            <text:p>urb2205</text:p>
          </table:table-cell>
          <table:table-cell table:number-columns-repeated="2" table:style-name="ce185"/>
          <table:table-cell table:style-name="ce185" office:value-type="float" office:value="300">
            <text:p>300</text:p>
          </table:table-cell>
          <table:table-cell table:style-name="ce185" office:value-type="float" office:value="60">
            <text:p>60</text:p>
          </table:table-cell>
          <table:table-cell table:style-name="ce185" office:value-type="float" office:value="5600">
            <text:p>5600</text:p>
          </table:table-cell>
          <table:table-cell table:style-name="ce185" office:value-type="float" office:value="6">
            <text:p>6</text:p>
          </table:table-cell>
          <table:table-cell table:style-name="ce185" office:value-type="float" office:value="32">
            <text:p>32</text:p>
          </table:table-cell>
          <table:table-cell table:style-name="ce185" office:value-type="float" office:value="44">
            <text:p>44</text:p>
          </table:table-cell>
          <table:table-cell table:style-name="ce185"/>
          <table:table-cell table:style-name="ce185" office:value-type="float" office:value="60">
            <text:p>60</text:p>
          </table:table-cell>
          <table:table-cell table:style-name="ce185" table:number-columns-repeated="2"/>
          <table:table-cell table:style-name="ce185" office:value-type="float" office:value="1280">
            <text:p>1280</text:p>
          </table:table-cell>
          <table:table-cell table:style-name="ce191" table:formula="of:=[.O33]/[.G33]" office:value-type="float" office:value="0.228571428571429">
            <text:p>0.229</text:p>
          </table:table-cell>
          <table:table-cell table:style-name="ce185" office:value-type="float" office:value="9000">
            <text:p>9000</text:p>
          </table:table-cell>
          <table:table-cell table:style-name="ce191" table:formula="of:=([.C33]+[.D33]+[.E33])/[.Q33]" office:value-type="float" office:value="0.0333333333333333">
            <text:p>0.033</text:p>
          </table:table-cell>
          <table:table-cell table:style-name="ce185" table:formula="of:=(([.O33]*10)+[.Q33])/([.C33]+[.D33]+[.E33])" office:value-type="float" office:value="72.6666666666667">
            <text:p>72.67</text:p>
          </table:table-cell>
          <table:table-cell table:style-name="ce185" office:value-type="float" office:value="1280">
            <text:p>1280</text:p>
          </table:table-cell>
          <table:table-cell table:style-name="ce191" table:formula="of:=([.O33]/[.T33])*10" office:value-type="float" office:value="10">
            <text:p>10.000</text:p>
          </table:table-cell>
          <table:table-cell table:style-name="ce191" table:formula="of:=([.Q33]/[.T33])*10" office:value-type="float" office:value="70.3125">
            <text:p>70.313</text:p>
          </table:table-cell>
          <table:table-cell table:style-name="ce183" table:number-columns-repeated="1001"/>
        </table:table-row>
        <table:table-row table:style-name="ro1">
          <table:table-cell table:style-name="ce183" office:value-type="string">
            <text:p>HARMS</text:p>
          </table:table-cell>
          <table:table-cell table:style-name="ce185" office:value-type="string">
            <text:p>xrb2308</text:p>
          </table:table-cell>
          <table:table-cell table:number-columns-repeated="2" table:style-name="ce185"/>
          <table:table-cell table:style-name="ce185" office:value-type="float" office:value="480">
            <text:p>480</text:p>
          </table:table-cell>
          <table:table-cell table:style-name="ce185" office:value-type="float" office:value="80">
            <text:p>80</text:p>
          </table:table-cell>
          <table:table-cell table:style-name="ce185" office:value-type="float" office:value="10800">
            <text:p>10800</text:p>
          </table:table-cell>
          <table:table-cell table:style-name="ce185" office:value-type="float" office:value="7">
            <text:p>7</text:p>
          </table:table-cell>
          <table:table-cell table:style-name="ce185" office:value-type="float" office:value="20">
            <text:p>20</text:p>
          </table:table-cell>
          <table:table-cell table:style-name="ce185" office:value-type="float" office:value="52">
            <text:p>52</text:p>
          </table:table-cell>
          <table:table-cell table:style-name="ce185"/>
          <table:table-cell table:style-name="ce185" office:value-type="float" office:value="72">
            <text:p>72</text:p>
          </table:table-cell>
          <table:table-cell table:style-name="ce185"/>
          <table:table-cell table:style-name="ce185" office:value-type="string">
            <text:p>TorpDest</text:p>
          </table:table-cell>
          <table:table-cell table:style-name="ce185" office:value-type="float" office:value="3300">
            <text:p>3300</text:p>
          </table:table-cell>
          <table:table-cell table:style-name="ce191" table:formula="of:=[.O34]/[.G34]" office:value-type="float" office:value="0.305555555555556">
            <text:p>0.306</text:p>
          </table:table-cell>
          <table:table-cell table:style-name="ce185" office:value-type="float" office:value="29500">
            <text:p>29500</text:p>
          </table:table-cell>
          <table:table-cell table:style-name="ce191" table:formula="of:=([.C34]+[.D34]+[.E34])/[.Q34]" office:value-type="float" office:value="0.016271186440678">
            <text:p>0.016</text:p>
          </table:table-cell>
          <table:table-cell table:style-name="ce185" table:formula="of:=(([.O34]*10)+[.Q34])/([.C34]+[.D34]+[.E34])" office:value-type="float" office:value="130.208333333333">
            <text:p>130.21</text:p>
          </table:table-cell>
          <table:table-cell table:style-name="ce185" office:value-type="float" office:value="3300">
            <text:p>3300</text:p>
          </table:table-cell>
          <table:table-cell table:style-name="ce191" table:formula="of:=([.O34]/[.T34])*10" office:value-type="float" office:value="10">
            <text:p>10.000</text:p>
          </table:table-cell>
          <table:table-cell table:style-name="ce191" table:formula="of:=([.Q34]/[.T34])*10" office:value-type="float" office:value="89.3939393939394">
            <text:p>89.394</text:p>
          </table:table-cell>
          <table:table-cell table:style-name="ce183"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O35]/[.G35]" office:value-type="float" office:value="0.276923076923077">
            <text:p>0.277</text:p>
          </table:table-cell>
          <table:table-cell table:style-name="ce30" office:value-type="float" office:value="3600">
            <text:p>3600</text:p>
          </table:table-cell>
          <table:table-cell table:style-name="ce33" table:formula="of:=([.C35]+[.D35]+[.E35])/[.Q35]" office:value-type="float" office:value="0.0502777777777778">
            <text:p>0.050</text:p>
          </table:table-cell>
          <table:table-cell table:style-name="ce30" table:formula="of:=(([.O35]*10)+[.Q35])/([.C35]+[.D35]+[.E35])" office:value-type="float" office:value="44.7513812154696">
            <text:p>44.75</text:p>
          </table:table-cell>
          <table:table-cell table:style-name="ce30" office:value-type="float" office:value="450">
            <text:p>450</text:p>
          </table:table-cell>
          <table:table-cell table:style-name="ce33" table:formula="of:=([.O35]/[.T35])*10" office:value-type="float" office:value="10">
            <text:p>10.000</text:p>
          </table:table-cell>
          <table:table-cell table:style-name="ce33" table:formula="of:=([.Q35]/[.T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O36]/[.G36]" office:value-type="float" office:value="0.214285714285714">
            <text:p>0.214</text:p>
          </table:table-cell>
          <table:table-cell table:style-name="ce30" office:value-type="float" office:value="9000">
            <text:p>9000</text:p>
          </table:table-cell>
          <table:table-cell table:style-name="ce33" table:formula="of:=([.C36]+[.D36]+[.E36])/[.Q36]" office:value-type="float" office:value="0.0322222222222222">
            <text:p>0.032</text:p>
          </table:table-cell>
          <table:table-cell table:style-name="ce30" table:formula="of:=(([.O36]*10)+[.Q36])/([.C36]+[.D36]+[.E36])" office:value-type="float" office:value="72.4137931034483">
            <text:p>72.41</text:p>
          </table:table-cell>
          <table:table-cell table:style-name="ce30" office:value-type="float" office:value="1150">
            <text:p>1150</text:p>
          </table:table-cell>
          <table:table-cell table:style-name="ce33" table:formula="of:=([.O36]/[.T36])*10" office:value-type="float" office:value="10.4347826086957">
            <text:p>10.435</text:p>
          </table:table-cell>
          <table:table-cell table:style-name="ce33" table:formula="of:=([.Q36]/[.T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style-name="ce30" office:value-type="float" office:value="44">
            <text:p>44</text:p>
          </table:table-cell>
          <table:table-cell table:style-name="ce30" office:value-type="float" office:value="48">
            <text:p>48</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O37]/[.G37]" office:value-type="float" office:value="0.335294117647059">
            <text:p>0.335</text:p>
          </table:table-cell>
          <table:table-cell table:style-name="ce30" office:value-type="float" office:value="34500">
            <text:p>34500</text:p>
          </table:table-cell>
          <table:table-cell table:style-name="ce33" table:formula="of:=([.C37]+[.D37]+[.E37])/[.Q37]" office:value-type="float" office:value="0.0144927536231884">
            <text:p>0.014</text:p>
          </table:table-cell>
          <table:table-cell table:style-name="ce30" table:formula="of:=(([.O37]*10)+[.Q37])/([.C37]+[.D37]+[.E37])" office:value-type="float" office:value="126">
            <text:p>126</text:p>
          </table:table-cell>
          <table:table-cell table:style-name="ce30" office:value-type="float" office:value="3500">
            <text:p>3500</text:p>
          </table:table-cell>
          <table:table-cell table:style-name="ce33" table:formula="of:=([.O37]/[.T37])*10" office:value-type="float" office:value="8.14285714285714">
            <text:p>8.143</text:p>
          </table:table-cell>
          <table:table-cell table:style-name="ce33" table:formula="of:=([.Q37]/[.T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4"/>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3"/>
        </table:table-row>
        <table:table-row table:style-name="ro1">
          <table:table-cell table:number-columns-repeated="1023"/>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1" office:value-type="string">
            <text:p>T1 Radar</text:p>
          </table:table-cell>
          <table:table-cell table:style-name="ce202" office:value-type="string">
            <text:p>uab3101</text:p>
          </table:table-cell>
          <table:table-cell table:style-name="ce202" office:value-type="string">
            <text:p>radar</text:p>
          </table:table-cell>
          <table:table-cell table:style-name="ce202" office:value-type="float" office:value="20">
            <text:p>20</text:p>
          </table:table-cell>
          <table:table-cell table:style-name="ce202"/>
          <table:table-cell table:style-name="ce203" office:value-type="string">
            <text:p>upgradable</text:p>
          </table:table-cell>
          <table:table-cell table:style-name="ce202" office:value-type="float" office:value="24">
            <text:p>24</text:p>
          </table:table-cell>
          <table:table-cell table:style-name="ce202"/>
          <table:table-cell table:style-name="ce202" office:value-type="float" office:value="104">
            <text:p>104</text:p>
          </table:table-cell>
          <table:table-cell table:style-name="ce202"/>
          <table:table-cell table:style-name="ce206" table:number-columns-repeated="2"/>
          <table:table-cell table:style-name="ce202" office:value-type="float" office:value="76">
            <text:p>76</text:p>
          </table:table-cell>
          <table:table-cell table:style-name="ce203" table:formula="of:=[.M2]/[.D2]" office:value-type="float" office:value="3.8">
            <text:p>3.800</text:p>
          </table:table-cell>
          <table:table-cell table:style-name="ce202" office:value-type="float" office:value="685">
            <text:p>685</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Radar</text:p>
          </table:table-cell>
          <table:table-cell table:style-name="ce202" office:value-type="string">
            <text:p>uab3201</text:p>
          </table:table-cell>
          <table:table-cell table:style-name="ce202" office:value-type="string">
            <text:p>radar</text:p>
          </table:table-cell>
          <table:table-cell table:style-name="ce202" office:value-type="float" office:value="65">
            <text:p>65</text:p>
          </table:table-cell>
          <table:table-cell table:style-name="ce202" office:value-type="float" office:value="1">
            <text:p>1</text:p>
          </table:table-cell>
          <table:table-cell table:style-name="ce203" office:value-type="string">
            <text:p>upgradable</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2"/>
          <table:table-cell table:style-name="ce206" table:number-columns-repeated="2"/>
          <table:table-cell table:style-name="ce202" office:value-type="float" office:value="171">
            <text:p>171</text:p>
          </table:table-cell>
          <table:table-cell table:style-name="ce203" table:formula="of:=[.M3]/[.D3]" office:value-type="float" office:value="2.63076923076923">
            <text:p>2.631</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Omni Sensor </text:p>
          </table:table-cell>
          <table:table-cell table:style-name="ce202" office:value-type="string">
            <text:p>uab3104</text:p>
          </table:table-cell>
          <table:table-cell table:style-name="ce202" office:value-type="string">
            <text:p>Omni</text:p>
          </table:table-cell>
          <table:table-cell table:style-name="ce202" office:value-type="float" office:value="160">
            <text:p>160</text:p>
          </table:table-cell>
          <table:table-cell table:style-name="ce202" office:value-type="float" office:value="2">
            <text:p>2</text:p>
          </table:table-cell>
          <table:table-cell table:style-name="ce203"/>
          <table:table-cell table:style-name="ce202" office:value-type="float" office:value="44">
            <text:p>44</text:p>
          </table:table-cell>
          <table:table-cell table:style-name="ce202"/>
          <table:table-cell table:style-name="ce202" office:value-type="float" office:value="320">
            <text:p>320</text:p>
          </table:table-cell>
          <table:table-cell table:style-name="ce202"/>
          <table:table-cell table:style-name="ce206" office:value-type="float" office:value="136">
            <text:p>136</text:p>
          </table:table-cell>
          <table:table-cell table:style-name="ce206"/>
          <table:table-cell table:style-name="ce202" office:value-type="float" office:value="2100">
            <text:p>2100</text:p>
          </table:table-cell>
          <table:table-cell table:style-name="ce203" table:formula="of:=[.M4]/[.D4]" office:value-type="float" office:value="13.125">
            <text:p>13.125</text:p>
          </table:table-cell>
          <table:table-cell table:style-name="ce202" office:value-type="float" office:value="28500">
            <text:p>28500</text:p>
          </table:table-cell>
          <table:table-cell table:style-name="ce202" office:value-type="float" office:value="2000">
            <text:p>2000</text:p>
          </table:table-cell>
          <table:table-cell table:style-name="ce202" office:value-type="float" office:value="2400">
            <text:p>2400</text:p>
          </table:table-cell>
          <table:table-cell table:style-name="ce202"/>
          <table:table-cell table:style-name="ce201" table:number-columns-repeated="997"/>
        </table:table-row>
        <table:table-row table:style-name="ro1">
          <table:table-cell table:style-name="ce201" office:value-type="string">
            <text:p>Metatron</text:p>
          </table:table-cell>
          <table:table-cell table:style-name="ce202" office:value-type="string">
            <text:p>sal0324</text:p>
          </table:table-cell>
          <table:table-cell table:style-name="ce202" office:value-type="string">
            <text:p>mobile</text:p>
          </table:table-cell>
          <table:table-cell table:style-name="ce202" office:value-type="float" office:value="250">
            <text:p>250</text:p>
          </table:table-cell>
          <table:table-cell table:style-name="ce202" office:value-type="string">
            <text:p><text:s/></text:p>
          </table:table-cell>
          <table:table-cell table:style-name="ce203" office:value-type="string">
            <text:p>Hover</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248">
            <text:p>248</text:p>
          </table:table-cell>
          <table:table-cell table:style-name="ce202"/>
          <table:table-cell table:style-name="ce206" office:value-type="float" office:value="56">
            <text:p>56</text:p>
          </table:table-cell>
          <table:table-cell table:style-name="ce206"/>
          <table:table-cell table:style-name="ce202" office:value-type="float" office:value="1750">
            <text:p>1750</text:p>
          </table:table-cell>
          <table:table-cell table:style-name="ce203" table:formula="of:=[.M5]/[.D5]" office:value-type="float" office:value="7">
            <text:p>7.000</text:p>
          </table:table-cell>
          <table:table-cell table:style-name="ce202" office:value-type="float" office:value="24500">
            <text:p>24500</text:p>
          </table:table-cell>
          <table:table-cell table:style-name="ce202" office:value-type="float" office:value="850">
            <text:p>850</text:p>
          </table:table-cell>
          <table:table-cell table:style-name="ce202" office:value-type="float" office:value="2250">
            <text:p>2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Eye of Rhianne</text:p>
          </table:table-cell>
          <table:table-cell table:style-name="ce202" office:value-type="string">
            <text:p>xab3301</text:p>
          </table:table-cell>
          <table:table-cell table:style-name="ce202" office:value-type="string">
            <text:p>Viz</text:p>
          </table:table-cell>
          <table:table-cell table:style-name="ce202" office:value-type="float" office:value="1200">
            <text:p>1200</text:p>
          </table:table-cell>
          <table:table-cell table:style-name="ce202" office:value-type="float" office:value="2">
            <text:p>2</text:p>
          </table:table-cell>
          <table:table-cell table:style-name="ce203" office:value-type="string">
            <text:p>Teleporting Vision</text:p>
          </table:table-cell>
          <table:table-cell table:style-name="ce202" office:value-type="float" office:value="60">
            <text:p>60</text:p>
          </table:table-cell>
          <table:table-cell table:style-name="ce202" table:number-columns-repeated="3"/>
          <table:table-cell table:style-name="ce206" table:number-columns-repeated="2"/>
          <table:table-cell table:style-name="ce202" office:value-type="float" office:value="3000">
            <text:p>3000</text:p>
          </table:table-cell>
          <table:table-cell table:style-name="ce203" table:formula="of:=[.M6]/[.D6]" office:value-type="float" office:value="2.5">
            <text:p>2.500</text:p>
          </table:table-cell>
          <table:table-cell table:style-name="ce202" office:value-type="float" office:value="51000">
            <text:p>51000</text:p>
          </table:table-cell>
          <table:table-cell table:style-name="ce202" office:value-type="float" office:value="2000">
            <text:p>2000</text:p>
          </table:table-cell>
          <table:table-cell table:style-name="ce202" office:value-type="float" office:value="3900">
            <text:p>39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T1 Sonar</text:p>
          </table:table-cell>
          <table:table-cell table:style-name="ce202" office:value-type="string">
            <text:p>uab3102</text:p>
          </table:table-cell>
          <table:table-cell table:style-name="ce202" office:value-type="string">
            <text:p>sonar</text:p>
          </table:table-cell>
          <table:table-cell table:style-name="ce202" office:value-type="float" office:value="200">
            <text:p>200</text:p>
          </table:table-cell>
          <table:table-cell table:style-name="ce202" office:value-type="float" office:value="1">
            <text:p>1</text:p>
          </table:table-cell>
          <table:table-cell table:style-name="ce203" office:value-type="string">
            <text:p>upgradable</text:p>
          </table:table-cell>
          <table:table-cell table:number-columns-repeated="2" table:style-name="ce202" office:value-type="float" office:value="24">
            <text:p>24</text:p>
          </table:table-cell>
          <table:table-cell table:style-name="ce202"/>
          <table:table-cell table:style-name="ce202" office:value-type="float" office:value="116">
            <text:p>116</text:p>
          </table:table-cell>
          <table:table-cell table:style-name="ce206" table:number-columns-repeated="2"/>
          <table:table-cell table:style-name="ce202" office:value-type="float" office:value="152">
            <text:p>152</text:p>
          </table:table-cell>
          <table:table-cell table:style-name="ce203" table:formula="of:=[.M8]/[.D8]" office:value-type="float" office:value="0.76">
            <text:p>0.760</text:p>
          </table:table-cell>
          <table:table-cell table:style-name="ce202" office:value-type="float" office:value="690">
            <text:p>690</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Sonar</text:p>
          </table:table-cell>
          <table:table-cell table:style-name="ce202" office:value-type="string">
            <text:p>uab3202</text:p>
          </table:table-cell>
          <table:table-cell table:style-name="ce202" office:value-type="string">
            <text:p>sonar</text:p>
          </table:table-cell>
          <table:table-cell table:style-name="ce202" office:value-type="float" office:value="615">
            <text:p>615</text:p>
          </table:table-cell>
          <table:table-cell table:style-name="ce202" office:value-type="float" office:value="2">
            <text:p>2</text:p>
          </table:table-cell>
          <table:table-cell table:style-name="ce203" office:value-type="string">
            <text:p>upgradable</text:p>
          </table:table-cell>
          <table:table-cell table:style-name="ce202" office:value-type="float" office:value="28">
            <text:p>28</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6"/>
          <table:table-cell table:style-name="ce206" office:value-type="string">
            <text:p>yes</text:p>
          </table:table-cell>
          <table:table-cell table:style-name="ce202" office:value-type="float" office:value="340">
            <text:p>340</text:p>
          </table:table-cell>
          <table:table-cell table:style-name="ce203" table:formula="of:=[.M9]/[.D9]" office:value-type="float" office:value="0.552845528455285">
            <text:p>0.553</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T3 Sonar</text:p>
          </table:table-cell>
          <table:table-cell table:style-name="ce202" office:value-type="string">
            <text:p>uas0305</text:p>
          </table:table-cell>
          <table:table-cell table:style-name="ce202" office:value-type="string">
            <text:p>mobile</text:p>
          </table:table-cell>
          <table:table-cell table:style-name="ce202" office:value-type="float" office:value="1140">
            <text:p>1140</text:p>
          </table:table-cell>
          <table:table-cell table:style-name="ce202" office:value-type="float" office:value="3">
            <text:p>3</text:p>
          </table:table-cell>
          <table:table-cell table:style-name="ce203" office:value-type="string">
            <text:p>Mobile/AntiTorpedo</text:p>
          </table:table-cell>
          <table:table-cell table:style-name="ce202" office:value-type="float" office:value="32">
            <text:p>32</text:p>
          </table:table-cell>
          <table:table-cell table:style-name="ce202" office:value-type="float" office:value="40">
            <text:p>40</text:p>
          </table:table-cell>
          <table:table-cell table:style-name="ce202" office:value-type="float" office:value="80">
            <text:p>80</text:p>
          </table:table-cell>
          <table:table-cell table:style-name="ce202" office:value-type="float" office:value="232">
            <text:p>232</text:p>
          </table:table-cell>
          <table:table-cell table:style-name="ce206" office:value-type="float" office:value="28">
            <text:p>28</text:p>
          </table:table-cell>
          <table:table-cell table:style-name="ce206" office:value-type="string">
            <text:p>yes</text:p>
          </table:table-cell>
          <table:table-cell table:style-name="ce202" office:value-type="float" office:value="3050">
            <text:p>3050</text:p>
          </table:table-cell>
          <table:table-cell table:style-name="ce203" table:formula="of:=[.M10]/[.D10]" office:value-type="float" office:value="2.67543859649123">
            <text:p>2.675</text:p>
          </table:table-cell>
          <table:table-cell table:style-name="ce202" office:value-type="float" office:value="16750">
            <text:p>16750</text:p>
          </table:table-cell>
          <table:table-cell table:style-name="ce202" office:value-type="float" office:value="725">
            <text:p>725</text:p>
          </table:table-cell>
          <table:table-cell table:style-name="ce202" office:value-type="float" office:value="2000">
            <text:p>2000</text:p>
          </table:table-cell>
          <table:table-cell table:style-name="ce202" office:value-type="float" office:value="3.5">
            <text:p>3.5</text:p>
          </table:table-cell>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Veil</text:p>
          </table:table-cell>
          <table:table-cell table:style-name="ce202" office:value-type="string">
            <text:p>uab4203</text:p>
          </table:table-cell>
          <table:table-cell table:style-name="ce202" office:value-type="string">
            <text:p>stealth</text:p>
          </table:table-cell>
          <table:table-cell table:style-name="ce202" office:value-type="float" office:value="600">
            <text:p>600</text:p>
          </table:table-cell>
          <table:table-cell table:style-name="ce202" office:value-type="float" office:value="2">
            <text:p>2</text:p>
          </table:table-cell>
          <table:table-cell table:style-name="ce203" office:value-type="string">
            <text:p>upgradable</text:p>
          </table:table-cell>
          <table:table-cell table:style-name="ce202" office:value-type="float" office:value="4">
            <text:p>4</text:p>
          </table:table-cell>
          <table:table-cell table:style-name="ce202" table:number-columns-repeated="3"/>
          <table:table-cell table:style-name="ce206"/>
          <table:table-cell table:style-name="ce206" office:value-type="float" office:value="24">
            <text:p>24</text:p>
          </table:table-cell>
          <table:table-cell table:style-name="ce202" office:value-type="float" office:value="325">
            <text:p>325</text:p>
          </table:table-cell>
          <table:table-cell table:style-name="ce203" table:formula="of:=[.M12]/[.D12]" office:value-type="float" office:value="0.541666666666667">
            <text:p>0.542</text:p>
          </table:table-cell>
          <table:table-cell table:style-name="ce202" office:value-type="float" office:value="5000">
            <text:p>5000</text:p>
          </table:table-cell>
          <table:table-cell table:style-name="ce202" office:value-type="float" office:value="250">
            <text:p>250</text:p>
          </table:table-cell>
          <table:table-cell table:style-name="ce202" office:value-type="float" office:value="300">
            <text:p>300</text:p>
          </table:table-cell>
          <table:table-cell table:style-name="ce202"/>
          <table:table-cell table:style-name="ce201" table:number-columns-repeated="997"/>
        </table:table-row>
        <table:table-row table:style-name="ro1">
          <table:table-cell table:style-name="ce201" office:value-type="string">
            <text:p>T3 Stealth</text:p>
          </table:table-cell>
          <table:table-cell table:style-name="ce202" office:value-type="string">
            <text:p>uab4304</text:p>
          </table:table-cell>
          <table:table-cell table:style-name="ce202" office:value-type="string">
            <text:p>stealth</text:p>
          </table:table-cell>
          <table:table-cell table:style-name="ce202" office:value-type="float" office:value="1140">
            <text:p>1140</text:p>
          </table:table-cell>
          <table:table-cell table:style-name="ce202" office:value-type="float" office:value="2">
            <text:p>2</text:p>
          </table:table-cell>
          <table:table-cell table:style-name="ce203" office:value-type="string">
            <text:p>aquatic</text:p>
          </table:table-cell>
          <table:table-cell table:number-columns-repeated="2" table:style-name="ce202" office:value-type="float" office:value="16">
            <text:p>16</text:p>
          </table:table-cell>
          <table:table-cell table:style-name="ce202" table:number-columns-repeated="2"/>
          <table:table-cell table:style-name="ce206"/>
          <table:table-cell table:style-name="ce206" office:value-type="float" office:value="48">
            <text:p>48</text:p>
          </table:table-cell>
          <table:table-cell table:style-name="ce202" office:value-type="float" office:value="900">
            <text:p>900</text:p>
          </table:table-cell>
          <table:table-cell table:style-name="ce203" table:formula="of:=[.M13]/[.D13]" office:value-type="float" office:value="0.789473684210526">
            <text:p>0.789</text:p>
          </table:table-cell>
          <table:table-cell table:style-name="ce202" office:value-type="float" office:value="12000">
            <text:p>12000</text:p>
          </table:table-cell>
          <table:table-cell table:style-name="ce202" office:value-type="float" office:value="600">
            <text:p>600</text:p>
          </table:table-cell>
          <table:table-cell table:style-name="ce202" office:value-type="float" office:value="2000">
            <text:p>20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Wake generator</text:p>
          </table:table-cell>
          <table:table-cell table:style-name="ce202" office:value-type="string">
            <text:p>bab4209</text:p>
          </table:table-cell>
          <table:table-cell table:style-name="ce202" office:value-type="string">
            <text:p>antitele</text:p>
          </table:table-cell>
          <table:table-cell table:style-name="ce202" office:value-type="float" office:value="800">
            <text:p>800</text:p>
          </table:table-cell>
          <table:table-cell table:style-name="ce202" office:value-type="float" office:value="1">
            <text:p>1</text:p>
          </table:table-cell>
          <table:table-cell table:style-name="ce203" office:value-type="string">
            <text:p>Anti-Teleport(48)</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675">
            <text:p>675</text:p>
          </table:table-cell>
          <table:table-cell table:style-name="ce203" table:formula="of:=[.M15]/[.D15]" office:value-type="float" office:value="0.84375">
            <text:p>0.844</text:p>
          </table:table-cell>
          <table:table-cell table:style-name="ce202" office:value-type="float" office:value="12500">
            <text:p>12500</text:p>
          </table:table-cell>
          <table:table-cell table:style-name="ce202" office:value-type="float" office:value="350">
            <text:p>350</text:p>
          </table:table-cell>
          <table:table-cell table:style-name="ce202" office:value-type="float" office:value="1200">
            <text:p>1200</text:p>
          </table:table-cell>
          <table:table-cell table:style-name="ce202"/>
          <table:table-cell table:style-name="ce201" table:number-columns-repeated="997"/>
        </table:table-row>
        <table:table-row table:style-name="ro1">
          <table:table-cell table:style-name="ce201" office:value-type="string">
            <text:p>T3 Wake gen</text:p>
          </table:table-cell>
          <table:table-cell table:style-name="ce202" office:value-type="string">
            <text:p>beb4309</text:p>
          </table:table-cell>
          <table:table-cell table:style-name="ce202" office:value-type="string">
            <text:p>antitele</text:p>
          </table:table-cell>
          <table:table-cell table:style-name="ce202" office:value-type="float" office:value="1300">
            <text:p>1300</text:p>
          </table:table-cell>
          <table:table-cell table:style-name="ce202" office:value-type="float" office:value="2">
            <text:p>2</text:p>
          </table:table-cell>
          <table:table-cell table:style-name="ce203" office:value-type="string">
            <text:p>Anti-Teleport(72)</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1750">
            <text:p>1750</text:p>
          </table:table-cell>
          <table:table-cell table:style-name="ce203" table:formula="of:=[.M16]/[.D16]" office:value-type="float" office:value="1.34615384615385">
            <text:p>1.346</text:p>
          </table:table-cell>
          <table:table-cell table:style-name="ce202" office:value-type="float" office:value="30900">
            <text:p>30900</text:p>
          </table:table-cell>
          <table:table-cell table:style-name="ce202" office:value-type="float" office:value="1050">
            <text:p>1050</text:p>
          </table:table-cell>
          <table:table-cell table:style-name="ce202" office:value-type="float" office:value="2500">
            <text:p>2500</text:p>
          </table:table-cell>
          <table:table-cell table:style-name="ce202"/>
          <table:table-cell table:style-name="ce201"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2" office:value-type="string">
            <text:p>SA1-1000</text:p>
          </table:table-cell>
          <table:table-cell table:style-name="ce184" office:value-type="string">
            <text:p>ueb3101</text:p>
          </table:table-cell>
          <table:table-cell table:style-name="ce184" office:value-type="string">
            <text:p>radar</text:p>
          </table:table-cell>
          <table:table-cell table:style-name="ce184" office:value-type="float" office:value="20">
            <text:p>20</text:p>
          </table:table-cell>
          <table:table-cell table:style-name="ce184"/>
          <table:table-cell table:style-name="ce190" office:value-type="string">
            <text:p>upgradable</text:p>
          </table:table-cell>
          <table:table-cell table:style-name="ce184" office:value-type="float" office:value="24">
            <text:p>24</text:p>
          </table:table-cell>
          <table:table-cell table:style-name="ce184"/>
          <table:table-cell table:style-name="ce184" office:value-type="float" office:value="104">
            <text:p>104</text:p>
          </table:table-cell>
          <table:table-cell table:style-name="ce184"/>
          <table:table-cell table:style-name="ce188" table:number-columns-repeated="2"/>
          <table:table-cell table:style-name="ce184" office:value-type="float" office:value="80">
            <text:p>80</text:p>
          </table:table-cell>
          <table:table-cell table:style-name="ce190" table:formula="of:=[.M18]/[.D18]" office:value-type="float" office:value="4">
            <text:p>4.0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SA2-2000</text:p>
          </table:table-cell>
          <table:table-cell table:style-name="ce184" office:value-type="string">
            <text:p>ueb3201</text:p>
          </table:table-cell>
          <table:table-cell table:style-name="ce184" office:value-type="string">
            <text:p>radar</text:p>
          </table:table-cell>
          <table:table-cell table:style-name="ce184" office:value-type="float" office:value="65">
            <text:p>65</text:p>
          </table:table-cell>
          <table:table-cell table:style-name="ce184" office:value-type="float" office:value="1">
            <text:p>1</text:p>
          </table:table-cell>
          <table:table-cell table:style-name="ce190" office:value-type="string">
            <text:p>upgradable</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4"/>
          <table:table-cell table:style-name="ce188" table:number-columns-repeated="2"/>
          <table:table-cell table:style-name="ce184" office:value-type="float" office:value="180">
            <text:p>180</text:p>
          </table:table-cell>
          <table:table-cell table:style-name="ce190" table:formula="of:=[.M19]/[.D19]" office:value-type="float" office:value="2.76923076923077">
            <text:p>2.769</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A3-3000</text:p>
          </table:table-cell>
          <table:table-cell table:style-name="ce184" office:value-type="string">
            <text:p>ueb3104</text:p>
          </table:table-cell>
          <table:table-cell table:style-name="ce184" office:value-type="string">
            <text:p>Omni</text:p>
          </table:table-cell>
          <table:table-cell table:style-name="ce184" office:value-type="float" office:value="160">
            <text:p>160</text:p>
          </table:table-cell>
          <table:table-cell table:style-name="ce184" office:value-type="float" office:value="2">
            <text:p>2</text:p>
          </table:table-cell>
          <table:table-cell table:style-name="ce190"/>
          <table:table-cell table:style-name="ce184" office:value-type="float" office:value="44">
            <text:p>44</text:p>
          </table:table-cell>
          <table:table-cell table:style-name="ce184"/>
          <table:table-cell table:style-name="ce184" office:value-type="float" office:value="320">
            <text:p>320</text:p>
          </table:table-cell>
          <table:table-cell table:style-name="ce184"/>
          <table:table-cell table:style-name="ce188" office:value-type="float" office:value="136">
            <text:p>136</text:p>
          </table:table-cell>
          <table:table-cell table:style-name="ce188"/>
          <table:table-cell table:style-name="ce184" office:value-type="float" office:value="2200">
            <text:p>2200</text:p>
          </table:table-cell>
          <table:table-cell table:style-name="ce190" table:formula="of:=[.M20]/[.D20]" office:value-type="float" office:value="13.75">
            <text:p>13.750</text:p>
          </table:table-cell>
          <table:table-cell table:style-name="ce184" office:value-type="float" office:value="30000">
            <text:p>30000</text:p>
          </table:table-cell>
          <table:table-cell table:style-name="ce184" office:value-type="float" office:value="2000">
            <text:p>200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182" office:value-type="string">
            <text:p>NG3 Longbow</text:p>
          </table:table-cell>
          <table:table-cell table:style-name="ce184" office:value-type="string">
            <text:p>sel0324</text:p>
          </table:table-cell>
          <table:table-cell table:style-name="ce184" office:value-type="string">
            <text:p>mobile</text:p>
          </table:table-cell>
          <table:table-cell table:style-name="ce184" office:value-type="float" office:value="1800">
            <text:p>1800</text:p>
          </table:table-cell>
          <table:table-cell table:style-name="ce184" office:value-type="float" office:value="2">
            <text:p>2</text:p>
          </table:table-cell>
          <table:table-cell table:style-name="ce190" office:value-type="string">
            <text:p>AA</text:p>
          </table:table-cell>
          <table:table-cell table:style-name="ce184" office:value-type="float" office:value="40">
            <text:p>40</text:p>
          </table:table-cell>
          <table:table-cell table:style-name="ce184" office:value-type="string">
            <text:p><text:s/></text:p>
          </table:table-cell>
          <table:table-cell table:style-name="ce184" office:value-type="float" office:value="248">
            <text:p>248</text:p>
          </table:table-cell>
          <table:table-cell table:style-name="ce184" office:value-type="string">
            <text:p><text:s/></text:p>
          </table:table-cell>
          <table:table-cell table:style-name="ce188" office:value-type="float" office:value="56">
            <text:p>56</text:p>
          </table:table-cell>
          <table:table-cell table:style-name="ce188" office:value-type="string">
            <text:p><text:s/></text:p>
          </table:table-cell>
          <table:table-cell table:style-name="ce184" office:value-type="float" office:value="2200">
            <text:p>2200</text:p>
          </table:table-cell>
          <table:table-cell table:style-name="ce190" table:formula="of:=[.M21]/[.D21]" office:value-type="float" office:value="1.22222222222222">
            <text:p>1.222</text:p>
          </table:table-cell>
          <table:table-cell table:style-name="ce184" office:value-type="float" office:value="30000">
            <text:p>30000</text:p>
          </table:table-cell>
          <table:table-cell table:style-name="ce184" office:value-type="float" office:value="850">
            <text:p>850</text:p>
          </table:table-cell>
          <table:table-cell table:style-name="ce184" office:value-type="float" office:value="2500">
            <text:p>2500</text:p>
          </table:table-cell>
          <table:table-cell table:style-name="ce184" office:value-type="float" office:value="3">
            <text:p>3</text:p>
          </table:table-cell>
          <table:table-cell table:style-name="ce182" table:number-columns-repeated="997"/>
        </table:table-row>
        <table:table-row table:style-name="ro1">
          <table:table-cell table:style-name="ce182" office:value-type="string">
            <text:p>Panopticon</text:p>
          </table:table-cell>
          <table:table-cell table:style-name="ce184" office:value-type="string">
            <text:p>seb3404</text:p>
          </table:table-cell>
          <table:table-cell table:style-name="ce184" office:value-type="string">
            <text:p>Omni</text:p>
          </table:table-cell>
          <table:table-cell table:style-name="ce184" office:value-type="float" office:value="5600">
            <text:p>5600</text:p>
          </table:table-cell>
          <table:table-cell table:style-name="ce184" office:value-type="float" office:value="4">
            <text:p>4</text:p>
          </table:table-cell>
          <table:table-cell table:style-name="ce190" office:value-type="string">
            <text:p>upgradable</text:p>
          </table:table-cell>
          <table:table-cell table:style-name="ce184" office:value-type="float" office:value="16">
            <text:p>16</text:p>
          </table:table-cell>
          <table:table-cell table:style-name="ce184"/>
          <table:table-cell table:style-name="ce184" office:value-type="float" office:value="560">
            <text:p>560</text:p>
          </table:table-cell>
          <table:table-cell table:style-name="ce184"/>
          <table:table-cell table:style-name="ce188" office:value-type="float" office:value="212">
            <text:p>212</text:p>
          </table:table-cell>
          <table:table-cell table:style-name="ce188"/>
          <table:table-cell table:style-name="ce184" office:value-type="float" office:value="8050">
            <text:p>8050</text:p>
          </table:table-cell>
          <table:table-cell table:style-name="ce190" table:formula="of:=[.M22]/[.D22]" office:value-type="float" office:value="1.4375">
            <text:p>1.438</text:p>
          </table:table-cell>
          <table:table-cell table:style-name="ce184" office:value-type="float" office:value="80495">
            <text:p>80495</text:p>
          </table:table-cell>
          <table:table-cell table:style-name="ce184" office:value-type="float" office:value="6440">
            <text:p>6440</text:p>
          </table:table-cell>
          <table:table-cell table:style-name="ce184" office:value-type="float" office:value="4500">
            <text:p>45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T1 Sonar</text:p>
          </table:table-cell>
          <table:table-cell table:style-name="ce184" office:value-type="string">
            <text:p>ueb3102</text:p>
          </table:table-cell>
          <table:table-cell table:style-name="ce184" office:value-type="string">
            <text:p>sonar</text:p>
          </table:table-cell>
          <table:table-cell table:style-name="ce184" office:value-type="float" office:value="200">
            <text:p>200</text:p>
          </table:table-cell>
          <table:table-cell table:style-name="ce184" office:value-type="float" office:value="1">
            <text:p>1</text:p>
          </table:table-cell>
          <table:table-cell table:style-name="ce190" office:value-type="string">
            <text:p>upgradable</text:p>
          </table:table-cell>
          <table:table-cell table:number-columns-repeated="2" table:style-name="ce184" office:value-type="float" office:value="24">
            <text:p>24</text:p>
          </table:table-cell>
          <table:table-cell table:style-name="ce184"/>
          <table:table-cell table:style-name="ce184" office:value-type="float" office:value="116">
            <text:p>116</text:p>
          </table:table-cell>
          <table:table-cell table:style-name="ce188" table:number-columns-repeated="2"/>
          <table:table-cell table:style-name="ce184" office:value-type="float" office:value="160">
            <text:p>160</text:p>
          </table:table-cell>
          <table:table-cell table:style-name="ce190" table:formula="of:=[.M24]/[.D24]" office:value-type="float" office:value="0.8">
            <text:p>0.8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T2 Sonar</text:p>
          </table:table-cell>
          <table:table-cell table:style-name="ce184" office:value-type="string">
            <text:p>ueb3202</text:p>
          </table:table-cell>
          <table:table-cell table:style-name="ce184" office:value-type="string">
            <text:p>sonar</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28">
            <text:p>28</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8"/>
          <table:table-cell table:style-name="ce188" office:value-type="string">
            <text:p>yes</text:p>
          </table:table-cell>
          <table:table-cell table:style-name="ce184" office:value-type="float" office:value="360">
            <text:p>360</text:p>
          </table:table-cell>
          <table:table-cell table:style-name="ce190" table:formula="of:=[.M25]/[.D25]" office:value-type="float" office:value="0.553846153846154">
            <text:p>0.554</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P3-3000</text:p>
          </table:table-cell>
          <table:table-cell table:style-name="ce184" office:value-type="string">
            <text:p>ues0305</text:p>
          </table:table-cell>
          <table:table-cell table:style-name="ce184" office:value-type="string">
            <text:p>mobile</text:p>
          </table:table-cell>
          <table:table-cell table:style-name="ce184" office:value-type="float" office:value="1200">
            <text:p>1200</text:p>
          </table:table-cell>
          <table:table-cell table:style-name="ce184" office:value-type="float" office:value="3">
            <text:p>3</text:p>
          </table:table-cell>
          <table:table-cell table:style-name="ce190" office:value-type="string">
            <text:p>Mobile/T1 Torp launcher</text:p>
          </table:table-cell>
          <table:table-cell table:style-name="ce184" office:value-type="float" office:value="32">
            <text:p>32</text:p>
          </table:table-cell>
          <table:table-cell table:style-name="ce184" office:value-type="float" office:value="40">
            <text:p>40</text:p>
          </table:table-cell>
          <table:table-cell table:style-name="ce184" office:value-type="float" office:value="80">
            <text:p>80</text:p>
          </table:table-cell>
          <table:table-cell table:style-name="ce184" office:value-type="float" office:value="232">
            <text:p>232</text:p>
          </table:table-cell>
          <table:table-cell table:style-name="ce188" office:value-type="float" office:value="28">
            <text:p>28</text:p>
          </table:table-cell>
          <table:table-cell table:style-name="ce188" office:value-type="string">
            <text:p>yes</text:p>
          </table:table-cell>
          <table:table-cell table:style-name="ce184" office:value-type="float" office:value="3200">
            <text:p>3200</text:p>
          </table:table-cell>
          <table:table-cell table:style-name="ce190" table:formula="of:=[.M26]/[.D26]" office:value-type="float" office:value="2.66666666666667">
            <text:p>2.667</text:p>
          </table:table-cell>
          <table:table-cell table:style-name="ce184" office:value-type="float" office:value="18500">
            <text:p>18500</text:p>
          </table:table-cell>
          <table:table-cell table:style-name="ce184" office:value-type="float" office:value="725">
            <text:p>725</text:p>
          </table:table-cell>
          <table:table-cell table:style-name="ce184" office:value-type="float" office:value="2000">
            <text:p>2000</text:p>
          </table:table-cell>
          <table:table-cell table:style-name="ce184" office:value-type="float" office:value="3.5">
            <text:p>3.5</text:p>
          </table:table-cell>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Scattershield</text:p>
          </table:table-cell>
          <table:table-cell table:style-name="ce184" office:value-type="string">
            <text:p>ueb4203</text:p>
          </table:table-cell>
          <table:table-cell table:style-name="ce184" office:value-type="string">
            <text:p>stealth</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4">
            <text:p>4</text:p>
          </table:table-cell>
          <table:table-cell table:style-name="ce184"/>
          <table:table-cell table:style-name="ce184" office:value-type="string">
            <text:p><text:s/></text:p>
          </table:table-cell>
          <table:table-cell table:style-name="ce184"/>
          <table:table-cell table:style-name="ce188"/>
          <table:table-cell table:style-name="ce188" office:value-type="float" office:value="24">
            <text:p>24</text:p>
          </table:table-cell>
          <table:table-cell table:style-name="ce184" office:value-type="float" office:value="360">
            <text:p>360</text:p>
          </table:table-cell>
          <table:table-cell table:style-name="ce190" table:formula="of:=[.M28]/[.D28]" office:value-type="float" office:value="0.553846153846154">
            <text:p>0.554</text:p>
          </table:table-cell>
          <table:table-cell table:style-name="ce184" office:value-type="float" office:value="5400">
            <text:p>54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Obfuscator</text:p>
          </table:table-cell>
          <table:table-cell table:style-name="ce184" office:value-type="string">
            <text:p>ueb4304</text:p>
          </table:table-cell>
          <table:table-cell table:style-name="ce184" office:value-type="string">
            <text:p>stealth</text:p>
          </table:table-cell>
          <table:table-cell table:style-name="ce184" office:value-type="float" office:value="1200">
            <text:p>1200</text:p>
          </table:table-cell>
          <table:table-cell table:style-name="ce184" office:value-type="float" office:value="2">
            <text:p>2</text:p>
          </table:table-cell>
          <table:table-cell table:style-name="ce190" office:value-type="string">
            <text:p>aquatic</text:p>
          </table:table-cell>
          <table:table-cell table:number-columns-repeated="2" table:style-name="ce184" office:value-type="float" office:value="16">
            <text:p>16</text:p>
          </table:table-cell>
          <table:table-cell table:style-name="ce184" table:number-columns-repeated="2"/>
          <table:table-cell table:style-name="ce188"/>
          <table:table-cell table:style-name="ce188" office:value-type="float" office:value="48">
            <text:p>48</text:p>
          </table:table-cell>
          <table:table-cell table:style-name="ce184" office:value-type="float" office:value="950">
            <text:p>950</text:p>
          </table:table-cell>
          <table:table-cell table:style-name="ce190" table:formula="of:=[.M29]/[.D29]" office:value-type="float" office:value="0.791666666666667">
            <text:p>0.792</text:p>
          </table:table-cell>
          <table:table-cell table:style-name="ce184" office:value-type="float" office:value="12500">
            <text:p>12500</text:p>
          </table:table-cell>
          <table:table-cell table:style-name="ce184" office:value-type="float" office:value="600">
            <text:p>600</text:p>
          </table:table-cell>
          <table:table-cell table:style-name="ce184" office:value-type="float" office:value="2000">
            <text:p>20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ATF-205</text:p>
          </table:table-cell>
          <table:table-cell table:style-name="ce184" office:value-type="string">
            <text:p>beb4209</text:p>
          </table:table-cell>
          <table:table-cell table:style-name="ce184" office:value-type="string">
            <text:p>antitele</text:p>
          </table:table-cell>
          <table:table-cell table:style-name="ce184" office:value-type="float" office:value="850">
            <text:p>850</text:p>
          </table:table-cell>
          <table:table-cell table:style-name="ce184" office:value-type="float" office:value="1">
            <text:p>1</text:p>
          </table:table-cell>
          <table:table-cell table:style-name="ce190" office:value-type="string">
            <text:p>Anti-Teleport(48)</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700">
            <text:p>700</text:p>
          </table:table-cell>
          <table:table-cell table:style-name="ce190" table:formula="of:=[.M31]/[.D31]" office:value-type="float" office:value="0.823529411764706">
            <text:p>0.824</text:p>
          </table:table-cell>
          <table:table-cell table:style-name="ce184" office:value-type="float" office:value="13125">
            <text:p>13125</text:p>
          </table:table-cell>
          <table:table-cell table:style-name="ce184" office:value-type="float" office:value="350">
            <text:p>350</text:p>
          </table:table-cell>
          <table:table-cell table:style-name="ce184" office:value-type="float" office:value="1250">
            <text:p>1250</text:p>
          </table:table-cell>
          <table:table-cell table:style-name="ce184"/>
          <table:table-cell table:style-name="ce182" table:number-columns-repeated="997"/>
        </table:table-row>
        <table:table-row table:style-name="ro1">
          <table:table-cell table:style-name="ce182" office:value-type="string">
            <text:p>ATF-305</text:p>
          </table:table-cell>
          <table:table-cell table:style-name="ce184" office:value-type="string">
            <text:p>beb4309</text:p>
          </table:table-cell>
          <table:table-cell table:style-name="ce184" office:value-type="string">
            <text:p>antitele</text:p>
          </table:table-cell>
          <table:table-cell table:style-name="ce184" office:value-type="float" office:value="1400">
            <text:p>1400</text:p>
          </table:table-cell>
          <table:table-cell table:style-name="ce184" office:value-type="float" office:value="2">
            <text:p>2</text:p>
          </table:table-cell>
          <table:table-cell table:style-name="ce190" office:value-type="string">
            <text:p>Anti-Teleport(72)</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1900">
            <text:p>1900</text:p>
          </table:table-cell>
          <table:table-cell table:style-name="ce190" table:formula="of:=[.M32]/[.D32]" office:value-type="float" office:value="1.35714285714286">
            <text:p>1.357</text:p>
          </table:table-cell>
          <table:table-cell table:style-name="ce184" office:value-type="float" office:value="32500">
            <text:p>32500</text:p>
          </table:table-cell>
          <table:table-cell table:style-name="ce184" office:value-type="float" office:value="1050">
            <text:p>105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3" office:value-type="string">
            <text:p>T1 Radar</text:p>
          </table:table-cell>
          <table:table-cell table:style-name="ce185" office:value-type="string">
            <text:p>urb3101</text:p>
          </table:table-cell>
          <table:table-cell table:style-name="ce185" office:value-type="string">
            <text:p>radar</text:p>
          </table:table-cell>
          <table:table-cell table:style-name="ce185" office:value-type="float" office:value="20">
            <text:p>20</text:p>
          </table:table-cell>
          <table:table-cell table:style-name="ce185"/>
          <table:table-cell table:style-name="ce191" office:value-type="string">
            <text:p>upgradable</text:p>
          </table:table-cell>
          <table:table-cell table:style-name="ce185" office:value-type="float" office:value="24">
            <text:p>24</text:p>
          </table:table-cell>
          <table:table-cell table:style-name="ce185"/>
          <table:table-cell table:style-name="ce185" office:value-type="float" office:value="104">
            <text:p>104</text:p>
          </table:table-cell>
          <table:table-cell table:style-name="ce185"/>
          <table:table-cell table:style-name="ce189" table:number-columns-repeated="2"/>
          <table:table-cell table:style-name="ce185" office:value-type="float" office:value="80">
            <text:p>80</text:p>
          </table:table-cell>
          <table:table-cell table:style-name="ce191" table:formula="of:=[.M34]/[.D34]" office:value-type="float" office:value="4">
            <text:p>4.0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T2 Radar</text:p>
          </table:table-cell>
          <table:table-cell table:style-name="ce185" office:value-type="string">
            <text:p>urb3201</text:p>
          </table:table-cell>
          <table:table-cell table:style-name="ce185" office:value-type="string">
            <text:p>radar</text:p>
          </table:table-cell>
          <table:table-cell table:style-name="ce185" office:value-type="float" office:value="65">
            <text:p>65</text:p>
          </table:table-cell>
          <table:table-cell table:style-name="ce185" office:value-type="float" office:value="1">
            <text:p>1</text:p>
          </table:table-cell>
          <table:table-cell table:style-name="ce191" office:value-type="string">
            <text:p>upgradable</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5"/>
          <table:table-cell table:style-name="ce189" table:number-columns-repeated="2"/>
          <table:table-cell table:style-name="ce185" office:value-type="float" office:value="180">
            <text:p>180</text:p>
          </table:table-cell>
          <table:table-cell table:style-name="ce191" table:formula="of:=[.M35]/[.D35]" office:value-type="float" office:value="2.76923076923077">
            <text:p>2.769</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Omni Sensor </text:p>
          </table:table-cell>
          <table:table-cell table:style-name="ce185" office:value-type="string">
            <text:p>urb3104</text:p>
          </table:table-cell>
          <table:table-cell table:style-name="ce185" office:value-type="string">
            <text:p>Omni</text:p>
          </table:table-cell>
          <table:table-cell table:style-name="ce185" office:value-type="float" office:value="160">
            <text:p>160</text:p>
          </table:table-cell>
          <table:table-cell table:style-name="ce185" office:value-type="float" office:value="3">
            <text:p>3</text:p>
          </table:table-cell>
          <table:table-cell table:style-name="ce191"/>
          <table:table-cell table:style-name="ce185" office:value-type="float" office:value="44">
            <text:p>44</text:p>
          </table:table-cell>
          <table:table-cell table:style-name="ce185"/>
          <table:table-cell table:style-name="ce185" office:value-type="float" office:value="320">
            <text:p>320</text:p>
          </table:table-cell>
          <table:table-cell table:style-name="ce185"/>
          <table:table-cell table:style-name="ce189" office:value-type="float" office:value="136">
            <text:p>136</text:p>
          </table:table-cell>
          <table:table-cell table:style-name="ce189"/>
          <table:table-cell table:style-name="ce185" office:value-type="float" office:value="2200">
            <text:p>2200</text:p>
          </table:table-cell>
          <table:table-cell table:style-name="ce191" table:formula="of:=[.M36]/[.D36]" office:value-type="float" office:value="13.75">
            <text:p>13.750</text:p>
          </table:table-cell>
          <table:table-cell table:style-name="ce185" office:value-type="float" office:value="30000">
            <text:p>30000</text:p>
          </table:table-cell>
          <table:table-cell table:style-name="ce185" office:value-type="float" office:value="2000">
            <text:p>200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183" office:value-type="string">
            <text:p>Adramelech</text:p>
          </table:table-cell>
          <table:table-cell table:style-name="ce185" office:value-type="string">
            <text:p>srl0324</text:p>
          </table:table-cell>
          <table:table-cell table:style-name="ce185" office:value-type="string">
            <text:p>mobile</text:p>
          </table:table-cell>
          <table:table-cell table:style-name="ce185" office:value-type="float" office:value="250">
            <text:p>250</text:p>
          </table:table-cell>
          <table:table-cell table:style-name="ce185" office:value-type="float" office:value="1">
            <text:p>1</text:p>
          </table:table-cell>
          <table:table-cell table:style-name="ce191" office:value-type="string">
            <text:p>Cloaking</text:p>
          </table:table-cell>
          <table:table-cell table:style-name="ce185" office:value-type="float" office:value="40">
            <text:p>40</text:p>
          </table:table-cell>
          <table:table-cell table:style-name="ce185"/>
          <table:table-cell table:style-name="ce185" office:value-type="float" office:value="248">
            <text:p>248</text:p>
          </table:table-cell>
          <table:table-cell table:style-name="ce185"/>
          <table:table-cell table:style-name="ce189" office:value-type="float" office:value="56">
            <text:p>56</text:p>
          </table:table-cell>
          <table:table-cell table:style-name="ce189" office:value-type="string">
            <text:p>cloak</text:p>
          </table:table-cell>
          <table:table-cell table:style-name="ce185" office:value-type="float" office:value="1750">
            <text:p>1750</text:p>
          </table:table-cell>
          <table:table-cell table:style-name="ce191" table:formula="of:=[.M37]/[.D37]" office:value-type="float" office:value="7">
            <text:p>7.000</text:p>
          </table:table-cell>
          <table:table-cell table:style-name="ce185" office:value-type="float" office:value="30000">
            <text:p>30000</text:p>
          </table:table-cell>
          <table:table-cell table:style-name="ce185" office:value-type="float" office:value="850">
            <text:p>850</text:p>
          </table:table-cell>
          <table:table-cell table:style-name="ce185" office:value-type="float" office:value="2500">
            <text:p>25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Soothsayer</text:p>
          </table:table-cell>
          <table:table-cell table:style-name="ce185" office:value-type="string">
            <text:p>xrb3301</text:p>
          </table:table-cell>
          <table:table-cell table:style-name="ce185" office:value-type="string">
            <text:p>Viz</text:p>
          </table:table-cell>
          <table:table-cell table:style-name="ce185" office:value-type="float" office:value="2150">
            <text:p>2150</text:p>
          </table:table-cell>
          <table:table-cell table:style-name="ce185" office:value-type="float" office:value="4">
            <text:p>4</text:p>
          </table:table-cell>
          <table:table-cell table:style-name="ce191"/>
          <table:table-cell table:style-name="ce185" office:value-type="float" office:value="200">
            <text:p>200</text:p>
          </table:table-cell>
          <table:table-cell table:style-name="ce185" table:number-columns-repeated="3"/>
          <table:table-cell table:style-name="ce189" table:number-columns-repeated="2"/>
          <table:table-cell table:style-name="ce185" office:value-type="float" office:value="3950">
            <text:p>3950</text:p>
          </table:table-cell>
          <table:table-cell table:style-name="ce191" table:formula="of:=[.M38]/[.D38]" office:value-type="float" office:value="1.83720930232558">
            <text:p>1.837</text:p>
          </table:table-cell>
          <table:table-cell table:style-name="ce185" office:value-type="float" office:value="54000">
            <text:p>54000</text:p>
          </table:table-cell>
          <table:table-cell table:style-name="ce185" office:value-type="float" office:value="3000">
            <text:p>3000</text:p>
          </table:table-cell>
          <table:table-cell table:style-name="ce185" office:value-type="float" office:value="4000">
            <text:p>4000</text:p>
          </table:table-cell>
          <table:table-cell table:style-name="ce185"/>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1 Sonar</text:p>
          </table:table-cell>
          <table:table-cell table:style-name="ce185" office:value-type="string">
            <text:p>urb3102</text:p>
          </table:table-cell>
          <table:table-cell table:style-name="ce185" office:value-type="string">
            <text:p>sonar</text:p>
          </table:table-cell>
          <table:table-cell table:style-name="ce185" office:value-type="float" office:value="200">
            <text:p>200</text:p>
          </table:table-cell>
          <table:table-cell table:style-name="ce185"/>
          <table:table-cell table:style-name="ce191" office:value-type="string">
            <text:p>upgradable</text:p>
          </table:table-cell>
          <table:table-cell table:number-columns-repeated="2" table:style-name="ce185" office:value-type="float" office:value="24">
            <text:p>24</text:p>
          </table:table-cell>
          <table:table-cell table:style-name="ce185"/>
          <table:table-cell table:style-name="ce185" office:value-type="float" office:value="116">
            <text:p>116</text:p>
          </table:table-cell>
          <table:table-cell table:style-name="ce189" table:number-columns-repeated="2"/>
          <table:table-cell table:style-name="ce185" office:value-type="float" office:value="160">
            <text:p>160</text:p>
          </table:table-cell>
          <table:table-cell table:style-name="ce191" table:formula="of:=[.M40]/[.D40]" office:value-type="float" office:value="0.8">
            <text:p>0.8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Flood</text:p>
          </table:table-cell>
          <table:table-cell table:style-name="ce185" office:value-type="string">
            <text:p>urb3202</text:p>
          </table:table-cell>
          <table:table-cell table:style-name="ce185" office:value-type="string">
            <text:p>sonar</text:p>
          </table:table-cell>
          <table:table-cell table:style-name="ce185" office:value-type="float" office:value="615">
            <text:p>615</text:p>
          </table:table-cell>
          <table:table-cell table:style-name="ce185" office:value-type="float" office:value="3">
            <text:p>3</text:p>
          </table:table-cell>
          <table:table-cell table:style-name="ce191" office:value-type="string">
            <text:p>upgradable</text:p>
          </table:table-cell>
          <table:table-cell table:style-name="ce185" office:value-type="float" office:value="28">
            <text:p>28</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9"/>
          <table:table-cell table:style-name="ce189" office:value-type="string">
            <text:p>yes</text:p>
          </table:table-cell>
          <table:table-cell table:style-name="ce185" office:value-type="float" office:value="360">
            <text:p>360</text:p>
          </table:table-cell>
          <table:table-cell table:style-name="ce191" table:formula="of:=[.M41]/[.D41]" office:value-type="float" office:value="0.585365853658537">
            <text:p>0.585</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Flood XR</text:p>
          </table:table-cell>
          <table:table-cell table:style-name="ce185" office:value-type="string">
            <text:p>urs0305</text:p>
          </table:table-cell>
          <table:table-cell table:style-name="ce185" office:value-type="string">
            <text:p>mobile</text:p>
          </table:table-cell>
          <table:table-cell table:style-name="ce185" office:value-type="float" office:value="1140">
            <text:p>1140</text:p>
          </table:table-cell>
          <table:table-cell table:style-name="ce185" office:value-type="float" office:value="4">
            <text:p>4</text:p>
          </table:table-cell>
          <table:table-cell table:style-name="ce191" office:value-type="string">
            <text:p>Mobile/Cloaking</text:p>
          </table:table-cell>
          <table:table-cell table:style-name="ce185" office:value-type="float" office:value="32">
            <text:p>32</text:p>
          </table:table-cell>
          <table:table-cell table:style-name="ce185" office:value-type="float" office:value="40">
            <text:p>40</text:p>
          </table:table-cell>
          <table:table-cell table:style-name="ce185" office:value-type="float" office:value="90">
            <text:p>90</text:p>
          </table:table-cell>
          <table:table-cell table:style-name="ce185" office:value-type="float" office:value="232">
            <text:p>232</text:p>
          </table:table-cell>
          <table:table-cell table:style-name="ce189" office:value-type="float" office:value="28">
            <text:p>28</text:p>
          </table:table-cell>
          <table:table-cell table:style-name="ce189" office:value-type="string">
            <text:p>yes</text:p>
          </table:table-cell>
          <table:table-cell table:style-name="ce185" office:value-type="float" office:value="3200">
            <text:p>3200</text:p>
          </table:table-cell>
          <table:table-cell table:style-name="ce191" table:formula="of:=[.M42]/[.D42]" office:value-type="float" office:value="2.80701754385965">
            <text:p>2.807</text:p>
          </table:table-cell>
          <table:table-cell table:style-name="ce185" office:value-type="float" office:value="18500">
            <text:p>18500</text:p>
          </table:table-cell>
          <table:table-cell table:style-name="ce185" office:value-type="float" office:value="725">
            <text:p>725</text:p>
          </table:table-cell>
          <table:table-cell table:style-name="ce185" office:value-type="float" office:value="2000">
            <text:p>2000</text:p>
          </table:table-cell>
          <table:table-cell table:style-name="ce185" office:value-type="float" office:value="3.5">
            <text:p>3.5</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wilight</text:p>
          </table:table-cell>
          <table:table-cell table:style-name="ce185" office:value-type="string">
            <text:p>urb4203</text:p>
          </table:table-cell>
          <table:table-cell table:style-name="ce185" office:value-type="string">
            <text:p>stealth</text:p>
          </table:table-cell>
          <table:table-cell table:style-name="ce185" office:value-type="float" office:value="600">
            <text:p>600</text:p>
          </table:table-cell>
          <table:table-cell table:style-name="ce185" office:value-type="float" office:value="2">
            <text:p>2</text:p>
          </table:table-cell>
          <table:table-cell table:style-name="ce191" office:value-type="string">
            <text:p>upgradable</text:p>
          </table:table-cell>
          <table:table-cell table:style-name="ce185" office:value-type="float" office:value="4">
            <text:p>4</text:p>
          </table:table-cell>
          <table:table-cell table:style-name="ce185" table:number-columns-repeated="3"/>
          <table:table-cell table:style-name="ce189"/>
          <table:table-cell table:style-name="ce189" office:value-type="float" office:value="28">
            <text:p>28</text:p>
          </table:table-cell>
          <table:table-cell table:style-name="ce185" office:value-type="float" office:value="360">
            <text:p>360</text:p>
          </table:table-cell>
          <table:table-cell table:style-name="ce191" table:formula="of:=[.M44]/[.D44]" office:value-type="float" office:value="0.6">
            <text:p>0.600</text:p>
          </table:table-cell>
          <table:table-cell table:style-name="ce185" office:value-type="float" office:value="5400">
            <text:p>54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Blackout</text:p>
          </table:table-cell>
          <table:table-cell table:style-name="ce185" office:value-type="string">
            <text:p>urb4304</text:p>
          </table:table-cell>
          <table:table-cell table:style-name="ce185" office:value-type="string">
            <text:p>stealth</text:p>
          </table:table-cell>
          <table:table-cell table:style-name="ce185" office:value-type="float" office:value="1140">
            <text:p>1140</text:p>
          </table:table-cell>
          <table:table-cell table:style-name="ce185" office:value-type="float" office:value="3">
            <text:p>3</text:p>
          </table:table-cell>
          <table:table-cell table:style-name="ce191" office:value-type="string">
            <text:p>aquatic</text:p>
          </table:table-cell>
          <table:table-cell table:number-columns-repeated="2" table:style-name="ce185" office:value-type="float" office:value="16">
            <text:p>16</text:p>
          </table:table-cell>
          <table:table-cell table:style-name="ce185" table:number-columns-repeated="2"/>
          <table:table-cell table:style-name="ce189"/>
          <table:table-cell table:style-name="ce189" office:value-type="float" office:value="52">
            <text:p>52</text:p>
          </table:table-cell>
          <table:table-cell table:style-name="ce185" office:value-type="float" office:value="950">
            <text:p>950</text:p>
          </table:table-cell>
          <table:table-cell table:style-name="ce191" table:formula="of:=[.M45]/[.D45]" office:value-type="float" office:value="0.833333333333333">
            <text:p>0.833</text:p>
          </table:table-cell>
          <table:table-cell table:style-name="ce185" office:value-type="float" office:value="12500">
            <text:p>12500</text:p>
          </table:table-cell>
          <table:table-cell table:style-name="ce185" office:value-type="float" office:value="600">
            <text:p>600</text:p>
          </table:table-cell>
          <table:table-cell table:style-name="ce185" office:value-type="float" office:value="2000">
            <text:p>2000</text:p>
          </table:table-cell>
          <table:table-cell table:style-name="ce185"/>
          <table:table-cell table:style-name="ce183" table:number-columns-repeated="997"/>
        </table:table-row>
        <table:table-row table:style-name="ro1">
          <table:table-cell table:style-name="ce183" office:value-type="string">
            <text:p>Darkness</text:p>
          </table:table-cell>
          <table:table-cell table:style-name="ce185" office:value-type="string">
            <text:p>srb4402</text:p>
          </table:table-cell>
          <table:table-cell table:style-name="ce185" office:value-type="string">
            <text:p>stealth</text:p>
          </table:table-cell>
          <table:table-cell table:style-name="ce185" office:value-type="float" office:value="8500">
            <text:p>8500</text:p>
          </table:table-cell>
          <table:table-cell table:style-name="ce185" office:value-type="float" office:value="6">
            <text:p>6</text:p>
          </table:table-cell>
          <table:table-cell table:style-name="ce191" office:value-type="string">
            <text:p>Stacking Sensor Disrupt</text:p>
          </table:table-cell>
          <table:table-cell table:style-name="ce204" office:value-type="percentage" office:value="-0.1">
            <text:p>-10.00%</text:p>
          </table:table-cell>
          <table:table-cell table:style-name="ce185"/>
          <table:table-cell table:style-name="ce204" office:value-type="percentage" office:value="-0.15">
            <text:p>-15.00%</text:p>
          </table:table-cell>
          <table:table-cell table:style-name="ce204" office:value-type="string">
            <text:p><text:s/></text:p>
          </table:table-cell>
          <table:table-cell table:style-name="ce204" office:value-type="percentage" office:value="-0.25">
            <text:p>-25.00%</text:p>
          </table:table-cell>
          <table:table-cell table:style-name="ce189" office:value-type="float" office:value="68">
            <text:p>68</text:p>
          </table:table-cell>
          <table:table-cell table:style-name="ce185" office:value-type="float" office:value="79000">
            <text:p>79000</text:p>
          </table:table-cell>
          <table:table-cell table:style-name="ce191" table:formula="of:=[.M46]/[.D46]" office:value-type="float" office:value="9.29411764705882">
            <text:p>9.294</text:p>
          </table:table-cell>
          <table:table-cell table:style-name="ce185" office:value-type="float" office:value="890000">
            <text:p>890000</text:p>
          </table:table-cell>
          <table:table-cell table:style-name="ce185" office:value-type="float" office:value="12500">
            <text:p>12500</text:p>
          </table:table-cell>
          <table:table-cell table:style-name="ce185" office:value-type="float" office:value="27000">
            <text:p>27000</text:p>
          </table:table-cell>
          <table:table-cell table:style-name="ce185"/>
          <table:table-cell table:style-name="ce183" table:number-columns-repeated="997"/>
        </table:table-row>
        <table:table-row table:style-name="ro1">
          <table:table-cell table:style-name="ce183" office:value-type="string">
            <text:p>Shadow</text:p>
          </table:table-cell>
          <table:table-cell table:style-name="ce185" office:value-type="string">
            <text:p>brb4401</text:p>
          </table:table-cell>
          <table:table-cell table:style-name="ce185" office:value-type="string">
            <text:p>cloak</text:p>
          </table:table-cell>
          <table:table-cell table:style-name="ce185" office:value-type="float" office:value="2950">
            <text:p>2950</text:p>
          </table:table-cell>
          <table:table-cell table:style-name="ce185" office:value-type="float" office:value="3">
            <text:p>3</text:p>
          </table:table-cell>
          <table:table-cell table:style-name="ce191" office:value-type="string">
            <text:p>CloakingField(32)</text:p>
          </table:table-cell>
          <table:table-cell table:style-name="ce185" office:value-type="float" office:value="16">
            <text:p>16</text:p>
          </table:table-cell>
          <table:table-cell table:style-name="ce185" table:number-columns-repeated="3"/>
          <table:table-cell table:style-name="ce189"/>
          <table:table-cell table:style-name="ce189" office:value-type="float" office:value="32">
            <text:p>32</text:p>
          </table:table-cell>
          <table:table-cell table:style-name="ce185" office:value-type="float" office:value="9850">
            <text:p>9850</text:p>
          </table:table-cell>
          <table:table-cell table:style-name="ce191" table:formula="of:=[.M47]/[.D47]" office:value-type="float" office:value="3.33898305084746">
            <text:p>3.339</text:p>
          </table:table-cell>
          <table:table-cell table:style-name="ce185" office:value-type="float" office:value="144000">
            <text:p>144000</text:p>
          </table:table-cell>
          <table:table-cell table:style-name="ce185" office:value-type="float" office:value="3500">
            <text:p>3500</text:p>
          </table:table-cell>
          <table:table-cell table:style-name="ce185" office:value-type="float" office:value="13500">
            <text:p>13500</text:p>
          </table:table-cell>
          <table:table-cell table:style-name="ce185"/>
          <table:table-cell table:style-name="ce183" table:number-columns-repeated="997"/>
        </table:table-row>
        <table:table-row table:style-name="ro1">
          <table:table-cell table:style-name="ce183" office:value-type="string">
            <text:p>Deceiver</text:p>
          </table:table-cell>
          <table:table-cell table:style-name="ce185" office:value-type="string">
            <text:p>url0306</text:p>
          </table:table-cell>
          <table:table-cell table:style-name="ce185" office:value-type="string">
            <text:p>mobile</text:p>
          </table:table-cell>
          <table:table-cell table:style-name="ce185" office:value-type="float" office:value="400">
            <text:p>400</text:p>
          </table:table-cell>
          <table:table-cell table:style-name="ce185" office:value-type="float" office:value="1">
            <text:p>1</text:p>
          </table:table-cell>
          <table:table-cell table:style-name="ce191" office:value-type="string">
            <text:p>T2 Land unit</text:p>
          </table:table-cell>
          <table:table-cell table:style-name="ce185" office:value-type="float" office:value="20">
            <text:p>20</text:p>
          </table:table-cell>
          <table:table-cell table:style-name="ce185" table:number-columns-repeated="3"/>
          <table:table-cell table:style-name="ce189"/>
          <table:table-cell table:style-name="ce189" office:value-type="float" office:value="20">
            <text:p>20</text:p>
          </table:table-cell>
          <table:table-cell table:style-name="ce185" office:value-type="float" office:value="240">
            <text:p>240</text:p>
          </table:table-cell>
          <table:table-cell table:style-name="ce191" table:formula="of:=[.M48]/[.D48]" office:value-type="float" office:value="0.6">
            <text:p>0.600</text:p>
          </table:table-cell>
          <table:table-cell table:style-name="ce185" office:value-type="float" office:value="1950">
            <text:p>1950</text:p>
          </table:table-cell>
          <table:table-cell table:style-name="ce185" office:value-type="float" office:value="40">
            <text:p>40</text:p>
          </table:table-cell>
          <table:table-cell table:style-name="ce185" office:value-type="float" office:value="400">
            <text:p>4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Deviator</text:p>
          </table:table-cell>
          <table:table-cell table:style-name="ce185" office:value-type="string">
            <text:p>url0307</text:p>
          </table:table-cell>
          <table:table-cell table:style-name="ce185" office:value-type="string">
            <text:p>mobile</text:p>
          </table:table-cell>
          <table:table-cell table:style-name="ce185" office:value-type="float" office:value="695">
            <text:p>695</text:p>
          </table:table-cell>
          <table:table-cell table:style-name="ce185" office:value-type="float" office:value="2">
            <text:p>2</text:p>
          </table:table-cell>
          <table:table-cell table:style-name="ce191" office:value-type="string">
            <text:p>NonStack Sensor Disrupt</text:p>
          </table:table-cell>
          <table:table-cell table:style-name="ce204" office:value-type="percentage" office:value="-0.2">
            <text:p>-20.00%</text:p>
          </table:table-cell>
          <table:table-cell table:style-name="ce185"/>
          <table:table-cell table:number-columns-repeated="2" table:style-name="ce204" office:value-type="percentage" office:value="-0.3">
            <text:p>-30.00%</text:p>
          </table:table-cell>
          <table:table-cell table:style-name="ce204" office:value-type="percentage" office:value="-0.4">
            <text:p>-40.00%</text:p>
          </table:table-cell>
          <table:table-cell table:style-name="ce189" office:value-type="float" office:value="28">
            <text:p>28</text:p>
          </table:table-cell>
          <table:table-cell table:style-name="ce185" office:value-type="float" office:value="450">
            <text:p>450</text:p>
          </table:table-cell>
          <table:table-cell table:style-name="ce191" table:formula="of:=[.M49]/[.D49]" office:value-type="float" office:value="0.647482014388489">
            <text:p>0.647</text:p>
          </table:table-cell>
          <table:table-cell table:style-name="ce185" office:value-type="float" office:value="3600">
            <text:p>3600</text:p>
          </table:table-cell>
          <table:table-cell table:style-name="ce185" office:value-type="float" office:value="660">
            <text:p>66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Operative</text:p>
          </table:table-cell>
          <table:table-cell table:style-name="ce185" office:value-type="string">
            <text:p>srl0316</text:p>
          </table:table-cell>
          <table:table-cell table:style-name="ce185" office:value-type="string">
            <text:p>mobile</text:p>
          </table:table-cell>
          <table:table-cell table:style-name="ce185" office:value-type="float" office:value="750">
            <text:p>750</text:p>
          </table:table-cell>
          <table:table-cell table:style-name="ce185" office:value-type="float" office:value="3">
            <text:p>3</text:p>
          </table:table-cell>
          <table:table-cell table:style-name="ce191" office:value-type="string">
            <text:p>T3 Amphibious/Cloaking</text:p>
          </table:table-cell>
          <table:table-cell table:number-columns-repeated="2" table:style-name="ce185" office:value-type="float" office:value="24">
            <text:p>24</text:p>
          </table:table-cell>
          <table:table-cell table:style-name="ce185" table:number-columns-repeated="2"/>
          <table:table-cell table:style-name="ce189"/>
          <table:table-cell table:style-name="ce189" office:value-type="float" office:value="28">
            <text:p>28</text:p>
          </table:table-cell>
          <table:table-cell table:style-name="ce185" office:value-type="float" office:value="540">
            <text:p>540</text:p>
          </table:table-cell>
          <table:table-cell table:style-name="ce191" table:formula="of:=[.M50]/[.D50]" office:value-type="float" office:value="0.72">
            <text:p>0.720</text:p>
          </table:table-cell>
          <table:table-cell table:style-name="ce185" office:value-type="float" office:value="3500">
            <text:p>3500</text:p>
          </table:table-cell>
          <table:table-cell table:style-name="ce185" office:value-type="float" office:value="150">
            <text:p>15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xrs0205</text:p>
          </table:table-cell>
          <table:table-cell table:style-name="ce185" office:value-type="string">
            <text:p>mobile</text:p>
          </table:table-cell>
          <table:table-cell table:style-name="ce185" office:value-type="float" office:value="1200">
            <text:p>1200</text:p>
          </table:table-cell>
          <table:table-cell table:style-name="ce185" office:value-type="float" office:value="4">
            <text:p>4</text:p>
          </table:table-cell>
          <table:table-cell table:style-name="ce191" office:value-type="string">
            <text:p>T2 Naval unit</text:p>
          </table:table-cell>
          <table:table-cell table:style-name="ce185" office:value-type="float" office:value="28">
            <text:p>28</text:p>
          </table:table-cell>
          <table:table-cell table:style-name="ce185" office:value-type="float" office:value="18">
            <text:p>18</text:p>
          </table:table-cell>
          <table:table-cell table:style-name="ce185" table:number-columns-repeated="2"/>
          <table:table-cell table:style-name="ce189"/>
          <table:table-cell table:style-name="ce189" office:value-type="float" office:value="48">
            <text:p>48</text:p>
          </table:table-cell>
          <table:table-cell table:style-name="ce185" office:value-type="float" office:value="1050">
            <text:p>1050</text:p>
          </table:table-cell>
          <table:table-cell table:style-name="ce191" table:formula="of:=[.M51]/[.D51]" office:value-type="float" office:value="0.875">
            <text:p>0.875</text:p>
          </table:table-cell>
          <table:table-cell table:style-name="ce185" office:value-type="float" office:value="6750">
            <text:p>6750</text:p>
          </table:table-cell>
          <table:table-cell table:style-name="ce185" office:value-type="float" office:value="350">
            <text:p>350</text:p>
          </table:table-cell>
          <table:table-cell table:style-name="ce185" office:value-type="float" office:value="1900">
            <text:p>1900</text:p>
          </table:table-cell>
          <table:table-cell table:style-name="ce185" office:value-type="float" office:value="4">
            <text:p>4</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Mist</text:p>
          </table:table-cell>
          <table:table-cell table:style-name="ce185" office:value-type="string">
            <text:p>brb4209</text:p>
          </table:table-cell>
          <table:table-cell table:style-name="ce185" office:value-type="string">
            <text:p>antitele</text:p>
          </table:table-cell>
          <table:table-cell table:style-name="ce185" office:value-type="float" office:value="800">
            <text:p>800</text:p>
          </table:table-cell>
          <table:table-cell table:style-name="ce185" office:value-type="float" office:value="2">
            <text:p>2</text:p>
          </table:table-cell>
          <table:table-cell table:style-name="ce191" office:value-type="string">
            <text:p>Anti-Teleport(48)</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700">
            <text:p>700</text:p>
          </table:table-cell>
          <table:table-cell table:style-name="ce191" table:formula="of:=[.M53]/[.D53]" office:value-type="float" office:value="0.875">
            <text:p>0.875</text:p>
          </table:table-cell>
          <table:table-cell table:style-name="ce185" office:value-type="float" office:value="13125">
            <text:p>13125</text:p>
          </table:table-cell>
          <table:table-cell table:style-name="ce185" office:value-type="float" office:value="350">
            <text:p>350</text:p>
          </table:table-cell>
          <table:table-cell table:style-name="ce185" office:value-type="float" office:value="1250">
            <text:p>1250</text:p>
          </table:table-cell>
          <table:table-cell table:style-name="ce185"/>
          <table:table-cell table:style-name="ce183" table:number-columns-repeated="997"/>
        </table:table-row>
        <table:table-row table:style-name="ro1">
          <table:table-cell table:style-name="ce183" office:value-type="string">
            <text:p>Shroud</text:p>
          </table:table-cell>
          <table:table-cell table:style-name="ce185" office:value-type="string">
            <text:p>brb4309</text:p>
          </table:table-cell>
          <table:table-cell table:style-name="ce185" office:value-type="string">
            <text:p>antitele</text:p>
          </table:table-cell>
          <table:table-cell table:style-name="ce185" office:value-type="float" office:value="1300">
            <text:p>1300</text:p>
          </table:table-cell>
          <table:table-cell table:style-name="ce185" office:value-type="float" office:value="3">
            <text:p>3</text:p>
          </table:table-cell>
          <table:table-cell table:style-name="ce191" office:value-type="string">
            <text:p>Anti-Teleport(72)</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1900">
            <text:p>1900</text:p>
          </table:table-cell>
          <table:table-cell table:style-name="ce191" table:formula="of:=[.M54]/[.D54]" office:value-type="float" office:value="1.46153846153846">
            <text:p>1.462</text:p>
          </table:table-cell>
          <table:table-cell table:style-name="ce185" office:value-type="float" office:value="32500">
            <text:p>32500</text:p>
          </table:table-cell>
          <table:table-cell table:style-name="ce185" office:value-type="float" office:value="1050">
            <text:p>105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40">
            <text:p>40</text:p>
          </table:table-cell>
          <table:table-cell table:style-name="ce30" office:value-type="float" office:value="90">
            <text:p>90</text:p>
          </table:table-cell>
          <table:table-cell table:style-name="ce30" office:value-type="float" office:value="232">
            <text:p>232</text:p>
          </table:table-cell>
          <table:table-cell table:style-name="ce54" office:value-type="float" office:value="28">
            <text:p>28</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8500">
            <text:p>18500</text:p>
          </table:table-cell>
          <table:table-cell table:style-name="ce30" office:value-type="float" office:value="725">
            <text:p>72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7"/>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24" table:default-cell-style-name="ce30"/>
        <table:table-column table:style-name="co46" table:default-cell-style-name="ce30"/>
        <table:table-column table:style-name="co125" table:default-cell-style-name="ce30"/>
        <table:table-column table:style-name="co110" table:default-cell-style-name="ce30"/>
        <table:table-column table:style-name="co126" table:default-cell-style-name="ce30"/>
        <table:table-column table:style-name="co86" table:default-cell-style-name="ce30"/>
        <table:table-column table:style-name="co1" table:default-cell-style-name="ce30"/>
        <table:table-column table:style-name="co81" table:default-cell-style-name="ce30"/>
        <table:table-column table:style-name="co127" table:default-cell-style-name="ce30"/>
        <table:table-column table:style-name="co1" table:number-columns-repeated="2" table:default-cell-style-name="ce30"/>
        <table:table-column table:style-name="co127" table:default-cell-style-name="ce30"/>
        <table:table-column table:style-name="co1" table:number-columns-repeated="984" table:default-cell-style-name="ce182"/>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93" table:number-columns-repeated="984"/>
          <table:table-cell table:number-columns-repeated="27"/>
        </table:table-row>
        <table:table-row table:style-name="ro1">
          <table:table-cell table:style-name="ce193"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93" table:number-columns-repeated="984"/>
          <table:table-cell table:number-columns-repeated="27"/>
        </table:table-row>
        <table:table-row table:style-name="ro1">
          <table:table-cell table:style-name="ce193"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93" table:number-columns-repeated="984"/>
          <table:table-cell table:number-columns-repeated="27"/>
        </table:table-row>
        <table:table-row table:style-name="ro1">
          <table:table-cell table:style-name="ce193"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93" table:number-columns-repeated="984"/>
          <table:table-cell table:number-columns-repeated="27"/>
        </table:table-row>
        <table:table-row table:style-name="ro1">
          <table:table-cell table:style-name="ce193"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93" table:number-columns-repeated="984"/>
          <table:table-cell table:number-columns-repeated="27"/>
        </table:table-row>
        <table:table-row table:style-name="ro1">
          <table:table-cell table:style-name="ce182" office:value-type="string">
            <text:p>Poker</text:p>
          </table:table-cell>
          <table:table-cell table:style-name="ce184" office:value-type="string">
            <text:p>seb2103</text:p>
          </table:table-cell>
          <table:table-cell table:style-name="ce184" office:value-type="string">
            <text:p>T1</text:p>
          </table:table-cell>
          <table:table-cell table:style-name="ce184" office:value-type="float" office:value="82.5">
            <text:p>82.5</text:p>
          </table:table-cell>
          <table:table-cell table:style-name="ce184" table:number-columns-repeated="2"/>
          <table:table-cell table:style-name="ce184" office:value-type="float" office:value="1.5">
            <text:p>1.5</text:p>
          </table:table-cell>
          <table:table-cell table:style-name="ce184" table:formula="of:= PI() * ([.G8]*[.G8])" office:value-type="float" office:value="7.06858347057703">
            <text:p>7.07</text:p>
          </table:table-cell>
          <table:table-cell table:style-name="ce184" office:value-type="float" office:value="300">
            <text:p>300</text:p>
          </table:table-cell>
          <table:table-cell table:style-name="ce184" office:value-type="float" office:value="150">
            <text:p>150</text:p>
          </table:table-cell>
          <table:table-cell table:style-name="ce184" table:formula="of:= INT((([.H8]*[.I8])/10)*0.75) * (1+[.L8])" office:value-type="float" office:value="152.991618818585">
            <text:p>152.99</text:p>
          </table:table-cell>
          <table:table-cell table:style-name="ce184" table:formula="of:= LOG([.M8]/60)" office:value-type="float" office:value="-0.0377885608893998">
            <text:p>-0.04</text:p>
          </table:table-cell>
          <table:table-cell table:style-name="ce184" office:value-type="float" office:value="55">
            <text:p>55</text:p>
          </table:table-cell>
          <table:table-cell table:number-columns-repeated="1011"/>
        </table:table-row>
        <table:table-row table:style-name="ro1">
          <table:table-cell table:style-name="ce182" office:value-type="string">
            <text:p>Klink Hammer</text:p>
          </table:table-cell>
          <table:table-cell table:style-name="ce184" office:value-type="string">
            <text:p>ueb2303</text:p>
          </table:table-cell>
          <table:table-cell table:style-name="ce184" office:value-type="string">
            <text:p>T2</text:p>
          </table:table-cell>
          <table:table-cell table:style-name="ce184" office:value-type="float" office:value="166">
            <text:p>166</text:p>
          </table:table-cell>
          <table:table-cell table:style-name="ce184" table:number-columns-repeated="2"/>
          <table:table-cell table:style-name="ce184" office:value-type="float" office:value="2">
            <text:p>2</text:p>
          </table:table-cell>
          <table:table-cell table:style-name="ce184" table:formula="of:= PI() * ([.G9]*[.G9])" office:value-type="float" office:value="12.5663706143592">
            <text:p>12.57</text:p>
          </table:table-cell>
          <table:table-cell table:style-name="ce184" office:value-type="float" office:value="1500">
            <text:p>1500</text:p>
          </table:table-cell>
          <table:table-cell table:style-name="ce184" office:value-type="float" office:value="1860">
            <text:p>1860</text:p>
          </table:table-cell>
          <table:table-cell table:style-name="ce184" table:formula="of:= INT((([.H9]*[.I9])/10)*0.75) * (1+[.L9])" office:value-type="float" office:value="1863.4061315883">
            <text:p>1863.41</text:p>
          </table:table-cell>
          <table:table-cell table:style-name="ce184" table:formula="of:= LOG([.M9]/60)" office:value-type="float" office:value="0.318758762624413">
            <text:p>0.32</text:p>
          </table:table-cell>
          <table:table-cell table:style-name="ce184" office:value-type="float" office:value="125">
            <text:p>125</text:p>
          </table:table-cell>
          <table:table-cell table:number-columns-repeated="1011"/>
        </table:table-row>
        <table:table-row table:style-name="ro1">
          <table:table-cell table:style-name="ce182" office:value-type="string">
            <text:p>Hellstorm</text:p>
          </table:table-cell>
          <table:table-cell table:style-name="ce184" office:value-type="string">
            <text:p>beb2303</text:p>
          </table:table-cell>
          <table:table-cell table:style-name="ce184" office:value-type="string">
            <text:p>T2</text:p>
          </table:table-cell>
          <table:table-cell table:style-name="ce184" office:value-type="float" office:value="125">
            <text:p>125</text:p>
          </table:table-cell>
          <table:table-cell table:style-name="ce184" table:number-columns-repeated="2"/>
          <table:table-cell table:style-name="ce184" office:value-type="float" office:value="2">
            <text:p>2</text:p>
          </table:table-cell>
          <table:table-cell table:style-name="ce184" table:formula="of:= PI() * ([.G10]*[.G10])" office:value-type="float" office:value="12.5663706143592">
            <text:p>12.57</text:p>
          </table:table-cell>
          <table:table-cell table:style-name="ce184" office:value-type="float" office:value="250">
            <text:p>250</text:p>
          </table:table-cell>
          <table:table-cell table:style-name="ce184" office:value-type="float" office:value="240">
            <text:p>240</text:p>
          </table:table-cell>
          <table:table-cell table:style-name="ce184" table:formula="of:= INT((([.H10]*[.I10])/10)*0.75) * (1+[.L10])" office:value-type="float" office:value="243.169094970915">
            <text:p>243.17</text:p>
          </table:table-cell>
          <table:table-cell table:style-name="ce184" table:formula="of:= LOG([.M10]/60)" office:value-type="float" office:value="0.0347621062592119">
            <text:p>0.03</text:p>
          </table:table-cell>
          <table:table-cell table:style-name="ce184" office:value-type="float" office:value="65">
            <text:p>65</text:p>
          </table:table-cell>
          <table:table-cell table:number-columns-repeated="1011"/>
        </table:table-row>
        <table:table-row table:style-name="ro1">
          <table:table-cell table:style-name="ce182" office:value-type="string">
            <text:p>Guardian</text:p>
          </table:table-cell>
          <table:table-cell table:style-name="ce184" office:value-type="string">
            <text:p>seb2311</text:p>
          </table:table-cell>
          <table:table-cell table:style-name="ce184" office:value-type="string">
            <text:p>T3</text:p>
          </table:table-cell>
          <table:table-cell table:style-name="ce184" office:value-type="float" office:value="360">
            <text:p>360</text:p>
          </table:table-cell>
          <table:table-cell table:style-name="ce184" table:number-columns-repeated="2"/>
          <table:table-cell table:style-name="ce184" office:value-type="float" office:value="2">
            <text:p>2</text:p>
          </table:table-cell>
          <table:table-cell table:style-name="ce184" table:formula="of:= PI() * ([.G11]*[.G11])" office:value-type="float" office:value="12.5663706143592">
            <text:p>12.57</text:p>
          </table:table-cell>
          <table:table-cell table:style-name="ce184" office:value-type="float" office:value="900">
            <text:p>900</text:p>
          </table:table-cell>
          <table:table-cell table:style-name="ce184" office:value-type="float" office:value="950">
            <text:p>950</text:p>
          </table:table-cell>
          <table:table-cell table:style-name="ce184" table:formula="of:= INT((([.H11]*[.I11])/10)*0.75) * (1+[.L11])" office:value-type="float" office:value="949.315513088965">
            <text:p>949.32</text:p>
          </table:table-cell>
          <table:table-cell table:style-name="ce184" table:formula="of:= LOG([.M11]/60)" office:value-type="float" office:value="0.119475840906798">
            <text:p>0.12</text:p>
          </table:table-cell>
          <table:table-cell table:style-name="ce184" office:value-type="float" office:value="79">
            <text:p>79</text:p>
          </table:table-cell>
          <table:table-cell table:number-columns-repeated="1011"/>
        </table:table-row>
        <table:table-row table:style-name="ro1">
          <table:table-cell table:style-name="ce182" office:value-type="string">
            <text:p>Jackhammer</text:p>
          </table:table-cell>
          <table:table-cell table:style-name="ce184" office:value-type="string">
            <text:p>leb2320</text:p>
          </table:table-cell>
          <table:table-cell table:style-name="ce184" office:value-type="string">
            <text:p>T3</text:p>
          </table:table-cell>
          <table:table-cell table:style-name="ce184" office:value-type="float" office:value="498">
            <text:p>498</text:p>
          </table:table-cell>
          <table:table-cell table:style-name="ce184" table:number-columns-repeated="2"/>
          <table:table-cell table:style-name="ce184" office:value-type="float" office:value="2">
            <text:p>2</text:p>
          </table:table-cell>
          <table:table-cell table:style-name="ce184" table:formula="of:= PI() * ([.G12]*[.G12])" office:value-type="float" office:value="12.5663706143592">
            <text:p>12.57</text:p>
          </table:table-cell>
          <table:table-cell table:style-name="ce184" office:value-type="float" office:value="1500">
            <text:p>1500</text:p>
          </table:table-cell>
          <table:table-cell table:style-name="ce184" office:value-type="float" office:value="2000">
            <text:p>2000</text:p>
          </table:table-cell>
          <table:table-cell table:style-name="ce184" table:formula="of:= INT((([.H12]*[.I12])/10)*0.75) * (1+[.L12])" office:value-type="float" office:value="1995.41097272253">
            <text:p>1995.41</text:p>
          </table:table-cell>
          <table:table-cell table:style-name="ce184" table:formula="of:= LOG([.M12]/60)" office:value-type="float" office:value="0.412180447786648">
            <text:p>0.41</text:p>
          </table:table-cell>
          <table:table-cell table:style-name="ce184" office:value-type="float" office:value="155">
            <text:p>155</text:p>
          </table:table-cell>
          <table:table-cell table:number-columns-repeated="1011"/>
        </table:table-row>
        <table:table-row table:style-name="ro1">
          <table:table-cell table:style-name="ce183" office:value-type="string">
            <text:p>Little Bertha</text:p>
          </table:table-cell>
          <table:table-cell table:style-name="ce185" office:value-type="string">
            <text:p>srb2103</text:p>
          </table:table-cell>
          <table:table-cell table:style-name="ce185" office:value-type="string">
            <text:p>T1</text:p>
          </table:table-cell>
          <table:table-cell table:style-name="ce185" office:value-type="float" office:value="75">
            <text:p>75</text:p>
          </table:table-cell>
          <table:table-cell table:style-name="ce185" table:number-columns-repeated="2"/>
          <table:table-cell table:style-name="ce185" office:value-type="float" office:value="1.5">
            <text:p>1.5</text:p>
          </table:table-cell>
          <table:table-cell table:style-name="ce185" table:formula="of:= PI() * ([.G13]*[.G13])" office:value-type="float" office:value="7.06858347057703">
            <text:p>7.07</text:p>
          </table:table-cell>
          <table:table-cell table:style-name="ce185" office:value-type="float" office:value="300">
            <text:p>300</text:p>
          </table:table-cell>
          <table:table-cell table:style-name="ce185" office:value-type="float" office:value="150">
            <text:p>150</text:p>
          </table:table-cell>
          <table:table-cell table:style-name="ce185" table:formula="of:= INT((([.H13]*[.I13])/10)*0.75) * (1+[.L13])" office:value-type="float" office:value="152.991618818585">
            <text:p>152.99</text:p>
          </table:table-cell>
          <table:table-cell table:style-name="ce185" table:formula="of:= LOG([.M13]/60)" office:value-type="float" office:value="-0.0377885608893998">
            <text:p>-0.04</text:p>
          </table:table-cell>
          <table:table-cell table:style-name="ce185" office:value-type="float" office:value="55">
            <text:p>55</text:p>
          </table:table-cell>
          <table:table-cell table:style-name="ce183" table:number-columns-repeated="984"/>
          <table:table-cell table:number-columns-repeated="27"/>
        </table:table-row>
        <table:table-row table:style-name="ro1">
          <table:table-cell table:style-name="ce183" office:value-type="string">
            <text:p>Gunther</text:p>
          </table:table-cell>
          <table:table-cell table:style-name="ce185" office:value-type="string">
            <text:p>urb2303</text:p>
          </table:table-cell>
          <table:table-cell table:style-name="ce185" office:value-type="string">
            <text:p>T2</text:p>
          </table:table-cell>
          <table:table-cell table:style-name="ce185" office:value-type="float" office:value="133">
            <text:p>133</text:p>
          </table:table-cell>
          <table:table-cell table:style-name="ce185" table:number-columns-repeated="2"/>
          <table:table-cell table:style-name="ce185" office:value-type="float" office:value="2.8">
            <text:p>2.8</text:p>
          </table:table-cell>
          <table:table-cell table:style-name="ce185" table:formula="of:= PI() * ([.G14]*[.G14])" office:value-type="float" office:value="24.630086404144">
            <text:p>24.63</text:p>
          </table:table-cell>
          <table:table-cell table:style-name="ce185" office:value-type="float" office:value="1200">
            <text:p>1200</text:p>
          </table:table-cell>
          <table:table-cell table:style-name="ce185" office:value-type="float" office:value="2925">
            <text:p>2925</text:p>
          </table:table-cell>
          <table:table-cell table:style-name="ce185" table:formula="of:= INT((([.H14]*[.I14])/10)*0.75) * (1+[.L14])" office:value-type="float" office:value="2922.3694179757">
            <text:p>2922.37</text:p>
          </table:table-cell>
          <table:table-cell table:style-name="ce185" table:formula="of:= LOG([.M14]/60)" office:value-type="float" office:value="0.318758762624413">
            <text:p>0.32</text:p>
          </table:table-cell>
          <table:table-cell table:style-name="ce185" office:value-type="float" office:value="125">
            <text:p>125</text:p>
          </table:table-cell>
          <table:table-cell table:style-name="ce183" table:number-columns-repeated="984"/>
          <table:table-cell table:number-columns-repeated="27"/>
        </table:table-row>
        <table:table-row table:style-name="ro1">
          <table:table-cell table:style-name="ce183" office:value-type="string">
            <text:p>Squall</text:p>
          </table:table-cell>
          <table:table-cell table:style-name="ce185" office:value-type="string">
            <text:p>brb2303</text:p>
          </table:table-cell>
          <table:table-cell table:style-name="ce185" office:value-type="string">
            <text:p>T2</text:p>
          </table:table-cell>
          <table:table-cell table:style-name="ce185" office:value-type="float" office:value="120">
            <text:p>120</text:p>
          </table:table-cell>
          <table:table-cell table:style-name="ce185" table:number-columns-repeated="2"/>
          <table:table-cell table:style-name="ce185" office:value-type="float" office:value="2">
            <text:p>2</text:p>
          </table:table-cell>
          <table:table-cell table:style-name="ce185" table:formula="of:= PI() * ([.G15]*[.G15])" office:value-type="float" office:value="12.5663706143592">
            <text:p>12.57</text:p>
          </table:table-cell>
          <table:table-cell table:number-columns-repeated="2" table:style-name="ce185" office:value-type="float" office:value="80">
            <text:p>80</text:p>
          </table:table-cell>
          <table:table-cell table:style-name="ce185" table:formula="of:= INT((([.H15]*[.I15])/10)*0.75) * (1+[.L15])" office:value-type="float" office:value="80.021009222296">
            <text:p>80.02</text:p>
          </table:table-cell>
          <table:table-cell table:style-name="ce185" table:formula="of:= LOG([.M15]/60)" office:value-type="float" office:value="0.0669467896306132">
            <text:p>0.07</text:p>
          </table:table-cell>
          <table:table-cell table:style-name="ce185" office:value-type="float" office:value="70">
            <text:p>70</text:p>
          </table:table-cell>
          <table:table-cell table:style-name="ce183" table:number-columns-repeated="984"/>
          <table:table-cell table:number-columns-repeated="27"/>
        </table:table-row>
        <table:table-row table:style-name="ro1">
          <table:table-cell table:style-name="ce183" office:value-type="string">
            <text:p>Punisher</text:p>
          </table:table-cell>
          <table:table-cell table:style-name="ce185" office:value-type="string">
            <text:p>srb2311</text:p>
          </table:table-cell>
          <table:table-cell table:style-name="ce185" office:value-type="string">
            <text:p>T3</text:p>
          </table:table-cell>
          <table:table-cell table:style-name="ce185" office:value-type="float" office:value="350">
            <text:p>350</text:p>
          </table:table-cell>
          <table:table-cell table:style-name="ce185" table:number-columns-repeated="2"/>
          <table:table-cell table:style-name="ce185" office:value-type="float" office:value="1.5">
            <text:p>1.5</text:p>
          </table:table-cell>
          <table:table-cell table:style-name="ce185" table:formula="of:= PI() * ([.G16]*[.G16])" office:value-type="float" office:value="7.06858347057703">
            <text:p>7.07</text:p>
          </table:table-cell>
          <table:table-cell table:style-name="ce185" office:value-type="float" office:value="1050">
            <text:p>1050</text:p>
          </table:table-cell>
          <table:table-cell table:style-name="ce185" office:value-type="float" office:value="700">
            <text:p>700</text:p>
          </table:table-cell>
          <table:table-cell table:style-name="ce185" table:formula="of:= INT((([.H16]*[.I16])/10)*0.75) * (1+[.L16])" office:value-type="float" office:value="702.362237734667">
            <text:p>702.36</text:p>
          </table:table-cell>
          <table:table-cell table:style-name="ce185" table:formula="of:= LOG([.M16]/60)" office:value-type="float" office:value="0.263241434774581">
            <text:p>0.26</text:p>
          </table:table-cell>
          <table:table-cell table:style-name="ce185" office:value-type="float" office:value="110">
            <text:p>110</text:p>
          </table:table-cell>
          <table:table-cell table:style-name="ce183" table:number-columns-repeated="984"/>
          <table:table-cell table:number-columns-repeated="27"/>
        </table:table-row>
        <table:table-row table:style-name="ro1">
          <table:table-cell table:style-name="ce183" office:value-type="string">
            <text:p>Trigger</text:p>
          </table:table-cell>
          <table:table-cell table:style-name="ce185" office:value-type="string">
            <text:p>lrb2320</text:p>
          </table:table-cell>
          <table:table-cell table:style-name="ce185" office:value-type="string">
            <text:p>T3</text:p>
          </table:table-cell>
          <table:table-cell table:style-name="ce185" office:value-type="float" office:value="399">
            <text:p>399</text:p>
          </table:table-cell>
          <table:table-cell table:style-name="ce185" table:number-columns-repeated="2"/>
          <table:table-cell table:style-name="ce185" office:value-type="float" office:value="2.8">
            <text:p>2.8</text:p>
          </table:table-cell>
          <table:table-cell table:style-name="ce185" table:formula="of:= PI() * ([.G17]*[.G17])" office:value-type="float" office:value="24.630086404144">
            <text:p>24.63</text:p>
          </table:table-cell>
          <table:table-cell table:style-name="ce185" office:value-type="float" office:value="1200">
            <text:p>1200</text:p>
          </table:table-cell>
          <table:table-cell table:style-name="ce185" office:value-type="float" office:value="3130">
            <text:p>3130</text:p>
          </table:table-cell>
          <table:table-cell table:style-name="ce185" table:formula="of:= INT((([.H17]*[.I17])/10)*0.75) * (1+[.L17])" office:value-type="float" office:value="3129.39187229521">
            <text:p>3129.39</text:p>
          </table:table-cell>
          <table:table-cell table:style-name="ce185" table:formula="of:= LOG([.M17]/60)" office:value-type="float" office:value="0.412180447786648">
            <text:p>0.41</text:p>
          </table:table-cell>
          <table:table-cell table:style-name="ce185" office:value-type="float" office:value="155">
            <text:p>155</text:p>
          </table:table-cell>
          <table:table-cell table:style-name="ce183"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93" table:number-columns-repeated="984"/>
          <table:table-cell table:number-columns-repeated="27"/>
        </table:table-row>
        <table:table-row table:style-name="ro1">
          <table:table-cell table:style-name="ce182" office:value-type="string">
            <text:p>Rocket Pad</text:p>
          </table:table-cell>
          <table:table-cell table:style-name="ce184" office:value-type="string">
            <text:p>BRNT3PDRO</text:p>
          </table:table-cell>
          <table:table-cell table:style-name="ce184" office:value-type="string">
            <text:p>T3</text:p>
          </table:table-cell>
          <table:table-cell table:style-name="ce184" office:value-type="float" office:value="378">
            <text:p>378</text:p>
          </table:table-cell>
          <table:table-cell table:style-name="ce184" table:number-columns-repeated="2"/>
          <table:table-cell table:style-name="ce184" office:value-type="float" office:value="3.55">
            <text:p>3.55</text:p>
          </table:table-cell>
          <table:table-cell table:style-name="ce184" table:formula="of:= PI() * ([.G26]*[.G26])" office:value-type="float" office:value="39.5919214168654">
            <text:p>39.59</text:p>
          </table:table-cell>
          <table:table-cell table:style-name="ce184" office:value-type="float" office:value="4200">
            <text:p>4200</text:p>
          </table:table-cell>
          <table:table-cell table:style-name="ce184" office:value-type="float" office:value="14900">
            <text:p>14900</text:p>
          </table:table-cell>
          <table:table-cell table:style-name="ce184" table:formula="of:= INT((([.H26]*[.I26])/10)*0.75) * (1+[.L26])" office:value-type="float" office:value="15654.5034111433">
            <text:p>15654.5</text:p>
          </table:table-cell>
          <table:table-cell table:style-name="ce184" table:formula="of:= LOG([.M26]/60)" office:value-type="float" office:value="0.255272505103306">
            <text:p>0.26</text:p>
          </table:table-cell>
          <table:table-cell table:style-name="ce184" office:value-type="float" office:value="108">
            <text:p>108</text:p>
          </table:table-cell>
          <table:table-cell table:number-columns-repeated="1011"/>
        </table:table-row>
        <table:table-row table:style-name="ro1">
          <table:table-cell table:style-name="ce183" office:value-type="string">
            <text:p>Agronar</text:p>
          </table:table-cell>
          <table:table-cell table:style-name="ce185" office:value-type="string">
            <text:p>BRMT3PDRO</text:p>
          </table:table-cell>
          <table:table-cell table:style-name="ce185" office:value-type="string">
            <text:p>T3</text:p>
          </table:table-cell>
          <table:table-cell table:style-name="ce185" office:value-type="float" office:value="416">
            <text:p>416</text:p>
          </table:table-cell>
          <table:table-cell table:style-name="ce185" table:number-columns-repeated="2"/>
          <table:table-cell table:style-name="ce185" office:value-type="float" office:value="3">
            <text:p>3</text:p>
          </table:table-cell>
          <table:table-cell table:style-name="ce185" table:formula="of:= PI() * ([.G27]*[.G27])" office:value-type="float" office:value="28.2743338823081">
            <text:p>28.27</text:p>
          </table:table-cell>
          <table:table-cell table:style-name="ce185" office:value-type="float" office:value="5280">
            <text:p>5280</text:p>
          </table:table-cell>
          <table:table-cell table:style-name="ce185" office:value-type="float" office:value="14000">
            <text:p>14000</text:p>
          </table:table-cell>
          <table:table-cell table:style-name="ce185" table:formula="of:= INT((([.H27]*[.I27])/10)*0.75) * (1+[.L27])" office:value-type="float" office:value="14008.7993756683">
            <text:p>14008.8</text:p>
          </table:table-cell>
          <table:table-cell table:style-name="ce185" table:formula="of:= LOG([.M27]/60)" office:value-type="float" office:value="0.251232527301566">
            <text:p>0.25</text:p>
          </table:table-cell>
          <table:table-cell table:style-name="ce185" office:value-type="float" office:value="107">
            <text:p>107</text:p>
          </table:table-cell>
          <table:table-cell table:style-name="ce183"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93" table:number-columns-repeated="984"/>
          <table:table-cell table:number-columns-repeated="27"/>
        </table:table-row>
        <table:table-row table:style-name="ro1">
          <table:table-cell table:style-name="ce182" office:value-type="string">
            <text:p>Blockhouse</text:p>
          </table:table-cell>
          <table:table-cell table:style-name="ce184" office:value-type="string">
            <text:p>BRNT3SHPD</text:p>
          </table:table-cell>
          <table:table-cell table:style-name="ce184" office:value-type="string">
            <text:p>T4</text:p>
          </table:table-cell>
          <table:table-cell table:style-name="ce184" office:value-type="float" office:value="2440">
            <text:p>2440</text:p>
          </table:table-cell>
          <table:table-cell table:style-name="ce184" office:value-type="float" office:value="880">
            <text:p>880</text:p>
          </table:table-cell>
          <table:table-cell table:style-name="ce184"/>
          <table:table-cell table:style-name="ce184" office:value-type="float" office:value="2.5">
            <text:p>2.5</text:p>
          </table:table-cell>
          <table:table-cell table:style-name="ce184" table:formula="of:= PI() * ([.G30]*[.G30])" office:value-type="float" office:value="19.6349540849362">
            <text:p>19.63</text:p>
          </table:table-cell>
          <table:table-cell table:style-name="ce184" office:value-type="float" office:value="3600">
            <text:p>3600</text:p>
          </table:table-cell>
          <table:table-cell table:style-name="ce184" office:value-type="float" office:value="6600">
            <text:p>6600</text:p>
          </table:table-cell>
          <table:table-cell table:style-name="ce184" table:formula="of:= INT((([.H30]*[.I30])/10)*0.75) * (1+[.L30])" office:value-type="float" office:value="6589.34469608605">
            <text:p>6589.34</text:p>
          </table:table-cell>
          <table:table-cell table:style-name="ce184" table:formula="of:= LOG([.M30]/60)" office:value-type="float" office:value="0.243038048686294">
            <text:p>0.24</text:p>
          </table:table-cell>
          <table:table-cell table:style-name="ce184" office:value-type="float" office:value="105">
            <text:p>105</text:p>
          </table:table-cell>
          <table:table-cell table:number-columns-repeated="1011"/>
        </table:table-row>
        <table:table-row table:style-name="ro1">
          <table:table-cell table:style-name="ce182" office:value-type="string">
            <text:p>Excalibur</text:p>
          </table:table-cell>
          <table:table-cell table:style-name="ce184" office:value-type="string">
            <text:p>seb2401</text:p>
          </table:table-cell>
          <table:table-cell table:style-name="ce184" office:value-type="string">
            <text:p>T4</text:p>
          </table:table-cell>
          <table:table-cell table:style-name="ce184" office:value-type="float" office:value="625">
            <text:p>625</text:p>
          </table:table-cell>
          <table:table-cell table:style-name="ce184" office:value-type="string">
            <text:p><text:s/></text:p>
          </table:table-cell>
          <table:table-cell table:style-name="ce184"/>
          <table:table-cell table:style-name="ce184" office:value-type="float" office:value="0">
            <text:p>0</text:p>
          </table:table-cell>
          <table:table-cell table:style-name="ce184" table:formula="of:= PI() * ([.G31]*[.G31])" office:value-type="float" office:value="0">
            <text:p>0</text:p>
          </table:table-cell>
          <table:table-cell table:style-name="ce184" office:value-type="float" office:value="5000">
            <text:p>5000</text:p>
          </table:table-cell>
          <table:table-cell table:style-name="ce184" office:value-type="float" office:value="12000">
            <text:p>12000</text:p>
          </table:table-cell>
          <table:table-cell table:style-name="ce184" table:formula="of:= INT((([.H31]*[.I31])/10)*0.75) * (1+[.L31])" office:value-type="float" office:value="0">
            <text:p>0</text:p>
          </table:table-cell>
          <table:table-cell table:style-name="ce184" table:formula="of:= LOG([.M31]/60)" office:value-type="float" office:value="0.329058719264225">
            <text:p>0.33</text:p>
          </table:table-cell>
          <table:table-cell table:style-name="ce184" office:value-type="float" office:value="128">
            <text:p>128</text:p>
          </table:table-cell>
          <table:table-cell table:number-columns-repeated="1011"/>
        </table:table-row>
        <table:table-row table:style-name="ro1">
          <table:table-cell table:style-name="ce183" office:value-type="string">
            <text:p>Neolith</text:p>
          </table:table-cell>
          <table:table-cell table:style-name="ce185" office:value-type="string">
            <text:p>srb2402</text:p>
          </table:table-cell>
          <table:table-cell table:style-name="ce185" office:value-type="string">
            <text:p>T4</text:p>
          </table:table-cell>
          <table:table-cell table:style-name="ce185" office:value-type="float" office:value="1500">
            <text:p>1500</text:p>
          </table:table-cell>
          <table:table-cell table:style-name="ce185" office:value-type="string">
            <text:p><text:s/></text:p>
          </table:table-cell>
          <table:table-cell table:style-name="ce185"/>
          <table:table-cell table:style-name="ce185" office:value-type="float" office:value="2">
            <text:p>2</text:p>
          </table:table-cell>
          <table:table-cell table:style-name="ce185" table:formula="of:= PI() * ([.G32]*[.G32])" office:value-type="float" office:value="12.5663706143592">
            <text:p>12.57</text:p>
          </table:table-cell>
          <table:table-cell table:style-name="ce185" office:value-type="float" office:value="1500">
            <text:p>1500</text:p>
          </table:table-cell>
          <table:table-cell table:style-name="ce185" office:value-type="float" office:value="1650">
            <text:p>1650</text:p>
          </table:table-cell>
          <table:table-cell table:style-name="ce185" table:formula="of:= INT((([.H32]*[.I32])/10)*0.75) * (1+[.L32])" office:value-type="float" office:value="1661.81694904568">
            <text:p>1661.82</text:p>
          </table:table-cell>
          <table:table-cell table:style-name="ce185" table:formula="of:= LOG([.M32]/60)" office:value-type="float" office:value="0.176091259055681">
            <text:p>0.18</text:p>
          </table:table-cell>
          <table:table-cell table:style-name="ce185" office:value-type="float" office:value="90">
            <text:p>90</text:p>
          </table:table-cell>
          <table:table-cell table:style-name="ce183"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93" table:number-columns-repeated="984"/>
          <table:table-cell table:number-columns-repeated="27"/>
        </table:table-row>
        <table:table-row table:style-name="ro1">
          <table:table-cell table:style-name="ce193"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93" table:number-columns-repeated="984"/>
          <table:table-cell table:number-columns-repeated="27"/>
        </table:table-row>
        <table:table-row table:style-name="ro1">
          <table:table-cell table:style-name="ce182" office:value-type="string">
            <text:p>Duke</text:p>
          </table:table-cell>
          <table:table-cell table:style-name="ce184" office:value-type="string">
            <text:p>ueb2302</text:p>
          </table:table-cell>
          <table:table-cell table:style-name="ce184" office:value-type="string">
            <text:p>T3</text:p>
          </table:table-cell>
          <table:table-cell table:style-name="ce184" office:value-type="float" office:value="450">
            <text:p>450</text:p>
          </table:table-cell>
          <table:table-cell table:style-name="ce184" table:number-columns-repeated="2"/>
          <table:table-cell table:style-name="ce184" office:value-type="float" office:value="5">
            <text:p>5</text:p>
          </table:table-cell>
          <table:table-cell table:style-name="ce184" table:formula="of:= PI() * ([.G38]*[.G38])" office:value-type="float" office:value="78.5398163397448">
            <text:p>78.54</text:p>
          </table:table-cell>
          <table:table-cell table:style-name="ce184" office:value-type="float" office:value="4500">
            <text:p>4500</text:p>
          </table:table-cell>
          <table:table-cell table:style-name="ce184" office:value-type="float" office:value="30600">
            <text:p>30600</text:p>
          </table:table-cell>
          <table:table-cell table:style-name="ce184" table:formula="of:= INT((([.H38]*[.I38])/10)*0.75) * (1+LOG([.L38]) )" office:value-type="float" office:value="30516.6522699895">
            <text:p>30516.65</text:p>
          </table:table-cell>
          <table:table-cell table:style-name="ce184" table:formula="of:= [.M38]/600" office:value-type="float" office:value="1.41666666666667">
            <text:p>1.42</text:p>
          </table:table-cell>
          <table:table-cell table:style-name="ce184" office:value-type="float" office:value="850">
            <text:p>850</text:p>
          </table:table-cell>
          <table:table-cell table:number-columns-repeated="1011"/>
        </table:table-row>
        <table:table-row table:style-name="ro1">
          <table:table-cell table:style-name="ce182" office:value-type="string">
            <text:p>Mavor</text:p>
          </table:table-cell>
          <table:table-cell table:style-name="ce184" office:value-type="string">
            <text:p>ueb2401</text:p>
          </table:table-cell>
          <table:table-cell table:style-name="ce184" office:value-type="string">
            <text:p>T4</text:p>
          </table:table-cell>
          <table:table-cell table:style-name="ce184" office:value-type="float" office:value="1750">
            <text:p>1750</text:p>
          </table:table-cell>
          <table:table-cell table:style-name="ce184" table:number-columns-repeated="2"/>
          <table:table-cell table:style-name="ce184" office:value-type="float" office:value="5">
            <text:p>5</text:p>
          </table:table-cell>
          <table:table-cell table:style-name="ce184" table:formula="of:= PI() * ([.G39]*[.G39])" office:value-type="float" office:value="78.5398163397448">
            <text:p>78.54</text:p>
          </table:table-cell>
          <table:table-cell table:style-name="ce184" office:value-type="float" office:value="14000">
            <text:p>14000</text:p>
          </table:table-cell>
          <table:table-cell table:style-name="ce184" office:value-type="float" office:value="150600">
            <text:p>150600</text:p>
          </table:table-cell>
          <table:table-cell table:style-name="ce184" table:formula="of:= INT((([.H39]*[.I39])/10)*0.75) * (1+LOG([.L39]) )" office:value-type="float" office:value="150410.458230714">
            <text:p>150410.46</text:p>
          </table:table-cell>
          <table:table-cell table:style-name="ce184" table:formula="of:= [.M39]/600" office:value-type="float" office:value="6.66666666666667">
            <text:p>6.67</text:p>
          </table:table-cell>
          <table:table-cell table:style-name="ce184" office:value-type="float" office:value="4000">
            <text:p>4000</text:p>
          </table:table-cell>
          <table:table-cell table:number-columns-repeated="1011"/>
        </table:table-row>
        <table:table-row table:style-name="ro1">
          <table:table-cell table:style-name="ce183" office:value-type="string">
            <text:p>Disruptor</text:p>
          </table:table-cell>
          <table:table-cell table:style-name="ce185" office:value-type="string">
            <text:p>urb2302</text:p>
          </table:table-cell>
          <table:table-cell table:style-name="ce185" office:value-type="string">
            <text:p>T3</text:p>
          </table:table-cell>
          <table:table-cell table:style-name="ce185" office:value-type="float" office:value="425">
            <text:p>425</text:p>
          </table:table-cell>
          <table:table-cell table:style-name="ce185" table:number-columns-repeated="2"/>
          <table:table-cell table:style-name="ce185" office:value-type="float" office:value="5.2">
            <text:p>5.2</text:p>
          </table:table-cell>
          <table:table-cell table:style-name="ce185" table:formula="of:= PI() * ([.G40]*[.G40])" office:value-type="float" office:value="84.948665353068">
            <text:p>84.95</text:p>
          </table:table-cell>
          <table:table-cell table:style-name="ce185" office:value-type="float" office:value="4250">
            <text:p>4250</text:p>
          </table:table-cell>
          <table:table-cell table:style-name="ce185" office:value-type="float" office:value="31200">
            <text:p>31200</text:p>
          </table:table-cell>
          <table:table-cell table:style-name="ce185" table:formula="of:= INT((([.H40]*[.I40])/10)*0.75) * (1+LOG([.L40]) )" office:value-type="float" office:value="31172.874844928">
            <text:p>31172.87</text:p>
          </table:table-cell>
          <table:table-cell table:style-name="ce185" table:formula="of:= [.M40]/600" office:value-type="float" office:value="1.41666666666667">
            <text:p>1.42</text:p>
          </table:table-cell>
          <table:table-cell table:style-name="ce185" office:value-type="float" office:value="850">
            <text:p>850</text:p>
          </table:table-cell>
          <table:table-cell table:style-name="ce183" table:number-columns-repeated="984"/>
          <table:table-cell table:number-columns-repeated="27"/>
        </table:table-row>
        <table:table-row table:style-name="ro1">
          <table:table-cell table:style-name="ce183" office:value-type="string">
            <text:p>Scathis</text:p>
          </table:table-cell>
          <table:table-cell table:style-name="ce185" office:value-type="string">
            <text:p>url0401</text:p>
          </table:table-cell>
          <table:table-cell table:style-name="ce185" office:value-type="string">
            <text:p>T4</text:p>
          </table:table-cell>
          <table:table-cell table:style-name="ce185" office:value-type="float" office:value="1000">
            <text:p>1000</text:p>
          </table:table-cell>
          <table:table-cell table:style-name="ce185" table:number-columns-repeated="2"/>
          <table:table-cell table:style-name="ce185" office:value-type="float" office:value="5">
            <text:p>5</text:p>
          </table:table-cell>
          <table:table-cell table:style-name="ce185" table:formula="of:= PI() * ([.G41]*[.G41])" office:value-type="float" office:value="78.5398163397448">
            <text:p>78.54</text:p>
          </table:table-cell>
          <table:table-cell table:style-name="ce185" office:value-type="float" office:value="2000">
            <text:p>2000</text:p>
          </table:table-cell>
          <table:table-cell table:style-name="ce185" office:value-type="float" office:value="19400">
            <text:p>19400</text:p>
          </table:table-cell>
          <table:table-cell table:style-name="ce185" table:formula="of:= INT((([.H41]*[.I41])/10)*0.75) * (1+LOG([.L41]) )" office:value-type="float" office:value="19281.7643095769">
            <text:p>19281.76</text:p>
          </table:table-cell>
          <table:table-cell table:style-name="ce185" table:formula="of:= [.M41]/600" office:value-type="float" office:value="4.33333333333333">
            <text:p>4.33</text:p>
          </table:table-cell>
          <table:table-cell table:style-name="ce185" office:value-type="float" office:value="2600">
            <text:p>2600</text:p>
          </table:table-cell>
          <table:table-cell table:style-name="ce183"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8" table:number-columns-repeated="1011"/>
        </table:table-row>
        <table:table-row table:style-name="ro1">
          <table:table-cell table:style-name="ce208"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8" table:number-columns-repeated="1011"/>
        </table:table-row>
        <table:table-row table:style-name="ro1">
          <table:table-cell table:style-name="ce183" office:value-type="string">
            <text:p>Magna Bomb</text:p>
          </table:table-cell>
          <table:table-cell table:style-name="ce185" office:value-type="string">
            <text:p>brmst3bom</text:p>
          </table:table-cell>
          <table:table-cell table:style-name="ce185" office:value-type="string">
            <text:p>T3</text:p>
          </table:table-cell>
          <table:table-cell table:style-name="ce185" office:value-type="float" office:value="970">
            <text:p>970</text:p>
          </table:table-cell>
          <table:table-cell table:style-name="ce185" office:value-type="float" office:value="240">
            <text:p>240</text:p>
          </table:table-cell>
          <table:table-cell table:style-name="ce185" office:value-type="float" office:value="120">
            <text:p>120</text:p>
          </table:table-cell>
          <table:table-cell table:style-name="ce185" office:value-type="float" office:value="7">
            <text:p>7</text:p>
          </table:table-cell>
          <table:table-cell table:style-name="ce185" table:formula="of:= PI() * ([.G47]*[.G47])" office:value-type="float" office:value="153.9380400259">
            <text:p>153.94</text:p>
          </table:table-cell>
          <table:table-cell table:style-name="ce185" office:value-type="float" office:value="450">
            <text:p>450</text:p>
          </table:table-cell>
          <table:table-cell table:style-name="ce185" office:value-type="float" office:value="7500">
            <text:p>7500</text:p>
          </table:table-cell>
          <table:table-cell table:style-name="ce185" table:formula="of:= INT((([.H47]*[.I47])/10)*0.75) * (1+LOG([.L47]) )" office:value-type="float" office:value="7477.33334444821">
            <text:p>7477.33</text:p>
          </table:table-cell>
          <table:table-cell table:style-name="ce185" table:formula="of:= [.M47]/60" office:value-type="float" office:value="2.75">
            <text:p>2.75</text:p>
          </table:table-cell>
          <table:table-cell table:style-name="ce185" office:value-type="float" office:value="165">
            <text:p>165</text:p>
          </table:table-cell>
          <table:table-cell table:style-name="ce183"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Kraptor</text:p>
          </table:table-cell>
          <table:table-cell table:style-name="ce202" office:value-type="string">
            <text:p>WEL0405</text:p>
          </table:table-cell>
          <table:table-cell table:style-name="ce202"/>
          <table:table-cell table:style-name="ce202" office:value-type="float" office:value="4520">
            <text:p>4520</text:p>
          </table:table-cell>
          <table:table-cell table:style-name="ce202" office:value-type="float" office:value="800">
            <text:p>800</text:p>
          </table:table-cell>
          <table:table-cell table:style-name="ce202"/>
          <table:table-cell table:style-name="ce202" office:value-type="float" office:value="2.5">
            <text:p>2.5</text:p>
          </table:table-cell>
          <table:table-cell table:style-name="ce202" table:formula="of:= PI() * ([.G49]*[.G49])" office:value-type="float" office:value="19.6349540849362">
            <text:p>19.63</text:p>
          </table:table-cell>
          <table:table-cell table:style-name="ce202" office:value-type="float" office:value="2000">
            <text:p>2000</text:p>
          </table:table-cell>
          <table:table-cell table:style-name="ce202" office:value-type="float" office:value="3200">
            <text:p>3200</text:p>
          </table:table-cell>
          <table:table-cell table:style-name="ce202" table:formula="of:= INT((([.H49]*[.I49])/10)*0.75) * (1+[.L49])" office:value-type="float" office:value="3178.18876961026">
            <text:p>3178.19</text:p>
          </table:table-cell>
          <table:table-cell table:style-name="ce202" table:formula="of:= LOG([.M49]/60)" office:value-type="float" office:value="0.0791812460476248">
            <text:p>0.08</text:p>
          </table:table-cell>
          <table:table-cell table:style-name="ce202" office:value-type="float" office:value="72">
            <text:p>72</text:p>
          </table:table-cell>
          <table:table-cell table:style-name="ce201" table:number-columns-repeated="978"/>
          <table:table-cell table:style-name="Default" table:number-columns-repeated="6"/>
          <table:table-cell table:number-columns-repeated="27"/>
        </table:table-row>
        <table:table-row table:style-name="ro1">
          <table:table-cell table:style-name="ce182" office:value-type="string">
            <text:p>Dragonite</text:p>
          </table:table-cell>
          <table:table-cell table:style-name="ce184" office:value-type="string">
            <text:p>WEL0416</text:p>
          </table:table-cell>
          <table:table-cell table:style-name="ce184"/>
          <table:table-cell table:style-name="ce184" office:value-type="float" office:value="4700">
            <text:p>4700</text:p>
          </table:table-cell>
          <table:table-cell table:style-name="ce184" office:value-type="float" office:value="560">
            <text:p>560</text:p>
          </table:table-cell>
          <table:table-cell table:style-name="ce184"/>
          <table:table-cell table:style-name="ce184" office:value-type="float" office:value="2">
            <text:p>2</text:p>
          </table:table-cell>
          <table:table-cell table:style-name="ce184" table:formula="of:= PI() * ([.G50]*[.G50])" office:value-type="float" office:value="12.5663706143592">
            <text:p>12.57</text:p>
          </table:table-cell>
          <table:table-cell table:style-name="ce184" office:value-type="float" office:value="1840">
            <text:p>1840</text:p>
          </table:table-cell>
          <table:table-cell table:style-name="ce184" office:value-type="float" office:value="2100">
            <text:p>2100</text:p>
          </table:table-cell>
          <table:table-cell table:style-name="ce184" table:formula="of:= INT((([.H50]*[.I50])/10)*0.75) * (1+[.L50])" office:value-type="float" office:value="2080.05846340562">
            <text:p>2080.06</text:p>
          </table:table-cell>
          <table:table-cell table:style-name="ce184" table:formula="of:= LOG([.M50]/60)" office:value-type="float" office:value="0.199572354905204">
            <text:p>0.2</text:p>
          </table:table-cell>
          <table:table-cell table:style-name="ce184"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2" office:value-type="string">
            <text:p>Wyvern</text:p>
          </table:table-cell>
          <table:table-cell table:style-name="ce184" office:value-type="string">
            <text:p>WEL0401</text:p>
          </table:table-cell>
          <table:table-cell table:style-name="ce184" office:value-type="string">
            <text:p><text:s/></text:p>
          </table:table-cell>
          <table:table-cell table:style-name="ce184" office:value-type="float" office:value="3300">
            <text:p>3300</text:p>
          </table:table-cell>
          <table:table-cell table:style-name="ce184" office:value-type="float" office:value="288">
            <text:p>288</text:p>
          </table:table-cell>
          <table:table-cell table:style-name="ce184" office:value-type="string">
            <text:p><text:s/></text:p>
          </table:table-cell>
          <table:table-cell table:style-name="ce184" office:value-type="float" office:value="2.8">
            <text:p>2.8</text:p>
          </table:table-cell>
          <table:table-cell table:style-name="ce184" table:formula="of:= PI() * ([.G51]*[.G51])" office:value-type="float" office:value="24.630086404144">
            <text:p>24.63</text:p>
          </table:table-cell>
          <table:table-cell table:style-name="ce184" office:value-type="float" office:value="8000">
            <text:p>8000</text:p>
          </table:table-cell>
          <table:table-cell table:style-name="ce184" office:value-type="float" office:value="4700">
            <text:p>4700</text:p>
          </table:table-cell>
          <table:table-cell table:style-name="ce184" table:formula="of:= INT((([.H51]*[.I51])/10)*0.75) * (1+[.L51])" office:value-type="float" office:value="18953.4735065762">
            <text:p>18953.47</text:p>
          </table:table-cell>
          <table:table-cell table:style-name="ce184"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3" office:value-type="string">
            <text:p>Basilisk</text:p>
          </table:table-cell>
          <table:table-cell table:style-name="ce185" office:value-type="string">
            <text:p>brl0401</text:p>
          </table:table-cell>
          <table:table-cell table:style-name="ce185"/>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2.5">
            <text:p>2.5</text:p>
          </table:table-cell>
          <table:table-cell table:style-name="ce185" table:formula="of:= PI() * ([.G52]*[.G52])" office:value-type="float" office:value="19.6349540849362">
            <text:p>19.63</text:p>
          </table:table-cell>
          <table:table-cell table:style-name="ce185" office:value-type="float" office:value="6000">
            <text:p>6000</text:p>
          </table:table-cell>
          <table:table-cell table:style-name="ce185" office:value-type="float" office:value="1200">
            <text:p>1200</text:p>
          </table:table-cell>
          <table:table-cell table:style-name="ce185" table:formula="of:= INT((([.H52]*[.I52])/10)*0.75) * (1+[.L52])" office:value-type="float" office:value="10390.7662737569">
            <text:p>10390.77</text:p>
          </table:table-cell>
          <table:table-cell table:style-name="ce185" table:formula="of:= LOG([.M52]/60)" office:value-type="float" office:value="0.176091259055681">
            <text:p>0.18</text:p>
          </table:table-cell>
          <table:table-cell table:style-name="ce185" office:value-type="float" office:value="90">
            <text:p>90</text:p>
          </table:table-cell>
          <table:table-cell table:style-name="ce183" table:number-columns-repeated="978"/>
          <table:table-cell table:style-name="Default" table:number-columns-repeated="6"/>
          <table:table-cell table:number-columns-repeated="27"/>
        </table:table-row>
        <table:table-row table:style-name="ro1">
          <table:table-cell table:style-name="ce183" office:value-type="string">
            <text:p>Avalanche</text:p>
          </table:table-cell>
          <table:table-cell table:style-name="ce185" office:value-type="string">
            <text:p>BRMT3AVA</text:p>
          </table:table-cell>
          <table:table-cell table:style-name="ce185"/>
          <table:table-cell table:style-name="ce185" office:value-type="float" office:value="7250">
            <text:p>7250</text:p>
          </table:table-cell>
          <table:table-cell table:style-name="ce185" office:value-type="float" office:value="270">
            <text:p>270</text:p>
          </table:table-cell>
          <table:table-cell table:style-name="ce185"/>
          <table:table-cell table:style-name="ce185" office:value-type="float" office:value="3">
            <text:p>3</text:p>
          </table:table-cell>
          <table:table-cell table:style-name="ce185" table:formula="of:= PI() * ([.G53]*[.G53])" office:value-type="float" office:value="28.2743338823081">
            <text:p>28.27</text:p>
          </table:table-cell>
          <table:table-cell table:style-name="ce185" office:value-type="float" office:value="6000">
            <text:p>6000</text:p>
          </table:table-cell>
          <table:table-cell table:style-name="ce185" office:value-type="float" office:value="4000">
            <text:p>4000</text:p>
          </table:table-cell>
          <table:table-cell table:style-name="ce185" table:formula="of:= INT((([.H53]*[.I53])/10)*0.75) * (1+[.L53])" office:value-type="float" office:value="15262.1590714589">
            <text:p>15262.16</text:p>
          </table:table-cell>
          <table:table-cell table:style-name="ce185" table:formula="of:= LOG([.M53]/60)" office:value-type="float" office:value="0.199572354905204">
            <text:p>0.2</text:p>
          </table:table-cell>
          <table:table-cell table:style-name="ce185" office:value-type="float" office:value="95">
            <text:p>95</text:p>
          </table:table-cell>
          <table:table-cell table:style-name="ce183"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8" table:number-columns-repeated="1011"/>
        </table:table-row>
        <table:table-row table:style-name="ro1">
          <table:table-cell table:style-name="ce209"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09"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9" table:number-columns-repeated="1011"/>
        </table:table-row>
        <table:table-row table:style-name="ro1">
          <table:table-cell table:style-name="ce209"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8"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8"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2" office:value-type="string">
            <text:p>Pressure Mine</text:p>
          </table:table-cell>
          <table:table-cell table:style-name="ce184" table:number-columns-repeated="5"/>
          <table:table-cell table:style-name="ce184" office:value-type="float" office:value="1.5">
            <text:p>1.5</text:p>
          </table:table-cell>
          <table:table-cell table:style-name="ce184" table:formula="of:= PI() * ([.G72]*[.G72])" office:value-type="float" office:value="7.06858347057703">
            <text:p>7.07</text:p>
          </table:table-cell>
          <table:table-cell table:style-name="ce184" office:value-type="float" office:value="1000">
            <text:p>1000</text:p>
          </table:table-cell>
          <table:table-cell table:style-name="ce184"/>
          <table:table-cell table:style-name="ce184" table:formula="of:= INT((([.H72]*[.I72])/10)*0.75) * (1+[.L72])" office:value-type="float" office:value="689.54589770191">
            <text:p>689.55</text:p>
          </table:table-cell>
          <table:table-cell table:style-name="ce184" table:formula="of:= LOG(3/[.G72])" office:value-type="float" office:value="0.301029995663981">
            <text:p>0.3</text:p>
          </table:table-cell>
          <table:table-cell table:style-name="Default"/>
          <table:table-cell table:number-columns-repeated="1011"/>
        </table:table-row>
        <table:table-row table:style-name="ro1">
          <table:table-cell table:style-name="ce182" office:value-type="string">
            <text:p>Proximity Mine</text:p>
          </table:table-cell>
          <table:table-cell table:style-name="ce184" table:number-columns-repeated="5"/>
          <table:table-cell table:style-name="ce184" office:value-type="float" office:value="3.5">
            <text:p>3.5</text:p>
          </table:table-cell>
          <table:table-cell table:style-name="ce184" table:formula="of:= PI() * ([.G73]*[.G73])" office:value-type="float" office:value="38.484510006475">
            <text:p>38.48</text:p>
          </table:table-cell>
          <table:table-cell table:style-name="ce184" office:value-type="float" office:value="3000">
            <text:p>3000</text:p>
          </table:table-cell>
          <table:table-cell table:style-name="ce184"/>
          <table:table-cell table:style-name="ce184" table:formula="of:= INT((([.H73]*[.I73])/10)*0.75) * (1+[.L73])" office:value-type="float" office:value="8079.30774858852">
            <text:p>8079.31</text:p>
          </table:table-cell>
          <table:table-cell table:style-name="ce184" table:formula="of:= LOG(3/[.G73])" office:value-type="float" office:value="-0.0669467896306132">
            <text:p>-0.07</text:p>
          </table:table-cell>
          <table:table-cell table:style-name="Default"/>
          <table:table-cell table:number-columns-repeated="1011"/>
        </table:table-row>
        <table:table-row table:style-name="ro1">
          <table:table-cell table:style-name="ce182" office:value-type="string">
            <text:p>Nuke Mine</text:p>
          </table:table-cell>
          <table:table-cell table:style-name="ce184" table:number-columns-repeated="5"/>
          <table:table-cell table:style-name="ce184" office:value-type="float" office:value="20">
            <text:p>20</text:p>
          </table:table-cell>
          <table:table-cell table:style-name="ce184" table:formula="of:= PI() * ([.G74]*[.G74])" office:value-type="float" office:value="1256.63706143592">
            <text:p>1256.64</text:p>
          </table:table-cell>
          <table:table-cell table:style-name="ce184" office:value-type="float" office:value="35000">
            <text:p>35000</text:p>
          </table:table-cell>
          <table:table-cell table:style-name="ce184"/>
          <table:table-cell table:style-name="ce184" table:formula="of:= INT((([.H74]*[.I74])/10)*0.75) * (1+[.L74])" office:value-type="float" office:value="580867.305691723">
            <text:p>580867.31</text:p>
          </table:table-cell>
          <table:table-cell table:style-name="ce184"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2" table:default-cell-style-name="ce182"/>
        <table:table-column table:style-name="co1" table:number-columns-repeated="2" table:default-cell-style-name="ce184"/>
        <table:table-column table:style-name="co89" table:default-cell-style-name="ce184"/>
        <table:table-column table:style-name="co39" table:default-cell-style-name="ce184"/>
        <table:table-column table:style-name="co48" table:default-cell-style-name="ce184"/>
        <table:table-column table:style-name="co109" table:default-cell-style-name="ce184"/>
        <table:table-column table:style-name="co62" table:default-cell-style-name="ce184"/>
        <table:table-column table:style-name="co128" table:default-cell-style-name="ce184"/>
        <table:table-column table:style-name="co119" table:default-cell-style-name="ce184"/>
        <table:table-column table:style-name="co28" table:default-cell-style-name="ce213"/>
        <table:table-column table:style-name="co129" table:default-cell-style-name="ce213"/>
        <table:table-column table:style-name="co129" table:number-columns-repeated="2" table:default-cell-style-name="ce184"/>
        <table:table-column table:style-name="co130" table:default-cell-style-name="ce184"/>
        <table:table-column table:style-name="co131" table:default-cell-style-name="ce184"/>
        <table:table-column table:style-name="co1" table:default-cell-style-name="ce190"/>
        <table:table-column table:style-name="co132" table:default-cell-style-name="ce184"/>
        <table:table-column table:style-name="co1" table:default-cell-style-name="ce190"/>
        <table:table-column table:style-name="co1" table:default-cell-style-name="ce184"/>
        <table:table-column table:style-name="co121" table:default-cell-style-name="ce184"/>
        <table:table-column table:style-name="co121" table:default-cell-style-name="ce190"/>
        <table:table-column table:style-name="co1" table:default-cell-style-name="ce190"/>
        <table:table-column table:style-name="co32" table:default-cell-style-name="ce185"/>
        <table:table-column table:style-name="co1" table:number-columns-repeated="998" table:default-cell-style-name="ce182"/>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4" office:value-type="float" office:value="20">
            <text:p>20</text:p>
          </table:table-cell>
          <table:table-cell table:number-columns-repeated="998"/>
          <table:table-cell table:style-name="ce182"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4" office:value-type="float" office:value="17">
            <text:p>17</text:p>
          </table:table-cell>
          <table:table-cell table:number-columns-repeated="998"/>
          <table:table-cell table:style-name="ce182"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4" office:value-type="float" office:value="11">
            <text:p>11</text:p>
          </table:table-cell>
          <table:table-cell table:number-columns-repeated="998"/>
          <table:table-cell table:style-name="ce182" table:number-columns-repeated="2"/>
        </table:table-row>
        <table:table-row table:style-name="ro1">
          <table:table-cell table:style-name="ce183" office:value-type="string">
            <text:p>Peeker</text:p>
          </table:table-cell>
          <table:table-cell table:style-name="ce185" office:value-type="string">
            <text:p>ura0101</text:p>
          </table:table-cell>
          <table:table-cell table:style-name="ce185" office:value-type="string">
            <text:p>Scout</text:p>
          </table:table-cell>
          <table:table-cell table:number-columns-repeated="4" table:style-name="ce185" office:value-type="string">
            <text:p><text:s/></text:p>
          </table:table-cell>
          <table:table-cell table:style-name="ce185" office:value-type="float" office:value="80">
            <text:p>80</text:p>
          </table:table-cell>
          <table:table-cell table:number-columns-repeated="2" table:style-name="ce185"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30">
            <text:p>30</text:p>
          </table:table-cell>
          <table:table-cell table:style-name="ce191" table:formula="of:=[.P11]/[.H11]" office:value-type="float" office:value="0.375">
            <text:p>0.375</text:p>
          </table:table-cell>
          <table:table-cell table:style-name="ce185" office:value-type="float" office:value="1950">
            <text:p>1950</text:p>
          </table:table-cell>
          <table:table-cell table:style-name="ce191" table:formula="of:=([.D11]+[.F11])/[.R11]" office:value-type="float" office:value="0">
            <text:p>0.000</text:p>
          </table:table-cell>
          <table:table-cell table:style-name="ce185" office:value-type="float" office:value="0">
            <text:p>0</text:p>
          </table:table-cell>
          <table:table-cell table:style-name="ce185" office:value-type="float" office:value="125">
            <text:p>125</text:p>
          </table:table-cell>
          <table:table-cell table:style-name="ce191" table:formula="of:=([.P11]/[.U11])*10" office:value-type="float" office:value="2.4">
            <text:p>2.400</text:p>
          </table:table-cell>
          <table:table-cell table:style-name="ce191" table:formula="of:=([.R11]/[.U11])*10" office:value-type="float" office:value="156">
            <text:p>156.000</text:p>
          </table:table-cell>
          <table:table-cell office:value-type="float" office:value="20">
            <text:p>20</text:p>
          </table:table-cell>
          <table:table-cell table:style-name="ce183" table:number-columns-repeated="1000"/>
        </table:table-row>
        <table:table-row table:style-name="ro1">
          <table:table-cell table:style-name="ce183" office:value-type="string">
            <text:p>Prowler</text:p>
          </table:table-cell>
          <table:table-cell table:style-name="ce185" office:value-type="string">
            <text:p>ura010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56">
            <text:p>56</text:p>
          </table:table-cell>
          <table:table-cell table:style-name="ce185" office:value-type="float" office:value="30">
            <text:p>30</text:p>
          </table:table-cell>
          <table:table-cell table:style-name="ce185" office:value-type="float" office:value="320">
            <text:p>320</text:p>
          </table:table-cell>
          <table:table-cell table:style-name="ce185" table:formula="of:=[.H12]*0.0002" office:value-type="float" office:value="0.064">
            <text:p>0.06</text:p>
          </table:table-cell>
          <table:table-cell table:style-name="ce185"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5" office:value-type="string">
            <text:p><text:s/></text:p>
          </table:table-cell>
          <table:table-cell table:style-name="ce185"/>
          <table:table-cell table:style-name="ce185" office:value-type="float" office:value="50">
            <text:p>50</text:p>
          </table:table-cell>
          <table:table-cell table:style-name="ce191" table:formula="of:=[.P12]/[.H12]" office:value-type="float" office:value="0.15625">
            <text:p>0.156</text:p>
          </table:table-cell>
          <table:table-cell table:style-name="ce185" office:value-type="float" office:value="3500">
            <text:p>3500</text:p>
          </table:table-cell>
          <table:table-cell table:style-name="ce191" table:formula="of:=([.D12]+[.F12])/[.R12]" office:value-type="float" office:value="0.016">
            <text:p>0.016</text:p>
          </table:table-cell>
          <table:table-cell table:style-name="ce185" table:formula="of:=(([.P12]*10)+[.R12])/([.D12]+[.F12])" office:value-type="float" office:value="71.4285714285714">
            <text:p>71.43</text:p>
          </table:table-cell>
          <table:table-cell table:style-name="ce185" office:value-type="float" office:value="219">
            <text:p>219</text:p>
          </table:table-cell>
          <table:table-cell table:style-name="ce191" table:formula="of:=([.P12]/[.U12])*10" office:value-type="float" office:value="2.28310502283105">
            <text:p>2.283</text:p>
          </table:table-cell>
          <table:table-cell table:style-name="ce191" table:formula="of:=([.R12]/[.U12])*10" office:value-type="float" office:value="159.817351598174">
            <text:p>159.817</text:p>
          </table:table-cell>
          <table:table-cell office:value-type="float" office:value="18">
            <text:p>18</text:p>
          </table:table-cell>
          <table:table-cell table:style-name="ce183" table:number-columns-repeated="1000"/>
        </table:table-row>
        <table:table-row table:style-name="ro1">
          <table:table-cell table:style-name="ce183" office:value-type="string">
            <text:p>Jester</text:p>
          </table:table-cell>
          <table:table-cell table:style-name="ce185" office:value-type="string">
            <text:p>xra0105</text:p>
          </table:table-cell>
          <table:table-cell table:style-name="ce185" office:value-type="string">
            <text:p>Gun</text:p>
          </table:table-cell>
          <table:table-cell table:style-name="ce185" office:value-type="float" office:value="30">
            <text:p>30</text:p>
          </table:table-cell>
          <table:table-cell table:style-name="ce185"/>
          <table:table-cell table:style-name="ce185" office:value-type="string">
            <text:p><text:s/></text:p>
          </table:table-cell>
          <table:table-cell table:style-name="ce185" office:value-type="float" office:value="16">
            <text:p>16</text:p>
          </table:table-cell>
          <table:table-cell table:style-name="ce185" office:value-type="float" office:value="345">
            <text:p>345</text:p>
          </table:table-cell>
          <table:table-cell table:style-name="ce185" table:formula="of:=[.H13]*0.0002" office:value-type="float" office:value="0.069">
            <text:p>0.07</text:p>
          </table:table-cell>
          <table:table-cell table:style-name="ce185"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5" office:value-type="string">
            <text:p><text:s/></text:p>
          </table:table-cell>
          <table:table-cell table:style-name="ce185"/>
          <table:table-cell table:style-name="ce185" office:value-type="float" office:value="105">
            <text:p>105</text:p>
          </table:table-cell>
          <table:table-cell table:style-name="ce191" table:formula="of:=[.P13]/[.H13]" office:value-type="float" office:value="0.304347826086957">
            <text:p>0.304</text:p>
          </table:table-cell>
          <table:table-cell table:style-name="ce185" office:value-type="float" office:value="4650">
            <text:p>4650</text:p>
          </table:table-cell>
          <table:table-cell table:style-name="ce191" table:formula="of:=([.D13]+[.F13])/[.R13]" office:value-type="float" office:value="0.00645161290322581">
            <text:p>0.006</text:p>
          </table:table-cell>
          <table:table-cell table:style-name="ce185" table:formula="of:=(([.P13]*10)+[.R13])/([.D13]+[.F13])" office:value-type="float" office:value="190">
            <text:p>190</text:p>
          </table:table-cell>
          <table:table-cell table:style-name="ce185" office:value-type="float" office:value="290">
            <text:p>290</text:p>
          </table:table-cell>
          <table:table-cell table:style-name="ce191" table:formula="of:=([.P13]/[.U13])*10" office:value-type="float" office:value="3.62068965517241">
            <text:p>3.621</text:p>
          </table:table-cell>
          <table:table-cell table:style-name="ce191" table:formula="of:=([.R13]/[.U13])*10" office:value-type="float" office:value="160.344827586207">
            <text:p>160.345</text:p>
          </table:table-cell>
          <table:table-cell office:value-type="float" office:value="9">
            <text:p>9</text:p>
          </table:table-cell>
          <table:table-cell table:style-name="ce183" table:number-columns-repeated="1000"/>
        </table:table-row>
        <table:table-row table:style-name="ro1">
          <table:table-cell table:style-name="ce183" office:value-type="string">
            <text:p>Gannet</text:p>
          </table:table-cell>
          <table:table-cell table:style-name="ce185" office:value-type="string">
            <text:p>sra0106</text:p>
          </table:table-cell>
          <table:table-cell table:style-name="ce185" office:value-type="string">
            <text:p>Torp</text:p>
          </table:table-cell>
          <table:table-cell table:style-name="ce185" office:value-type="string">
            <text:p><text:s/></text:p>
          </table:table-cell>
          <table:table-cell table:style-name="ce185" office:value-type="float" office:value="60">
            <text:p>60</text:p>
          </table:table-cell>
          <table:table-cell table:style-name="ce185" office:value-type="string">
            <text:p><text:s/></text:p>
          </table:table-cell>
          <table:table-cell table:style-name="ce185" office:value-type="float" office:value="32">
            <text:p>32</text:p>
          </table:table-cell>
          <table:table-cell table:style-name="ce185" office:value-type="float" office:value="240">
            <text:p>240</text:p>
          </table:table-cell>
          <table:table-cell table:style-name="ce185" table:formula="of:=[.H14]*0.0002" office:value-type="float" office:value="0.048">
            <text:p>0.05</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56">
            <text:p>56</text:p>
          </table:table-cell>
          <table:table-cell table:style-name="ce185"/>
          <table:table-cell table:style-name="ce185" office:value-type="float" office:value="55">
            <text:p>55</text:p>
          </table:table-cell>
          <table:table-cell table:style-name="ce191" table:formula="of:=[.P14]/[.H14]" office:value-type="float" office:value="0.229166666666667">
            <text:p>0.229</text:p>
          </table:table-cell>
          <table:table-cell table:style-name="ce185" office:value-type="float" office:value="3500">
            <text:p>3500</text:p>
          </table:table-cell>
          <table:table-cell table:style-name="ce191" table:formula="of:=([.E14]+[.F14])/[.R14]" office:value-type="float" office:value="0.0171428571428571">
            <text:p>0.017</text:p>
          </table:table-cell>
          <table:table-cell table:style-name="ce185" table:formula="of:=(([.P14]*10)+[.R14])/([.E14]+[.F14])" office:value-type="float" office:value="67.5">
            <text:p>67.5</text:p>
          </table:table-cell>
          <table:table-cell table:style-name="ce185" office:value-type="float" office:value="400">
            <text:p>400</text:p>
          </table:table-cell>
          <table:table-cell table:style-name="ce191" table:formula="of:=([.P14]/[.U14])*10" office:value-type="float" office:value="1.375">
            <text:p>1.375</text:p>
          </table:table-cell>
          <table:table-cell table:style-name="ce191" table:formula="of:=([.R14]/[.U14])*10" office:value-type="float" office:value="87.5">
            <text:p>87.500</text:p>
          </table:table-cell>
          <table:table-cell office:value-type="float" office:value="12">
            <text:p>12</text:p>
          </table:table-cell>
          <table:table-cell table:style-name="ce183" table:number-columns-repeated="1000"/>
        </table:table-row>
        <table:table-row table:style-name="ro1">
          <table:table-cell table:style-name="ce183" office:value-type="string">
            <text:p>Zeus</text:p>
          </table:table-cell>
          <table:table-cell table:style-name="ce185" office:value-type="string">
            <text:p>ura0103</text:p>
          </table:table-cell>
          <table:table-cell table:style-name="ce185" office:value-type="string">
            <text:p>Bomb</text:p>
          </table:table-cell>
          <table:table-cell table:style-name="ce185" office:value-type="float" office:value="120">
            <text:p>120</text:p>
          </table:table-cell>
          <table:table-cell table:style-name="ce185"/>
          <table:table-cell table:style-name="ce185" office:value-type="string">
            <text:p><text:s/></text:p>
          </table:table-cell>
          <table:table-cell table:style-name="ce185" office:value-type="float" office:value="40">
            <text:p>40</text:p>
          </table:table-cell>
          <table:table-cell table:style-name="ce185" office:value-type="float" office:value="290">
            <text:p>290</text:p>
          </table:table-cell>
          <table:table-cell table:style-name="ce185" table:formula="of:=[.H15]*0.0002" office:value-type="float" office:value="0.058">
            <text:p>0.06</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75">
            <text:p>75</text:p>
          </table:table-cell>
          <table:table-cell table:style-name="ce191" table:formula="of:=[.P15]/[.H15]" office:value-type="float" office:value="0.258620689655172">
            <text:p>0.259</text:p>
          </table:table-cell>
          <table:table-cell table:style-name="ce185" office:value-type="float" office:value="4250">
            <text:p>4250</text:p>
          </table:table-cell>
          <table:table-cell table:style-name="ce191" table:formula="of:=([.D15]+[.F15])/[.R15]" office:value-type="float" office:value="0.0282352941176471">
            <text:p>0.028</text:p>
          </table:table-cell>
          <table:table-cell table:style-name="ce185" table:formula="of:=(([.P15]*10)+[.R15])/([.D15]+[.F15])" office:value-type="float" office:value="41.6666666666667">
            <text:p>41.67</text:p>
          </table:table-cell>
          <table:table-cell table:style-name="ce185" office:value-type="float" office:value="235">
            <text:p>235</text:p>
          </table:table-cell>
          <table:table-cell table:style-name="ce191" table:formula="of:=([.P15]/[.U15])*10" office:value-type="float" office:value="3.19148936170213">
            <text:p>3.191</text:p>
          </table:table-cell>
          <table:table-cell table:style-name="ce191" table:formula="of:=([.R15]/[.U15])*10" office:value-type="float" office:value="180.851063829787">
            <text:p>180.851</text:p>
          </table:table-cell>
          <table:table-cell office:value-type="float" office:value="11">
            <text:p>11</text:p>
          </table:table-cell>
          <table:table-cell table:style-name="ce183"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406534530321">
            <text:p>0.015</text:p>
          </table:table-cell>
          <table:table-cell table:style-name="ce9" table:formula="of:=SUM([.T4:.T19])/17" office:value-type="float" office:value="53.7836007130125">
            <text:p>53.78</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000">
            <text:p>14000</text:p>
          </table:table-cell>
          <table:table-cell table:style-name="ce226" table:formula="of:=([.D24]+[.F24])/[.R24]" office:value-type="float" office:value="0.00571428571428571">
            <text:p>0.006</text:p>
          </table:table-cell>
          <table:table-cell table:style-name="ce217" table:formula="of:=(([.P24]*10)+[.R24])/([.D24]+[.F24])" office:value-type="float" office:value="217.5">
            <text:p>217.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00">
            <text:p>40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7250">
            <text:p>17250</text:p>
          </table:table-cell>
          <table:table-cell table:style-name="ce226" table:formula="of:=([.D25]+[.F25])/[.R25]" office:value-type="float" office:value="0.00434782608695652">
            <text:p>0.004</text:p>
          </table:table-cell>
          <table:table-cell table:style-name="ce217" table:formula="of:=(([.P25]*10)+[.R25])/([.D25]+[.F25])" office:value-type="float" office:value="279.333333333333">
            <text:p>279.33</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375">
            <text:p>375.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4" office:value-type="float" office:value="24">
            <text:p>24</text:p>
          </table:table-cell>
          <table:table-cell table:number-columns-repeated="998"/>
          <table:table-cell table:style-name="ce182"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4" office:value-type="float" office:value="17.5">
            <text:p>17.5</text:p>
          </table:table-cell>
          <table:table-cell table:number-columns-repeated="998"/>
          <table:table-cell table:style-name="ce182"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6950">
            <text:p>16950</text:p>
          </table:table-cell>
          <table:table-cell table:formula="of:=[.D30]/[.R30]" office:value-type="float" office:value="0.00460176991150442">
            <text:p>0.005</text:p>
          </table:table-cell>
          <table:table-cell table:formula="of:=(([.P30]*10)+[.R30])/([.D30]+[.F30])" office:value-type="float" office:value="262.820512820513">
            <text:p>262.82</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37.41935483871">
            <text:p>437.419</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4" office:value-type="float" office:value="19">
            <text:p>19</text:p>
          </table:table-cell>
          <table:table-cell table:number-columns-repeated="998"/>
          <table:table-cell table:style-name="ce182" table:number-columns-repeated="2"/>
        </table:table-row>
        <table:table-row table:style-name="ro1">
          <table:table-cell table:style-name="ce183" office:value-type="string">
            <text:p>Blade Raven</text:p>
          </table:table-cell>
          <table:table-cell table:style-name="ce185" office:value-type="string">
            <text:p>sra0201</text:p>
          </table:table-cell>
          <table:table-cell table:style-name="ce185" office:value-type="string">
            <text:p>Scout</text:p>
          </table:table-cell>
          <table:table-cell table:number-columns-repeated="3" table:style-name="ce185" office:value-type="string">
            <text:p><text:s/></text:p>
          </table:table-cell>
          <table:table-cell table:style-name="ce185" office:value-type="string">
            <text:p><text:s text:c="2"/></text:p>
          </table:table-cell>
          <table:table-cell table:style-name="ce185" office:value-type="float" office:value="595">
            <text:p>595</text:p>
          </table:table-cell>
          <table:table-cell table:style-name="ce185" table:formula="of:=[.H34]*0.0002" office:value-type="float" office:value="0.119">
            <text:p>0.12</text:p>
          </table:table-cell>
          <table:table-cell table:style-name="ce185"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5" office:value-type="float" office:value="60">
            <text:p>60</text:p>
          </table:table-cell>
          <table:table-cell table:style-name="ce185" office:value-type="float" office:value="48">
            <text:p>48</text:p>
          </table:table-cell>
          <table:table-cell table:style-name="ce185"/>
          <table:table-cell table:style-name="ce185" office:value-type="float" office:value="160">
            <text:p>160</text:p>
          </table:table-cell>
          <table:table-cell table:style-name="ce191" table:formula="of:=[.P34]/[.H34]" office:value-type="float" office:value="0.26890756302521">
            <text:p>0.269</text:p>
          </table:table-cell>
          <table:table-cell table:style-name="ce185" office:value-type="float" office:value="5500">
            <text:p>5500</text:p>
          </table:table-cell>
          <table:table-cell table:style-name="ce191" table:formula="of:=([.D34]+[.F34])/[.R34]" office:value-type="float" office:value="0">
            <text:p>0.000</text:p>
          </table:table-cell>
          <table:table-cell table:style-name="ce185" office:value-type="float" office:value="0">
            <text:p>0</text:p>
          </table:table-cell>
          <table:table-cell table:style-name="ce185" office:value-type="float" office:value="200">
            <text:p>200</text:p>
          </table:table-cell>
          <table:table-cell table:style-name="ce191" table:formula="of:=([.P34]/[.U34])*10" office:value-type="float" office:value="8">
            <text:p>8.000</text:p>
          </table:table-cell>
          <table:table-cell table:style-name="ce191" table:formula="of:=([.R34]/[.U34])*10" office:value-type="float" office:value="275">
            <text:p>275.000</text:p>
          </table:table-cell>
          <table:table-cell office:value-type="float" office:value="24">
            <text:p>24</text:p>
          </table:table-cell>
          <table:table-cell table:style-name="ce183" table:number-columns-repeated="1000"/>
        </table:table-row>
        <table:table-row table:style-name="ro1">
          <table:table-cell table:style-name="ce183" office:value-type="string">
            <text:p>Talon</text:p>
          </table:table-cell>
          <table:table-cell table:style-name="ce185" office:value-type="string">
            <text:p>dra0202</text:p>
          </table:table-cell>
          <table:table-cell table:style-name="ce185" office:value-type="string">
            <text:p>FtrBmb</text:p>
          </table:table-cell>
          <table:table-cell table:style-name="ce185" office:value-type="float" office:value="120">
            <text:p>120</text:p>
          </table:table-cell>
          <table:table-cell table:style-name="ce185"/>
          <table:table-cell table:style-name="ce185" office:value-type="float" office:value="110">
            <text:p>110</text:p>
          </table:table-cell>
          <table:table-cell table:style-name="ce185" office:value-type="float" office:value="36">
            <text:p>36</text:p>
          </table:table-cell>
          <table:table-cell table:style-name="ce185" office:value-type="float" office:value="1350">
            <text:p>1350</text:p>
          </table:table-cell>
          <table:table-cell table:style-name="ce185" table:formula="of:=[.H35]*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5" office:value-type="float" office:value="48">
            <text:p>48</text:p>
          </table:table-cell>
          <table:table-cell table:style-name="ce185" table:number-columns-repeated="2"/>
          <table:table-cell table:style-name="ce185" office:value-type="float" office:value="300">
            <text:p>300</text:p>
          </table:table-cell>
          <table:table-cell table:style-name="ce191" table:formula="of:=[.P35]/[.H35]" office:value-type="float" office:value="0.222222222222222">
            <text:p>0.222</text:p>
          </table:table-cell>
          <table:table-cell table:style-name="ce185" office:value-type="float" office:value="14000">
            <text:p>14000</text:p>
          </table:table-cell>
          <table:table-cell table:style-name="ce191" table:formula="of:=([.D35]+[.F35])/[.R35]" office:value-type="float" office:value="0.0164285714285714">
            <text:p>0.016</text:p>
          </table:table-cell>
          <table:table-cell table:style-name="ce185" table:formula="of:=(([.P35]*10)+[.R35])/([.D35]+[.F35])" office:value-type="float" office:value="73.9130434782609">
            <text:p>73.91</text:p>
          </table:table-cell>
          <table:table-cell table:style-name="ce185" office:value-type="float" office:value="374">
            <text:p>374</text:p>
          </table:table-cell>
          <table:table-cell table:style-name="ce191" table:formula="of:=([.P35]/[.U35])*10" office:value-type="float" office:value="8.02139037433155">
            <text:p>8.021</text:p>
          </table:table-cell>
          <table:table-cell table:style-name="ce191" table:formula="of:=([.R35]/[.U35])*10" office:value-type="float" office:value="374.331550802139">
            <text:p>374.332</text:p>
          </table:table-cell>
          <table:table-cell office:value-type="float" office:value="17">
            <text:p>17</text:p>
          </table:table-cell>
          <table:table-cell table:style-name="ce183" table:number-columns-repeated="1000"/>
        </table:table-row>
        <table:table-row table:style-name="ro1">
          <table:table-cell table:style-name="ce183" office:value-type="string">
            <text:p>Sky Spider</text:p>
          </table:table-cell>
          <table:table-cell table:style-name="ce185" office:value-type="string">
            <text:p>ura0203</text:p>
          </table:table-cell>
          <table:table-cell table:style-name="ce185" office:value-type="string">
            <text:p>Gun</text:p>
          </table:table-cell>
          <table:table-cell table:style-name="ce185" office:value-type="float" office:value="80">
            <text:p>80</text:p>
          </table:table-cell>
          <table:table-cell table:style-name="ce185"/>
          <table:table-cell table:style-name="ce185" office:value-type="string">
            <text:p><text:s/></text:p>
          </table:table-cell>
          <table:table-cell table:style-name="ce185" office:value-type="float" office:value="26">
            <text:p>26</text:p>
          </table:table-cell>
          <table:table-cell table:style-name="ce185" office:value-type="float" office:value="1400">
            <text:p>1400</text:p>
          </table:table-cell>
          <table:table-cell table:style-name="ce185" table:formula="of:=[.H36]*0.0002" office:value-type="float" office:value="0.28">
            <text:p>0.28</text:p>
          </table:table-cell>
          <table:table-cell table:style-name="ce185"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5" office:value-type="string">
            <text:p><text:s/></text:p>
          </table:table-cell>
          <table:table-cell table:style-name="ce185"/>
          <table:table-cell table:style-name="ce185" office:value-type="float" office:value="355">
            <text:p>355</text:p>
          </table:table-cell>
          <table:table-cell table:style-name="ce191" table:formula="of:=[.P36]/[.H36]" office:value-type="float" office:value="0.253571428571429">
            <text:p>0.254</text:p>
          </table:table-cell>
          <table:table-cell table:style-name="ce185" office:value-type="float" office:value="14000">
            <text:p>14000</text:p>
          </table:table-cell>
          <table:table-cell table:style-name="ce191" table:formula="of:=([.D36]+[.F36])/[.R36]" office:value-type="float" office:value="0.00571428571428571">
            <text:p>0.006</text:p>
          </table:table-cell>
          <table:table-cell table:style-name="ce185" table:formula="of:=(([.P36]*10)+[.R36])/([.D36]+[.F36])" office:value-type="float" office:value="219.375">
            <text:p>219.38</text:p>
          </table:table-cell>
          <table:table-cell table:style-name="ce185" office:value-type="float" office:value="350">
            <text:p>350</text:p>
          </table:table-cell>
          <table:table-cell table:style-name="ce191" table:formula="of:=([.P36]/[.U36])*10" office:value-type="float" office:value="10.1428571428571">
            <text:p>10.143</text:p>
          </table:table-cell>
          <table:table-cell table:style-name="ce191" table:formula="of:=([.R36]/[.U36])*10" office:value-type="float" office:value="400">
            <text:p>400.000</text:p>
          </table:table-cell>
          <table:table-cell office:value-type="float" office:value="11">
            <text:p>11</text:p>
          </table:table-cell>
          <table:table-cell table:style-name="ce183" table:number-columns-repeated="1000"/>
        </table:table-row>
        <table:table-row table:style-name="ro1">
          <table:table-cell table:style-name="ce183" office:value-type="string">
            <text:p>Cormorant</text:p>
          </table:table-cell>
          <table:table-cell table:style-name="ce185" office:value-type="string">
            <text:p>ura0204</text:p>
          </table:table-cell>
          <table:table-cell table:style-name="ce185" office:value-type="string">
            <text:p>Torp</text:p>
          </table:table-cell>
          <table:table-cell table:style-name="ce185" office:value-type="string">
            <text:p><text:s/></text:p>
          </table:table-cell>
          <table:table-cell table:style-name="ce185" office:value-type="float" office:value="120">
            <text:p>120</text:p>
          </table:table-cell>
          <table:table-cell table:style-name="ce185"/>
          <table:table-cell table:style-name="ce185" office:value-type="float" office:value="32">
            <text:p>32</text:p>
          </table:table-cell>
          <table:table-cell table:style-name="ce185" office:value-type="float" office:value="1350">
            <text:p>1350</text:p>
          </table:table-cell>
          <table:table-cell table:style-name="ce185" table:formula="of:=[.H37]*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5" office:value-type="string">
            <text:p><text:s/></text:p>
          </table:table-cell>
          <table:table-cell table:style-name="ce185" office:value-type="float" office:value="60">
            <text:p>60</text:p>
          </table:table-cell>
          <table:table-cell table:style-name="ce185"/>
          <table:table-cell table:style-name="ce185" office:value-type="float" office:value="265">
            <text:p>265</text:p>
          </table:table-cell>
          <table:table-cell table:style-name="ce191" table:formula="of:=[.P37]/[.H37]" office:value-type="float" office:value="0.196296296296296">
            <text:p>0.196</text:p>
          </table:table-cell>
          <table:table-cell table:style-name="ce185" office:value-type="float" office:value="14000">
            <text:p>14000</text:p>
          </table:table-cell>
          <table:table-cell table:style-name="ce191" table:formula="of:=([.E37]+[.F37])/[.R37]" office:value-type="float" office:value="0.00857142857142857">
            <text:p>0.009</text:p>
          </table:table-cell>
          <table:table-cell table:style-name="ce185" table:formula="of:=(([.P37]*10)+[.R37])/([.E37]+[.F37])" office:value-type="float" office:value="138.75">
            <text:p>138.75</text:p>
          </table:table-cell>
          <table:table-cell table:style-name="ce185" office:value-type="float" office:value="254">
            <text:p>254</text:p>
          </table:table-cell>
          <table:table-cell table:style-name="ce191" table:formula="of:=([.P37]/[.U37])*10" office:value-type="float" office:value="10.4330708661417">
            <text:p>10.433</text:p>
          </table:table-cell>
          <table:table-cell table:style-name="ce191" table:formula="of:=([.R37]/[.U37])*10" office:value-type="float" office:value="551.181102362205">
            <text:p>551.181</text:p>
          </table:table-cell>
          <table:table-cell office:value-type="float" office:value="16">
            <text:p>16</text:p>
          </table:table-cell>
          <table:table-cell table:style-name="ce183" table:number-columns-repeated="1000"/>
        </table:table-row>
        <table:table-row table:style-name="ro1">
          <table:table-cell table:style-name="ce183" office:value-type="string">
            <text:p>Reaper</text:p>
          </table:table-cell>
          <table:table-cell table:style-name="ce185" office:value-type="string">
            <text:p>sra0211</text:p>
          </table:table-cell>
          <table:table-cell table:style-name="ce185" office:value-type="string">
            <text:p>Bomb</text:p>
          </table:table-cell>
          <table:table-cell table:style-name="ce185" office:value-type="float" office:value="160">
            <text:p>160</text:p>
          </table:table-cell>
          <table:table-cell table:style-name="ce185" office:value-type="string">
            <text:p><text:s/></text:p>
          </table:table-cell>
          <table:table-cell table:style-name="ce185"/>
          <table:table-cell table:style-name="ce185" office:value-type="string">
            <text:p><text:s/></text:p>
          </table:table-cell>
          <table:table-cell table:style-name="ce185" office:value-type="float" office:value="1325">
            <text:p>1325</text:p>
          </table:table-cell>
          <table:table-cell table:style-name="ce185" table:formula="of:=[.H38]*0.0002" office:value-type="float" office:value="0.265">
            <text:p>0.27</text:p>
          </table:table-cell>
          <table:table-cell table:style-name="ce185"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395">
            <text:p>395</text:p>
          </table:table-cell>
          <table:table-cell table:style-name="ce191" table:formula="of:=[.P38]/[.H38]" office:value-type="float" office:value="0.29811320754717">
            <text:p>0.298</text:p>
          </table:table-cell>
          <table:table-cell table:style-name="ce185" office:value-type="float" office:value="22000">
            <text:p>22000</text:p>
          </table:table-cell>
          <table:table-cell table:style-name="ce191" table:formula="of:=([.D38]+[.F38])/[.R38]" office:value-type="float" office:value="0.00727272727272727">
            <text:p>0.007</text:p>
          </table:table-cell>
          <table:table-cell table:style-name="ce185" table:formula="of:=(([.P38]*10)+[.R38])/([.D38]+[.F38])" office:value-type="float" office:value="162.1875">
            <text:p>162.19</text:p>
          </table:table-cell>
          <table:table-cell table:style-name="ce185" office:value-type="float" office:value="550">
            <text:p>550</text:p>
          </table:table-cell>
          <table:table-cell table:style-name="ce191" table:formula="of:=([.P38]/[.U38])*10" office:value-type="float" office:value="7.18181818181818">
            <text:p>7.182</text:p>
          </table:table-cell>
          <table:table-cell table:style-name="ce191" table:formula="of:=([.R38]/[.U38])*10" office:value-type="float" office:value="400">
            <text:p>400.000</text:p>
          </table:table-cell>
          <table:table-cell office:value-type="float" office:value="16">
            <text:p>16</text:p>
          </table:table-cell>
          <table:table-cell table:style-name="ce183" table:number-columns-repeated="1000"/>
        </table:table-row>
        <table:table-row table:style-name="ro1">
          <table:table-cell table:style-name="ce183" office:value-type="string">
            <text:p>Dioscuri</text:p>
          </table:table-cell>
          <table:table-cell table:style-name="ce185" office:value-type="string">
            <text:p>sra021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150">
            <text:p>150</text:p>
          </table:table-cell>
          <table:table-cell table:style-name="ce185" office:value-type="float" office:value="32">
            <text:p>32</text:p>
          </table:table-cell>
          <table:table-cell table:style-name="ce185" office:value-type="float" office:value="750">
            <text:p>750</text:p>
          </table:table-cell>
          <table:table-cell table:style-name="ce185" table:formula="of:=[.H39]*0.0002" office:value-type="float" office:value="0.15">
            <text:p>0.15</text:p>
          </table:table-cell>
          <table:table-cell table:style-name="ce185"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10">
            <text:p>210</text:p>
          </table:table-cell>
          <table:table-cell table:style-name="ce191" table:formula="of:=[.P39]/[.H39]" office:value-type="float" office:value="0.28">
            <text:p>0.280</text:p>
          </table:table-cell>
          <table:table-cell table:style-name="ce185" office:value-type="float" office:value="12500">
            <text:p>12500</text:p>
          </table:table-cell>
          <table:table-cell table:style-name="ce191" table:formula="of:=([.D39]+[.F39])/[.R39]" office:value-type="float" office:value="0.012">
            <text:p>0.012</text:p>
          </table:table-cell>
          <table:table-cell table:style-name="ce185" table:formula="of:=(([.P39]*10)+[.R39])/([.D39]+[.F39])" office:value-type="float" office:value="97.3333333333333">
            <text:p>97.33</text:p>
          </table:table-cell>
          <table:table-cell table:style-name="ce185" office:value-type="float" office:value="1600">
            <text:p>1600</text:p>
          </table:table-cell>
          <table:table-cell table:style-name="ce191" table:formula="of:=([.P39]/[.U39])*10" office:value-type="float" office:value="1.3125">
            <text:p>1.313</text:p>
          </table:table-cell>
          <table:table-cell table:style-name="ce191" table:formula="of:=([.R39]/[.U39])*10" office:value-type="float" office:value="78.125">
            <text:p>78.125</text:p>
          </table:table-cell>
          <table:table-cell office:value-type="float" office:value="18">
            <text:p>18</text:p>
          </table:table-cell>
          <table:table-cell table:style-name="ce183"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000">
            <text:p>14000</text:p>
          </table:table-cell>
          <table:table-cell table:style-name="ce33" table:formula="of:=[.D44]/[.R44]" office:value-type="float" office:value="0.00571428571428571">
            <text:p>0.006</text:p>
          </table:table-cell>
          <table:table-cell table:style-name="ce30" table:formula="of:=(([.P44]*10)+[.R44])/[.D44]" office:value-type="float" office:value="219.375">
            <text:p>219.38</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31804180302798">
            <text:p>0.007</text:p>
          </table:table-cell>
          <table:table-cell table:style-name="ce9" table:formula="of:=SUM([.T22:.T46])/25" office:value-type="float" office:value="121.914656033381">
            <text:p>121.91</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250">
            <text:p>2250</text:p>
          </table:table-cell>
          <table:table-cell table:style-name="ce226" table:formula="of:=[.P54]/[.H54]" office:value-type="float" office:value="0.5">
            <text:p>0.500</text:p>
          </table:table-cell>
          <table:table-cell table:style-name="ce217" office:value-type="float" office:value="92500">
            <text:p>92500</text:p>
          </table:table-cell>
          <table:table-cell table:style-name="ce226" table:formula="of:=([.D54]+[.F54])/[.R54]" office:value-type="float" office:value="0.00330810810810811">
            <text:p>0.003</text:p>
          </table:table-cell>
          <table:table-cell table:style-name="ce217" table:formula="of:=(([.P54]*10)+[.R54])/([.D54]+[.E54]+[.F54])" office:value-type="float" office:value="375.816993464052">
            <text:p>375.82</text:p>
          </table:table-cell>
          <table:table-cell table:style-name="ce217" office:value-type="float" office:value="1284.72222222185">
            <text:p>1284.72</text:p>
          </table:table-cell>
          <table:table-cell table:style-name="ce226" table:formula="of:=([.P54]/[.U54])*10" office:value-type="float" office:value="17.5135135135186">
            <text:p>17.514</text:p>
          </table:table-cell>
          <table:table-cell table:style-name="ce226" table:formula="of:=([.R54]/[.U54])*10" office:value-type="float" office:value="720.000000000209">
            <text:p>720.000</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4"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4"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4"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3.804347826087">
            <text:p>123.8</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4"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4"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4"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500">
            <text:p>2500</text:p>
          </table:table-cell>
          <table:table-cell table:formula="of:=[.P62]/[.H62]" office:value-type="float" office:value="0.5">
            <text:p>0.500</text:p>
          </table:table-cell>
          <table:table-cell office:value-type="float" office:value="85000">
            <text:p>85000</text:p>
          </table:table-cell>
          <table:table-cell table:formula="of:=[.D62]/[.R62]" office:value-type="float" office:value="0.00305882352941176">
            <text:p>0.003</text:p>
          </table:table-cell>
          <table:table-cell table:formula="of:=(([.P62]*10)+[.R62])/([.D62]+[.E62]+[.F62])" office:value-type="float" office:value="357.142857142857">
            <text:p>357.14</text:p>
          </table:table-cell>
          <table:table-cell office:value-type="float" office:value="1181">
            <text:p>1181</text:p>
          </table:table-cell>
          <table:table-cell table:formula="of:=([.P62]/[.U62])*10" office:value-type="float" office:value="21.1685012701101">
            <text:p>21.169</text:p>
          </table:table-cell>
          <table:table-cell table:formula="of:=([.R62]/[.U62])*10" office:value-type="float" office:value="719.729043183743">
            <text:p>719.729</text:p>
          </table:table-cell>
          <table:table-cell table:style-name="ce184"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4" office:value-type="float" office:value="17">
            <text:p>17</text:p>
          </table:table-cell>
          <table:table-cell table:number-columns-repeated="1000"/>
        </table:table-row>
        <table:table-row table:style-name="ro1">
          <table:table-cell table:style-name="ce183" office:value-type="string">
            <text:p>Spook</text:p>
          </table:table-cell>
          <table:table-cell table:style-name="ce185" office:value-type="string">
            <text:p>ura0302</text:p>
          </table:table-cell>
          <table:table-cell table:style-name="ce185" office:value-type="string">
            <text:p>Scout</text:p>
          </table:table-cell>
          <table:table-cell table:style-name="ce185"/>
          <table:table-cell table:style-name="ce185"/>
          <table:table-cell table:style-name="ce185"/>
          <table:table-cell table:style-name="ce185"/>
          <table:table-cell table:style-name="ce185" office:value-type="float" office:value="1450">
            <text:p>1450</text:p>
          </table:table-cell>
          <table:table-cell table:style-name="ce185" table:formula="of:=[.H64]*0.0002" office:value-type="float" office:value="0.29">
            <text:p>0.29</text:p>
          </table:table-cell>
          <table:table-cell table:style-name="ce185"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5" office:value-type="float" office:value="72">
            <text:p>72</text:p>
          </table:table-cell>
          <table:table-cell table:style-name="ce185" office:value-type="float" office:value="60">
            <text:p>60</text:p>
          </table:table-cell>
          <table:table-cell table:style-name="ce185" office:value-type="float" office:value="32">
            <text:p>32</text:p>
          </table:table-cell>
          <table:table-cell table:style-name="ce185" office:value-type="float" office:value="200">
            <text:p>200</text:p>
          </table:table-cell>
          <table:table-cell table:style-name="ce191" table:formula="of:=[.P64]/[.H64]" office:value-type="float" office:value="0.137931034482759">
            <text:p>0.138</text:p>
          </table:table-cell>
          <table:table-cell table:style-name="ce185" office:value-type="float" office:value="8300">
            <text:p>8300</text:p>
          </table:table-cell>
          <table:table-cell table:style-name="ce191" table:formula="of:=([.D64]+[.F64])/[.R64]" office:value-type="float" office:value="0">
            <text:p>0.000</text:p>
          </table:table-cell>
          <table:table-cell table:style-name="ce185" office:value-type="string">
            <text:p><text:s/></text:p>
          </table:table-cell>
          <table:table-cell table:style-name="ce185" office:value-type="float" office:value="1185">
            <text:p>1185</text:p>
          </table:table-cell>
          <table:table-cell table:style-name="ce191" table:formula="of:=([.P64]/[.U64])*10" office:value-type="float" office:value="1.68776371308017">
            <text:p>1.688</text:p>
          </table:table-cell>
          <table:table-cell table:style-name="ce191" table:formula="of:=([.R64]/[.U64])*10" office:value-type="float" office:value="70.042194092827">
            <text:p>70.042</text:p>
          </table:table-cell>
          <table:table-cell office:value-type="float" office:value="30">
            <text:p>30</text:p>
          </table:table-cell>
          <table:table-cell table:style-name="ce183" table:number-columns-repeated="998"/>
          <table:table-cell table:number-columns-repeated="2"/>
        </table:table-row>
        <table:table-row table:style-name="ro1">
          <table:table-cell table:style-name="ce183" office:value-type="string">
            <text:p>Gemini</text:p>
          </table:table-cell>
          <table:table-cell table:style-name="ce185" office:value-type="string">
            <text:p>ura030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408">
            <text:p>408</text:p>
          </table:table-cell>
          <table:table-cell table:style-name="ce185" office:value-type="float" office:value="40">
            <text:p>40</text:p>
          </table:table-cell>
          <table:table-cell table:style-name="ce185" office:value-type="float" office:value="2125">
            <text:p>2125</text:p>
          </table:table-cell>
          <table:table-cell table:style-name="ce185" table:formula="of:=[.H65]*0.0002" office:value-type="float" office:value="0.425">
            <text:p>0.43</text:p>
          </table:table-cell>
          <table:table-cell table:style-name="ce185"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660">
            <text:p>660</text:p>
          </table:table-cell>
          <table:table-cell table:style-name="ce191" table:formula="of:=[.P65]/[.H65]" office:value-type="float" office:value="0.310588235294118">
            <text:p>0.311</text:p>
          </table:table-cell>
          <table:table-cell table:style-name="ce185" office:value-type="float" office:value="48000">
            <text:p>48000</text:p>
          </table:table-cell>
          <table:table-cell table:style-name="ce191" table:formula="of:=([.D65]+[.F65])/[.R65]" office:value-type="float" office:value="0.0085">
            <text:p>0.009</text:p>
          </table:table-cell>
          <table:table-cell table:style-name="ce185" table:formula="of:=(([.P65]*10)+[.R65])/([.D65]+[.E65]+[.F65])" office:value-type="float" office:value="133.823529411765">
            <text:p>133.82</text:p>
          </table:table-cell>
          <table:table-cell table:style-name="ce185" office:value-type="float" office:value="666">
            <text:p>666</text:p>
          </table:table-cell>
          <table:table-cell table:style-name="ce191" table:formula="of:=([.P65]/[.U65])*10" office:value-type="float" office:value="9.90990990990991">
            <text:p>9.910</text:p>
          </table:table-cell>
          <table:table-cell table:style-name="ce191" table:formula="of:=([.R65]/[.U65])*10" office:value-type="float" office:value="720.720720720721">
            <text:p>720.721</text:p>
          </table:table-cell>
          <table:table-cell office:value-type="float" office:value="24">
            <text:p>24</text:p>
          </table:table-cell>
          <table:table-cell table:style-name="ce183" table:number-columns-repeated="998"/>
          <table:table-cell table:number-columns-repeated="2"/>
        </table:table-row>
        <table:table-row table:style-name="ro1">
          <table:table-cell table:style-name="ce183" office:value-type="string">
            <text:p>Twilight Patron</text:p>
          </table:table-cell>
          <table:table-cell table:style-name="ce185" office:value-type="string">
            <text:p>sra031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960">
            <text:p>960</text:p>
          </table:table-cell>
          <table:table-cell table:style-name="ce185" office:value-type="float" office:value="40">
            <text:p>40</text:p>
          </table:table-cell>
          <table:table-cell table:style-name="ce185" office:value-type="float" office:value="3750">
            <text:p>3750</text:p>
          </table:table-cell>
          <table:table-cell table:style-name="ce185" table:formula="of:=[.H66]*0.0002" office:value-type="float" office:value="0.75">
            <text:p>0.75</text:p>
          </table:table-cell>
          <table:table-cell table:style-name="ce185"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5" office:value-type="float" office:value="56">
            <text:p>56</text:p>
          </table:table-cell>
          <table:table-cell table:style-name="ce185" office:value-type="string">
            <text:p>Stealth</text:p>
          </table:table-cell>
          <table:table-cell table:style-name="ce185" office:value-type="string">
            <text:p>Cloak</text:p>
          </table:table-cell>
          <table:table-cell table:style-name="ce185" office:value-type="float" office:value="1390">
            <text:p>1390</text:p>
          </table:table-cell>
          <table:table-cell table:style-name="ce191" table:formula="of:=[.P66]/[.H66]" office:value-type="float" office:value="0.370666666666667">
            <text:p>0.371</text:p>
          </table:table-cell>
          <table:table-cell table:style-name="ce185" office:value-type="float" office:value="100000">
            <text:p>100000</text:p>
          </table:table-cell>
          <table:table-cell table:style-name="ce191" table:formula="of:=([.D66]+[.F66])/[.R66]" office:value-type="float" office:value="0.0096">
            <text:p>0.010</text:p>
          </table:table-cell>
          <table:table-cell table:style-name="ce185" table:formula="of:=(([.P66]*10)+[.R66])/([.D66]+[.E66]+[.F66])" office:value-type="float" office:value="118.645833333333">
            <text:p>118.65</text:p>
          </table:table-cell>
          <table:table-cell table:style-name="ce185" office:value-type="float" office:value="1400">
            <text:p>1400</text:p>
          </table:table-cell>
          <table:table-cell table:style-name="ce191" table:formula="of:=([.P66]/[.U66])*10" office:value-type="float" office:value="9.92857142857143">
            <text:p>9.929</text:p>
          </table:table-cell>
          <table:table-cell table:style-name="ce191" table:formula="of:=([.R66]/[.U66])*10" office:value-type="float" office:value="714.285714285714">
            <text:p>714.286</text:p>
          </table:table-cell>
          <table:table-cell office:value-type="float" office:value="28">
            <text:p>28</text:p>
          </table:table-cell>
          <table:table-cell table:style-name="ce183" table:number-columns-repeated="998"/>
          <table:table-cell table:number-columns-repeated="2"/>
        </table:table-row>
        <table:table-row table:style-name="ro1">
          <table:table-cell table:style-name="ce183" office:value-type="string">
            <text:p>Revenant</text:p>
          </table:table-cell>
          <table:table-cell table:style-name="ce185" office:value-type="string">
            <text:p>ura0304</text:p>
          </table:table-cell>
          <table:table-cell table:style-name="ce185" office:value-type="string">
            <text:p>Bomb</text:p>
          </table:table-cell>
          <table:table-cell table:style-name="ce185" office:value-type="float" office:value="550">
            <text:p>550</text:p>
          </table:table-cell>
          <table:table-cell table:style-name="ce185"/>
          <table:table-cell table:style-name="ce185" office:value-type="float" office:value="56">
            <text:p>56</text:p>
          </table:table-cell>
          <table:table-cell table:style-name="ce185" office:value-type="float" office:value="27">
            <text:p>27</text:p>
          </table:table-cell>
          <table:table-cell table:style-name="ce185" office:value-type="float" office:value="3800">
            <text:p>3800</text:p>
          </table:table-cell>
          <table:table-cell table:style-name="ce185" table:formula="of:=[.H67]*0.0002" office:value-type="float" office:value="0.76">
            <text:p>0.76</text:p>
          </table:table-cell>
          <table:table-cell table:style-name="ce185"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60">
            <text:p>60</text:p>
          </table:table-cell>
          <table:table-cell table:style-name="ce185" office:value-type="string">
            <text:p>Stealth</text:p>
          </table:table-cell>
          <table:table-cell table:style-name="ce185"/>
          <table:table-cell table:style-name="ce185" office:value-type="float" office:value="2000">
            <text:p>2000</text:p>
          </table:table-cell>
          <table:table-cell table:style-name="ce191" table:formula="of:=[.P67]/[.H67]" office:value-type="float" office:value="0.526315789473684">
            <text:p>0.526</text:p>
          </table:table-cell>
          <table:table-cell table:style-name="ce185" office:value-type="float" office:value="90000">
            <text:p>90000</text:p>
          </table:table-cell>
          <table:table-cell table:style-name="ce191" table:formula="of:=([.D67]+[.F67])/[.R67]" office:value-type="float" office:value="0.00673333333333333">
            <text:p>0.007</text:p>
          </table:table-cell>
          <table:table-cell table:style-name="ce185" table:formula="of:=(([.P67]*10)+[.R67])/([.D67]+[.E67]+[.F67])" office:value-type="float" office:value="181.518151815182">
            <text:p>181.52</text:p>
          </table:table-cell>
          <table:table-cell table:style-name="ce185" office:value-type="float" office:value="1250">
            <text:p>1250</text:p>
          </table:table-cell>
          <table:table-cell table:style-name="ce191" table:formula="of:=([.P67]/[.U67])*10" office:value-type="float" office:value="16">
            <text:p>16.000</text:p>
          </table:table-cell>
          <table:table-cell table:style-name="ce191" table:formula="of:=([.R67]/[.U67])*10" office:value-type="float" office:value="720">
            <text:p>720.000</text:p>
          </table:table-cell>
          <table:table-cell office:value-type="float" office:value="18">
            <text:p>18</text:p>
          </table:table-cell>
          <table:table-cell table:style-name="ce183" table:number-columns-repeated="998"/>
          <table:table-cell table:number-columns-repeated="2"/>
        </table:table-row>
        <table:table-row table:style-name="ro1">
          <table:table-cell table:style-name="ce183" office:value-type="string">
            <text:p>Tyrant</text:p>
          </table:table-cell>
          <table:table-cell table:style-name="ce185" office:value-type="string">
            <text:p>sra0314</text:p>
          </table:table-cell>
          <table:table-cell table:style-name="ce185" office:value-type="string">
            <text:p>Bomb</text:p>
          </table:table-cell>
          <table:table-cell table:style-name="ce185" office:value-type="float" office:value="1027">
            <text:p>1027</text:p>
          </table:table-cell>
          <table:table-cell table:style-name="ce185" office:value-type="float" office:value="120">
            <text:p>120</text:p>
          </table:table-cell>
          <table:table-cell table:style-name="ce185" office:value-type="string">
            <text:p><text:s/></text:p>
          </table:table-cell>
          <table:table-cell table:style-name="ce185" office:value-type="float" office:value="75">
            <text:p>75</text:p>
          </table:table-cell>
          <table:table-cell table:style-name="ce185" office:value-type="float" office:value="6250">
            <text:p>6250</text:p>
          </table:table-cell>
          <table:table-cell table:style-name="ce185" table:formula="of:=[.H68]*0.0002" office:value-type="float" office:value="1.25">
            <text:p>1.25</text:p>
          </table:table-cell>
          <table:table-cell table:style-name="ce185"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5" office:value-type="float" office:value="64">
            <text:p>64</text:p>
          </table:table-cell>
          <table:table-cell table:style-name="ce185" office:value-type="string">
            <text:p>Stealth</text:p>
          </table:table-cell>
          <table:table-cell table:style-name="ce185"/>
          <table:table-cell table:style-name="ce185" office:value-type="float" office:value="4750">
            <text:p>4750</text:p>
          </table:table-cell>
          <table:table-cell table:style-name="ce191" table:formula="of:=[.P68]/[.H68]" office:value-type="float" office:value="0.76">
            <text:p>0.760</text:p>
          </table:table-cell>
          <table:table-cell table:style-name="ce185" office:value-type="float" office:value="180000">
            <text:p>180000</text:p>
          </table:table-cell>
          <table:table-cell table:style-name="ce191" table:formula="of:=([.D68]+[.F68])/[.R68]" office:value-type="float" office:value="0.00570555555555556">
            <text:p>0.006</text:p>
          </table:table-cell>
          <table:table-cell table:style-name="ce185" table:formula="of:=(([.P68]*10)+[.R68])/([.D68]+[.E68]+[.F68])" office:value-type="float" office:value="198.343504795118">
            <text:p>198.34</text:p>
          </table:table-cell>
          <table:table-cell table:style-name="ce185" office:value-type="float" office:value="3000">
            <text:p>3000</text:p>
          </table:table-cell>
          <table:table-cell table:style-name="ce191" table:formula="of:=([.P68]/[.U68])*10" office:value-type="float" office:value="15.8333333333333">
            <text:p>15.833</text:p>
          </table:table-cell>
          <table:table-cell table:style-name="ce191" table:formula="of:=([.R68]/[.U68])*10" office:value-type="float" office:value="600">
            <text:p>600.000</text:p>
          </table:table-cell>
          <table:table-cell office:value-type="float" office:value="19">
            <text:p>19</text:p>
          </table:table-cell>
          <table:table-cell table:style-name="ce183" table:number-columns-repeated="998"/>
          <table:table-cell table:number-columns-repeated="2"/>
        </table:table-row>
        <table:table-row table:style-name="ro1">
          <table:table-cell table:style-name="ce183" office:value-type="string">
            <text:p>Wailer</text:p>
          </table:table-cell>
          <table:table-cell table:style-name="ce185" office:value-type="string">
            <text:p>xra0305</text:p>
          </table:table-cell>
          <table:table-cell table:style-name="ce185" office:value-type="string">
            <text:p>Gun</text:p>
          </table:table-cell>
          <table:table-cell table:style-name="ce185" office:value-type="float" office:value="220">
            <text:p>220</text:p>
          </table:table-cell>
          <table:table-cell table:style-name="ce185"/>
          <table:table-cell table:style-name="ce185" office:value-type="float" office:value="80">
            <text:p>80</text:p>
          </table:table-cell>
          <table:table-cell table:style-name="ce185" office:value-type="float" office:value="32">
            <text:p>32</text:p>
          </table:table-cell>
          <table:table-cell table:style-name="ce185" office:value-type="float" office:value="4450">
            <text:p>4450</text:p>
          </table:table-cell>
          <table:table-cell table:style-name="ce185" table:formula="of:=[.H69]*0.0002" office:value-type="float" office:value="0.89">
            <text:p>0.89</text:p>
          </table:table-cell>
          <table:table-cell table:style-name="ce185"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500">
            <text:p>2500</text:p>
          </table:table-cell>
          <table:table-cell table:style-name="ce191" table:formula="of:=[.P69]/[.H69]" office:value-type="float" office:value="0.561797752808989">
            <text:p>0.562</text:p>
          </table:table-cell>
          <table:table-cell table:style-name="ce185" office:value-type="float" office:value="85000">
            <text:p>85000</text:p>
          </table:table-cell>
          <table:table-cell table:style-name="ce191" table:formula="of:=([.D69]+[.F69])/[.R69]" office:value-type="float" office:value="0.00352941176470588">
            <text:p>0.004</text:p>
          </table:table-cell>
          <table:table-cell table:style-name="ce185" table:formula="of:=(([.P69]*10)+[.R69])/([.D69]+[.E69]+[.F69])" office:value-type="float" office:value="366.666666666667">
            <text:p>366.67</text:p>
          </table:table-cell>
          <table:table-cell table:style-name="ce185" office:value-type="float" office:value="1181">
            <text:p>1181</text:p>
          </table:table-cell>
          <table:table-cell table:style-name="ce191" table:formula="of:=([.P69]/[.U69])*10" office:value-type="float" office:value="21.1685012701101">
            <text:p>21.169</text:p>
          </table:table-cell>
          <table:table-cell table:style-name="ce191" table:formula="of:=([.R69]/[.U69])*10" office:value-type="float" office:value="719.729043183743">
            <text:p>719.729</text:p>
          </table:table-cell>
          <table:table-cell office:value-type="float" office:value="11">
            <text:p>11</text:p>
          </table:table-cell>
          <table:table-cell table:style-name="ce183" table:number-columns-repeated="998"/>
          <table:table-cell table:number-columns-repeated="2"/>
        </table:table-row>
        <table:table-row table:style-name="ro1">
          <table:table-cell table:style-name="ce183" office:value-type="string">
            <text:p>Xiphos</text:p>
          </table:table-cell>
          <table:table-cell table:style-name="ce185" office:value-type="string">
            <text:p>sra0315</text:p>
          </table:table-cell>
          <table:table-cell table:style-name="ce185" office:value-type="string">
            <text:p>Gun</text:p>
          </table:table-cell>
          <table:table-cell table:style-name="ce185" office:value-type="float" office:value="425">
            <text:p>425</text:p>
          </table:table-cell>
          <table:table-cell table:number-columns-repeated="2" table:style-name="ce185"/>
          <table:table-cell table:style-name="ce185" office:value-type="float" office:value="40">
            <text:p>40</text:p>
          </table:table-cell>
          <table:table-cell table:style-name="ce185" office:value-type="float" office:value="6250">
            <text:p>6250</text:p>
          </table:table-cell>
          <table:table-cell table:style-name="ce185" table:formula="of:=[.H70]*0.0002" office:value-type="float" office:value="1.25">
            <text:p>1.25</text:p>
          </table:table-cell>
          <table:table-cell table:style-name="ce185"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4050">
            <text:p>4050</text:p>
          </table:table-cell>
          <table:table-cell table:style-name="ce191" table:formula="of:=[.P70]/[.H70]" office:value-type="float" office:value="0.648">
            <text:p>0.648</text:p>
          </table:table-cell>
          <table:table-cell table:style-name="ce185" office:value-type="float" office:value="115000">
            <text:p>115000</text:p>
          </table:table-cell>
          <table:table-cell table:style-name="ce191" table:formula="of:=([.D70]+[.F70])/[.R70]" office:value-type="float" office:value="0.00369565217391304">
            <text:p>0.004</text:p>
          </table:table-cell>
          <table:table-cell table:style-name="ce185" table:formula="of:=(([.P70]*10)+[.R70])/([.D70]+[.E70]+[.F70])" office:value-type="float" office:value="365.882352941176">
            <text:p>365.88</text:p>
          </table:table-cell>
          <table:table-cell table:style-name="ce185" office:value-type="float" office:value="1600">
            <text:p>1600</text:p>
          </table:table-cell>
          <table:table-cell table:style-name="ce191" table:formula="of:=([.P70]/[.U70])*10" office:value-type="float" office:value="25.3125">
            <text:p>25.313</text:p>
          </table:table-cell>
          <table:table-cell table:style-name="ce191" table:formula="of:=([.R70]/[.U70])*10" office:value-type="float" office:value="718.75">
            <text:p>718.750</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Zenith</text:p>
          </table:table-cell>
          <table:table-cell table:style-name="ce185" office:value-type="string">
            <text:p>sra0307</text:p>
          </table:table-cell>
          <table:table-cell table:style-name="ce185" office:value-type="string">
            <text:p>Torp</text:p>
          </table:table-cell>
          <table:table-cell table:style-name="ce185" office:value-type="string">
            <text:p><text:s/></text:p>
          </table:table-cell>
          <table:table-cell table:style-name="ce185" office:value-type="float" office:value="400">
            <text:p>400</text:p>
          </table:table-cell>
          <table:table-cell table:style-name="ce185" office:value-type="string">
            <text:p><text:s/></text:p>
          </table:table-cell>
          <table:table-cell table:style-name="ce185" office:value-type="float" office:value="64">
            <text:p>64</text:p>
          </table:table-cell>
          <table:table-cell table:style-name="ce185" office:value-type="float" office:value="3250">
            <text:p>3250</text:p>
          </table:table-cell>
          <table:table-cell table:style-name="ce185" table:formula="of:=[.H71]*0.0002" office:value-type="float" office:value="0.65">
            <text:p>0.65</text:p>
          </table:table-cell>
          <table:table-cell table:style-name="ce185"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5" office:value-type="string">
            <text:p>Stealth</text:p>
          </table:table-cell>
          <table:table-cell table:style-name="ce185" office:value-type="float" office:value="64">
            <text:p>64</text:p>
          </table:table-cell>
          <table:table-cell table:style-name="ce185"/>
          <table:table-cell table:style-name="ce185" office:value-type="float" office:value="1750">
            <text:p>1750</text:p>
          </table:table-cell>
          <table:table-cell table:style-name="ce191" table:formula="of:=[.P71]/[.H71]" office:value-type="float" office:value="0.538461538461538">
            <text:p>0.538</text:p>
          </table:table-cell>
          <table:table-cell table:style-name="ce185" office:value-type="float" office:value="72000">
            <text:p>72000</text:p>
          </table:table-cell>
          <table:table-cell table:style-name="ce191" table:formula="of:=([.D71]+[.F71])/[.R71]" office:value-type="float" office:value="0">
            <text:p>0.000</text:p>
          </table:table-cell>
          <table:table-cell table:style-name="ce185" table:formula="of:=(([.P71]*10)+[.R71])/([.D71]+[.E71]+[.F71])" office:value-type="float" office:value="223.75">
            <text:p>223.75</text:p>
          </table:table-cell>
          <table:table-cell table:style-name="ce185" office:value-type="float" office:value="1000">
            <text:p>1000</text:p>
          </table:table-cell>
          <table:table-cell table:style-name="ce191" table:formula="of:=([.P71]/[.U71])*10" office:value-type="float" office:value="17.5">
            <text:p>17.500</text:p>
          </table:table-cell>
          <table:table-cell table:style-name="ce191" table:formula="of:=([.R71]/[.U71])*10" office:value-type="float" office:value="720">
            <text:p>720.000</text:p>
          </table:table-cell>
          <table:table-cell office:value-type="float" office:value="17">
            <text:p>17</text:p>
          </table:table-cell>
          <table:table-cell table:style-name="ce183"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500">
            <text:p>2500</text:p>
          </table:table-cell>
          <table:table-cell table:style-name="ce33" table:formula="of:=[.P77]/[.H77]" office:value-type="float" office:value="0.561797752808989">
            <text:p>0.562</text:p>
          </table:table-cell>
          <table:table-cell table:style-name="ce30" office:value-type="float" office:value="80000">
            <text:p>80000</text:p>
          </table:table-cell>
          <table:table-cell table:style-name="ce33" table:formula="of:=[.D77]/[.R77]" office:value-type="float" office:value="0.0032">
            <text:p>0.003</text:p>
          </table:table-cell>
          <table:table-cell table:style-name="ce30" table:formula="of:=(([.P77]*10)+[.R77])/([.D77]+[.E77]+[.F77])" office:value-type="float" office:value="410.15625">
            <text:p>410.16</text:p>
          </table:table-cell>
          <table:table-cell table:style-name="ce30" office:value-type="float" office:value="1111">
            <text:p>1111</text:p>
          </table:table-cell>
          <table:table-cell table:style-name="ce33" table:formula="of:=([.P77]/[.U77])*10" office:value-type="float" office:value="22.5022502250225">
            <text:p>22.502</text:p>
          </table:table-cell>
          <table:table-cell table:style-name="ce33" table:formula="of:=([.R77]/[.U77])*10" office:value-type="float" office:value="720.07200720072">
            <text:p>720.07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000">
            <text:p>3000</text:p>
          </table:table-cell>
          <table:table-cell table:style-name="ce33" table:formula="of:=[.P78]/[.H78]" office:value-type="float" office:value="0.535714285714286">
            <text:p>0.536</text:p>
          </table:table-cell>
          <table:table-cell table:style-name="ce30" office:value-type="float" office:value="95000">
            <text:p>95000</text:p>
          </table:table-cell>
          <table:table-cell table:style-name="ce33" table:formula="of:=[.D78]/[.R78]" office:value-type="float" office:value="0.00294736842105263">
            <text:p>0.003</text:p>
          </table:table-cell>
          <table:table-cell table:style-name="ce30" table:formula="of:=(([.P78]*10)+[.R78])/([.D78]+[.E78]+[.F78])" office:value-type="float" office:value="324.675324675325">
            <text:p>324.68</text:p>
          </table:table-cell>
          <table:table-cell table:style-name="ce30" office:value-type="float" office:value="1315">
            <text:p>1315</text:p>
          </table:table-cell>
          <table:table-cell table:style-name="ce33" table:formula="of:=([.P78]/[.U78])*10" office:value-type="float" office:value="22.8136882129278">
            <text:p>22.814</text:p>
          </table:table-cell>
          <table:table-cell table:style-name="ce33" table:formula="of:=([.R78]/[.U78])*10" office:value-type="float" office:value="722.433460076046">
            <text:p>722.433</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38267159393879">
            <text:p>0.438</text:p>
          </table:table-cell>
          <table:table-cell table:style-name="ce9"/>
          <table:table-cell table:style-name="ce94" table:formula="of:=SUM([.S49:.S79])/31" office:value-type="float" office:value="0.00378650386740153">
            <text:p>0.004</text:p>
          </table:table-cell>
          <table:table-cell table:style-name="ce9" table:formula="of:=SUM([.T49:.T79])/31" office:value-type="float" office:value="175.774029884798">
            <text:p>175.77</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4"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3" office:value-type="string">
            <text:p>Soul Ripper</text:p>
          </table:table-cell>
          <table:table-cell table:style-name="ce185" office:value-type="string">
            <text:p>ura0401</text:p>
          </table:table-cell>
          <table:table-cell table:style-name="ce185" office:value-type="string">
            <text:p>Gun</text:p>
          </table:table-cell>
          <table:table-cell table:style-name="ce185" office:value-type="float" office:value="1490">
            <text:p>1490</text:p>
          </table:table-cell>
          <table:table-cell table:style-name="ce185"/>
          <table:table-cell table:style-name="ce185" office:value-type="float" office:value="800">
            <text:p>800</text:p>
          </table:table-cell>
          <table:table-cell table:style-name="ce185" office:value-type="string">
            <text:p><text:s/></text:p>
          </table:table-cell>
          <table:table-cell table:style-name="ce185" office:value-type="float" office:value="53500">
            <text:p>53500</text:p>
          </table:table-cell>
          <table:table-cell table:style-name="ce185" table:formula="of:=[.H86]*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6]/[.H86]" office:value-type="float" office:value="0.719626168224299">
            <text:p>0.720</text:p>
          </table:table-cell>
          <table:table-cell table:style-name="ce185" office:value-type="float" office:value="702500">
            <text:p>702500</text:p>
          </table:table-cell>
          <table:table-cell table:style-name="ce191" table:formula="of:=([.D86]+[.F86])/[.R86]" office:value-type="float" office:value="0.00325978647686833">
            <text:p>0.003</text:p>
          </table:table-cell>
          <table:table-cell table:style-name="ce185" table:formula="of:=(([.P86]*10)+[.R86])/([.D86]+[.F86])" office:value-type="float" office:value="474.890829694323">
            <text:p>474.89</text:p>
          </table:table-cell>
          <table:table-cell table:style-name="ce185" office:value-type="float" office:value="9750">
            <text:p>9750</text:p>
          </table:table-cell>
          <table:table-cell table:style-name="ce191" table:formula="of:=([.P86]/[.U86])*10" office:value-type="float" office:value="39.4871794871795">
            <text:p>39.487</text:p>
          </table:table-cell>
          <table:table-cell table:style-name="ce191" table:formula="of:=([.R86]/[.U86])*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Soul Ripper II</text:p>
          </table:table-cell>
          <table:table-cell table:style-name="ce185" office:value-type="string">
            <text:p>WRA0401</text:p>
          </table:table-cell>
          <table:table-cell table:style-name="ce185" office:value-type="string">
            <text:p>Gun</text:p>
          </table:table-cell>
          <table:table-cell table:style-name="ce185" office:value-type="float" office:value="1790">
            <text:p>1790</text:p>
          </table:table-cell>
          <table:table-cell table:style-name="ce185"/>
          <table:table-cell table:style-name="ce185" office:value-type="float" office:value="400">
            <text:p>400</text:p>
          </table:table-cell>
          <table:table-cell table:style-name="ce185" office:value-type="float" office:value="45">
            <text:p>45</text:p>
          </table:table-cell>
          <table:table-cell table:style-name="ce185" office:value-type="float" office:value="53500">
            <text:p>53500</text:p>
          </table:table-cell>
          <table:table-cell table:style-name="ce185" table:formula="of:=[.H87]*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7]/[.H87]" office:value-type="float" office:value="0.719626168224299">
            <text:p>0.720</text:p>
          </table:table-cell>
          <table:table-cell table:style-name="ce185" office:value-type="float" office:value="702500">
            <text:p>702500</text:p>
          </table:table-cell>
          <table:table-cell table:style-name="ce191" table:formula="of:=([.D87]+[.F87])/[.R87]" office:value-type="float" office:value="0.00311743772241993">
            <text:p>0.003</text:p>
          </table:table-cell>
          <table:table-cell table:style-name="ce185" table:formula="of:=(([.P87]*10)+[.R87])/([.D87]+[.F87])" office:value-type="float" office:value="496.575342465753">
            <text:p>496.58</text:p>
          </table:table-cell>
          <table:table-cell table:style-name="ce185" office:value-type="float" office:value="9750">
            <text:p>9750</text:p>
          </table:table-cell>
          <table:table-cell table:style-name="ce191" table:formula="of:=([.P87]/[.U87])*10" office:value-type="float" office:value="39.4871794871795">
            <text:p>39.487</text:p>
          </table:table-cell>
          <table:table-cell table:style-name="ce191" table:formula="of:=([.R87]/[.U87])*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793544378129221">
            <text:p>0.794</text:p>
          </table:table-cell>
          <table:table-cell table:style-name="ce45"/>
          <table:table-cell table:style-name="ce96" table:formula="of:=SUM([.S82:.S88])/7" office:value-type="float" office:value="0.00367178968206617">
            <text:p>0.004</text:p>
          </table:table-cell>
          <table:table-cell table:style-name="ce45" table:formula="of:=SUM([.T82:.T88])/7" office:value-type="float" office:value="449.721672896949">
            <text:p>449.72</text:p>
          </table:table-cell>
          <table:table-cell table:style-name="ce38" table:number-columns-repeated="1004"/>
        </table:table-row>
      </table:table>
      <table:table table:name="Transports" table:style-name="ta1" table:print="false">
        <table:table-column table:style-name="co133" table:default-cell-style-name="Default"/>
        <table:table-column table:style-name="co134" table:default-cell-style-name="ce17"/>
        <table:table-column table:style-name="co135" table:default-cell-style-name="ce17"/>
        <table:table-column table:style-name="co73" table:default-cell-style-name="ce17"/>
        <table:table-column table:style-name="co28" table:default-cell-style-name="ce17"/>
        <table:table-column table:style-name="co8" table:default-cell-style-name="ce17"/>
        <table:table-column table:style-name="co136" table:default-cell-style-name="ce17"/>
        <table:table-column table:style-name="co137" table:default-cell-style-name="ce17"/>
        <table:table-column table:style-name="co7" table:default-cell-style-name="ce186"/>
        <table:table-column table:style-name="co78" table:default-cell-style-name="ce17"/>
        <table:table-column table:style-name="co138" table:default-cell-style-name="ce61"/>
        <table:table-column table:style-name="co139" table:number-columns-repeated="2" table:default-cell-style-name="ce225"/>
        <table:table-column table:style-name="co139" table:default-cell-style-name="ce17"/>
        <table:table-column table:style-name="co140" table:default-cell-style-name="ce17"/>
        <table:table-column table:style-name="co103" table:default-cell-style-name="Default"/>
        <table:table-column table:style-name="co74" table:default-cell-style-name="ce17"/>
        <table:table-column table:style-name="co141" table:default-cell-style-name="Default"/>
        <table:table-column table:style-name="co62" table:default-cell-style-name="Default"/>
        <table:table-column table:style-name="co60" table:default-cell-style-name="ce17"/>
        <table:table-column table:style-name="co90" table:default-cell-style-name="Default"/>
        <table:table-column table:style-name="co141" table:default-cell-style-name="Default"/>
        <table:table-column table:style-name="co109"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Courier</text:p>
          </table:table-cell>
          <table:table-cell table:style-name="ce184" office:value-type="string">
            <text:p>uea0107</text:p>
          </table:table-cell>
          <table:table-cell table:style-name="ce184" office:value-type="string">
            <text:p>Trans</text:p>
          </table:table-cell>
          <table:table-cell table:style-name="ce184" office:value-type="string">
            <text:p><text:s/></text:p>
          </table:table-cell>
          <table:table-cell table:style-name="ce184"/>
          <table:table-cell table:number-columns-repeated="2" table:style-name="ce184" office:value-type="string">
            <text:p><text:s/></text:p>
          </table:table-cell>
          <table:table-cell table:style-name="ce184" office:value-type="float" office:value="560">
            <text:p>560</text:p>
          </table:table-cell>
          <table:table-cell table:style-name="ce184" table:formula="of:=[.H4]*0.0002" office:value-type="float" office:value="0.112">
            <text:p>0.11</text:p>
          </table:table-cell>
          <table:table-cell table:style-name="ce184" office:value-type="float" office:value="2">
            <text:p>2</text:p>
          </table:table-cell>
          <table:table-cell table:style-name="ce188"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4" office:value-type="string">
            <text:p><text:s/></text:p>
          </table:table-cell>
          <table:table-cell table:style-name="ce184" office:value-type="float" office:value="84">
            <text:p>84</text:p>
          </table:table-cell>
          <table:table-cell table:style-name="ce190" table:formula="of:=[.O4]/[.H4]" office:value-type="float" office:value="0.15">
            <text:p>0.150</text:p>
          </table:table-cell>
          <table:table-cell table:style-name="ce184" office:value-type="float" office:value="3780">
            <text:p>3780</text:p>
          </table:table-cell>
          <table:table-cell table:style-name="ce190" office:value-type="string">
            <text:p><text:s/></text:p>
          </table:table-cell>
          <table:table-cell table:style-name="ce184" office:value-type="string">
            <text:p><text:s/></text:p>
          </table:table-cell>
          <table:table-cell table:style-name="ce184" office:value-type="float" office:value="236">
            <text:p>236</text:p>
          </table:table-cell>
          <table:table-cell table:style-name="ce190" table:formula="of:=([.O4]/[.T4])*10" office:value-type="float" office:value="3.5593220338983">
            <text:p>3.559</text:p>
          </table:table-cell>
          <table:table-cell table:style-name="ce190" table:formula="of:=([.Q4]/[.T4])*10" office:value-type="float" office:value="160.169491525424">
            <text:p>160.169</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Skyhook</text:p>
          </table:table-cell>
          <table:table-cell table:style-name="ce185" office:value-type="string">
            <text:p>ura0107</text:p>
          </table:table-cell>
          <table:table-cell table:style-name="ce185" office:value-type="string">
            <text:p>Trans</text:p>
          </table:table-cell>
          <table:table-cell table:style-name="ce185" office:value-type="string">
            <text:p><text:s/></text:p>
          </table:table-cell>
          <table:table-cell table:style-name="ce185"/>
          <table:table-cell table:number-columns-repeated="2" table:style-name="ce185" office:value-type="string">
            <text:p><text:s/></text:p>
          </table:table-cell>
          <table:table-cell table:style-name="ce185" office:value-type="float" office:value="560">
            <text:p>560</text:p>
          </table:table-cell>
          <table:table-cell table:style-name="ce185" table:formula="of:=[.H5]*0.0002" office:value-type="float" office:value="0.112">
            <text:p>0.11</text:p>
          </table:table-cell>
          <table:table-cell table:style-name="ce185" office:value-type="float" office:value="4">
            <text:p>4</text:p>
          </table:table-cell>
          <table:table-cell table:style-name="ce189"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84">
            <text:p>84</text:p>
          </table:table-cell>
          <table:table-cell table:style-name="ce191" table:formula="of:=[.O5]/[.H5]" office:value-type="float" office:value="0.15">
            <text:p>0.150</text:p>
          </table:table-cell>
          <table:table-cell table:style-name="ce185" office:value-type="float" office:value="3780">
            <text:p>3780</text:p>
          </table:table-cell>
          <table:table-cell table:style-name="ce191" office:value-type="string">
            <text:p><text:s/></text:p>
          </table:table-cell>
          <table:table-cell table:style-name="ce185" office:value-type="string">
            <text:p><text:s/></text:p>
          </table:table-cell>
          <table:table-cell table:style-name="ce185" office:value-type="float" office:value="236">
            <text:p>236</text:p>
          </table:table-cell>
          <table:table-cell table:style-name="ce191" table:formula="of:=([.O5]/[.T5])*10" office:value-type="float" office:value="3.5593220338983">
            <text:p>3.559</text:p>
          </table:table-cell>
          <table:table-cell table:style-name="ce191" table:formula="of:=([.Q5]/[.T5])*10" office:value-type="float" office:value="160.169491525424">
            <text:p>160.169</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Star Lifter</text:p>
          </table:table-cell>
          <table:table-cell table:style-name="ce184" office:value-type="string">
            <text:p>uea0104</text:p>
          </table:table-cell>
          <table:table-cell table:style-name="ce184" office:value-type="string">
            <text:p>Trans</text:p>
          </table:table-cell>
          <table:table-cell table:style-name="ce184" office:value-type="float" office:value="30">
            <text:p>30</text:p>
          </table:table-cell>
          <table:table-cell table:style-name="ce184"/>
          <table:table-cell table:style-name="ce184" office:value-type="float" office:value="80">
            <text:p>80</text:p>
          </table:table-cell>
          <table:table-cell table:style-name="ce184" office:value-type="float" office:value="30">
            <text:p>30</text:p>
          </table:table-cell>
          <table:table-cell table:style-name="ce184" office:value-type="float" office:value="2400">
            <text:p>2400</text:p>
          </table:table-cell>
          <table:table-cell table:style-name="ce184" table:formula="of:=[.H9]*0.0002" office:value-type="float" office:value="0.48">
            <text:p>0.48</text:p>
          </table:table-cell>
          <table:table-cell table:style-name="ce184" office:value-type="float" office:value="6">
            <text:p>6</text:p>
          </table:table-cell>
          <table:table-cell table:style-name="ce188"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4" office:value-type="string">
            <text:p><text:s/></text:p>
          </table:table-cell>
          <table:table-cell table:style-name="ce184" office:value-type="float" office:value="380">
            <text:p>380</text:p>
          </table:table-cell>
          <table:table-cell table:style-name="ce190" table:formula="of:=[.O9]/[.H9]" office:value-type="float" office:value="0.158333333333333">
            <text:p>0.158</text:p>
          </table:table-cell>
          <table:table-cell table:style-name="ce184" office:value-type="float" office:value="13200">
            <text:p>13200</text:p>
          </table:table-cell>
          <table:table-cell table:style-name="ce190" table:formula="of:=([.D9]+[.F9])/[.Q9]" office:value-type="float" office:value="0.00833333333333333">
            <text:p>0.008</text:p>
          </table:table-cell>
          <table:table-cell table:style-name="ce184" table:formula="of:=(([.O9]*10)+[.Q9])/([.D9]+[.F9])" office:value-type="float" office:value="154.545454545455">
            <text:p>154.55</text:p>
          </table:table-cell>
          <table:table-cell table:style-name="ce184" office:value-type="float" office:value="390">
            <text:p>390</text:p>
          </table:table-cell>
          <table:table-cell table:style-name="ce190" table:formula="of:=([.O9]/[.T9])*10" office:value-type="float" office:value="9.74358974358974">
            <text:p>9.744</text:p>
          </table:table-cell>
          <table:table-cell table:style-name="ce190" table:formula="of:=([.Q9]/[.T9])*10" office:value-type="float" office:value="338.461538461538">
            <text:p>338.462</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Dragon Fly</text:p>
          </table:table-cell>
          <table:table-cell table:style-name="ce185" office:value-type="string">
            <text:p>ura0104</text:p>
          </table:table-cell>
          <table:table-cell table:style-name="ce185" office:value-type="string">
            <text:p>Trans</text:p>
          </table:table-cell>
          <table:table-cell table:style-name="ce185" office:value-type="float" office:value="30">
            <text:p>30</text:p>
          </table:table-cell>
          <table:table-cell table:style-name="ce185"/>
          <table:table-cell table:style-name="ce185" office:value-type="float" office:value="72">
            <text:p>72</text:p>
          </table:table-cell>
          <table:table-cell table:style-name="ce185" office:value-type="float" office:value="30">
            <text:p>30</text:p>
          </table:table-cell>
          <table:table-cell table:style-name="ce185" office:value-type="float" office:value="2250">
            <text:p>2250</text:p>
          </table:table-cell>
          <table:table-cell table:style-name="ce185" table:formula="of:=[.H10]*0.0002" office:value-type="float" office:value="0.45">
            <text:p>0.45</text:p>
          </table:table-cell>
          <table:table-cell table:style-name="ce185" office:value-type="float" office:value="9">
            <text:p>9</text:p>
          </table:table-cell>
          <table:table-cell table:style-name="ce189"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5" office:value-type="string">
            <text:p>Stealth</text:p>
          </table:table-cell>
          <table:table-cell table:style-name="ce185" office:value-type="float" office:value="380">
            <text:p>380</text:p>
          </table:table-cell>
          <table:table-cell table:style-name="ce191" table:formula="of:=[.O10]/[.H10]" office:value-type="float" office:value="0.168888888888889">
            <text:p>0.169</text:p>
          </table:table-cell>
          <table:table-cell table:style-name="ce185" office:value-type="float" office:value="13200">
            <text:p>13200</text:p>
          </table:table-cell>
          <table:table-cell table:style-name="ce191" table:formula="of:=([.D10]+[.F10])/[.Q10]" office:value-type="float" office:value="0.00772727272727273">
            <text:p>0.008</text:p>
          </table:table-cell>
          <table:table-cell table:style-name="ce185" table:formula="of:=(([.O10]*10)+[.Q10])/([.D10]+[.F10])" office:value-type="float" office:value="166.666666666667">
            <text:p>166.67</text:p>
          </table:table-cell>
          <table:table-cell table:style-name="ce185" office:value-type="float" office:value="390">
            <text:p>390</text:p>
          </table:table-cell>
          <table:table-cell table:style-name="ce191" table:formula="of:=([.O10]/[.T10])*10" office:value-type="float" office:value="9.74358974358974">
            <text:p>9.744</text:p>
          </table:table-cell>
          <table:table-cell table:style-name="ce191" table:formula="of:=([.Q10]/[.T10])*10" office:value-type="float" office:value="338.461538461538">
            <text:p>338.462</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2" office:value-type="string">
            <text:p>Continental</text:p>
          </table:table-cell>
          <table:table-cell table:style-name="ce184" office:value-type="string">
            <text:p>xea0306</text:p>
          </table:table-cell>
          <table:table-cell table:style-name="ce184" office:value-type="string">
            <text:p>Trans</text:p>
          </table:table-cell>
          <table:table-cell table:style-name="ce184" office:value-type="float" office:value="48">
            <text:p>48</text:p>
          </table:table-cell>
          <table:table-cell table:style-name="ce184"/>
          <table:table-cell table:style-name="ce184" office:value-type="float" office:value="300">
            <text:p>300</text:p>
          </table:table-cell>
          <table:table-cell table:style-name="ce184" office:value-type="float" office:value="40">
            <text:p>40</text:p>
          </table:table-cell>
          <table:table-cell table:style-name="ce184" office:value-type="float" office:value="9050">
            <text:p>9050</text:p>
          </table:table-cell>
          <table:table-cell table:style-name="ce184" table:formula="of:=[.H14]*0.0002" office:value-type="float" office:value="1.81">
            <text:p>1.81</text:p>
          </table:table-cell>
          <table:table-cell table:style-name="ce184" office:value-type="float" office:value="15">
            <text:p>15</text:p>
          </table:table-cell>
          <table:table-cell table:style-name="ce188"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4" office:value-type="string">
            <text:p>Shield</text:p>
          </table:table-cell>
          <table:table-cell table:style-name="ce184" office:value-type="float" office:value="1625">
            <text:p>1625</text:p>
          </table:table-cell>
          <table:table-cell table:style-name="ce190" table:formula="of:=[.O14]/[.H14]" office:value-type="float" office:value="0.179558011049724">
            <text:p>0.180</text:p>
          </table:table-cell>
          <table:table-cell table:style-name="ce184" office:value-type="float" office:value="37950">
            <text:p>37950</text:p>
          </table:table-cell>
          <table:table-cell table:style-name="ce190" table:formula="of:=([.D14]+[.F14])/[.Q14]" office:value-type="float" office:value="0.0091699604743083">
            <text:p>0.009</text:p>
          </table:table-cell>
          <table:table-cell table:style-name="ce184" table:formula="of:=(([.O14]*10)+[.Q14])/([.D14]+[.F14])" office:value-type="float" office:value="155.747126436782">
            <text:p>155.75</text:p>
          </table:table-cell>
          <table:table-cell table:style-name="ce184" office:value-type="float" office:value="735">
            <text:p>735</text:p>
          </table:table-cell>
          <table:table-cell table:style-name="ce190" table:formula="of:=([.O14]/[.T14])*10" office:value-type="float" office:value="22.108843537415">
            <text:p>22.109</text:p>
          </table:table-cell>
          <table:table-cell table:style-name="ce190" table:formula="of:=([.Q14]/[.T14])*10" office:value-type="float" office:value="516.326530612245">
            <text:p>516.327</text:p>
          </table:table-cell>
          <table:table-cell table:style-name="ce184" office:value-type="float" office:value="12.5">
            <text:p>12.5</text:p>
          </table:table-cell>
          <table:table-cell table:style-name="ce182" table:number-columns-repeated="1000"/>
          <table:table-cell/>
        </table:table-row>
        <table:table-row table:style-name="ro1">
          <table:table-cell table:style-name="ce183" office:value-type="string">
            <text:p>Vanisher</text:p>
          </table:table-cell>
          <table:table-cell table:style-name="ce185" office:value-type="string">
            <text:p>bra0309</text:p>
          </table:table-cell>
          <table:table-cell table:style-name="ce185" office:value-type="string">
            <text:p>Trans</text:p>
          </table:table-cell>
          <table:table-cell table:style-name="ce185" office:value-type="float" office:value="90">
            <text:p>90</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5]*0.0002" office:value-type="float" office:value="1.25">
            <text:p>1.25</text:p>
          </table:table-cell>
          <table:table-cell table:style-name="ce185" office:value-type="float" office:value="15">
            <text:p>15</text:p>
          </table:table-cell>
          <table:table-cell table:style-name="ce189"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Cloak</text:p>
          </table:table-cell>
          <table:table-cell table:style-name="ce185" office:value-type="float" office:value="1550">
            <text:p>1550</text:p>
          </table:table-cell>
          <table:table-cell table:style-name="ce191" table:formula="of:=[.O15]/[.H15]" office:value-type="float" office:value="0.248">
            <text:p>0.248</text:p>
          </table:table-cell>
          <table:table-cell table:style-name="ce185" office:value-type="float" office:value="37900">
            <text:p>37900</text:p>
          </table:table-cell>
          <table:table-cell table:style-name="ce191" table:formula="of:=([.D15]+[.F15])/[.Q15]" office:value-type="float" office:value="0.00870712401055409">
            <text:p>0.009</text:p>
          </table:table-cell>
          <table:table-cell table:style-name="ce185" table:formula="of:=(([.O15]*10)+[.Q15])/([.D15]+[.F15])" office:value-type="float" office:value="161.818181818182">
            <text:p>161.82</text:p>
          </table:table-cell>
          <table:table-cell table:style-name="ce185" office:value-type="float" office:value="737.5">
            <text:p>737.5</text:p>
          </table:table-cell>
          <table:table-cell table:style-name="ce191" table:formula="of:=([.O15]/[.T15])*10" office:value-type="float" office:value="21.0169491525424">
            <text:p>21.017</text:p>
          </table:table-cell>
          <table:table-cell table:style-name="ce191" table:formula="of:=([.Q15]/[.T15])*10" office:value-type="float" office:value="513.898305084746">
            <text:p>513.898</text:p>
          </table:table-cell>
          <table:table-cell table:style-name="ce185" office:value-type="float" office:value="13">
            <text:p>13</text:p>
          </table:table-cell>
          <table:table-cell table:style-name="ce183" table:number-columns-repeated="1000"/>
          <table:table-cell/>
        </table:table-row>
        <table:table-row table:style-name="ro1">
          <table:table-cell table:style-name="ce183" office:value-type="string">
            <text:p>Night Skimmer</text:p>
          </table:table-cell>
          <table:table-cell table:style-name="ce185" office:value-type="string">
            <text:p>sra0306</text:p>
          </table:table-cell>
          <table:table-cell table:style-name="ce185" office:value-type="string">
            <text:p>Trans</text:p>
          </table:table-cell>
          <table:table-cell table:style-name="ce185" office:value-type="float" office:value="75">
            <text:p>75</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6]*0.0002" office:value-type="float" office:value="1.25">
            <text:p>1.25</text:p>
          </table:table-cell>
          <table:table-cell table:style-name="ce185" office:value-type="float" office:value="15">
            <text:p>15</text:p>
          </table:table-cell>
          <table:table-cell table:style-name="ce189"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Stealth</text:p>
          </table:table-cell>
          <table:table-cell table:style-name="ce185" office:value-type="float" office:value="1515">
            <text:p>1515</text:p>
          </table:table-cell>
          <table:table-cell table:style-name="ce191" table:formula="of:=[.O16]/[.H16]" office:value-type="float" office:value="0.2424">
            <text:p>0.242</text:p>
          </table:table-cell>
          <table:table-cell table:style-name="ce185" office:value-type="float" office:value="35000">
            <text:p>35000</text:p>
          </table:table-cell>
          <table:table-cell table:style-name="ce191" table:formula="of:=([.D16]+[.F16])/[.Q16]" office:value-type="float" office:value="0.009">
            <text:p>0.009</text:p>
          </table:table-cell>
          <table:table-cell table:style-name="ce185" table:formula="of:=(([.O16]*10)+[.Q16])/([.D16]+[.F16])" office:value-type="float" office:value="159.206349206349">
            <text:p>159.21</text:p>
          </table:table-cell>
          <table:table-cell table:style-name="ce185" office:value-type="float" office:value="700">
            <text:p>700</text:p>
          </table:table-cell>
          <table:table-cell table:style-name="ce191" table:formula="of:=([.O16]/[.T16])*10" office:value-type="float" office:value="21.6428571428571">
            <text:p>21.643</text:p>
          </table:table-cell>
          <table:table-cell table:style-name="ce191" table:formula="of:=([.Q16]/[.T16])*10" office:value-type="float" office:value="500">
            <text:p>500.000</text:p>
          </table:table-cell>
          <table:table-cell table:style-name="ce185" office:value-type="float" office:value="12.5">
            <text:p>12.5</text:p>
          </table:table-cell>
          <table:table-cell table:style-name="ce183"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3" office:value-type="string">
            <text:p>Gargantua</text:p>
          </table:table-cell>
          <table:table-cell table:style-name="ce185" office:value-type="string">
            <text:p>bra0409</text:p>
          </table:table-cell>
          <table:table-cell table:style-name="ce185" office:value-type="string">
            <text:p>Trans</text:p>
          </table:table-cell>
          <table:table-cell table:style-name="ce185" office:value-type="float" office:value="1000">
            <text:p>1000</text:p>
          </table:table-cell>
          <table:table-cell table:style-name="ce185"/>
          <table:table-cell table:style-name="ce185" office:value-type="float" office:value="1200">
            <text:p>1200</text:p>
          </table:table-cell>
          <table:table-cell table:style-name="ce185" office:value-type="float" office:value="48">
            <text:p>48</text:p>
          </table:table-cell>
          <table:table-cell table:style-name="ce185" office:value-type="float" office:value="44500">
            <text:p>44500</text:p>
          </table:table-cell>
          <table:table-cell table:style-name="ce185" table:formula="of:=[.H21]*0.0002" office:value-type="float" office:value="8.9">
            <text:p>8.9</text:p>
          </table:table-cell>
          <table:table-cell table:style-name="ce185" office:value-type="float" office:value="28">
            <text:p>28</text:p>
          </table:table-cell>
          <table:table-cell table:style-name="ce189" table:formula="of:=INT(( [.J21]-[.I21] ) / 10) * ([.H21] * 0.0375)" office:value-type="float" office:value="1668.75">
            <text:p>1669</text:p>
          </table:table-cell>
          <table:table-cell table:style-name="ce221"/>
          <table:table-cell table:style-name="ce221" office:value-type="float" office:value="40">
            <text:p>40</text:p>
          </table:table-cell>
          <table:table-cell table:style-name="ce185" office:value-type="float" office:value="72">
            <text:p>72</text:p>
          </table:table-cell>
          <table:table-cell table:style-name="ce185" office:value-type="float" office:value="28500">
            <text:p>28500</text:p>
          </table:table-cell>
          <table:table-cell table:style-name="ce191" table:formula="of:=[.O21]/[.H21]" office:value-type="float" office:value="0.640449438202247">
            <text:p>0.640</text:p>
          </table:table-cell>
          <table:table-cell table:style-name="ce185" office:value-type="float" office:value="605000">
            <text:p>605000</text:p>
          </table:table-cell>
          <table:table-cell table:style-name="ce191" table:formula="of:=([.D21]+[.F21])/[.Q21]" office:value-type="float" office:value="0.00363636363636364">
            <text:p>0.004</text:p>
          </table:table-cell>
          <table:table-cell table:style-name="ce185" table:formula="of:=(([.O21]*10)+[.Q21])/([.D21]+[.F21])" office:value-type="float" office:value="404.545454545455">
            <text:p>404.55</text:p>
          </table:table-cell>
          <table:table-cell table:style-name="ce185" office:value-type="float" office:value="9750">
            <text:p>9750</text:p>
          </table:table-cell>
          <table:table-cell table:style-name="ce191" table:formula="of:=([.O21]/[.T21])*10" office:value-type="float" office:value="29.2307692307692">
            <text:p>29.231</text:p>
          </table:table-cell>
          <table:table-cell table:style-name="ce191" table:formula="of:=([.Q21]/[.T21])*10" office:value-type="float" office:value="620.512820512821">
            <text:p>620.513</text:p>
          </table:table-cell>
          <table:table-cell table:style-name="ce185" office:value-type="float" office:value="13">
            <text:p>13</text:p>
          </table:table-cell>
          <table:table-cell table:style-name="ce183"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3" office:value-type="string">
            <text:p>Abyss Crawler</text:p>
          </table:table-cell>
          <table:table-cell table:style-name="ce185" office:value-type="string">
            <text:p>srl0401</text:p>
          </table:table-cell>
          <table:table-cell table:style-name="ce185" office:value-type="string">
            <text:p>LandTrans</text:p>
          </table:table-cell>
          <table:table-cell table:style-name="ce185" office:value-type="float" office:value="900">
            <text:p>900</text:p>
          </table:table-cell>
          <table:table-cell table:style-name="ce185" office:value-type="float" office:value="300">
            <text:p>300</text:p>
          </table:table-cell>
          <table:table-cell table:style-name="ce185" office:value-type="string">
            <text:p>low</text:p>
          </table:table-cell>
          <table:table-cell table:style-name="ce185" office:value-type="float" office:value="55">
            <text:p>55</text:p>
          </table:table-cell>
          <table:table-cell table:style-name="ce185" office:value-type="float" office:value="51500">
            <text:p>51500</text:p>
          </table:table-cell>
          <table:table-cell table:style-name="ce185" table:formula="of:=[.H23]*0.0002" office:value-type="float" office:value="10.3">
            <text:p>10.3</text:p>
          </table:table-cell>
          <table:table-cell table:style-name="ce185" office:value-type="float" office:value="22">
            <text:p>22</text:p>
          </table:table-cell>
          <table:table-cell table:style-name="ce189" table:formula="of:=INT(( [.J23]-[.I23] ) / 10) * ([.H23] * 0.0375)" office:value-type="float" office:value="1931.25">
            <text:p>1931</text:p>
          </table:table-cell>
          <table:table-cell table:style-name="ce221"/>
          <table:table-cell table:style-name="ce221" office:value-type="float" office:value="40">
            <text:p>40</text:p>
          </table:table-cell>
          <table:table-cell table:style-name="ce185" office:value-type="string">
            <text:p>Stealth</text:p>
          </table:table-cell>
          <table:table-cell table:style-name="ce185" office:value-type="float" office:value="23000">
            <text:p>23000</text:p>
          </table:table-cell>
          <table:table-cell table:style-name="ce191" table:formula="of:=[.O23]/[.H23]" office:value-type="float" office:value="0.446601941747573">
            <text:p>0.447</text:p>
          </table:table-cell>
          <table:table-cell table:style-name="ce185" office:value-type="float" office:value="300000">
            <text:p>300000</text:p>
          </table:table-cell>
          <table:table-cell table:style-name="ce191" table:formula="of:=([.D23]+[.E23])/[.Q23]" office:value-type="float" office:value="0.004">
            <text:p>0.004</text:p>
          </table:table-cell>
          <table:table-cell table:style-name="ce185" table:formula="of:=(([.O23]*10)+[.Q23])/([.D23]+[.E23])" office:value-type="float" office:value="441.666666666667">
            <text:p>441.67</text:p>
          </table:table-cell>
          <table:table-cell table:style-name="ce185" office:value-type="float" office:value="9000">
            <text:p>9000</text:p>
          </table:table-cell>
          <table:table-cell table:style-name="ce191" table:formula="of:=([.O23]/[.T23])*10" office:value-type="float" office:value="25.5555555555556">
            <text:p>25.556</text:p>
          </table:table-cell>
          <table:table-cell table:style-name="ce191" table:formula="of:=([.Q23]/[.T23])*10" office:value-type="float" office:value="333.333333333333">
            <text:p>333.333</text:p>
          </table:table-cell>
          <table:table-cell table:style-name="ce185" office:value-type="float" office:value="2.8">
            <text:p>2.8</text:p>
          </table:table-cell>
          <table:table-cell table:style-name="ce183"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42" table:default-cell-style-name="Default"/>
        <table:table-column table:style-name="co57" table:default-cell-style-name="ce17"/>
        <table:table-column table:style-name="co143" table:default-cell-style-name="ce17"/>
        <table:table-column table:style-name="co139" table:default-cell-style-name="ce17"/>
        <table:table-column table:style-name="co16" table:default-cell-style-name="ce17"/>
        <table:table-column table:style-name="co57" table:default-cell-style-name="ce17"/>
        <table:table-column table:style-name="co46" table:default-cell-style-name="ce17"/>
        <table:table-column table:style-name="co131" table:default-cell-style-name="ce17"/>
        <table:table-column table:style-name="co62" table:default-cell-style-name="ce17"/>
        <table:table-column table:style-name="co144" table:default-cell-style-name="ce17"/>
        <table:table-column table:style-name="co143" table:default-cell-style-name="ce17"/>
        <table:table-column table:style-name="co53" table:default-cell-style-name="ce17"/>
        <table:table-column table:style-name="co131" table:default-cell-style-name="ce17"/>
        <table:table-column table:style-name="co144" table:default-cell-style-name="ce17"/>
        <table:table-column table:style-name="co145" table:default-cell-style-name="ce17"/>
        <table:table-column table:style-name="co146" table:default-cell-style-name="ce17"/>
        <table:table-column table:style-name="co147" table:default-cell-style-name="ce17"/>
        <table:table-column table:style-name="co90" table:default-cell-style-name="ce17"/>
        <table:table-column table:style-name="co148" table:default-cell-style-name="Default"/>
        <table:table-column table:style-name="co149" table:default-cell-style-name="ce17"/>
        <table:table-column table:style-name="co128" table:default-cell-style-name="Default"/>
        <table:table-column table:style-name="co148" table:default-cell-style-name="Default"/>
        <table:table-column table:style-name="co150" table:default-cell-style-name="ce17"/>
        <table:table-column table:style-name="co109" table:number-columns-repeated="2" table:default-cell-style-name="Default"/>
        <table:table-column table:style-name="co151"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1" office:value-type="string">
            <text:p>Sylph</text:p>
          </table:table-cell>
          <table:table-cell table:style-name="ce202" office:value-type="string">
            <text:p>Sub</text:p>
          </table:table-cell>
          <table:table-cell table:style-name="ce202" office:value-type="string">
            <text:p>UAS0203</text:p>
          </table:table-cell>
          <table:table-cell table:style-name="ce202" office:value-type="string">
            <text:p><text:s/></text:p>
          </table:table-cell>
          <table:table-cell table:style-name="ce202" office:value-type="float" office:value="120">
            <text:p>120</text:p>
          </table:table-cell>
          <table:table-cell table:style-name="ce202" office:value-type="string">
            <text:p><text:s/></text:p>
          </table:table-cell>
          <table:table-cell table:style-name="ce202" office:value-type="float" office:value="36">
            <text:p>36</text:p>
          </table:table-cell>
          <table:table-cell table:style-name="ce202" office:value-type="float" office:value="540">
            <text:p>540</text:p>
          </table:table-cell>
          <table:table-cell table:style-name="ce202" table:formula="of:=[.H3]*0.0002" office:value-type="float" office:value="0.108">
            <text:p>0.11</text:p>
          </table:table-cell>
          <table:table-cell table:style-name="ce202" office:value-type="float" office:value="2">
            <text:p>2</text:p>
          </table:table-cell>
          <table:table-cell table:style-name="ce202" office:value-type="string">
            <text:p><text:s/></text:p>
          </table:table-cell>
          <table:table-cell table:style-name="ce202" office:value-type="float" office:value="24">
            <text:p>24</text:p>
          </table:table-cell>
          <table:table-cell table:style-name="ce202" office:value-type="float" office:value="28">
            <text:p>28</text:p>
          </table:table-cell>
          <table:table-cell table:style-name="ce202" office:value-type="string">
            <text:p><text:s/></text:p>
          </table:table-cell>
          <table:table-cell table:style-name="ce202" office:value-type="float" office:value="40">
            <text:p>40</text:p>
          </table:table-cell>
          <table:table-cell table:style-name="ce202" table:number-columns-repeated="2"/>
          <table:table-cell table:style-name="ce202" office:value-type="float" office:value="360">
            <text:p>360</text:p>
          </table:table-cell>
          <table:table-cell table:style-name="ce203" table:formula="of:=[.R3]/[.H3]" office:value-type="float" office:value="0.666666666666667">
            <text:p>0.667</text:p>
          </table:table-cell>
          <table:table-cell table:style-name="ce202" office:value-type="float" office:value="4600">
            <text:p>4600</text:p>
          </table:table-cell>
          <table:table-cell table:style-name="ce203" table:formula="of:=([.D3]+[.E3]+[.F3])/[.T3]" office:value-type="float" office:value="0.0260869565217391">
            <text:p>0.026</text:p>
          </table:table-cell>
          <table:table-cell table:style-name="ce202" table:formula="of:=(([.R3]*10)+[.T3])/([.D3]+[.E3]+[.F3])" office:value-type="float" office:value="68.3333333333333">
            <text:p>68.33</text:p>
          </table:table-cell>
          <table:table-cell table:style-name="ce202" office:value-type="float" office:value="1800">
            <text:p>1800</text:p>
          </table:table-cell>
          <table:table-cell table:style-name="ce203" table:formula="of:=([.R3]/[.W3])*40" office:value-type="float" office:value="8">
            <text:p>8.000</text:p>
          </table:table-cell>
          <table:table-cell table:style-name="ce203" table:formula="of:=([.T3]/[.W3])*40" office:value-type="float" office:value="102.222222222222">
            <text:p>102.222</text:p>
          </table:table-cell>
          <table:table-cell table:style-name="ce202" office:value-type="float" office:value="3.8">
            <text:p>3.8</text:p>
          </table:table-cell>
          <table:table-cell table:style-name="ce201" table:number-columns-repeated="997"/>
        </table:table-row>
        <table:table-row table:style-name="ro1">
          <table:table-cell table:style-name="ce201" office:value-type="string">
            <text:p>Beacon</text:p>
          </table:table-cell>
          <table:table-cell table:style-name="ce202" office:value-type="string">
            <text:p>Frig</text:p>
          </table:table-cell>
          <table:table-cell table:style-name="ce202" office:value-type="string">
            <text:p>UAS0103</text:p>
          </table:table-cell>
          <table:table-cell table:style-name="ce202" office:value-type="float" office:value="90">
            <text:p>90</text:p>
          </table:table-cell>
          <table:table-cell table:number-columns-repeated="2" table:style-name="ce202" office:value-type="string">
            <text:p><text:s/></text:p>
          </table:table-cell>
          <table:table-cell table:style-name="ce202" office:value-type="float" office:value="38">
            <text:p>38</text:p>
          </table:table-cell>
          <table:table-cell table:style-name="ce202" office:value-type="float" office:value="1900">
            <text:p>1900</text:p>
          </table:table-cell>
          <table:table-cell table:style-name="ce202" table:formula="of:=[.H4]*0.0002" office:value-type="float" office:value="0.38">
            <text:p>0.38</text:p>
          </table:table-cell>
          <table:table-cell table:style-name="ce202" office:value-type="float" office:value="3">
            <text:p>3</text:p>
          </table:table-cell>
          <table:table-cell table:style-name="ce202" office:value-type="string">
            <text:p><text:s/></text:p>
          </table:table-cell>
          <table:table-cell table:style-name="ce202" office:value-type="float" office:value="32">
            <text:p>32</text:p>
          </table:table-cell>
          <table:table-cell table:style-name="ce202" office:value-type="float" office:value="16">
            <text:p>16</text:p>
          </table:table-cell>
          <table:table-cell table:style-name="ce202" office:value-type="float" office:value="60">
            <text:p>60</text:p>
          </table:table-cell>
          <table:table-cell table:style-name="ce202" office:value-type="float" office:value="48">
            <text:p>48</text:p>
          </table:table-cell>
          <table:table-cell table:style-name="ce202"/>
          <table:table-cell table:style-name="ce202" office:value-type="string">
            <text:p>AntiTorp</text:p>
          </table:table-cell>
          <table:table-cell table:style-name="ce202" office:value-type="float" office:value="360">
            <text:p>360</text:p>
          </table:table-cell>
          <table:table-cell table:style-name="ce203" table:formula="of:=[.R4]/[.H4]" office:value-type="float" office:value="0.189473684210526">
            <text:p>0.189</text:p>
          </table:table-cell>
          <table:table-cell table:style-name="ce202" office:value-type="float" office:value="3400">
            <text:p>3400</text:p>
          </table:table-cell>
          <table:table-cell table:style-name="ce203" table:formula="of:=([.D4]+[.E4]+[.F4])/[.T4]" office:value-type="float" office:value="0.0264705882352941">
            <text:p>0.026</text:p>
          </table:table-cell>
          <table:table-cell table:style-name="ce202" table:formula="of:=(([.R4]*10)+[.T4])/([.D4]+[.E4]+[.F4])" office:value-type="float" office:value="77.7777777777778">
            <text:p>77.78</text:p>
          </table:table-cell>
          <table:table-cell table:style-name="ce202" office:value-type="float" office:value="1800">
            <text:p>1800</text:p>
          </table:table-cell>
          <table:table-cell table:style-name="ce203" table:formula="of:=([.R4]/[.W4])*40" office:value-type="float" office:value="8">
            <text:p>8.000</text:p>
          </table:table-cell>
          <table:table-cell table:style-name="ce203" table:formula="of:=([.T4]/[.W4])*40" office:value-type="float" office:value="75.5555555555556">
            <text:p>75.556</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Shard</text:p>
          </table:table-cell>
          <table:table-cell table:style-name="ce202" office:value-type="string">
            <text:p>AA</text:p>
          </table:table-cell>
          <table:table-cell table:style-name="ce202" office:value-type="string">
            <text:p>UAS0102</text:p>
          </table:table-cell>
          <table:table-cell table:number-columns-repeated="2" table:style-name="ce202" office:value-type="string">
            <text:p><text:s/></text:p>
          </table:table-cell>
          <table:table-cell table:style-name="ce202" office:value-type="float" office:value="120">
            <text:p>120</text:p>
          </table:table-cell>
          <table:table-cell table:style-name="ce202" office:value-type="float" office:value="44">
            <text:p>44</text:p>
          </table:table-cell>
          <table:table-cell table:style-name="ce202" office:value-type="float" office:value="850">
            <text:p>850</text:p>
          </table:table-cell>
          <table:table-cell table:style-name="ce202" table:formula="of:=[.H5]*0.0002" office:value-type="float" office:value="0.17">
            <text:p>0.17</text:p>
          </table:table-cell>
          <table:table-cell table:style-name="ce202" office:value-type="float" office:value="3">
            <text:p>3</text:p>
          </table:table-cell>
          <table:table-cell table:style-name="ce202" office:value-type="string">
            <text:p><text:s/></text:p>
          </table:table-cell>
          <table:table-cell table:style-name="ce202" office:value-type="float" office:value="24">
            <text:p>24</text:p>
          </table:table-cell>
          <table:table-cell table:number-columns-repeated="3" table:style-name="ce202" office:value-type="string">
            <text:p><text:s/></text:p>
          </table:table-cell>
          <table:table-cell table:style-name="ce202" table:number-columns-repeated="2"/>
          <table:table-cell table:style-name="ce202" office:value-type="float" office:value="175">
            <text:p>175</text:p>
          </table:table-cell>
          <table:table-cell table:style-name="ce203" table:formula="of:=[.R5]/[.H5]" office:value-type="float" office:value="0.205882352941176">
            <text:p>0.206</text:p>
          </table:table-cell>
          <table:table-cell table:style-name="ce202" office:value-type="float" office:value="1450">
            <text:p>1450</text:p>
          </table:table-cell>
          <table:table-cell table:style-name="ce203" table:formula="of:=([.D5]+[.E5]+[.F5])/[.T5]" office:value-type="float" office:value="0.0827586206896552">
            <text:p>0.083</text:p>
          </table:table-cell>
          <table:table-cell table:style-name="ce202" table:formula="of:=(([.R5]*10)+[.T5])/([.D5]+[.E5]+[.F5])" office:value-type="float" office:value="26.6666666666667">
            <text:p>26.67</text:p>
          </table:table-cell>
          <table:table-cell table:style-name="ce202" office:value-type="float" office:value="875">
            <text:p>875</text:p>
          </table:table-cell>
          <table:table-cell table:style-name="ce203" table:formula="of:=([.R5]/[.W5])*40" office:value-type="float" office:value="8">
            <text:p>8.000</text:p>
          </table:table-cell>
          <table:table-cell table:style-name="ce203" table:formula="of:=([.T5]/[.W5])*40" office:value-type="float" office:value="66.2857142857143">
            <text:p>66.286</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Tigershark</text:p>
          </table:table-cell>
          <table:table-cell table:style-name="ce184" office:value-type="string">
            <text:p>Sub</text:p>
          </table:table-cell>
          <table:table-cell table:style-name="ce184" office:value-type="string">
            <text:p>UES0203</text:p>
          </table:table-cell>
          <table:table-cell table:style-name="ce184" office:value-type="float" office:value="20">
            <text:p>20</text:p>
          </table:table-cell>
          <table:table-cell table:style-name="ce184" office:value-type="float" office:value="93">
            <text:p>93</text:p>
          </table:table-cell>
          <table:table-cell table:style-name="ce184" office:value-type="string">
            <text:p><text:s/></text:p>
          </table:table-cell>
          <table:table-cell table:style-name="ce184" office:value-type="float" office:value="36">
            <text:p>36</text:p>
          </table:table-cell>
          <table:table-cell table:style-name="ce184" office:value-type="float" office:value="590">
            <text:p>590</text:p>
          </table:table-cell>
          <table:table-cell table:style-name="ce184" table:formula="of:=[.H6]*0.0002" office:value-type="float" office:value="0.118">
            <text:p>0.12</text:p>
          </table:table-cell>
          <table:table-cell table:style-name="ce184" office:value-type="float" office:value="2">
            <text:p>2</text:p>
          </table:table-cell>
          <table:table-cell table:style-name="ce184" office:value-type="string">
            <text:p><text:s/></text:p>
          </table:table-cell>
          <table:table-cell table:style-name="ce184" office:value-type="float" office:value="24">
            <text:p>24</text:p>
          </table:table-cell>
          <table:table-cell table:style-name="ce184" office:value-type="float" office:value="28">
            <text:p>28</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text:s/></text:p>
          </table:table-cell>
          <table:table-cell table:style-name="ce184" office:value-type="float" office:value="400">
            <text:p>400</text:p>
          </table:table-cell>
          <table:table-cell table:style-name="ce190" table:formula="of:=[.R6]/[.H6]" office:value-type="float" office:value="0.677966101694915">
            <text:p>0.678</text:p>
          </table:table-cell>
          <table:table-cell table:style-name="ce184" office:value-type="float" office:value="4950">
            <text:p>4950</text:p>
          </table:table-cell>
          <table:table-cell table:style-name="ce190" table:formula="of:=([.D6]+[.E6]+[.F6])/[.T6]" office:value-type="float" office:value="0.0228282828282828">
            <text:p>0.023</text:p>
          </table:table-cell>
          <table:table-cell table:style-name="ce184" table:formula="of:=(([.R6]*10)+[.T6])/([.D6]+[.E6]+[.F6])" office:value-type="float" office:value="79.2035398230089">
            <text:p>79.2</text:p>
          </table:table-cell>
          <table:table-cell table:style-name="ce184" office:value-type="float" office:value="2000">
            <text:p>2000</text:p>
          </table:table-cell>
          <table:table-cell table:style-name="ce190" table:formula="of:=([.R6]/[.W6])*40" office:value-type="float" office:value="8">
            <text:p>8.000</text:p>
          </table:table-cell>
          <table:table-cell table:style-name="ce190" table:formula="of:=([.T6]/[.W6])*40" office:value-type="float" office:value="99">
            <text:p>99.0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Thunderhead</text:p>
          </table:table-cell>
          <table:table-cell table:style-name="ce184" office:value-type="string">
            <text:p>Frig</text:p>
          </table:table-cell>
          <table:table-cell table:style-name="ce184" office:value-type="string">
            <text:p>UES0103</text:p>
          </table:table-cell>
          <table:table-cell table:style-name="ce184" office:value-type="float" office:value="90">
            <text:p>90</text:p>
          </table:table-cell>
          <table:table-cell table:style-name="ce184" office:value-type="string">
            <text:p><text:s/></text:p>
          </table:table-cell>
          <table:table-cell table:style-name="ce184" office:value-type="float" office:value="84">
            <text:p>84</text:p>
          </table:table-cell>
          <table:table-cell table:style-name="ce184" office:value-type="float" office:value="36">
            <text:p>36</text:p>
          </table:table-cell>
          <table:table-cell table:style-name="ce184" office:value-type="float" office:value="2100">
            <text:p>2100</text:p>
          </table:table-cell>
          <table:table-cell table:style-name="ce184" table:formula="of:=[.H7]*0.0002" office:value-type="float" office:value="0.42">
            <text:p>0.42</text:p>
          </table:table-cell>
          <table:table-cell table:style-name="ce184" office:value-type="float" office:value="3">
            <text:p>3</text:p>
          </table:table-cell>
          <table:table-cell table:style-name="ce184" office:value-type="string">
            <text:p><text:s/></text:p>
          </table:table-cell>
          <table:table-cell table:style-name="ce184" office:value-type="float" office:value="32">
            <text:p>32</text:p>
          </table:table-cell>
          <table:table-cell table:style-name="ce184" office:value-type="float" office:value="16">
            <text:p>16</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Spoof</text:p>
          </table:table-cell>
          <table:table-cell table:style-name="ce184" office:value-type="float" office:value="400">
            <text:p>400</text:p>
          </table:table-cell>
          <table:table-cell table:style-name="ce190" table:formula="of:=[.R7]/[.H7]" office:value-type="float" office:value="0.19047619047619">
            <text:p>0.190</text:p>
          </table:table-cell>
          <table:table-cell table:style-name="ce184" office:value-type="float" office:value="3650">
            <text:p>3650</text:p>
          </table:table-cell>
          <table:table-cell table:style-name="ce190" table:formula="of:=([.D7]+[.E7]+[.F7])/[.T7]" office:value-type="float" office:value="0.0476712328767123">
            <text:p>0.048</text:p>
          </table:table-cell>
          <table:table-cell table:style-name="ce184" table:formula="of:=(([.R7]*10)+[.T7])/([.D7]+[.E7]+[.F7])" office:value-type="float" office:value="43.9655172413793">
            <text:p>43.97</text:p>
          </table:table-cell>
          <table:table-cell table:style-name="ce184" office:value-type="float" office:value="2000">
            <text:p>2000</text:p>
          </table:table-cell>
          <table:table-cell table:style-name="ce190" table:formula="of:=([.R7]/[.W7])*40" office:value-type="float" office:value="8">
            <text:p>8.000</text:p>
          </table:table-cell>
          <table:table-cell table:style-name="ce190" table:formula="of:=([.T7]/[.W7])*40" office:value-type="float" office:value="73">
            <text:p>73.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liver</text:p>
          </table:table-cell>
          <table:table-cell table:style-name="ce185" office:value-type="string">
            <text:p>Sub</text:p>
          </table:table-cell>
          <table:table-cell table:style-name="ce185" office:value-type="string">
            <text:p>URS0203</text:p>
          </table:table-cell>
          <table:table-cell table:style-name="ce185" office:value-type="float" office:value="20">
            <text:p>20</text:p>
          </table:table-cell>
          <table:table-cell table:style-name="ce185" office:value-type="float" office:value="93">
            <text:p>93</text:p>
          </table:table-cell>
          <table:table-cell table:style-name="ce185" office:value-type="string">
            <text:p><text:s/></text:p>
          </table:table-cell>
          <table:table-cell table:style-name="ce185" office:value-type="float" office:value="36">
            <text:p>36</text:p>
          </table:table-cell>
          <table:table-cell table:style-name="ce185" office:value-type="float" office:value="540">
            <text:p>540</text:p>
          </table:table-cell>
          <table:table-cell table:style-name="ce185" table:formula="of:=[.H8]*0.0002" office:value-type="float" office:value="0.108">
            <text:p>0.11</text:p>
          </table:table-cell>
          <table:table-cell table:style-name="ce185" office:value-type="float" office:value="4">
            <text:p>4</text:p>
          </table:table-cell>
          <table:table-cell table:style-name="ce185" office:value-type="string">
            <text:p><text:s/></text:p>
          </table:table-cell>
          <table:table-cell table:style-name="ce185" office:value-type="float" office:value="24">
            <text:p>24</text:p>
          </table:table-cell>
          <table:table-cell table:style-name="ce185" office:value-type="float" office:value="28">
            <text:p>28</text:p>
          </table:table-cell>
          <table:table-cell table:style-name="ce185" office:value-type="string">
            <text:p><text:s/></text:p>
          </table:table-cell>
          <table:table-cell table:style-name="ce185" office:value-type="float" office:value="44">
            <text:p>44</text:p>
          </table:table-cell>
          <table:table-cell table:style-name="ce185"/>
          <table:table-cell table:style-name="ce185" office:value-type="string">
            <text:p><text:s/></text:p>
          </table:table-cell>
          <table:table-cell table:style-name="ce185" office:value-type="float" office:value="400">
            <text:p>400</text:p>
          </table:table-cell>
          <table:table-cell table:style-name="ce191" table:formula="of:=[.R8]/[.H8]" office:value-type="float" office:value="0.740740740740741">
            <text:p>0.741</text:p>
          </table:table-cell>
          <table:table-cell table:style-name="ce185" office:value-type="float" office:value="4950">
            <text:p>4950</text:p>
          </table:table-cell>
          <table:table-cell table:style-name="ce191" table:formula="of:=([.D8]+[.E8]+[.F8])/[.T8]" office:value-type="float" office:value="0.0228282828282828">
            <text:p>0.023</text:p>
          </table:table-cell>
          <table:table-cell table:style-name="ce185" table:formula="of:=(([.R8]*10)+[.T8])/([.D8]+[.E8]+[.F8])" office:value-type="float" office:value="79.2035398230089">
            <text:p>79.2</text:p>
          </table:table-cell>
          <table:table-cell table:style-name="ce185" office:value-type="float" office:value="2000">
            <text:p>2000</text:p>
          </table:table-cell>
          <table:table-cell table:style-name="ce191" table:formula="of:=([.R8]/[.W8])*40" office:value-type="float" office:value="8">
            <text:p>8.000</text:p>
          </table:table-cell>
          <table:table-cell table:style-name="ce191" table:formula="of:=([.T8]/[.W8])*40" office:value-type="float" office:value="99">
            <text:p>99.000</text:p>
          </table:table-cell>
          <table:table-cell table:style-name="ce185" office:value-type="float" office:value="3.8">
            <text:p>3.8</text:p>
          </table:table-cell>
          <table:table-cell table:style-name="ce183" table:number-columns-repeated="997"/>
        </table:table-row>
        <table:table-row table:style-name="ro1">
          <table:table-cell table:style-name="ce183" office:value-type="string">
            <text:p>Trident</text:p>
          </table:table-cell>
          <table:table-cell table:style-name="ce185" office:value-type="string">
            <text:p>Frig</text:p>
          </table:table-cell>
          <table:table-cell table:style-name="ce185" office:value-type="string">
            <text:p>URS0103</text:p>
          </table:table-cell>
          <table:table-cell table:style-name="ce185" office:value-type="float" office:value="85">
            <text:p>85</text:p>
          </table:table-cell>
          <table:table-cell table:style-name="ce185" office:value-type="string">
            <text:p><text:s/></text:p>
          </table:table-cell>
          <table:table-cell table:style-name="ce185" office:value-type="float" office:value="84">
            <text:p>84</text:p>
          </table:table-cell>
          <table:table-cell table:style-name="ce185" office:value-type="float" office:value="36">
            <text:p>36</text:p>
          </table:table-cell>
          <table:table-cell table:style-name="ce185" office:value-type="float" office:value="1900">
            <text:p>1900</text:p>
          </table:table-cell>
          <table:table-cell table:style-name="ce185" table:formula="of:=[.H9]*0.0002" office:value-type="float" office:value="0.38">
            <text:p>0.38</text:p>
          </table:table-cell>
          <table:table-cell table:style-name="ce185" office:value-type="float" office:value="4">
            <text:p>4</text:p>
          </table:table-cell>
          <table:table-cell table:style-name="ce185" office:value-type="string">
            <text:p><text:s/></text:p>
          </table:table-cell>
          <table:table-cell table:style-name="ce185" office:value-type="float" office:value="32">
            <text:p>32</text:p>
          </table:table-cell>
          <table:table-cell table:style-name="ce185" office:value-type="float" office:value="16">
            <text:p>16</text:p>
          </table:table-cell>
          <table:table-cell table:style-name="ce185" office:value-type="float" office:value="60">
            <text:p>60</text:p>
          </table:table-cell>
          <table:table-cell table:style-name="ce185" office:value-type="float" office:value="44">
            <text:p>44</text:p>
          </table:table-cell>
          <table:table-cell table:style-name="ce185" table:number-columns-repeated="2"/>
          <table:table-cell table:style-name="ce185" office:value-type="float" office:value="400">
            <text:p>400</text:p>
          </table:table-cell>
          <table:table-cell table:style-name="ce191" table:formula="of:=[.R9]/[.H9]" office:value-type="float" office:value="0.210526315789474">
            <text:p>0.211</text:p>
          </table:table-cell>
          <table:table-cell table:style-name="ce185" office:value-type="float" office:value="3500">
            <text:p>3500</text:p>
          </table:table-cell>
          <table:table-cell table:style-name="ce191" table:formula="of:=([.D9]+[.E9]+[.F9])/[.T9]" office:value-type="float" office:value="0.0482857142857143">
            <text:p>0.048</text:p>
          </table:table-cell>
          <table:table-cell table:style-name="ce185" table:formula="of:=(([.R9]*10)+[.T9])/([.D9]+[.E9]+[.F9])" office:value-type="float" office:value="44.3786982248521">
            <text:p>44.38</text:p>
          </table:table-cell>
          <table:table-cell table:style-name="ce185" office:value-type="float" office:value="2000">
            <text:p>2000</text:p>
          </table:table-cell>
          <table:table-cell table:style-name="ce191" table:formula="of:=([.R9]/[.W9])*40" office:value-type="float" office:value="8">
            <text:p>8.000</text:p>
          </table:table-cell>
          <table:table-cell table:style-name="ce191" table:formula="of:=([.T9]/[.W9])*40" office:value-type="float" office:value="70">
            <text:p>70.000</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Exodus</text:p>
          </table:table-cell>
          <table:table-cell table:style-name="ce202" office:value-type="string">
            <text:p>DD</text:p>
          </table:table-cell>
          <table:table-cell table:style-name="ce202" office:value-type="string">
            <text:p>UAS0201</text:p>
          </table:table-cell>
          <table:table-cell table:style-name="ce202" office:value-type="float" office:value="262">
            <text:p>262</text:p>
          </table:table-cell>
          <table:table-cell table:style-name="ce202" office:value-type="float" office:value="140">
            <text:p>140</text:p>
          </table:table-cell>
          <table:table-cell table:style-name="ce202" office:value-type="string">
            <text:p><text:s/></text:p>
          </table:table-cell>
          <table:table-cell table:style-name="ce202" office:value-type="float" office:value="58">
            <text:p>58</text:p>
          </table:table-cell>
          <table:table-cell table:style-name="ce202" office:value-type="float" office:value="7650">
            <text:p>7650</text:p>
          </table:table-cell>
          <table:table-cell table:style-name="ce202" table:formula="of:=[.H14]*0.0002" office:value-type="float" office:value="1.53">
            <text:p>1.53</text:p>
          </table:table-cell>
          <table:table-cell table:style-name="ce202" office:value-type="float" office:value="5">
            <text:p>5</text:p>
          </table:table-cell>
          <table:table-cell table:style-name="ce202" office:value-type="string">
            <text:p><text:s/></text:p>
          </table:table-cell>
          <table:table-cell table:style-name="ce202" office:value-type="float" office:value="32">
            <text:p>32</text:p>
          </table:table-cell>
          <table:table-cell table:style-name="ce202" office:value-type="float" office:value="24">
            <text:p>24</text:p>
          </table:table-cell>
          <table:table-cell table:style-name="ce202" office:value-type="float" office:value="60">
            <text:p>60</text:p>
          </table:table-cell>
          <table:table-cell table:style-name="ce202" office:value-type="float" office:value="44">
            <text:p>44</text:p>
          </table:table-cell>
          <table:table-cell table:style-name="ce202"/>
          <table:table-cell table:style-name="ce202" office:value-type="string">
            <text:p>AntiTorp x3</text:p>
          </table:table-cell>
          <table:table-cell table:style-name="ce202" office:value-type="float" office:value="2140">
            <text:p>2140</text:p>
          </table:table-cell>
          <table:table-cell table:style-name="ce203" table:formula="of:=[.R14]/[.H14]" office:value-type="float" office:value="0.279738562091503">
            <text:p>0.280</text:p>
          </table:table-cell>
          <table:table-cell table:style-name="ce202" office:value-type="float" office:value="15000">
            <text:p>15000</text:p>
          </table:table-cell>
          <table:table-cell table:style-name="ce203" table:formula="of:=([.D14]+[.E14]+[.F14])/[.T14]" office:value-type="float" office:value="0.0268">
            <text:p>0.027</text:p>
          </table:table-cell>
          <table:table-cell table:style-name="ce202" table:formula="of:=(([.R14]*10)+[.T14])/([.D14]+[.E14]+[.F14])" office:value-type="float" office:value="90.5472636815921">
            <text:p>90.55</text:p>
          </table:table-cell>
          <table:table-cell table:style-name="ce202" office:value-type="float" office:value="9000">
            <text:p>9000</text:p>
          </table:table-cell>
          <table:table-cell table:style-name="ce203" table:formula="of:=([.R14]/[.W14])*70" office:value-type="float" office:value="16.6444444444444">
            <text:p>16.644</text:p>
          </table:table-cell>
          <table:table-cell table:style-name="ce203" table:formula="of:=([.T14]/[.W14])*70" office:value-type="float" office:value="116.666666666667">
            <text:p>116.667</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Infinity</text:p>
          </table:table-cell>
          <table:table-cell table:style-name="ce202" office:value-type="string">
            <text:p>Cru</text:p>
          </table:table-cell>
          <table:table-cell table:style-name="ce202" office:value-type="string">
            <text:p>UAS0202</text:p>
          </table:table-cell>
          <table:table-cell table:style-name="ce202" office:value-type="float" office:value="150">
            <text:p>150</text:p>
          </table:table-cell>
          <table:table-cell table:style-name="ce202" office:value-type="string">
            <text:p><text:s/></text:p>
          </table:table-cell>
          <table:table-cell table:style-name="ce202" office:value-type="float" office:value="320">
            <text:p>320</text:p>
          </table:table-cell>
          <table:table-cell table:style-name="ce202" office:value-type="float" office:value="45">
            <text:p>45</text:p>
          </table:table-cell>
          <table:table-cell table:style-name="ce202" office:value-type="float" office:value="3250">
            <text:p>3250</text:p>
          </table:table-cell>
          <table:table-cell table:style-name="ce202" table:formula="of:=[.H15]*0.0002" office:value-type="float" office:value="0.65">
            <text:p>0.65</text:p>
          </table:table-cell>
          <table:table-cell table:style-name="ce202" office:value-type="float" office:value="4">
            <text:p>4</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72">
            <text:p>72</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1100">
            <text:p>1100</text:p>
          </table:table-cell>
          <table:table-cell table:style-name="ce203" table:formula="of:=[.R15]/[.H15]" office:value-type="float" office:value="0.338461538461538">
            <text:p>0.338</text:p>
          </table:table-cell>
          <table:table-cell table:style-name="ce202" office:value-type="float" office:value="13000">
            <text:p>13000</text:p>
          </table:table-cell>
          <table:table-cell table:style-name="ce203" table:formula="of:=([.D15]+[.E15]+[.F15])/[.T15]" office:value-type="float" office:value="0.0361538461538462">
            <text:p>0.036</text:p>
          </table:table-cell>
          <table:table-cell table:style-name="ce202" table:formula="of:=(([.R15]*10)+[.T15])/([.D15]+[.E15]+[.F15])" office:value-type="float" office:value="51.063829787234">
            <text:p>51.06</text:p>
          </table:table-cell>
          <table:table-cell table:style-name="ce202" office:value-type="float" office:value="5400">
            <text:p>5400</text:p>
          </table:table-cell>
          <table:table-cell table:style-name="ce203" table:formula="of:=([.R15]/[.W15])*70" office:value-type="float" office:value="14.2592592592593">
            <text:p>14.259</text:p>
          </table:table-cell>
          <table:table-cell table:style-name="ce203" table:formula="of:=([.T15]/[.W15])*70" office:value-type="float" office:value="168.518518518519">
            <text:p>168.519</text:p>
          </table:table-cell>
          <table:table-cell table:style-name="ce202" office:value-type="float" office:value="4.5">
            <text:p>4.5</text:p>
          </table:table-cell>
          <table:table-cell table:style-name="ce201" table:number-columns-repeated="997"/>
        </table:table-row>
        <table:table-row table:style-name="ro1">
          <table:table-cell table:style-name="ce201" office:value-type="string">
            <text:p>Vesper</text:p>
          </table:table-cell>
          <table:table-cell table:style-name="ce202" office:value-type="string">
            <text:p>Sub</text:p>
          </table:table-cell>
          <table:table-cell table:style-name="ce202" office:value-type="string">
            <text:p>XAS0204</text:p>
          </table:table-cell>
          <table:table-cell table:style-name="ce202" office:value-type="string">
            <text:p><text:s/></text:p>
          </table:table-cell>
          <table:table-cell table:style-name="ce202" office:value-type="float" office:value="268">
            <text:p>268</text:p>
          </table:table-cell>
          <table:table-cell table:style-name="ce202" office:value-type="string">
            <text:p><text:s/></text:p>
          </table:table-cell>
          <table:table-cell table:style-name="ce202" office:value-type="float" office:value="48">
            <text:p>48</text:p>
          </table:table-cell>
          <table:table-cell table:style-name="ce202" office:value-type="float" office:value="1650">
            <text:p>1650</text:p>
          </table:table-cell>
          <table:table-cell table:style-name="ce202" table:formula="of:=[.H16]*0.0002" office:value-type="float" office:value="0.33">
            <text:p>0.33</text:p>
          </table:table-cell>
          <table:table-cell table:style-name="ce202" office:value-type="float" office:value="3">
            <text:p>3</text:p>
          </table:table-cell>
          <table:table-cell table:style-name="ce202" office:value-type="string">
            <text:p>radar stealth</text:p>
          </table:table-cell>
          <table:table-cell table:style-name="ce202" office:value-type="float" office:value="28">
            <text:p>28</text:p>
          </table:table-cell>
          <table:table-cell table:style-name="ce202" office:value-type="float" office:value="40">
            <text:p>40</text:p>
          </table:table-cell>
          <table:table-cell table:style-name="ce202" office:value-type="string">
            <text:p><text:s/></text:p>
          </table:table-cell>
          <table:table-cell table:style-name="ce202" office:value-type="float" office:value="48">
            <text:p>48</text:p>
          </table:table-cell>
          <table:table-cell table:style-name="ce202"/>
          <table:table-cell table:style-name="ce202" office:value-type="string">
            <text:p>TorpDest</text:p>
          </table:table-cell>
          <table:table-cell table:style-name="ce202" office:value-type="float" office:value="1080">
            <text:p>1080</text:p>
          </table:table-cell>
          <table:table-cell table:style-name="ce203" table:formula="of:=[.R16]/[.H16]" office:value-type="float" office:value="0.654545454545455">
            <text:p>0.655</text:p>
          </table:table-cell>
          <table:table-cell table:style-name="ce202" office:value-type="float" office:value="13200">
            <text:p>13200</text:p>
          </table:table-cell>
          <table:table-cell table:style-name="ce203" table:formula="of:=([.D16]+[.E16]+[.F16])/[.T16]" office:value-type="float" office:value="0.0203030303030303">
            <text:p>0.020</text:p>
          </table:table-cell>
          <table:table-cell table:style-name="ce202" table:formula="of:=(([.R16]*10)+[.T16])/([.D16]+[.E16]+[.F16])" office:value-type="float" office:value="89.5522388059701">
            <text:p>89.55</text:p>
          </table:table-cell>
          <table:table-cell table:style-name="ce202" office:value-type="float" office:value="6000">
            <text:p>6000</text:p>
          </table:table-cell>
          <table:table-cell table:style-name="ce203" table:formula="of:=([.R16]/[.W16])*70" office:value-type="float" office:value="12.6">
            <text:p>12.600</text:p>
          </table:table-cell>
          <table:table-cell table:style-name="ce203" table:formula="of:=([.T16]/[.W16])*70" office:value-type="float" office:value="154">
            <text:p>154.000</text:p>
          </table:table-cell>
          <table:table-cell table:style-name="ce202" office:value-type="float" office:value="3.8">
            <text:p>3.8</text:p>
          </table:table-cell>
          <table:table-cell table:style-name="ce201" table:number-columns-repeated="997"/>
        </table:table-row>
        <table:table-row table:style-name="ro1">
          <table:table-cell table:style-name="ce182" office:value-type="string">
            <text:p>Valiant</text:p>
          </table:table-cell>
          <table:table-cell table:style-name="ce184" office:value-type="string">
            <text:p>DD</text:p>
          </table:table-cell>
          <table:table-cell table:style-name="ce184" office:value-type="string">
            <text:p>UES0201</text:p>
          </table:table-cell>
          <table:table-cell table:style-name="ce184" office:value-type="float" office:value="240">
            <text:p>240</text:p>
          </table:table-cell>
          <table:table-cell table:style-name="ce184" office:value-type="float" office:value="125">
            <text:p>125</text:p>
          </table:table-cell>
          <table:table-cell table:style-name="ce184" office:value-type="float" office:value="60">
            <text:p>60</text:p>
          </table:table-cell>
          <table:table-cell table:style-name="ce184" office:value-type="float" office:value="55">
            <text:p>55</text:p>
          </table:table-cell>
          <table:table-cell table:style-name="ce184" office:value-type="float" office:value="8100">
            <text:p>8100</text:p>
          </table:table-cell>
          <table:table-cell table:style-name="ce184" table:formula="of:=[.H17]*0.0002" office:value-type="float" office:value="1.62">
            <text:p>1.62</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AntiTorp x2</text:p>
          </table:table-cell>
          <table:table-cell table:style-name="ce184" office:value-type="float" office:value="2250">
            <text:p>2250</text:p>
          </table:table-cell>
          <table:table-cell table:style-name="ce190" table:formula="of:=[.R17]/[.H17]" office:value-type="float" office:value="0.277777777777778">
            <text:p>0.278</text:p>
          </table:table-cell>
          <table:table-cell table:style-name="ce184" office:value-type="float" office:value="15000">
            <text:p>15000</text:p>
          </table:table-cell>
          <table:table-cell table:style-name="ce190" table:formula="of:=([.D17]+[.E17]+[.F17])/[.T17]" office:value-type="float" office:value="0.0283333333333333">
            <text:p>0.028</text:p>
          </table:table-cell>
          <table:table-cell table:style-name="ce184" table:formula="of:=(([.R17]*10)+[.T17])/([.D17]+[.E17]+[.F17])" office:value-type="float" office:value="88.2352941176471">
            <text:p>88.24</text:p>
          </table:table-cell>
          <table:table-cell table:style-name="ce184" office:value-type="float" office:value="9000">
            <text:p>9000</text:p>
          </table:table-cell>
          <table:table-cell table:style-name="ce190" table:formula="of:=([.R17]/[.W17])*70" office:value-type="float" office:value="17.5">
            <text:p>17.500</text:p>
          </table:table-cell>
          <table:table-cell table:style-name="ce190" table:formula="of:=([.T17]/[.W17])*70" office:value-type="float" office:value="116.666666666667">
            <text:p>116.667</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chrane</text:p>
          </table:table-cell>
          <table:table-cell table:style-name="ce184" office:value-type="string">
            <text:p>Sub</text:p>
          </table:table-cell>
          <table:table-cell table:style-name="ce184" office:value-type="string">
            <text:p>SES0204</text:p>
          </table:table-cell>
          <table:table-cell table:style-name="ce184"/>
          <table:table-cell table:style-name="ce184" office:value-type="float" office:value="289">
            <text:p>289</text:p>
          </table:table-cell>
          <table:table-cell table:style-name="ce184" office:value-type="float" office:value="150">
            <text:p>150</text:p>
          </table:table-cell>
          <table:table-cell table:style-name="ce184" office:value-type="float" office:value="48">
            <text:p>48</text:p>
          </table:table-cell>
          <table:table-cell table:style-name="ce184" office:value-type="float" office:value="1850">
            <text:p>1850</text:p>
          </table:table-cell>
          <table:table-cell table:style-name="ce184" table:formula="of:=[.H18]*0.0002" office:value-type="float" office:value="0.37">
            <text:p>0.37</text:p>
          </table:table-cell>
          <table:table-cell table:style-name="ce184" office:value-type="float" office:value="3">
            <text:p>3</text:p>
          </table:table-cell>
          <table:table-cell table:style-name="ce184" office:value-type="string">
            <text:p>radar stealth</text:p>
          </table:table-cell>
          <table:table-cell table:style-name="ce184" office:value-type="float" office:value="28">
            <text:p>28</text:p>
          </table:table-cell>
          <table:table-cell table:style-name="ce184" office:value-type="float" office:value="36">
            <text:p>36</text:p>
          </table:table-cell>
          <table:table-cell table:style-name="ce184" office:value-type="string">
            <text:p><text:s/></text:p>
          </table:table-cell>
          <table:table-cell table:style-name="ce184" office:value-type="float" office:value="52">
            <text:p>52</text:p>
          </table:table-cell>
          <table:table-cell table:style-name="ce184"/>
          <table:table-cell table:style-name="ce184" office:value-type="string">
            <text:p>TorpDest</text:p>
          </table:table-cell>
          <table:table-cell table:style-name="ce184" office:value-type="float" office:value="1250">
            <text:p>1250</text:p>
          </table:table-cell>
          <table:table-cell table:style-name="ce190" table:formula="of:=[.R18]/[.H18]" office:value-type="float" office:value="0.675675675675676">
            <text:p>0.676</text:p>
          </table:table-cell>
          <table:table-cell table:style-name="ce184" office:value-type="float" office:value="13750">
            <text:p>13750</text:p>
          </table:table-cell>
          <table:table-cell table:style-name="ce190" table:formula="of:=([.D18]+[.E18]+[.F18])/[.T18]" office:value-type="float" office:value="0.0319272727272727">
            <text:p>0.032</text:p>
          </table:table-cell>
          <table:table-cell table:style-name="ce184" table:formula="of:=(([.R18]*10)+[.T18])/([.D18]+[.E18]+[.F18])" office:value-type="float" office:value="59.7949886104784">
            <text:p>59.79</text:p>
          </table:table-cell>
          <table:table-cell table:style-name="ce184" office:value-type="float" office:value="5000">
            <text:p>5000</text:p>
          </table:table-cell>
          <table:table-cell table:style-name="ce190" table:formula="of:=([.R18]/[.W18])*70" office:value-type="float" office:value="17.5">
            <text:p>17.500</text:p>
          </table:table-cell>
          <table:table-cell table:style-name="ce190" table:formula="of:=([.T18]/[.W18])*70" office:value-type="float" office:value="192.5">
            <text:p>192.5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Governor</text:p>
          </table:table-cell>
          <table:table-cell table:style-name="ce184" office:value-type="string">
            <text:p>Cru</text:p>
          </table:table-cell>
          <table:table-cell table:style-name="ce184" office:value-type="string">
            <text:p>UES0202</text:p>
          </table:table-cell>
          <table:table-cell table:style-name="ce184" office:value-type="float" office:value="180">
            <text:p>180</text:p>
          </table:table-cell>
          <table:table-cell table:style-name="ce184" office:value-type="string">
            <text:p><text:s/></text:p>
          </table:table-cell>
          <table:table-cell table:style-name="ce184" office:value-type="float" office:value="320">
            <text:p>320</text:p>
          </table:table-cell>
          <table:table-cell table:style-name="ce184" office:value-type="float" office:value="95">
            <text:p>95</text:p>
          </table:table-cell>
          <table:table-cell table:style-name="ce184" office:value-type="float" office:value="3600">
            <text:p>3600</text:p>
          </table:table-cell>
          <table:table-cell table:style-name="ce184" table:formula="of:=[.H19]*0.0002" office:value-type="float" office:value="0.72">
            <text:p>0.72</text:p>
          </table:table-cell>
          <table:table-cell table:style-name="ce184" office:value-type="float" office:value="4">
            <text:p>4</text:p>
          </table:table-cell>
          <table:table-cell table:style-name="ce184" office:value-type="string">
            <text:p><text:s/></text:p>
          </table:table-cell>
          <table:table-cell table:style-name="ce184" office:value-type="float" office:value="36">
            <text:p>36</text:p>
          </table:table-cell>
          <table:table-cell table:style-name="ce184" office:value-type="float" office:value="16">
            <text:p>16</text:p>
          </table:table-cell>
          <table:table-cell table:style-name="ce184" office:value-type="float" office:value="72">
            <text:p>72</text:p>
          </table:table-cell>
          <table:table-cell table:style-name="ce184" office:value-type="string">
            <text:p><text:s/></text:p>
          </table:table-cell>
          <table:table-cell table:style-name="ce184"/>
          <table:table-cell table:style-name="ce184" office:value-type="string">
            <text:p>TMD</text:p>
          </table:table-cell>
          <table:table-cell table:style-name="ce184" office:value-type="float" office:value="1200">
            <text:p>1200</text:p>
          </table:table-cell>
          <table:table-cell table:style-name="ce190" table:formula="of:=[.R19]/[.H19]" office:value-type="float" office:value="0.333333333333333">
            <text:p>0.333</text:p>
          </table:table-cell>
          <table:table-cell table:style-name="ce184" office:value-type="float" office:value="13000">
            <text:p>13000</text:p>
          </table:table-cell>
          <table:table-cell table:style-name="ce190" table:formula="of:=([.D19]+[.E19]+[.F19])/[.T19]" office:value-type="float" office:value="0.0384615384615385">
            <text:p>0.038</text:p>
          </table:table-cell>
          <table:table-cell table:style-name="ce184" table:formula="of:=(([.R19]*10)+[.T19])/([.D19]+[.E19]+[.F19])" office:value-type="float" office:value="50">
            <text:p>50</text:p>
          </table:table-cell>
          <table:table-cell table:style-name="ce184" office:value-type="float" office:value="5400">
            <text:p>5400</text:p>
          </table:table-cell>
          <table:table-cell table:style-name="ce190" table:formula="of:=([.R19]/[.W19])*70" office:value-type="float" office:value="15.5555555555556">
            <text:p>15.556</text:p>
          </table:table-cell>
          <table:table-cell table:style-name="ce190" table:formula="of:=([.T19]/[.W19])*70" office:value-type="float" office:value="168.518518518519">
            <text:p>168.519</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oper</text:p>
          </table:table-cell>
          <table:table-cell table:style-name="ce184" office:value-type="string">
            <text:p>Torp</text:p>
          </table:table-cell>
          <table:table-cell table:style-name="ce184" office:value-type="string">
            <text:p>XES0102</text:p>
          </table:table-cell>
          <table:table-cell table:style-name="ce184" office:value-type="string">
            <text:p><text:s/></text:p>
          </table:table-cell>
          <table:table-cell table:style-name="ce184" office:value-type="float" office:value="120">
            <text:p>120</text:p>
          </table:table-cell>
          <table:table-cell table:style-name="ce184" office:value-type="string">
            <text:p><text:s/></text:p>
          </table:table-cell>
          <table:table-cell table:style-name="ce184" office:value-type="float" office:value="44">
            <text:p>44</text:p>
          </table:table-cell>
          <table:table-cell table:style-name="ce184" office:value-type="float" office:value="1850">
            <text:p>1850</text:p>
          </table:table-cell>
          <table:table-cell table:style-name="ce184" table:formula="of:=[.H20]*0.0002" office:value-type="float" office:value="0.37">
            <text:p>0.37</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Flare</text:p>
          </table:table-cell>
          <table:table-cell table:style-name="ce184" office:value-type="float" office:value="900">
            <text:p>900</text:p>
          </table:table-cell>
          <table:table-cell table:style-name="ce190" table:formula="of:=[.R20]/[.H20]" office:value-type="float" office:value="0.486486486486487">
            <text:p>0.486</text:p>
          </table:table-cell>
          <table:table-cell table:style-name="ce184" office:value-type="float" office:value="8000">
            <text:p>8000</text:p>
          </table:table-cell>
          <table:table-cell table:style-name="ce190" table:formula="of:=([.D20]+[.E20]+[.F20])/[.T20]" office:value-type="float" office:value="0.015">
            <text:p>0.015</text:p>
          </table:table-cell>
          <table:table-cell table:style-name="ce184" table:formula="of:=(([.R20]*10)+[.T20])/([.D20]+[.E20]+[.F20])" office:value-type="float" office:value="141.666666666667">
            <text:p>141.67</text:p>
          </table:table-cell>
          <table:table-cell table:style-name="ce184" office:value-type="float" office:value="3800">
            <text:p>3800</text:p>
          </table:table-cell>
          <table:table-cell table:style-name="ce190" table:formula="of:=([.R20]/[.W20])*70" office:value-type="float" office:value="16.5789473684211">
            <text:p>16.579</text:p>
          </table:table-cell>
          <table:table-cell table:style-name="ce190" table:formula="of:=([.T20]/[.W20])*70" office:value-type="float" office:value="147.368421052632">
            <text:p>147.368</text:p>
          </table:table-cell>
          <table:table-cell table:style-name="ce184" office:value-type="float" office:value="4.5">
            <text:p>4.5</text:p>
          </table:table-cell>
          <table:table-cell table:style-name="ce182" table:number-columns-repeated="997"/>
        </table:table-row>
        <table:table-row table:style-name="ro1">
          <table:table-cell table:style-name="ce183" office:value-type="string">
            <text:p>Salem</text:p>
          </table:table-cell>
          <table:table-cell table:style-name="ce185" office:value-type="string">
            <text:p>DD</text:p>
          </table:table-cell>
          <table:table-cell table:style-name="ce185" office:value-type="string">
            <text:p>URS0201</text:p>
          </table:table-cell>
          <table:table-cell table:style-name="ce185" office:value-type="float" office:value="220">
            <text:p>220</text:p>
          </table:table-cell>
          <table:table-cell table:style-name="ce185" office:value-type="float" office:value="125">
            <text:p>125</text:p>
          </table:table-cell>
          <table:table-cell table:style-name="ce185" office:value-type="float" office:value="72">
            <text:p>72</text:p>
          </table:table-cell>
          <table:table-cell table:style-name="ce185" office:value-type="float" office:value="55">
            <text:p>55</text:p>
          </table:table-cell>
          <table:table-cell table:style-name="ce185" office:value-type="float" office:value="7150">
            <text:p>7150</text:p>
          </table:table-cell>
          <table:table-cell table:style-name="ce185" table:formula="of:=[.H21]*0.0002" office:value-type="float" office:value="1.43">
            <text:p>1.43</text:p>
          </table:table-cell>
          <table:table-cell table:style-name="ce185" office:value-type="float" office:value="7">
            <text:p>7</text:p>
          </table:table-cell>
          <table:table-cell table:style-name="ce185" office:value-type="string">
            <text:p><text:s/></text:p>
          </table:table-cell>
          <table:table-cell table:style-name="ce185" office:value-type="float" office:value="32">
            <text:p>32</text:p>
          </table:table-cell>
          <table:table-cell table:style-name="ce185" office:value-type="float" office:value="24">
            <text:p>24</text:p>
          </table:table-cell>
          <table:table-cell table:style-name="ce185" office:value-type="float" office:value="60">
            <text:p>60</text:p>
          </table:table-cell>
          <table:table-cell table:style-name="ce185" office:value-type="float" office:value="44">
            <text:p>44</text:p>
          </table:table-cell>
          <table:table-cell table:style-name="ce185"/>
          <table:table-cell table:style-name="ce185" office:value-type="string">
            <text:p>AntiTorp/Flare</text:p>
          </table:table-cell>
          <table:table-cell table:style-name="ce185" office:value-type="float" office:value="2250">
            <text:p>2250</text:p>
          </table:table-cell>
          <table:table-cell table:style-name="ce191" table:formula="of:=[.R21]/[.H21]" office:value-type="float" office:value="0.314685314685315">
            <text:p>0.315</text:p>
          </table:table-cell>
          <table:table-cell table:style-name="ce185" office:value-type="float" office:value="15000">
            <text:p>15000</text:p>
          </table:table-cell>
          <table:table-cell table:style-name="ce191" table:formula="of:=([.D21]+[.E21]+[.F21])/[.T21]" office:value-type="float" office:value="0.0278">
            <text:p>0.028</text:p>
          </table:table-cell>
          <table:table-cell table:style-name="ce185" table:formula="of:=(([.R21]*10)+[.T21])/([.D21]+[.E21]+[.F21])" office:value-type="float" office:value="89.9280575539568">
            <text:p>89.93</text:p>
          </table:table-cell>
          <table:table-cell table:style-name="ce185" office:value-type="float" office:value="9000">
            <text:p>9000</text:p>
          </table:table-cell>
          <table:table-cell table:style-name="ce191" table:formula="of:=([.R21]/[.W21])*70" office:value-type="float" office:value="17.5">
            <text:p>17.500</text:p>
          </table:table-cell>
          <table:table-cell table:style-name="ce191" table:formula="of:=([.T21]/[.W21])*70" office:value-type="float" office:value="116.666666666667">
            <text:p>116.667</text:p>
          </table:table-cell>
          <table:table-cell table:style-name="ce185" office:value-type="float" office:value="4.3">
            <text:p>4.3</text:p>
          </table:table-cell>
          <table:table-cell table:style-name="ce183" table:number-columns-repeated="997"/>
        </table:table-row>
        <table:table-row table:style-name="ro1">
          <table:table-cell table:style-name="ce183" office:value-type="string">
            <text:p>Siren</text:p>
          </table:table-cell>
          <table:table-cell table:style-name="ce185" office:value-type="string">
            <text:p>Cru</text:p>
          </table:table-cell>
          <table:table-cell table:style-name="ce185" office:value-type="string">
            <text:p>URS0202</text:p>
          </table:table-cell>
          <table:table-cell table:style-name="ce185" office:value-type="float" office:value="110">
            <text:p>110</text:p>
          </table:table-cell>
          <table:table-cell table:style-name="ce185" office:value-type="string">
            <text:p><text:s/></text:p>
          </table:table-cell>
          <table:table-cell table:style-name="ce185" office:value-type="float" office:value="480">
            <text:p>480</text:p>
          </table:table-cell>
          <table:table-cell table:style-name="ce185" office:value-type="float" office:value="55">
            <text:p>55</text:p>
          </table:table-cell>
          <table:table-cell table:style-name="ce185" office:value-type="float" office:value="3250">
            <text:p>3250</text:p>
          </table:table-cell>
          <table:table-cell table:style-name="ce185" table:formula="of:=[.H22]*0.0002" office:value-type="float" office:value="0.65">
            <text:p>0.65</text:p>
          </table:table-cell>
          <table:table-cell table:style-name="ce185" office:value-type="float" office:value="6">
            <text:p>6</text:p>
          </table:table-cell>
          <table:table-cell table:style-name="ce185" office:value-type="string">
            <text:p><text:s/></text:p>
          </table:table-cell>
          <table:table-cell table:style-name="ce185" office:value-type="float" office:value="36">
            <text:p>36</text:p>
          </table:table-cell>
          <table:table-cell table:style-name="ce185" office:value-type="float" office:value="16">
            <text:p>16</text:p>
          </table:table-cell>
          <table:table-cell table:style-name="ce185" office:value-type="float" office:value="72">
            <text:p>72</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1200">
            <text:p>1200</text:p>
          </table:table-cell>
          <table:table-cell table:style-name="ce191" table:formula="of:=[.R22]/[.H22]" office:value-type="float" office:value="0.369230769230769">
            <text:p>0.369</text:p>
          </table:table-cell>
          <table:table-cell table:style-name="ce185" office:value-type="float" office:value="13000">
            <text:p>13000</text:p>
          </table:table-cell>
          <table:table-cell table:style-name="ce191" table:formula="of:=([.D22]+[.E22]+[.F22])/[.T22]" office:value-type="float" office:value="0.0453846153846154">
            <text:p>0.045</text:p>
          </table:table-cell>
          <table:table-cell table:style-name="ce185" table:formula="of:=(([.R22]*10)+[.T22])/([.D22]+[.E22]+[.F22])" office:value-type="float" office:value="42.3728813559322">
            <text:p>42.37</text:p>
          </table:table-cell>
          <table:table-cell table:style-name="ce185" office:value-type="float" office:value="5400">
            <text:p>5400</text:p>
          </table:table-cell>
          <table:table-cell table:style-name="ce191" table:formula="of:=([.R22]/[.W22])*70" office:value-type="float" office:value="15.5555555555556">
            <text:p>15.556</text:p>
          </table:table-cell>
          <table:table-cell table:style-name="ce191" table:formula="of:=([.T22]/[.W22])*70" office:value-type="float" office:value="168.518518518519">
            <text:p>168.519</text:p>
          </table:table-cell>
          <table:table-cell table:style-name="ce236" office:value-type="float" office:value="4.3">
            <text:p>4.3</text:p>
          </table:table-cell>
          <table:table-cell table:style-name="ce183" table:number-columns-repeated="997"/>
        </table:table-row>
        <table:table-row table:style-name="ro1">
          <table:table-cell table:style-name="ce183" office:value-type="string">
            <text:p>Barracuda</text:p>
          </table:table-cell>
          <table:table-cell table:style-name="ce185" office:value-type="string">
            <text:p>Sub</text:p>
          </table:table-cell>
          <table:table-cell table:style-name="ce185" office:value-type="string">
            <text:p>XRS0204</text:p>
          </table:table-cell>
          <table:table-cell table:style-name="ce185" office:value-type="string">
            <text:p><text:s/></text:p>
          </table:table-cell>
          <table:table-cell table:style-name="ce185" office:value-type="float" office:value="276">
            <text:p>276</text:p>
          </table:table-cell>
          <table:table-cell table:style-name="ce185" office:value-type="string">
            <text:p><text:s/></text:p>
          </table:table-cell>
          <table:table-cell table:style-name="ce185" office:value-type="float" office:value="48">
            <text:p>48</text:p>
          </table:table-cell>
          <table:table-cell table:style-name="ce185" office:value-type="float" office:value="1650">
            <text:p>1650</text:p>
          </table:table-cell>
          <table:table-cell table:style-name="ce185" table:formula="of:=[.H23]*0.0002" office:value-type="float" office:value="0.33">
            <text:p>0.33</text:p>
          </table:table-cell>
          <table:table-cell table:style-name="ce185" office:value-type="float" office:value="5">
            <text:p>5</text:p>
          </table:table-cell>
          <table:table-cell table:style-name="ce185" office:value-type="string">
            <text:p>sonar stealth</text:p>
          </table:table-cell>
          <table:table-cell table:style-name="ce185" office:value-type="float" office:value="28">
            <text:p>28</text:p>
          </table:table-cell>
          <table:table-cell table:style-name="ce185" office:value-type="float" office:value="36">
            <text:p>36</text:p>
          </table:table-cell>
          <table:table-cell table:style-name="ce185" office:value-type="string">
            <text:p><text:s/></text:p>
          </table:table-cell>
          <table:table-cell table:style-name="ce185" office:value-type="float" office:value="52">
            <text:p>52</text:p>
          </table:table-cell>
          <table:table-cell table:style-name="ce185"/>
          <table:table-cell table:style-name="ce185" office:value-type="string">
            <text:p>TorpDest</text:p>
          </table:table-cell>
          <table:table-cell table:style-name="ce185" office:value-type="float" office:value="1200">
            <text:p>1200</text:p>
          </table:table-cell>
          <table:table-cell table:style-name="ce191" table:formula="of:=[.R23]/[.H23]" office:value-type="float" office:value="0.727272727272727">
            <text:p>0.727</text:p>
          </table:table-cell>
          <table:table-cell table:style-name="ce185" office:value-type="float" office:value="13750">
            <text:p>13750</text:p>
          </table:table-cell>
          <table:table-cell table:style-name="ce191" table:formula="of:=([.D23]+[.E23]+[.F23])/[.T23]" office:value-type="float" office:value="0.0200727272727273">
            <text:p>0.020</text:p>
          </table:table-cell>
          <table:table-cell table:style-name="ce185" table:formula="of:=(([.R23]*10)+[.T23])/([.D23]+[.E23]+[.F23])" office:value-type="float" office:value="93.2971014492754">
            <text:p>93.3</text:p>
          </table:table-cell>
          <table:table-cell table:style-name="ce185" office:value-type="float" office:value="6000">
            <text:p>6000</text:p>
          </table:table-cell>
          <table:table-cell table:style-name="ce191" table:formula="of:=([.R23]/[.W23])*70" office:value-type="float" office:value="14">
            <text:p>14.000</text:p>
          </table:table-cell>
          <table:table-cell table:style-name="ce191" table:formula="of:=([.T23]/[.W23])*70" office:value-type="float" office:value="160.416666666667">
            <text:p>160.417</text:p>
          </table:table-cell>
          <table:table-cell table:style-name="ce236" office:value-type="float" office:value="3.8">
            <text:p>3.8</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Ci</text:p>
          </table:table-cell>
          <table:table-cell table:style-name="ce185" office:value-type="string">
            <text:p>XRS0205</text:p>
          </table:table-cell>
          <table:table-cell table:number-columns-repeated="4" table:style-name="ce185" office:value-type="string">
            <text:p><text:s/></text:p>
          </table:table-cell>
          <table:table-cell table:style-name="ce185" office:value-type="float" office:value="1800">
            <text:p>1800</text:p>
          </table:table-cell>
          <table:table-cell table:style-name="ce185" table:formula="of:=[.H24]*0.0002" office:value-type="float" office:value="0.36">
            <text:p>0.36</text:p>
          </table:table-cell>
          <table:table-cell table:style-name="ce185" office:value-type="float" office:value="5">
            <text:p>5</text:p>
          </table:table-cell>
          <table:table-cell table:style-name="ce185" office:value-type="string">
            <text:p>stealth field</text:p>
          </table:table-cell>
          <table:table-cell table:style-name="ce185"/>
          <table:table-cell table:style-name="ce185" office:value-type="float" office:value="12">
            <text:p>12</text:p>
          </table:table-cell>
          <table:table-cell table:number-columns-repeated="2" table:style-name="ce185" office:value-type="string">
            <text:p><text:s/></text:p>
          </table:table-cell>
          <table:table-cell table:style-name="ce185"/>
          <table:table-cell table:style-name="ce185" office:value-type="string">
            <text:p>AntiTorp/Flare</text:p>
          </table:table-cell>
          <table:table-cell table:style-name="ce185" office:value-type="float" office:value="650">
            <text:p>650</text:p>
          </table:table-cell>
          <table:table-cell table:style-name="ce191" table:formula="of:=[.R24]/[.H24]" office:value-type="float" office:value="0.361111111111111">
            <text:p>0.361</text:p>
          </table:table-cell>
          <table:table-cell table:style-name="ce185" office:value-type="float" office:value="6500">
            <text:p>6500</text:p>
          </table:table-cell>
          <table:table-cell table:style-name="ce191" table:formula="of:=([.D24]+[.E24]+[.F24])/[.T24]" office:value-type="float" office:value="0">
            <text:p>0.000</text:p>
          </table:table-cell>
          <table:table-cell table:style-name="ce185" office:value-type="float" office:value="0">
            <text:p>0</text:p>
          </table:table-cell>
          <table:table-cell table:style-name="ce185" office:value-type="float" office:value="2600">
            <text:p>2600</text:p>
          </table:table-cell>
          <table:table-cell table:style-name="ce191" table:formula="of:=([.R24]/[.W24])*70" office:value-type="float" office:value="17.5">
            <text:p>17.500</text:p>
          </table:table-cell>
          <table:table-cell table:style-name="ce191" table:formula="of:=([.T24]/[.W24])*70" office:value-type="float" office:value="175">
            <text:p>175.000</text:p>
          </table:table-cell>
          <table:table-cell table:style-name="ce236" office:value-type="float" office:value="4.3">
            <text:p>4.3</text:p>
          </table:table-cell>
          <table:table-cell table:style-name="ce183"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Omen </text:p>
          </table:table-cell>
          <table:table-cell table:style-name="ce202" office:value-type="string">
            <text:p>BB</text:p>
          </table:table-cell>
          <table:table-cell table:style-name="ce202" office:value-type="string">
            <text:p>UAS0302</text:p>
          </table:table-cell>
          <table:table-cell table:style-name="ce202" office:value-type="float" office:value="630">
            <text:p>630</text:p>
          </table:table-cell>
          <table:table-cell table:number-columns-repeated="2" table:style-name="ce202" office:value-type="string">
            <text:p><text:s/></text:p>
          </table:table-cell>
          <table:table-cell table:style-name="ce202" office:value-type="float" office:value="110">
            <text:p>110</text:p>
          </table:table-cell>
          <table:table-cell table:style-name="ce202" office:value-type="float" office:value="40000">
            <text:p>40000</text:p>
          </table:table-cell>
          <table:table-cell table:style-name="ce202" table:formula="of:=[.H30]*0.0002" office:value-type="float" office:value="8">
            <text:p>8</text:p>
          </table:table-cell>
          <table:table-cell table:style-name="ce202" office:value-type="float" office:value="18">
            <text:p>18</text:p>
          </table:table-cell>
          <table:table-cell table:style-name="ce202" office:value-type="string">
            <text:p><text:s/></text:p>
          </table:table-cell>
          <table:table-cell table:style-name="ce202" office:value-type="float" office:value="40">
            <text:p>40</text:p>
          </table:table-cell>
          <table:table-cell table:style-name="ce202" office:value-type="float" office:value="20">
            <text:p>20</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8550">
            <text:p>8550</text:p>
          </table:table-cell>
          <table:table-cell table:style-name="ce203" table:formula="of:=[.R30]/[.H30]" office:value-type="float" office:value="0.21375">
            <text:p>0.214</text:p>
          </table:table-cell>
          <table:table-cell table:style-name="ce202" office:value-type="float" office:value="51300">
            <text:p>51300</text:p>
          </table:table-cell>
          <table:table-cell table:style-name="ce203" table:formula="of:=([.D30]+[.E30]+[.F30])/[.T30]" office:value-type="float" office:value="0.012280701754386">
            <text:p>0.012</text:p>
          </table:table-cell>
          <table:table-cell table:style-name="ce202" table:formula="of:=(([.R30]*10)+[.T30])/([.D30]+[.E30]+[.F30])" office:value-type="float" office:value="217.142857142857">
            <text:p>217.14</text:p>
          </table:table-cell>
          <table:table-cell table:style-name="ce202" office:value-type="float" office:value="18000">
            <text:p>18000</text:p>
          </table:table-cell>
          <table:table-cell table:style-name="ce203" table:formula="of:=([.R30]/[.W30])*100" office:value-type="float" office:value="47.5">
            <text:p>47.500</text:p>
          </table:table-cell>
          <table:table-cell table:style-name="ce203" table:formula="of:=([.T30]/[.W30])*100" office:value-type="float" office:value="285">
            <text:p>285.00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Shadow of Intent</text:p>
          </table:table-cell>
          <table:table-cell table:style-name="ce202" office:value-type="string">
            <text:p>BC</text:p>
          </table:table-cell>
          <table:table-cell table:style-name="ce202" office:value-type="string">
            <text:p>WAS0332</text:p>
          </table:table-cell>
          <table:table-cell table:style-name="ce202" office:value-type="float" office:value="600">
            <text:p>600</text:p>
          </table:table-cell>
          <table:table-cell table:style-name="ce202" office:value-type="string">
            <text:p><text:s/></text:p>
          </table:table-cell>
          <table:table-cell table:style-name="ce202" office:value-type="float" office:value="880">
            <text:p>880</text:p>
          </table:table-cell>
          <table:table-cell table:style-name="ce202" office:value-type="float" office:value="68">
            <text:p>68</text:p>
          </table:table-cell>
          <table:table-cell table:style-name="ce202" office:value-type="float" office:value="20000">
            <text:p>20000</text:p>
          </table:table-cell>
          <table:table-cell table:style-name="ce202" table:formula="of:=[.H31]*0.0002" office:value-type="float" office:value="4">
            <text:p>4</text:p>
          </table:table-cell>
          <table:table-cell table:style-name="ce202" office:value-type="float" office:value="6">
            <text:p>6</text:p>
          </table:table-cell>
          <table:table-cell table:style-name="ce202" office:value-type="string">
            <text:p>Shield</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ext:s/></text:p>
          </table:table-cell>
          <table:table-cell table:style-name="ce202" office:value-type="float" office:value="6562">
            <text:p>6562</text:p>
          </table:table-cell>
          <table:table-cell table:style-name="ce203" table:formula="of:=[.R31]/[.H31]" office:value-type="float" office:value="0.3281">
            <text:p>0.328</text:p>
          </table:table-cell>
          <table:table-cell table:style-name="ce202" office:value-type="float" office:value="41000">
            <text:p>41000</text:p>
          </table:table-cell>
          <table:table-cell table:style-name="ce203" table:formula="of:=([.D31]+[.E31]+[.F31])/[.T31]" office:value-type="float" office:value="0.0360975609756098">
            <text:p>0.036</text:p>
          </table:table-cell>
          <table:table-cell table:style-name="ce202" table:formula="of:=(([.R31]*10)+[.T31])/([.D31]+[.E31]+[.F31])" office:value-type="float" office:value="72.0405405405406">
            <text:p>72.04</text:p>
          </table:table-cell>
          <table:table-cell table:style-name="ce202" office:value-type="float" office:value="16000">
            <text:p>16000</text:p>
          </table:table-cell>
          <table:table-cell table:style-name="ce203" table:formula="of:=([.R31]/[.W31])*100" office:value-type="float" office:value="41.0125">
            <text:p>41.013</text:p>
          </table:table-cell>
          <table:table-cell table:style-name="ce203" table:formula="of:=([.T31]/[.W31])*100" office:value-type="float" office:value="256.25">
            <text:p>256.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Torrent</text:p>
          </table:table-cell>
          <table:table-cell table:style-name="ce202" office:value-type="string">
            <text:p>Bom</text:p>
          </table:table-cell>
          <table:table-cell table:style-name="ce202" office:value-type="string">
            <text:p>XAS0306</text:p>
          </table:table-cell>
          <table:table-cell table:style-name="ce202" office:value-type="float" office:value="600">
            <text:p>60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21000">
            <text:p>21000</text:p>
          </table:table-cell>
          <table:table-cell table:style-name="ce202" table:formula="of:=[.H32]*0.0002" office:value-type="float" office:value="4.2">
            <text:p>4.2</text:p>
          </table:table-cell>
          <table:table-cell table:style-name="ce202" office:value-type="float" office:value="6">
            <text:p>6</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AntiTorp x2</text:p>
          </table:table-cell>
          <table:table-cell table:style-name="ce202" office:value-type="float" office:value="7600">
            <text:p>7600</text:p>
          </table:table-cell>
          <table:table-cell table:style-name="ce203" table:formula="of:=[.R32]/[.H32]" office:value-type="float" office:value="0.361904761904762">
            <text:p>0.362</text:p>
          </table:table-cell>
          <table:table-cell table:style-name="ce202" office:value-type="float" office:value="51000">
            <text:p>51000</text:p>
          </table:table-cell>
          <table:table-cell table:style-name="ce203" table:formula="of:=([.D32]+[.E32]+[.F32])/[.T32]" office:value-type="float" office:value="0.0117647058823529">
            <text:p>0.012</text:p>
          </table:table-cell>
          <table:table-cell table:style-name="ce202" table:formula="of:=(([.R32]*10)+[.T32])/([.D32]+[.E32]+[.F32])" office:value-type="float" office:value="211.666666666667">
            <text:p>211.67</text:p>
          </table:table-cell>
          <table:table-cell table:style-name="ce202" office:value-type="float" office:value="16000">
            <text:p>16000</text:p>
          </table:table-cell>
          <table:table-cell table:style-name="ce203" table:formula="of:=([.R32]/[.W32])*100" office:value-type="float" office:value="47.5">
            <text:p>47.500</text:p>
          </table:table-cell>
          <table:table-cell table:style-name="ce203" table:formula="of:=([.T32]/[.W32])*100" office:value-type="float" office:value="318.75">
            <text:p>318.7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Keefer</text:p>
          </table:table-cell>
          <table:table-cell table:style-name="ce202" office:value-type="string">
            <text:p>CV</text:p>
          </table:table-cell>
          <table:table-cell table:style-name="ce202" office:value-type="string">
            <text:p>UAS0303</text:p>
          </table:table-cell>
          <table:table-cell table:number-columns-repeated="2" table:style-name="ce202" office:value-type="string">
            <text:p><text:s/></text:p>
          </table:table-cell>
          <table:table-cell table:style-name="ce202" office:value-type="float" office:value="800">
            <text:p>800</text:p>
          </table:table-cell>
          <table:table-cell table:style-name="ce202" office:value-type="float" office:value="56">
            <text:p>56</text:p>
          </table:table-cell>
          <table:table-cell table:style-name="ce202" office:value-type="float" office:value="24000">
            <text:p>24000</text:p>
          </table:table-cell>
          <table:table-cell table:style-name="ce202" table:formula="of:=[.H33]*0.0002" office:value-type="float" office:value="4.8">
            <text:p>4.8</text:p>
          </table:table-cell>
          <table:table-cell table:style-name="ce202" office:value-type="float" office:value="12">
            <text:p>12</text:p>
          </table:table-cell>
          <table:table-cell table:style-name="ce202" office:value-type="string">
            <text:p><text:s/></text:p>
          </table:table-cell>
          <table:table-cell table:style-name="ce202" office:value-type="float" office:value="40">
            <text:p>40</text:p>
          </table:table-cell>
          <table:table-cell table:style-name="ce202" office:value-type="float" office:value="28">
            <text:p>28</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TorpDest x2</text:p>
          </table:table-cell>
          <table:table-cell table:style-name="ce202" office:value-type="float" office:value="6000">
            <text:p>6000</text:p>
          </table:table-cell>
          <table:table-cell table:style-name="ce203" table:formula="of:=[.R33]/[.H33]" office:value-type="float" office:value="0.25">
            <text:p>0.250</text:p>
          </table:table-cell>
          <table:table-cell table:style-name="ce202" office:value-type="float" office:value="40000">
            <text:p>40000</text:p>
          </table:table-cell>
          <table:table-cell table:style-name="ce203" table:formula="of:=([.D33]+[.E33]+[.F33])/[.T33]" office:value-type="float" office:value="0.02">
            <text:p>0.020</text:p>
          </table:table-cell>
          <table:table-cell table:style-name="ce202" table:formula="of:=(([.R33]*10)+[.T33])/([.D33]+[.E33]+[.F33])" office:value-type="float" office:value="125">
            <text:p>125</text:p>
          </table:table-cell>
          <table:table-cell table:style-name="ce202" office:value-type="float" office:value="12000">
            <text:p>12000</text:p>
          </table:table-cell>
          <table:table-cell table:style-name="ce203" table:formula="of:=([.R33]/[.W33])*100" office:value-type="float" office:value="50">
            <text:p>50.000</text:p>
          </table:table-cell>
          <table:table-cell table:style-name="ce203" table:formula="of:=([.T33]/[.W33])*100" office:value-type="float" office:value="333.333333333333">
            <text:p>333.333</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Summit</text:p>
          </table:table-cell>
          <table:table-cell table:style-name="ce184" office:value-type="string">
            <text:p>BB</text:p>
          </table:table-cell>
          <table:table-cell table:style-name="ce184" office:value-type="string">
            <text:p>UES0302</text:p>
          </table:table-cell>
          <table:table-cell table:style-name="ce184" office:value-type="float" office:value="576">
            <text:p>576</text:p>
          </table:table-cell>
          <table:table-cell table:style-name="ce184" office:value-type="string">
            <text:p><text:s/></text:p>
          </table:table-cell>
          <table:table-cell table:style-name="ce184" office:value-type="float" office:value="240">
            <text:p>240</text:p>
          </table:table-cell>
          <table:table-cell table:style-name="ce184" office:value-type="float" office:value="105">
            <text:p>105</text:p>
          </table:table-cell>
          <table:table-cell table:style-name="ce184" office:value-type="float" office:value="44000">
            <text:p>44000</text:p>
          </table:table-cell>
          <table:table-cell table:style-name="ce184" table:formula="of:=[.H34]*0.0002" office:value-type="float" office:value="8.8">
            <text:p>8.8</text:p>
          </table:table-cell>
          <table:table-cell table:style-name="ce184" office:value-type="float" office:value="16">
            <text:p>16</text:p>
          </table:table-cell>
          <table:table-cell table:style-name="ce184" office:value-type="string">
            <text:p><text:s/></text:p>
          </table:table-cell>
          <table:table-cell table:style-name="ce184" office:value-type="float" office:value="36">
            <text:p>36</text:p>
          </table:table-cell>
          <table:table-cell table:style-name="ce184" office:value-type="float" office:value="24">
            <text:p>24</text:p>
          </table:table-cell>
          <table:table-cell table:style-name="ce184" office:value-type="float" office:value="88">
            <text:p>88</text:p>
          </table:table-cell>
          <table:table-cell table:style-name="ce184" office:value-type="string">
            <text:p><text:s/></text:p>
          </table:table-cell>
          <table:table-cell table:style-name="ce184"/>
          <table:table-cell table:style-name="ce184" office:value-type="string">
            <text:p>Flare x3</text:p>
          </table:table-cell>
          <table:table-cell table:style-name="ce184" office:value-type="float" office:value="9000">
            <text:p>9000</text:p>
          </table:table-cell>
          <table:table-cell table:style-name="ce190" table:formula="of:=[.R34]/[.H34]" office:value-type="float" office:value="0.204545454545455">
            <text:p>0.205</text:p>
          </table:table-cell>
          <table:table-cell table:style-name="ce184" office:value-type="float" office:value="54000">
            <text:p>54000</text:p>
          </table:table-cell>
          <table:table-cell table:style-name="ce190" table:formula="of:=([.D34]+[.E34]+[.F34])/[.T34]" office:value-type="float" office:value="0.0151111111111111">
            <text:p>0.015</text:p>
          </table:table-cell>
          <table:table-cell table:style-name="ce184" table:formula="of:=(([.R34]*10)+[.T34])/([.D34]+[.E34]+[.F34])" office:value-type="float" office:value="176.470588235294">
            <text:p>176.47</text:p>
          </table:table-cell>
          <table:table-cell table:style-name="ce184" office:value-type="float" office:value="18000">
            <text:p>18000</text:p>
          </table:table-cell>
          <table:table-cell table:style-name="ce190" table:formula="of:=([.R34]/[.W34])*100" office:value-type="float" office:value="50">
            <text:p>50.000</text:p>
          </table:table-cell>
          <table:table-cell table:style-name="ce190" table:formula="of:=([.T34]/[.W34])*100" office:value-type="float" office:value="300">
            <text:p>300.000</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Poseidon</text:p>
          </table:table-cell>
          <table:table-cell table:style-name="ce184" office:value-type="string">
            <text:p>BC</text:p>
          </table:table-cell>
          <table:table-cell table:style-name="ce184" office:value-type="string">
            <text:p>WES0303</text:p>
          </table:table-cell>
          <table:table-cell table:style-name="ce184" office:value-type="float" office:value="270">
            <text:p>270</text:p>
          </table:table-cell>
          <table:table-cell table:style-name="ce184" office:value-type="float" office:value="362">
            <text:p>362</text:p>
          </table:table-cell>
          <table:table-cell table:style-name="ce184" office:value-type="float" office:value="384">
            <text:p>384</text:p>
          </table:table-cell>
          <table:table-cell table:style-name="ce184" office:value-type="float" office:value="65">
            <text:p>65</text:p>
          </table:table-cell>
          <table:table-cell table:style-name="ce184" office:value-type="float" office:value="22500">
            <text:p>22500</text:p>
          </table:table-cell>
          <table:table-cell table:style-name="ce184" table:formula="of:=[.H35]*0.0002" office:value-type="float" office:value="4.5">
            <text:p>4.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8">
            <text:p>28</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text:p>
          </table:table-cell>
          <table:table-cell table:style-name="ce184" office:value-type="float" office:value="5600">
            <text:p>5600</text:p>
          </table:table-cell>
          <table:table-cell table:style-name="ce190" table:formula="of:=[.R35]/[.H35]" office:value-type="float" office:value="0.248888888888889">
            <text:p>0.249</text:p>
          </table:table-cell>
          <table:table-cell table:style-name="ce184" office:value-type="float" office:value="60000">
            <text:p>60000</text:p>
          </table:table-cell>
          <table:table-cell table:style-name="ce190" table:formula="of:=([.D35]+[.E35]+[.F35])/[.T35]" office:value-type="float" office:value="0.0169333333333333">
            <text:p>0.017</text:p>
          </table:table-cell>
          <table:table-cell table:style-name="ce184" table:formula="of:=(([.R35]*10)+[.T35])/([.D35]+[.E35]+[.F35])" office:value-type="float" office:value="114.173228346457">
            <text:p>114.17</text:p>
          </table:table-cell>
          <table:table-cell table:style-name="ce184" office:value-type="float" office:value="12500">
            <text:p>12500</text:p>
          </table:table-cell>
          <table:table-cell table:style-name="ce190" table:formula="of:=([.R35]/[.W35])*100" office:value-type="float" office:value="44.8">
            <text:p>44.800</text:p>
          </table:table-cell>
          <table:table-cell table:style-name="ce190" table:formula="of:=([.T35]/[.W35])*100" office:value-type="float" office:value="480">
            <text:p>480.000</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Neptune</text:p>
          </table:table-cell>
          <table:table-cell table:style-name="ce184" office:value-type="string">
            <text:p>BC</text:p>
          </table:table-cell>
          <table:table-cell table:style-name="ce184" office:value-type="string">
            <text:p>XES0307</text:p>
          </table:table-cell>
          <table:table-cell table:style-name="ce184" office:value-type="float" office:value="500">
            <text:p>500</text:p>
          </table:table-cell>
          <table:table-cell table:style-name="ce184" office:value-type="float" office:value="300">
            <text:p>300</text:p>
          </table:table-cell>
          <table:table-cell table:style-name="ce184" office:value-type="string">
            <text:p><text:s/></text:p>
          </table:table-cell>
          <table:table-cell table:style-name="ce184" office:value-type="float" office:value="85">
            <text:p>85</text:p>
          </table:table-cell>
          <table:table-cell table:style-name="ce184" office:value-type="float" office:value="25000">
            <text:p>25000</text:p>
          </table:table-cell>
          <table:table-cell table:style-name="ce184" table:formula="of:=[.H36]*0.0002" office:value-type="float" office:value="5">
            <text:p>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0">
            <text:p>20</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 AntiTorp x2</text:p>
          </table:table-cell>
          <table:table-cell table:style-name="ce184" office:value-type="float" office:value="6000">
            <text:p>6000</text:p>
          </table:table-cell>
          <table:table-cell table:style-name="ce190" table:formula="of:=[.R36]/[.H36]" office:value-type="float" office:value="0.24">
            <text:p>0.240</text:p>
          </table:table-cell>
          <table:table-cell table:style-name="ce184" office:value-type="float" office:value="52000">
            <text:p>52000</text:p>
          </table:table-cell>
          <table:table-cell table:style-name="ce190" table:formula="of:=([.D36]+[.E36]+[.F36])/[.T36]" office:value-type="float" office:value="0.0153846153846154">
            <text:p>0.015</text:p>
          </table:table-cell>
          <table:table-cell table:style-name="ce184" table:formula="of:=(([.R36]*10)+[.T36])/([.D36]+[.E36]+[.F36])" office:value-type="float" office:value="140">
            <text:p>140</text:p>
          </table:table-cell>
          <table:table-cell table:style-name="ce184" office:value-type="float" office:value="12000">
            <text:p>12000</text:p>
          </table:table-cell>
          <table:table-cell table:style-name="ce190" table:formula="of:=([.R36]/[.W36])*100" office:value-type="float" office:value="50">
            <text:p>50.000</text:p>
          </table:table-cell>
          <table:table-cell table:style-name="ce190" table:formula="of:=([.T36]/[.W36])*100" office:value-type="float" office:value="433.333333333333">
            <text:p>433.333</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Galaxy</text:p>
          </table:table-cell>
          <table:table-cell table:style-name="ce185" office:value-type="string">
            <text:p>BB</text:p>
          </table:table-cell>
          <table:table-cell table:style-name="ce185" office:value-type="string">
            <text:p>URS0302</text:p>
          </table:table-cell>
          <table:table-cell table:style-name="ce185" office:value-type="float" office:value="525">
            <text:p>525</text:p>
          </table:table-cell>
          <table:table-cell table:style-name="ce185" office:value-type="float" office:value="195">
            <text:p>195</text:p>
          </table:table-cell>
          <table:table-cell table:style-name="ce185" office:value-type="float" office:value="120">
            <text:p>120</text:p>
          </table:table-cell>
          <table:table-cell table:style-name="ce185" office:value-type="float" office:value="105">
            <text:p>105</text:p>
          </table:table-cell>
          <table:table-cell table:style-name="ce185" office:value-type="float" office:value="39500">
            <text:p>39500</text:p>
          </table:table-cell>
          <table:table-cell table:style-name="ce185" table:formula="of:=[.H37]*0.0002" office:value-type="float" office:value="7.9">
            <text:p>7.9</text:p>
          </table:table-cell>
          <table:table-cell table:style-name="ce185" office:value-type="float" office:value="20">
            <text:p>20</text:p>
          </table:table-cell>
          <table:table-cell table:style-name="ce185" table:formula="of:=INT(( [.J37]-[.I37] ) / 10) * ([.H37] * 0.0375)" office:value-type="float" office:value="1481.25">
            <text:p>1481.25</text:p>
          </table:table-cell>
          <table:table-cell table:style-name="ce185" office:value-type="float" office:value="36">
            <text:p>36</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9000">
            <text:p>9000</text:p>
          </table:table-cell>
          <table:table-cell table:style-name="ce191" table:formula="of:=[.R37]/[.H37]" office:value-type="float" office:value="0.227848101265823">
            <text:p>0.228</text:p>
          </table:table-cell>
          <table:table-cell table:style-name="ce185" office:value-type="float" office:value="54000">
            <text:p>54000</text:p>
          </table:table-cell>
          <table:table-cell table:style-name="ce191" table:formula="of:=([.D37]+[.E37]+[.F37])/[.T37]" office:value-type="float" office:value="0.0155555555555556">
            <text:p>0.016</text:p>
          </table:table-cell>
          <table:table-cell table:style-name="ce185" table:formula="of:=(([.R37]*10)+[.T37])/([.D37]+[.E37]+[.F37])" office:value-type="float" office:value="171.428571428571">
            <text:p>171.43</text:p>
          </table:table-cell>
          <table:table-cell table:style-name="ce185" office:value-type="float" office:value="18000">
            <text:p>18000</text:p>
          </table:table-cell>
          <table:table-cell table:style-name="ce191" table:formula="of:=([.R37]/[.W37])*100" office:value-type="float" office:value="50">
            <text:p>50.000</text:p>
          </table:table-cell>
          <table:table-cell table:style-name="ce191" table:formula="of:=([.T37]/[.W37])*100" office:value-type="float" office:value="300">
            <text:p>300.000</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Reaper </text:p>
          </table:table-cell>
          <table:table-cell table:style-name="ce185" office:value-type="string">
            <text:p>Cru</text:p>
          </table:table-cell>
          <table:table-cell table:style-name="ce185" office:value-type="string">
            <text:p>BRS0304</text:p>
          </table:table-cell>
          <table:table-cell table:style-name="ce185" office:value-type="float" office:value="620">
            <text:p>620</text:p>
          </table:table-cell>
          <table:table-cell table:style-name="ce185" office:value-type="float" office:value="195">
            <text:p>195</text:p>
          </table:table-cell>
          <table:table-cell table:style-name="ce185" office:value-type="float" office:value="480">
            <text:p>480</text:p>
          </table:table-cell>
          <table:table-cell table:style-name="ce185" office:value-type="float" office:value="85">
            <text:p>85</text:p>
          </table:table-cell>
          <table:table-cell table:style-name="ce185" office:value-type="float" office:value="22500">
            <text:p>22500</text:p>
          </table:table-cell>
          <table:table-cell table:style-name="ce185" table:formula="of:=[.H38]*0.0002" office:value-type="float" office:value="4.5">
            <text:p>4.5</text:p>
          </table:table-cell>
          <table:table-cell table:style-name="ce185" office:value-type="float" office:value="8">
            <text:p>8</text:p>
          </table:table-cell>
          <table:table-cell table:style-name="ce185" office:value-type="string">
            <text:p><text:s/></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6">
            <text:p>56</text:p>
          </table:table-cell>
          <table:table-cell table:style-name="ce185"/>
          <table:table-cell table:style-name="ce185" office:value-type="string">
            <text:p>AntiTorp x4</text:p>
          </table:table-cell>
          <table:table-cell table:style-name="ce185" office:value-type="float" office:value="6700">
            <text:p>6700</text:p>
          </table:table-cell>
          <table:table-cell table:style-name="ce191" table:formula="of:=[.R38]/[.H38]" office:value-type="float" office:value="0.297777777777778">
            <text:p>0.298</text:p>
          </table:table-cell>
          <table:table-cell table:style-name="ce185" office:value-type="float" office:value="55000">
            <text:p>55000</text:p>
          </table:table-cell>
          <table:table-cell table:style-name="ce191" table:formula="of:=([.D38]+[.E38]+[.F38])/[.T38]" office:value-type="float" office:value="0.0235454545454545">
            <text:p>0.024</text:p>
          </table:table-cell>
          <table:table-cell table:style-name="ce185" table:formula="of:=(([.R38]*10)+[.T38])/([.D38]+[.E38]+[.F38])" office:value-type="float" office:value="94.2084942084942">
            <text:p>94.21</text:p>
          </table:table-cell>
          <table:table-cell table:style-name="ce185" office:value-type="float" office:value="13400">
            <text:p>13400</text:p>
          </table:table-cell>
          <table:table-cell table:style-name="ce191" table:formula="of:=([.R38]/[.W38])*100" office:value-type="float" office:value="50">
            <text:p>50.000</text:p>
          </table:table-cell>
          <table:table-cell table:style-name="ce191" table:formula="of:=([.T38]/[.W38])*100" office:value-type="float" office:value="410.44776119403">
            <text:p>410.448</text:p>
          </table:table-cell>
          <table:table-cell table:style-name="ce185" office:value-type="float" office:value="4.2">
            <text:p>4.2</text:p>
          </table:table-cell>
          <table:table-cell table:style-name="ce183" table:number-columns-repeated="997"/>
        </table:table-row>
        <table:table-row table:style-name="ro1">
          <table:table-cell table:style-name="ce183" office:value-type="string">
            <text:p>Magna </text:p>
          </table:table-cell>
          <table:table-cell table:style-name="ce185" office:value-type="string">
            <text:p>Bom</text:p>
          </table:table-cell>
          <table:table-cell table:style-name="ce185" office:value-type="string">
            <text:p>BRMST3BOM</text:p>
          </table:table-cell>
          <table:table-cell table:style-name="ce185" office:value-type="float" office:value="970">
            <text:p>970</text:p>
          </table:table-cell>
          <table:table-cell table:style-name="ce185" office:value-type="float" office:value="200">
            <text:p>200</text:p>
          </table:table-cell>
          <table:table-cell table:style-name="ce185" office:value-type="float" office:value="240">
            <text:p>240</text:p>
          </table:table-cell>
          <table:table-cell table:style-name="ce185" office:value-type="float" office:value="160">
            <text:p>160</text:p>
          </table:table-cell>
          <table:table-cell table:style-name="ce185" office:value-type="float" office:value="38000">
            <text:p>38000</text:p>
          </table:table-cell>
          <table:table-cell table:style-name="ce185" table:formula="of:=[.H39]*0.0002" office:value-type="float" office:value="7.6">
            <text:p>7.6</text:p>
          </table:table-cell>
          <table:table-cell table:style-name="ce185" office:value-type="float" office:value="12">
            <text:p>12</text:p>
          </table:table-cell>
          <table:table-cell table:style-name="ce185" office:value-type="string">
            <text:p><text:s/></text:p>
          </table:table-cell>
          <table:table-cell table:style-name="ce185" office:value-type="float" office:value="36">
            <text:p>36</text:p>
          </table:table-cell>
          <table:table-cell table:style-name="ce185" office:value-type="float" office:value="20">
            <text:p>20</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11250">
            <text:p>11250</text:p>
          </table:table-cell>
          <table:table-cell table:style-name="ce191" table:formula="of:=[.R39]/[.H39]" office:value-type="float" office:value="0.296052631578947">
            <text:p>0.296</text:p>
          </table:table-cell>
          <table:table-cell table:style-name="ce185" office:value-type="float" office:value="71000">
            <text:p>71000</text:p>
          </table:table-cell>
          <table:table-cell table:style-name="ce191" table:formula="of:=([.D39]+[.E39]+[.F39])/[.T39]" office:value-type="float" office:value="0.0198591549295775">
            <text:p>0.020</text:p>
          </table:table-cell>
          <table:table-cell table:style-name="ce185" table:formula="of:=(([.R39]*10)+[.T39])/([.D39]+[.E39]+[.F39])" office:value-type="float" office:value="130.141843971631">
            <text:p>130.14</text:p>
          </table:table-cell>
          <table:table-cell table:style-name="ce185" office:value-type="float" office:value="22500">
            <text:p>22500</text:p>
          </table:table-cell>
          <table:table-cell table:style-name="ce191" table:formula="of:=([.R39]/[.W39])*100" office:value-type="float" office:value="50">
            <text:p>50.000</text:p>
          </table:table-cell>
          <table:table-cell table:style-name="ce191" table:formula="of:=([.T39]/[.W39])*100" office:value-type="float" office:value="315.555555555556">
            <text:p>315.556</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Command </text:p>
          </table:table-cell>
          <table:table-cell table:style-name="ce185" office:value-type="string">
            <text:p>CV</text:p>
          </table:table-cell>
          <table:table-cell table:style-name="ce185" office:value-type="string">
            <text:p>URS0303</text:p>
          </table:table-cell>
          <table:table-cell table:number-columns-repeated="2" table:style-name="ce185" office:value-type="string">
            <text:p><text:s/></text:p>
          </table:table-cell>
          <table:table-cell table:style-name="ce185" office:value-type="float" office:value="480">
            <text:p>480</text:p>
          </table:table-cell>
          <table:table-cell table:style-name="ce185" office:value-type="float" office:value="44">
            <text:p>44</text:p>
          </table:table-cell>
          <table:table-cell table:style-name="ce185" office:value-type="float" office:value="24000">
            <text:p>24000</text:p>
          </table:table-cell>
          <table:table-cell table:style-name="ce185" table:formula="of:=[.H40]*0.0002" office:value-type="float" office:value="4.8">
            <text:p>4.8</text:p>
          </table:table-cell>
          <table:table-cell table:style-name="ce185" office:value-type="float" office:value="10">
            <text:p>10</text:p>
          </table:table-cell>
          <table:table-cell table:style-name="ce185" office:value-type="string">
            <text:p><text:s/></text:p>
          </table:table-cell>
          <table:table-cell table:style-name="ce185" office:value-type="float" office:value="40">
            <text:p>40</text:p>
          </table:table-cell>
          <table:table-cell table:style-name="ce185" office:value-type="float" office:value="28">
            <text:p>28</text:p>
          </table:table-cell>
          <table:table-cell table:style-name="ce185" office:value-type="float" office:value="128">
            <text:p>128</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6000">
            <text:p>6000</text:p>
          </table:table-cell>
          <table:table-cell table:style-name="ce191" table:formula="of:=[.R40]/[.H40]" office:value-type="float" office:value="0.25">
            <text:p>0.250</text:p>
          </table:table-cell>
          <table:table-cell table:style-name="ce185" office:value-type="float" office:value="40000">
            <text:p>40000</text:p>
          </table:table-cell>
          <table:table-cell table:style-name="ce191" table:formula="of:=([.D40]+[.E40]+[.F40])/[.T40]" office:value-type="float" office:value="0.012">
            <text:p>0.012</text:p>
          </table:table-cell>
          <table:table-cell table:style-name="ce185" table:formula="of:=(([.R40]*10)+[.T40])/([.D40]+[.E40]+[.F40])" office:value-type="float" office:value="208.333333333333">
            <text:p>208.33</text:p>
          </table:table-cell>
          <table:table-cell table:style-name="ce185" office:value-type="float" office:value="12000">
            <text:p>12000</text:p>
          </table:table-cell>
          <table:table-cell table:style-name="ce191" table:formula="of:=([.R40]/[.W40])*100" office:value-type="float" office:value="50">
            <text:p>50.000</text:p>
          </table:table-cell>
          <table:table-cell table:style-name="ce191" table:formula="of:=([.T40]/[.W40])*100" office:value-type="float" office:value="333.333333333333">
            <text:p>333.333</text:p>
          </table:table-cell>
          <table:table-cell table:style-name="ce236" office:value-type="float" office:value="3.6">
            <text:p>3.6</text:p>
          </table:table-cell>
          <table:table-cell table:style-name="ce183" table:number-columns-repeated="997"/>
        </table:table-row>
        <table:table-row table:style-name="ro1">
          <table:table-cell table:style-name="ce183" office:value-type="string">
            <text:p>Leviathan </text:p>
          </table:table-cell>
          <table:table-cell table:style-name="ce185" office:value-type="string">
            <text:p>Sub</text:p>
          </table:table-cell>
          <table:table-cell table:style-name="ce185" office:value-type="string">
            <text:p>BRS0305</text:p>
          </table:table-cell>
          <table:table-cell table:style-name="ce185" office:value-type="float" office:value="70">
            <text:p>70</text:p>
          </table:table-cell>
          <table:table-cell table:style-name="ce185" office:value-type="float" office:value="650">
            <text:p>650</text:p>
          </table:table-cell>
          <table:table-cell table:style-name="ce185" office:value-type="string">
            <text:p><text:s/></text:p>
          </table:table-cell>
          <table:table-cell table:style-name="ce185" office:value-type="float" office:value="68">
            <text:p>68</text:p>
          </table:table-cell>
          <table:table-cell table:style-name="ce185" office:value-type="float" office:value="4000">
            <text:p>4000</text:p>
          </table:table-cell>
          <table:table-cell table:style-name="ce185" table:formula="of:=[.H41]*0.0002" office:value-type="float" office:value="0.8">
            <text:p>0.8</text:p>
          </table:table-cell>
          <table:table-cell table:style-name="ce185" office:value-type="float" office:value="8">
            <text:p>8</text:p>
          </table:table-cell>
          <table:table-cell table:style-name="ce185" office:value-type="string">
            <text:p>sonar stealth</text:p>
          </table:table-cell>
          <table:table-cell table:style-name="ce185" office:value-type="float" office:value="36">
            <text:p>36</text:p>
          </table:table-cell>
          <table:table-cell table:style-name="ce185" office:value-type="float" office:value="40">
            <text:p>40</text:p>
          </table:table-cell>
          <table:table-cell table:style-name="ce185" office:value-type="string">
            <text:p><text:s/></text:p>
          </table:table-cell>
          <table:table-cell table:style-name="ce185" office:value-type="float" office:value="68">
            <text:p>68</text:p>
          </table:table-cell>
          <table:table-cell table:style-name="ce185"/>
          <table:table-cell table:style-name="ce185" office:value-type="string">
            <text:p>Redirect</text:p>
          </table:table-cell>
          <table:table-cell table:style-name="ce185" office:value-type="float" office:value="4275">
            <text:p>4275</text:p>
          </table:table-cell>
          <table:table-cell table:style-name="ce191" table:formula="of:=[.R41]/[.H41]" office:value-type="float" office:value="1.06875">
            <text:p>1.069</text:p>
          </table:table-cell>
          <table:table-cell table:style-name="ce185" office:value-type="float" office:value="42000">
            <text:p>42000</text:p>
          </table:table-cell>
          <table:table-cell table:style-name="ce191" table:formula="of:=([.D41]+[.E41]+[.F41])/[.T41]" office:value-type="float" office:value="0.0171428571428571">
            <text:p>0.017</text:p>
          </table:table-cell>
          <table:table-cell table:style-name="ce185" table:formula="of:=(([.R41]*10)+[.T41])/([.D41]+[.E41]+[.F41])" office:value-type="float" office:value="117.708333333333">
            <text:p>117.71</text:p>
          </table:table-cell>
          <table:table-cell table:style-name="ce185" office:value-type="float" office:value="8500">
            <text:p>8500</text:p>
          </table:table-cell>
          <table:table-cell table:style-name="ce191" table:formula="of:=([.R41]/[.W41])*100" office:value-type="float" office:value="50.2941176470588">
            <text:p>50.294</text:p>
          </table:table-cell>
          <table:table-cell table:style-name="ce191" table:formula="of:=([.T41]/[.W41])*100" office:value-type="float" office:value="494.117647058824">
            <text:p>494.118</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6">
            <text:p>6</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0">
            <text:p>40</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50">
            <text:p>3950</text:p>
          </table:table-cell>
          <table:table-cell table:style-name="ce33" table:formula="of:=[.R45]/[.H45]" office:value-type="float" office:value="0.9875">
            <text:p>0.988</text:p>
          </table:table-cell>
          <table:table-cell table:style-name="ce30" office:value-type="float" office:value="42000">
            <text:p>42000</text:p>
          </table:table-cell>
          <table:table-cell table:style-name="ce33" table:formula="of:=([.D45]+[.E45]+[.F45])/[.T45]" office:value-type="float" office:value="0.0222619047619048">
            <text:p>0.022</text:p>
          </table:table-cell>
          <table:table-cell table:style-name="ce30" table:formula="of:=(([.R45]*10)+[.T45])/([.D45]+[.E45]+[.F45])" office:value-type="float" office:value="87.1657754010695">
            <text:p>87.17</text:p>
          </table:table-cell>
          <table:table-cell table:style-name="ce30" office:value-type="float" office:value="8000">
            <text:p>8000</text:p>
          </table:table-cell>
          <table:table-cell table:style-name="ce33" table:formula="of:=([.R45]/[.W45])*100" office:value-type="float" office:value="49.375">
            <text:p>49.375</text:p>
          </table:table-cell>
          <table:table-cell table:style-name="ce33" table:formula="of:=([.T45]/[.W45])*100" office:value-type="float" office:value="525">
            <text:p>525.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58952069842588">
            <text:p>0.359</text:p>
          </table:table-cell>
          <table:table-cell table:style-name="ce38"/>
          <table:table-cell table:style-name="ce96" table:formula="of:=SUM([.U30:.U45])/16" office:value-type="float" office:value="0.0186663226078728">
            <text:p>0.019</text:p>
          </table:table-cell>
          <table:table-cell table:style-name="ce96" table:formula="of:=SUM([.V30:.V45])/16" office:value-type="float" office:value="142.631550230484">
            <text:p>142.63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Tempest - FAC</text:p>
          </table:table-cell>
          <table:table-cell table:style-name="ce202" office:value-type="string">
            <text:p>BB</text:p>
          </table:table-cell>
          <table:table-cell table:style-name="ce202" office:value-type="string">
            <text:p>UAS0401</text:p>
          </table:table-cell>
          <table:table-cell table:style-name="ce202" office:value-type="float" office:value="1800">
            <text:p>1800</text:p>
          </table:table-cell>
          <table:table-cell table:style-name="ce202" office:value-type="float" office:value="533">
            <text:p>533</text:p>
          </table:table-cell>
          <table:table-cell table:style-name="ce202" office:value-type="float" office:value="960">
            <text:p>960</text:p>
          </table:table-cell>
          <table:table-cell table:style-name="ce202" office:value-type="float" office:value="160">
            <text:p>160</text:p>
          </table:table-cell>
          <table:table-cell table:style-name="ce202" office:value-type="float" office:value="41500">
            <text:p>41500</text:p>
          </table:table-cell>
          <table:table-cell table:style-name="ce202" table:formula="of:=[.H48]*0.0002" office:value-type="float" office:value="8.3">
            <text:p>8.3</text:p>
          </table:table-cell>
          <table:table-cell table:style-name="ce202" office:value-type="float" office:value="20">
            <text:p>20</text:p>
          </table:table-cell>
          <table:table-cell table:style-name="ce202" office:value-type="string">
            <text:p><text:s/></text:p>
          </table:table-cell>
          <table:table-cell table:style-name="ce202" office:value-type="float" office:value="40">
            <text:p>40</text:p>
          </table:table-cell>
          <table:table-cell table:style-name="ce202" office:value-type="float" office:value="44">
            <text:p>4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Dest/TMD</text:p>
          </table:table-cell>
          <table:table-cell table:style-name="ce202" office:value-type="float" office:value="28500">
            <text:p>28500</text:p>
          </table:table-cell>
          <table:table-cell table:style-name="ce203" table:formula="of:=[.R48]/[.H48]" office:value-type="float" office:value="0.686746987951807">
            <text:p>0.687</text:p>
          </table:table-cell>
          <table:table-cell table:style-name="ce202" office:value-type="float" office:value="495000">
            <text:p>495000</text:p>
          </table:table-cell>
          <table:table-cell table:style-name="ce203" table:formula="of:=([.D48]+[.E48]+[.F48])/[.T48]" office:value-type="float" office:value="0.00665252525252525">
            <text:p>0.007</text:p>
          </table:table-cell>
          <table:table-cell table:style-name="ce202" table:formula="of:=(([.R48]*10)+[.T48])/([.D48]+[.E48]+[.F48])" office:value-type="float" office:value="236.866079562709">
            <text:p>236.87</text:p>
          </table:table-cell>
          <table:table-cell table:style-name="ce202" office:value-type="float" office:value="25200">
            <text:p>25200</text:p>
          </table:table-cell>
          <table:table-cell table:style-name="ce203" table:formula="of:=([.R48]/[.W48])*10" office:value-type="float" office:value="11.3095238095238">
            <text:p>11.310</text:p>
          </table:table-cell>
          <table:table-cell table:style-name="ce203" table:formula="of:=([.T48]/[.W48])*10" office:value-type="float" office:value="196.428571428571">
            <text:p>196.429</text:p>
          </table:table-cell>
          <table:table-cell table:style-name="ce202" office:value-type="float" office:value="3.6">
            <text:p>3.6</text:p>
          </table:table-cell>
          <table:table-cell table:style-name="ce201" table:number-columns-repeated="997"/>
        </table:table-row>
        <table:table-row table:style-name="ro1">
          <table:table-cell table:style-name="ce201" office:value-type="string">
            <text:p>Deluge</text:p>
          </table:table-cell>
          <table:table-cell table:style-name="ce202" office:value-type="string">
            <text:p>BC</text:p>
          </table:table-cell>
          <table:table-cell table:style-name="ce202" office:value-type="string">
            <text:p>SAS0401</text:p>
          </table:table-cell>
          <table:table-cell table:style-name="ce202" office:value-type="float" office:value="2000">
            <text:p>2000</text:p>
          </table:table-cell>
          <table:table-cell table:style-name="ce202" office:value-type="string">
            <text:p><text:s/></text:p>
          </table:table-cell>
          <table:table-cell table:style-name="ce202" office:value-type="float" office:value="600">
            <text:p>600</text:p>
          </table:table-cell>
          <table:table-cell table:style-name="ce202" office:value-type="float" office:value="320">
            <text:p>320</text:p>
          </table:table-cell>
          <table:table-cell table:style-name="ce202" office:value-type="float" office:value="40000">
            <text:p>40000</text:p>
          </table:table-cell>
          <table:table-cell table:style-name="ce202" table:formula="of:=[.H49]*0.0002" office:value-type="float" office:value="8">
            <text:p>8</text:p>
          </table:table-cell>
          <table:table-cell table:style-name="ce202" office:value-type="float" office:value="14">
            <text:p>14</text:p>
          </table:table-cell>
          <table:table-cell table:style-name="ce202" office:value-type="string">
            <text:p><text:s/></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 x2</text:p>
          </table:table-cell>
          <table:table-cell table:style-name="ce202" office:value-type="float" office:value="24000">
            <text:p>24000</text:p>
          </table:table-cell>
          <table:table-cell table:style-name="ce203" table:formula="of:=[.R49]/[.H49]" office:value-type="float" office:value="0.6">
            <text:p>0.600</text:p>
          </table:table-cell>
          <table:table-cell table:style-name="ce202" office:value-type="float" office:value="505250">
            <text:p>505250</text:p>
          </table:table-cell>
          <table:table-cell table:style-name="ce203" table:formula="of:=([.D49]+[.E49]+[.F49])/[.T49]" office:value-type="float" office:value="0.00514596734289956">
            <text:p>0.005</text:p>
          </table:table-cell>
          <table:table-cell table:style-name="ce202" table:formula="of:=(([.R49]*10)+[.T49])/([.D49]+[.E49]+[.F49])" office:value-type="float" office:value="286.634615384615">
            <text:p>286.63</text:p>
          </table:table-cell>
          <table:table-cell table:style-name="ce202" office:value-type="float" office:value="20000">
            <text:p>20000</text:p>
          </table:table-cell>
          <table:table-cell table:style-name="ce203" table:formula="of:=([.R49]/[.W49])*10" office:value-type="float" office:value="12">
            <text:p>12.000</text:p>
          </table:table-cell>
          <table:table-cell table:style-name="ce203" table:formula="of:=([.T49]/[.W49])*10" office:value-type="float" office:value="252.625">
            <text:p>252.625</text:p>
          </table:table-cell>
          <table:table-cell table:style-name="ce202" office:value-type="float" office:value="3.7">
            <text:p>3.7</text:p>
          </table:table-cell>
          <table:table-cell table:style-name="ce201" table:number-columns-repeated="997"/>
        </table:table-row>
        <table:table-row table:style-name="ro1">
          <table:table-cell table:style-name="ce182" office:value-type="string">
            <text:p>Conquest </text:p>
          </table:table-cell>
          <table:table-cell table:style-name="ce184" office:value-type="string">
            <text:p>BB</text:p>
          </table:table-cell>
          <table:table-cell table:style-name="ce184" office:value-type="string">
            <text:p>BES0402</text:p>
          </table:table-cell>
          <table:table-cell table:style-name="ce184" office:value-type="float" office:value="2200">
            <text:p>2200</text:p>
          </table:table-cell>
          <table:table-cell table:style-name="ce184" office:value-type="string">
            <text:p><text:s/></text:p>
          </table:table-cell>
          <table:table-cell table:style-name="ce184" office:value-type="float" office:value="768">
            <text:p>768</text:p>
          </table:table-cell>
          <table:table-cell table:style-name="ce184" office:value-type="float" office:value="140">
            <text:p>140</text:p>
          </table:table-cell>
          <table:table-cell table:style-name="ce184" office:value-type="float" office:value="82500">
            <text:p>82500</text:p>
          </table:table-cell>
          <table:table-cell table:style-name="ce184" table:formula="of:=[.H50]*0.0002" office:value-type="float" office:value="16.5">
            <text:p>16.5</text:p>
          </table:table-cell>
          <table:table-cell table:style-name="ce184" office:value-type="float" office:value="22">
            <text:p>22</text:p>
          </table:table-cell>
          <table:table-cell table:style-name="ce184" office:value-type="string">
            <text:p><text:s/></text:p>
          </table:table-cell>
          <table:table-cell table:style-name="ce184" office:value-type="float" office:value="40">
            <text:p>40</text:p>
          </table:table-cell>
          <table:table-cell table:style-name="ce184" office:value-type="float" office:value="24">
            <text:p>24</text:p>
          </table:table-cell>
          <table:table-cell table:style-name="ce184" office:value-type="float" office:value="144">
            <text:p>144</text:p>
          </table:table-cell>
          <table:table-cell table:style-name="ce184" office:value-type="string">
            <text:p><text:s/></text:p>
          </table:table-cell>
          <table:table-cell table:style-name="ce184" table:number-columns-repeated="2"/>
          <table:table-cell table:style-name="ce184" office:value-type="float" office:value="49500">
            <text:p>49500</text:p>
          </table:table-cell>
          <table:table-cell table:style-name="ce190" table:formula="of:=[.R50]/[.H50]" office:value-type="float" office:value="0.6">
            <text:p>0.600</text:p>
          </table:table-cell>
          <table:table-cell table:style-name="ce184" office:value-type="float" office:value="650000">
            <text:p>650000</text:p>
          </table:table-cell>
          <table:table-cell table:style-name="ce190" table:formula="of:=([.D50]+[.E50]+[.F50])/[.T50]" office:value-type="float" office:value="0.00456615384615385">
            <text:p>0.005</text:p>
          </table:table-cell>
          <table:table-cell table:style-name="ce184" table:formula="of:=(([.R50]*10)+[.T50])/([.D50]+[.E50]+[.F50])" office:value-type="float" office:value="385.78167115903">
            <text:p>385.78</text:p>
          </table:table-cell>
          <table:table-cell table:style-name="ce184" office:value-type="float" office:value="32800">
            <text:p>32800</text:p>
          </table:table-cell>
          <table:table-cell table:style-name="ce190" table:formula="of:=([.R50]/[.W50])*10" office:value-type="float" office:value="15.0914634146341">
            <text:p>15.091</text:p>
          </table:table-cell>
          <table:table-cell table:style-name="ce190" table:formula="of:=([.T50]/[.W50])*10" office:value-type="float" office:value="198.170731707317">
            <text:p>198.171</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Atlantis </text:p>
          </table:table-cell>
          <table:table-cell table:style-name="ce184" office:value-type="string">
            <text:p>Sub</text:p>
          </table:table-cell>
          <table:table-cell table:style-name="ce184" office:value-type="string">
            <text:p>UES0401</text:p>
          </table:table-cell>
          <table:table-cell table:style-name="ce184" office:value-type="string">
            <text:p><text:s/></text:p>
          </table:table-cell>
          <table:table-cell table:style-name="ce184" office:value-type="float" office:value="466">
            <text:p>466</text:p>
          </table:table-cell>
          <table:table-cell table:style-name="ce184" office:value-type="float" office:value="880">
            <text:p>880</text:p>
          </table:table-cell>
          <table:table-cell table:style-name="ce184" office:value-type="float" office:value="64">
            <text:p>64</text:p>
          </table:table-cell>
          <table:table-cell table:style-name="ce184" office:value-type="float" office:value="33550">
            <text:p>33550</text:p>
          </table:table-cell>
          <table:table-cell table:style-name="ce184" office:value-type="float" office:value="15">
            <text:p>15</text:p>
          </table:table-cell>
          <table:table-cell table:style-name="ce184" office:value-type="float" office:value="24">
            <text:p>24</text:p>
          </table:table-cell>
          <table:table-cell table:style-name="ce184" office:value-type="string">
            <text:p>stealth</text:p>
          </table:table-cell>
          <table:table-cell table:style-name="ce184" office:value-type="float" office:value="44">
            <text:p>44</text:p>
          </table:table-cell>
          <table:table-cell table:style-name="ce184" office:value-type="float" office:value="48">
            <text:p>48</text:p>
          </table:table-cell>
          <table:table-cell table:style-name="ce184" office:value-type="float" office:value="144">
            <text:p>144</text:p>
          </table:table-cell>
          <table:table-cell table:style-name="ce184" office:value-type="float" office:value="80">
            <text:p>80</text:p>
          </table:table-cell>
          <table:table-cell table:style-name="ce184" office:value-type="float" office:value="32">
            <text:p>32</text:p>
          </table:table-cell>
          <table:table-cell table:style-name="ce184" office:value-type="string">
            <text:p>TorpDest x2</text:p>
          </table:table-cell>
          <table:table-cell table:style-name="ce184" office:value-type="float" office:value="24750">
            <text:p>24750</text:p>
          </table:table-cell>
          <table:table-cell table:style-name="ce190" table:formula="of:=[.R51]/[.H51]" office:value-type="float" office:value="0.737704918032787">
            <text:p>0.738</text:p>
          </table:table-cell>
          <table:table-cell table:style-name="ce184" office:value-type="float" office:value="345000">
            <text:p>345000</text:p>
          </table:table-cell>
          <table:table-cell table:style-name="ce190" table:formula="of:=([.D51]+[.E51]+[.F51])/[.T51]" office:value-type="float" office:value="0.00390144927536232">
            <text:p>0.004</text:p>
          </table:table-cell>
          <table:table-cell table:style-name="ce184" table:formula="of:=(([.R51]*10)+[.T51])/([.D51]+[.E51]+[.F51])" office:value-type="float" office:value="440.193164933135">
            <text:p>440.19</text:p>
          </table:table-cell>
          <table:table-cell table:style-name="ce184" office:value-type="float" office:value="24000">
            <text:p>24000</text:p>
          </table:table-cell>
          <table:table-cell table:style-name="ce190" table:formula="of:=([.R51]/[.W51])*10" office:value-type="float" office:value="10.3125">
            <text:p>10.313</text:p>
          </table:table-cell>
          <table:table-cell table:style-name="ce190" table:formula="of:=([.T51]/[.W51])*10" office:value-type="float" office:value="143.75">
            <text:p>143.75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eaDrag I </text:p>
          </table:table-cell>
          <table:table-cell table:style-name="ce185" office:value-type="string">
            <text:p>BB</text:p>
          </table:table-cell>
          <table:table-cell table:style-name="ce185" office:value-type="string">
            <text:p>XRS0402</text:p>
          </table:table-cell>
          <table:table-cell table:style-name="ce185" office:value-type="float" office:value="2242">
            <text:p>2242</text:p>
          </table:table-cell>
          <table:table-cell table:style-name="ce185" office:value-type="float" office:value="160">
            <text:p>160</text:p>
          </table:table-cell>
          <table:table-cell table:style-name="ce185" office:value-type="float" office:value="384">
            <text:p>384</text:p>
          </table:table-cell>
          <table:table-cell table:style-name="ce185" office:value-type="float" office:value="140">
            <text:p>140</text:p>
          </table:table-cell>
          <table:table-cell table:style-name="ce185" office:value-type="float" office:value="66500">
            <text:p>66500</text:p>
          </table:table-cell>
          <table:table-cell table:style-name="ce185" table:formula="of:=[.H52]*0.0002" office:value-type="float" office:value="13.3">
            <text:p>13.3</text:p>
          </table:table-cell>
          <table:table-cell table:style-name="ce185" office:value-type="float" office:value="30">
            <text:p>30</text:p>
          </table:table-cell>
          <table:table-cell table:style-name="ce185" table:formula="of:=INT(( [.J52]-[.I52] ) / 10) * ([.H52] * 0.0375)" office:value-type="float" office:value="2493.75">
            <text:p>2493.75</text:p>
          </table:table-cell>
          <table:table-cell table:style-name="ce185" office:value-type="float" office:value="44">
            <text:p>44</text:p>
          </table:table-cell>
          <table:table-cell table:style-name="ce185" office:value-type="float" office:value="32">
            <text:p>32</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 x2</text:p>
          </table:table-cell>
          <table:table-cell table:style-name="ce185" office:value-type="float" office:value="43250">
            <text:p>43250</text:p>
          </table:table-cell>
          <table:table-cell table:style-name="ce191" table:formula="of:=[.R52]/[.H52]" office:value-type="float" office:value="0.650375939849624">
            <text:p>0.650</text:p>
          </table:table-cell>
          <table:table-cell table:style-name="ce185" office:value-type="float" office:value="645000">
            <text:p>645000</text:p>
          </table:table-cell>
          <table:table-cell table:style-name="ce191" table:formula="of:=([.D52]+[.E52]+[.F52])/[.T52]" office:value-type="float" office:value="0.00431937984496124">
            <text:p>0.004</text:p>
          </table:table-cell>
          <table:table-cell table:style-name="ce185" table:formula="of:=(([.R52]*10)+[.T52])/([.D52]+[.E52]+[.F52])" office:value-type="float" office:value="386.755204594401">
            <text:p>386.76</text:p>
          </table:table-cell>
          <table:table-cell table:style-name="ce185" office:value-type="float" office:value="31500">
            <text:p>31500</text:p>
          </table:table-cell>
          <table:table-cell table:style-name="ce191" table:formula="of:=([.R52]/[.W52])*10" office:value-type="float" office:value="13.7301587301587">
            <text:p>13.730</text:p>
          </table:table-cell>
          <table:table-cell table:style-name="ce191" table:formula="of:=([.T52]/[.W52])*10" office:value-type="float" office:value="204.761904761905">
            <text:p>204.762</text:p>
          </table:table-cell>
          <table:table-cell table:style-name="ce185" office:value-type="float" office:value="3.3">
            <text:p>3.3</text:p>
          </table:table-cell>
          <table:table-cell table:style-name="ce183" table:number-columns-repeated="997"/>
        </table:table-row>
        <table:table-row table:style-name="ro1">
          <table:table-cell table:style-name="ce183" office:value-type="string">
            <text:p>SeaDrag II </text:p>
          </table:table-cell>
          <table:table-cell table:style-name="ce185" office:value-type="string">
            <text:p>BB</text:p>
          </table:table-cell>
          <table:table-cell table:style-name="ce185" office:value-type="string">
            <text:p>BRS0402</text:p>
          </table:table-cell>
          <table:table-cell table:style-name="ce185" office:value-type="float" office:value="2210">
            <text:p>2210</text:p>
          </table:table-cell>
          <table:table-cell table:style-name="ce185" office:value-type="float" office:value="160">
            <text:p>160</text:p>
          </table:table-cell>
          <table:table-cell table:style-name="ce185" office:value-type="float" office:value="840">
            <text:p>840</text:p>
          </table:table-cell>
          <table:table-cell table:style-name="ce185" office:value-type="float" office:value="180">
            <text:p>180</text:p>
          </table:table-cell>
          <table:table-cell table:style-name="ce185" office:value-type="float" office:value="68000">
            <text:p>68000</text:p>
          </table:table-cell>
          <table:table-cell table:style-name="ce185" table:formula="of:=[.H53]*0.0002" office:value-type="float" office:value="13.6">
            <text:p>13.6</text:p>
          </table:table-cell>
          <table:table-cell table:style-name="ce185" office:value-type="float" office:value="30">
            <text:p>30</text:p>
          </table:table-cell>
          <table:table-cell table:style-name="ce185" table:formula="of:=INT(( [.J53]-[.I53] ) / 10) * ([.H53] * 0.0375)" office:value-type="float" office:value="2550">
            <text:p>2550</text:p>
          </table:table-cell>
          <table:table-cell table:style-name="ce185" office:value-type="float" office:value="44">
            <text:p>44</text:p>
          </table:table-cell>
          <table:table-cell table:style-name="ce185" office:value-type="float" office:value="24">
            <text:p>24</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text:p>
          </table:table-cell>
          <table:table-cell table:style-name="ce185" office:value-type="float" office:value="45250">
            <text:p>45250</text:p>
          </table:table-cell>
          <table:table-cell table:style-name="ce191" table:formula="of:=[.R53]/[.H53]" office:value-type="float" office:value="0.665441176470588">
            <text:p>0.665</text:p>
          </table:table-cell>
          <table:table-cell table:style-name="ce185" office:value-type="float" office:value="715000">
            <text:p>715000</text:p>
          </table:table-cell>
          <table:table-cell table:style-name="ce191" table:formula="of:=([.D53]+[.E53]+[.F53])/[.T53]" office:value-type="float" office:value="0.00448951048951049">
            <text:p>0.004</text:p>
          </table:table-cell>
          <table:table-cell table:style-name="ce185" table:formula="of:=(([.R53]*10)+[.T53])/([.D53]+[.E53]+[.F53])" office:value-type="float" office:value="363.707165109034">
            <text:p>363.71</text:p>
          </table:table-cell>
          <table:table-cell table:style-name="ce185" office:value-type="float" office:value="31000">
            <text:p>31000</text:p>
          </table:table-cell>
          <table:table-cell table:style-name="ce191" table:formula="of:=([.R53]/[.W53])*10" office:value-type="float" office:value="14.5967741935484">
            <text:p>14.597</text:p>
          </table:table-cell>
          <table:table-cell table:style-name="ce191" table:formula="of:=([.T53]/[.W53])*10" office:value-type="float" office:value="230.645161290323">
            <text:p>230.645</text:p>
          </table:table-cell>
          <table:table-cell table:style-name="ce185" office:value-type="float" office:value="3.6">
            <text:p>3.6</text:p>
          </table:table-cell>
          <table:table-cell table:style-name="ce183"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Silencer – Nuke</text:p>
          </table:table-cell>
          <table:table-cell table:style-name="ce202" office:value-type="string">
            <text:p>Sub</text:p>
          </table:table-cell>
          <table:table-cell table:style-name="ce202" office:value-type="string">
            <text:p>UAS0304</text:p>
          </table:table-cell>
          <table:table-cell table:style-name="ce202" office:value-type="float" office:value="240">
            <text:p>24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3750">
            <text:p>3750</text:p>
          </table:table-cell>
          <table:table-cell table:style-name="ce202" table:formula="of:=[.H58]*0.0002" office:value-type="float" office:value="0.75">
            <text:p>0.75</text:p>
          </table:table-cell>
          <table:table-cell table:style-name="ce202" office:value-type="float" office:value="10">
            <text:p>10</text:p>
          </table:table-cell>
          <table:table-cell table:style-name="ce202" office:value-type="string">
            <text:p>sonar stealth</text:p>
          </table:table-cell>
          <table:table-cell table:number-columns-repeated="2" table:style-name="ce202" office:value-type="float" office:value="36">
            <text:p>36</text:p>
          </table:table-cell>
          <table:table-cell table:style-name="ce202" office:value-type="string">
            <text:p><text:s/></text:p>
          </table:table-cell>
          <table:table-cell table:style-name="ce202" office:value-type="float" office:value="72">
            <text:p>72</text:p>
          </table:table-cell>
          <table:table-cell table:style-name="ce202"/>
          <table:table-cell table:style-name="ce202" office:value-type="string">
            <text:p>TorpDest</text:p>
          </table:table-cell>
          <table:table-cell table:style-name="ce202" office:value-type="float" office:value="10000">
            <text:p>10000</text:p>
          </table:table-cell>
          <table:table-cell table:style-name="ce203" table:formula="of:=[.R58]/[.H58]" office:value-type="float" office:value="2.66666666666667">
            <text:p>2.667</text:p>
          </table:table-cell>
          <table:table-cell table:style-name="ce202" office:value-type="float" office:value="400000">
            <text:p>400000</text:p>
          </table:table-cell>
          <table:table-cell table:style-name="ce203" table:formula="of:=([.D58]+[.E58]+[.F58])/[.T58]" office:value-type="float" office:value="0.0006">
            <text:p>0.001</text:p>
          </table:table-cell>
          <table:table-cell table:style-name="ce202" table:formula="of:=(([.R58]*10)+[.T58])/([.D58]+[.E58]+[.F58])" office:value-type="float" office:value="2083.33333333333">
            <text:p>2083.33</text:p>
          </table:table-cell>
          <table:table-cell table:style-name="ce202" office:value-type="float" office:value="20000">
            <text:p>20000</text:p>
          </table:table-cell>
          <table:table-cell table:style-name="ce203" table:formula="of:=([.R58]/[.W58])*100" office:value-type="float" office:value="50">
            <text:p>50.000</text:p>
          </table:table-cell>
          <table:table-cell table:style-name="ce203" table:formula="of:=([.T58]/[.W58])*100" office:value-type="float" office:value="2000">
            <text:p>2000.000</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Ace – Nuke</text:p>
          </table:table-cell>
          <table:table-cell table:style-name="ce184" office:value-type="string">
            <text:p>Sub</text:p>
          </table:table-cell>
          <table:table-cell table:style-name="ce184" office:value-type="string">
            <text:p>UES0304</text:p>
          </table:table-cell>
          <table:table-cell table:style-name="ce184" office:value-type="float" office:value="300">
            <text:p>300</text:p>
          </table:table-cell>
          <table:table-cell table:number-columns-repeated="2" table:style-name="ce184" office:value-type="string">
            <text:p><text:s/></text:p>
          </table:table-cell>
          <table:table-cell table:style-name="ce184" office:value-type="float" office:value="200">
            <text:p>200</text:p>
          </table:table-cell>
          <table:table-cell table:style-name="ce184" office:value-type="float" office:value="4000">
            <text:p>4000</text:p>
          </table:table-cell>
          <table:table-cell table:style-name="ce184" table:formula="of:=[.H59]*0.0002" office:value-type="float" office:value="0.8">
            <text:p>0.8</text:p>
          </table:table-cell>
          <table:table-cell table:style-name="ce184" office:value-type="float" office:value="10">
            <text:p>10</text:p>
          </table:table-cell>
          <table:table-cell table:style-name="ce184" office:value-type="string">
            <text:p>sonar stealth</text:p>
          </table:table-cell>
          <table:table-cell table:number-columns-repeated="2" table:style-name="ce184" office:value-type="float" office:value="36">
            <text:p>36</text:p>
          </table:table-cell>
          <table:table-cell table:style-name="ce184" office:value-type="string">
            <text:p><text:s/></text:p>
          </table:table-cell>
          <table:table-cell table:style-name="ce184" office:value-type="float" office:value="72">
            <text:p>72</text:p>
          </table:table-cell>
          <table:table-cell table:style-name="ce184" table:number-columns-repeated="2"/>
          <table:table-cell table:style-name="ce184" office:value-type="float" office:value="10000">
            <text:p>10000</text:p>
          </table:table-cell>
          <table:table-cell table:style-name="ce190" table:formula="of:=[.R59]/[.H59]" office:value-type="float" office:value="2.5">
            <text:p>2.500</text:p>
          </table:table-cell>
          <table:table-cell table:style-name="ce184" office:value-type="float" office:value="400000">
            <text:p>400000</text:p>
          </table:table-cell>
          <table:table-cell table:style-name="ce190" table:formula="of:=([.D59]+[.E59]+[.F59])/[.T59]" office:value-type="float" office:value="0.00075">
            <text:p>0.001</text:p>
          </table:table-cell>
          <table:table-cell table:style-name="ce184" table:formula="of:=(([.R59]*10)+[.T59])/([.D59]+[.E59]+[.F59])" office:value-type="float" office:value="1666.66666666667">
            <text:p>1666.67</text:p>
          </table:table-cell>
          <table:table-cell table:style-name="ce184" office:value-type="float" office:value="20000">
            <text:p>20000</text:p>
          </table:table-cell>
          <table:table-cell table:style-name="ce190" table:formula="of:=([.R59]/[.W59])*100" office:value-type="float" office:value="50">
            <text:p>50.000</text:p>
          </table:table-cell>
          <table:table-cell table:style-name="ce190" table:formula="of:=([.T59]/[.W59])*100" office:value-type="float" office:value="2000">
            <text:p>2000.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Plan B – Nuke</text:p>
          </table:table-cell>
          <table:table-cell table:style-name="ce185" office:value-type="string">
            <text:p>Sub</text:p>
          </table:table-cell>
          <table:table-cell table:style-name="ce185" office:value-type="string">
            <text:p>URS0304</text:p>
          </table:table-cell>
          <table:table-cell table:style-name="ce185" office:value-type="float" office:value="300">
            <text:p>300</text:p>
          </table:table-cell>
          <table:table-cell table:style-name="ce185" office:value-type="float" office:value="200">
            <text:p>200</text:p>
          </table:table-cell>
          <table:table-cell table:style-name="ce185" office:value-type="string">
            <text:p><text:s/></text:p>
          </table:table-cell>
          <table:table-cell table:style-name="ce185" office:value-type="float" office:value="200">
            <text:p>200</text:p>
          </table:table-cell>
          <table:table-cell table:style-name="ce185" office:value-type="float" office:value="3750">
            <text:p>3750</text:p>
          </table:table-cell>
          <table:table-cell table:style-name="ce185" table:formula="of:=[.H60]*0.0002" office:value-type="float" office:value="0.75">
            <text:p>0.75</text:p>
          </table:table-cell>
          <table:table-cell table:style-name="ce185" office:value-type="float" office:value="10">
            <text:p>10</text:p>
          </table:table-cell>
          <table:table-cell table:style-name="ce185" office:value-type="string">
            <text:p>sonar stealth</text:p>
          </table:table-cell>
          <table:table-cell table:number-columns-repeated="2" table:style-name="ce185" office:value-type="float" office:value="36">
            <text:p>36</text:p>
          </table:table-cell>
          <table:table-cell table:style-name="ce185" office:value-type="string">
            <text:p><text:s/></text:p>
          </table:table-cell>
          <table:table-cell table:style-name="ce185" office:value-type="float" office:value="72">
            <text:p>72</text:p>
          </table:table-cell>
          <table:table-cell table:style-name="ce185" table:number-columns-repeated="2"/>
          <table:table-cell table:style-name="ce185" office:value-type="float" office:value="10000">
            <text:p>10000</text:p>
          </table:table-cell>
          <table:table-cell table:style-name="ce191" table:formula="of:=[.R60]/[.H60]" office:value-type="float" office:value="2.66666666666667">
            <text:p>2.667</text:p>
          </table:table-cell>
          <table:table-cell table:style-name="ce185" office:value-type="float" office:value="400000">
            <text:p>400000</text:p>
          </table:table-cell>
          <table:table-cell table:style-name="ce191" table:formula="of:=([.D60]+[.E60]+[.F60])/[.T60]" office:value-type="float" office:value="0.00125">
            <text:p>0.001</text:p>
          </table:table-cell>
          <table:table-cell table:style-name="ce185" table:formula="of:=(([.R60]*10)+[.T60])/([.D60]+[.E60]+[.F60])" office:value-type="float" office:value="1000">
            <text:p>1000</text:p>
          </table:table-cell>
          <table:table-cell table:style-name="ce185" office:value-type="float" office:value="20000">
            <text:p>20000</text:p>
          </table:table-cell>
          <table:table-cell table:style-name="ce191" table:formula="of:=([.R60]/[.W60])*100" office:value-type="float" office:value="50">
            <text:p>50.000</text:p>
          </table:table-cell>
          <table:table-cell table:style-name="ce191" table:formula="of:=([.T60]/[.W60])*100" office:value-type="float" office:value="2000">
            <text:p>2000.000</text:p>
          </table:table-cell>
          <table:table-cell table:style-name="ce185" office:value-type="float" office:value="4.2">
            <text:p>4.2</text:p>
          </table:table-cell>
          <table:table-cell table:style-name="ce183"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52"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53" table:default-cell-style-name="Default"/>
        <table:table-column table:style-name="co1" table:number-columns-repeated="2" table:default-cell-style-name="ce17"/>
        <table:table-column table:style-name="co134" table:default-cell-style-name="ce17"/>
        <table:table-column table:style-name="co1" table:default-cell-style-name="ce17"/>
        <table:table-column table:style-name="co97" table:default-cell-style-name="ce17"/>
        <table:table-column table:style-name="co1" table:default-cell-style-name="ce17"/>
        <table:table-column table:style-name="co154" table:default-cell-style-name="Default"/>
        <table:table-column table:style-name="co57" table:default-cell-style-name="ce17"/>
        <table:table-column table:style-name="co109" table:default-cell-style-name="ce17"/>
        <table:table-column table:style-name="co97" table:default-cell-style-name="ce17"/>
        <table:table-column table:style-name="co62" table:default-cell-style-name="ce17"/>
        <table:table-column table:style-name="co1" table:default-cell-style-name="ce17"/>
        <table:table-column table:style-name="co155" table:default-cell-style-name="ce17"/>
        <table:table-column table:style-name="co156" table:default-cell-style-name="Default"/>
        <table:table-column table:style-name="co157" table:default-cell-style-name="ce17"/>
        <table:table-column table:style-name="co158" table:default-cell-style-name="ce17"/>
        <table:table-column table:style-name="co159" table:default-cell-style-name="ce17"/>
        <table:table-column table:style-name="co1" table:number-columns-repeated="1001"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number-columns-repeated="2"/>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number-columns-repeated="2"/>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38">
            <text:p>138</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number-columns-repeated="2"/>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0">
            <text:p>180</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number-columns-repeated="2"/>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88">
            <text:p>288</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number-columns-repeated="2"/>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450">
            <text:p>1450</text:p>
          </table:table-cell>
          <table:table-cell table:style-name="ce217" office:value-type="float" office:value="5">
            <text:p>5</text:p>
          </table:table-cell>
          <table:table-cell table:style-name="ce215"/>
          <table:table-cell table:style-name="ce217" office:value-type="float" office:value="31000">
            <text:p>31000</text:p>
          </table:table-cell>
          <table:table-cell table:style-name="ce217" office:value-type="float" office:value="233">
            <text:p>233</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2.7137931034483">
            <text:p>12.71</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office:value-type="float" office:value="1134.86666666667">
            <text:p>11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number-columns-repeated="2"/>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table:formula="of:=INT((160*([.G7]/4000)^2)*(0.96^([.L7]-15)))" office:value-type="float" office:value="1070">
            <text:p>1070</text:p>
          </table:table-cell>
          <table:table-cell table:style-name="ce217" office:value-type="float" office:value="6500">
            <text:p>6500</text:p>
          </table:table-cell>
          <table:table-cell table:style-name="ce217" table:formula="of:=[.N7]/([.D7]+[.G7])" office:value-type="float" office:value="0.0713333333333333">
            <text:p>0.07</text:p>
          </table:table-cell>
          <table:table-cell table:style-name="ce217" table:formula="of:=[.N7]/[.G7]" office:value-type="float" office:value="0.0972727272727273">
            <text:p>0.1</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3.05714285714286">
            <text:p>3.06</text:p>
          </table:table-cell>
          <table:table-cell table:style-name="ce217" table:formula="of:=[.O7]/[.U7]" office:value-type="float" office:value="18.5714285714286">
            <text:p>18.57</text:p>
          </table:table-cell>
          <table:table-cell table:style-name="ce215" table:number-columns-repeated="999"/>
          <table:table-cell table:number-columns-repeated="2"/>
        </table:table-row>
        <table:table-row table:style-name="ro1">
          <table:table-cell table:style-name="ce182" office:value-type="string">
            <text:p>Pulse</text:p>
          </table:table-cell>
          <table:table-cell table:style-name="ce184" office:value-type="string">
            <text:p>ueb4202</text:p>
          </table:table-cell>
          <table:table-cell table:style-name="ce184" office:value-type="string">
            <text:p>Bubble</text:p>
          </table:table-cell>
          <table:table-cell table:style-name="ce184" office:value-type="float" office:value="375">
            <text:p>375</text:p>
          </table:table-cell>
          <table:table-cell table:style-name="ce184" office:value-type="float" office:value="1">
            <text:p>1</text:p>
          </table:table-cell>
          <table:table-cell table:style-name="ce182"/>
          <table:table-cell table:style-name="ce184" office:value-type="float" office:value="9000">
            <text:p>9000</text:p>
          </table:table-cell>
          <table:table-cell table:style-name="ce184" office:value-type="float" office:value="120">
            <text:p>120</text:p>
          </table:table-cell>
          <table:table-cell table:style-name="ce184" table:formula="of:=([.G8]/[.L8])/4" office:value-type="float" office:value="150">
            <text:p>150</text:p>
          </table:table-cell>
          <table:table-cell table:style-name="ce184" office:value-type="float" office:value="26">
            <text:p>26</text:p>
          </table:table-cell>
          <table:table-cell table:style-name="ce184" office:value-type="float" office:value="5">
            <text:p>5</text:p>
          </table:table-cell>
          <table:table-cell table:style-name="ce184" office:value-type="float" office:value="15">
            <text:p>15</text:p>
          </table:table-cell>
          <table:table-cell table:style-name="ce182"/>
          <table:table-cell table:style-name="ce184" table:formula="of:=INT((160*([.G8]/4000)^2)*(0.96^([.L8]-15)))" office:value-type="float" office:value="810">
            <text:p>810</text:p>
          </table:table-cell>
          <table:table-cell table:style-name="ce184" office:value-type="float" office:value="6000">
            <text:p>6000</text:p>
          </table:table-cell>
          <table:table-cell table:style-name="ce184" table:formula="of:=[.N8]/([.D8])" office:value-type="float" office:value="2.16">
            <text:p>2.16</text:p>
          </table:table-cell>
          <table:table-cell table:style-name="ce184" table:formula="of:=[.N8]/[.G8]" office:value-type="float" office:value="0.09">
            <text:p>0.09</text:p>
          </table:table-cell>
          <table:table-cell table:style-name="ce184" table:formula="of:=[.O8]/[.G8]" office:value-type="float" office:value="0.666666666666667">
            <text:p>0.67</text:p>
          </table:table-cell>
          <table:table-cell table:style-name="ce184" table:formula="of:=((((4/3 * 3.14) * ([.J8]^3)/2)/1000)*5) + ( [.G8]/1000 * 15 )" office:value-type="float" office:value="318.962133333333">
            <text:p>318.96</text:p>
          </table:table-cell>
          <table:table-cell table:style-name="ce182"/>
          <table:table-cell table:style-name="ce184" office:value-type="float" office:value="600">
            <text:p>600</text:p>
          </table:table-cell>
          <table:table-cell table:style-name="ce184" table:formula="of:=[.N8]/[.U8]" office:value-type="float" office:value="1.35">
            <text:p>1.35</text:p>
          </table:table-cell>
          <table:table-cell table:style-name="ce184" table:formula="of:=[.O8]/[.U8]" office:value-type="float" office:value="10">
            <text:p>10</text:p>
          </table:table-cell>
          <table:table-cell table:style-name="ce182" table:number-columns-repeated="999"/>
          <table:table-cell table:number-columns-repeated="2"/>
        </table:table-row>
        <table:table-row table:style-name="ro1">
          <table:table-cell table:style-name="ce182" office:value-type="string">
            <text:p>Pulse Hvy</text:p>
          </table:table-cell>
          <table:table-cell table:style-name="ce184" office:value-type="string">
            <text:p>ueb4301</text:p>
          </table:table-cell>
          <table:table-cell table:style-name="ce184" office:value-type="string">
            <text:p>Bubble</text:p>
          </table:table-cell>
          <table:table-cell table:style-name="ce184" office:value-type="float" office:value="750">
            <text:p>750</text:p>
          </table:table-cell>
          <table:table-cell table:style-name="ce184" office:value-type="float" office:value="2">
            <text:p>2</text:p>
          </table:table-cell>
          <table:table-cell table:style-name="ce182"/>
          <table:table-cell table:style-name="ce184" office:value-type="float" office:value="16000">
            <text:p>16000</text:p>
          </table:table-cell>
          <table:table-cell table:style-name="ce184" office:value-type="float" office:value="131">
            <text:p>131</text:p>
          </table:table-cell>
          <table:table-cell table:style-name="ce184" table:formula="of:=([.G9]/[.L9])/4" office:value-type="float" office:value="200">
            <text:p>200</text:p>
          </table:table-cell>
          <table:table-cell table:style-name="ce184" office:value-type="float" office:value="44">
            <text:p>44</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9]/4000)^2)*(0.96^([.L9]-15)))" office:value-type="float" office:value="2087">
            <text:p>2087</text:p>
          </table:table-cell>
          <table:table-cell table:style-name="ce184" office:value-type="float" office:value="22000">
            <text:p>22000</text:p>
          </table:table-cell>
          <table:table-cell table:style-name="ce184" table:formula="of:=[.N9]/([.D9])" office:value-type="float" office:value="2.78266666666667">
            <text:p>2.78</text:p>
          </table:table-cell>
          <table:table-cell table:style-name="ce184" table:formula="of:=[.N9]/[.G9]" office:value-type="float" office:value="0.1304375">
            <text:p>0.13</text:p>
          </table:table-cell>
          <table:table-cell table:style-name="ce184" table:formula="of:=[.O9]/[.G9]" office:value-type="float" office:value="1.375">
            <text:p>1.38</text:p>
          </table:table-cell>
          <table:table-cell table:style-name="ce184" table:formula="of:=((((4/3 * 3.14) * ([.J9]^3)/2)/1000)*5) + ( [.G9]/1000 * 15 )" office:value-type="float" office:value="1131.59253333333">
            <text:p>1131.59</text:p>
          </table:table-cell>
          <table:table-cell table:style-name="ce182"/>
          <table:table-cell table:style-name="ce184" office:value-type="float" office:value="1600">
            <text:p>1600</text:p>
          </table:table-cell>
          <table:table-cell table:style-name="ce184" table:formula="of:=[.N9]/[.U9]" office:value-type="float" office:value="1.304375">
            <text:p>1.3</text:p>
          </table:table-cell>
          <table:table-cell table:style-name="ce184" table:formula="of:=[.O9]/[.U9]" office:value-type="float" office:value="13.75">
            <text:p>13.75</text:p>
          </table:table-cell>
          <table:table-cell table:style-name="ce182" table:number-columns-repeated="999"/>
          <table:table-cell table:number-columns-repeated="2"/>
        </table:table-row>
        <table:table-row table:style-name="ro1">
          <table:table-cell table:style-name="ce182" office:value-type="string">
            <text:p>Pulse Hvy-S</text:p>
          </table:table-cell>
          <table:table-cell table:style-name="ce184" office:value-type="string">
            <text:p>ueb4303</text:p>
          </table:table-cell>
          <table:table-cell table:style-name="ce184" office:value-type="string">
            <text:p>Bubble</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88">
            <text:p>288</text:p>
          </table:table-cell>
          <table:table-cell table:style-name="ce184" table:formula="of:=([.G10]/[.L10])/4" office:value-type="float" office:value="234.375">
            <text:p>234.38</text:p>
          </table:table-cell>
          <table:table-cell table:style-name="ce184" office:value-type="float" office:value="56">
            <text:p>56</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0]/4000)^2)*(0.96^([.L10]-15)))" office:value-type="float" office:value="2866">
            <text:p>2866</text:p>
          </table:table-cell>
          <table:table-cell table:style-name="ce184" office:value-type="float" office:value="22000">
            <text:p>22000</text:p>
          </table:table-cell>
          <table:table-cell table:style-name="ce184" table:formula="of:=[.N10]/([.D10])" office:value-type="float" office:value="3.47393939393939">
            <text:p>3.47</text:p>
          </table:table-cell>
          <table:table-cell table:style-name="ce184" table:formula="of:=[.N10]/[.G10]" office:value-type="float" office:value="0.152853333333333">
            <text:p>0.15</text:p>
          </table:table-cell>
          <table:table-cell table:style-name="ce184" table:formula="of:=[.O10]/[.G10]" office:value-type="float" office:value="1.17333333333333">
            <text:p>1.17</text:p>
          </table:table-cell>
          <table:table-cell table:style-name="ce184"/>
          <table:table-cell table:style-name="ce182"/>
          <table:table-cell table:style-name="ce184" office:value-type="float" office:value="2400">
            <text:p>2400</text:p>
          </table:table-cell>
          <table:table-cell table:style-name="ce184" table:formula="of:=[.N10]/[.U10]" office:value-type="float" office:value="1.19416666666667">
            <text:p>1.19</text:p>
          </table:table-cell>
          <table:table-cell table:style-name="ce184" table:formula="of:=[.O10]/[.U10]" office:value-type="float" office:value="9.16666666666667">
            <text:p>9.17</text:p>
          </table:table-cell>
          <table:table-cell table:style-name="ce182" table:number-columns-repeated="999"/>
          <table:table-cell table:number-columns-repeated="2"/>
        </table:table-row>
        <table:table-row table:style-name="ro1">
          <table:table-cell table:style-name="ce182" office:value-type="string">
            <text:p>Stalwart Nullifier</text:p>
          </table:table-cell>
          <table:table-cell table:style-name="ce184" office:value-type="string">
            <text:p>seb4401</text:p>
          </table:table-cell>
          <table:table-cell table:style-name="ce184" office:value-type="string">
            <text:p>Bubble</text:p>
          </table:table-cell>
          <table:table-cell table:style-name="ce184" office:value-type="float" office:value="1650">
            <text:p>1650</text:p>
          </table:table-cell>
          <table:table-cell table:style-name="ce184" office:value-type="float" office:value="4">
            <text:p>4</text:p>
          </table:table-cell>
          <table:table-cell table:style-name="ce182"/>
          <table:table-cell table:style-name="ce184" office:value-type="float" office:value="26500">
            <text:p>26500</text:p>
          </table:table-cell>
          <table:table-cell table:style-name="ce184" table:formula="of:=[.I9]*1.54" office:value-type="float" office:value="308">
            <text:p>308</text:p>
          </table:table-cell>
          <table:table-cell table:style-name="ce184" table:formula="of:=([.G11]/[.L11])/4" office:value-type="float" office:value="288.04347826087">
            <text:p>288.04</text:p>
          </table:table-cell>
          <table:table-cell table:style-name="ce184" office:value-type="float" office:value="65">
            <text:p>65</text:p>
          </table:table-cell>
          <table:table-cell table:style-name="ce184" office:value-type="float" office:value="5">
            <text:p>5</text:p>
          </table:table-cell>
          <table:table-cell table:style-name="ce184" office:value-type="float" office:value="23">
            <text:p>23</text:p>
          </table:table-cell>
          <table:table-cell table:style-name="ce182"/>
          <table:table-cell table:style-name="ce184" office:value-type="float" office:value="5700">
            <text:p>5700</text:p>
          </table:table-cell>
          <table:table-cell table:style-name="ce184" office:value-type="float" office:value="37500">
            <text:p>37500</text:p>
          </table:table-cell>
          <table:table-cell table:style-name="ce184" table:formula="of:=[.N11]/([.D11])" office:value-type="float" office:value="3.45454545454545">
            <text:p>3.45</text:p>
          </table:table-cell>
          <table:table-cell table:style-name="ce184" table:formula="of:=[.N11]/[.G11]" office:value-type="float" office:value="0.215094339622641">
            <text:p>0.22</text:p>
          </table:table-cell>
          <table:table-cell table:style-name="ce184" table:formula="of:=[.O11]/[.G11]" office:value-type="float" office:value="1.41509433962264">
            <text:p>1.42</text:p>
          </table:table-cell>
          <table:table-cell table:style-name="ce184" table:formula="of:=((((([.J11]^2)*25)/1000) * 5) + ( [.G11]/1000 * 15)) * 3" office:value-type="float" office:value="2776.875">
            <text:p>2776.88</text:p>
          </table:table-cell>
          <table:table-cell table:style-name="ce182"/>
          <table:table-cell table:style-name="ce184" office:value-type="float" office:value="4800">
            <text:p>4800</text:p>
          </table:table-cell>
          <table:table-cell table:style-name="ce184" table:formula="of:=[.N11]/[.U11]" office:value-type="float" office:value="1.1875">
            <text:p>1.19</text:p>
          </table:table-cell>
          <table:table-cell table:style-name="ce184" table:formula="of:=[.O11]/[.U11]" office:value-type="float" office:value="7.8125">
            <text:p>7.81</text:p>
          </table:table-cell>
          <table:table-cell table:style-name="ce182" table:number-columns-repeated="999"/>
          <table:table-cell table:number-columns-repeated="2"/>
        </table:table-row>
        <table:table-row table:style-name="ro1">
          <table:table-cell table:style-name="ce182" office:value-type="string">
            <text:p>Recoil</text:p>
          </table:table-cell>
          <table:table-cell table:style-name="ce184" office:value-type="string">
            <text:p>seb4303</text:p>
          </table:table-cell>
          <table:table-cell table:style-name="ce184" office:value-type="string">
            <text:p>AntiArtillery</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131">
            <text:p>131</text:p>
          </table:table-cell>
          <table:table-cell table:style-name="ce184" table:formula="of:=([.G12]/[.L12])/4" office:value-type="float" office:value="234.375">
            <text:p>234.38</text:p>
          </table:table-cell>
          <table:table-cell table:style-name="ce184" office:value-type="float" office:value="57">
            <text:p>57</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2]/4000)^2)*(0.96^([.L12]-15)))" office:value-type="float" office:value="2866">
            <text:p>2866</text:p>
          </table:table-cell>
          <table:table-cell table:style-name="ce184" office:value-type="float" office:value="27500">
            <text:p>27500</text:p>
          </table:table-cell>
          <table:table-cell table:style-name="ce184" table:formula="of:=[.N12]/([.D12])" office:value-type="float" office:value="3.47393939393939">
            <text:p>3.47</text:p>
          </table:table-cell>
          <table:table-cell table:style-name="ce184" table:formula="of:=[.N12]/[.G12]" office:value-type="float" office:value="0.152853333333333">
            <text:p>0.15</text:p>
          </table:table-cell>
          <table:table-cell table:style-name="ce184" table:formula="of:=[.O12]/[.G12]" office:value-type="float" office:value="1.46666666666667">
            <text:p>1.47</text:p>
          </table:table-cell>
          <table:table-cell table:style-name="ce184" table:formula="of:=((((4/3 * 3.14) * ([.J12]^3)/2)/1000)*5) + ( [.G12]/1000 * 15 )" office:value-type="float" office:value="2219.6034">
            <text:p>2219.6</text:p>
          </table:table-cell>
          <table:table-cell table:style-name="ce182"/>
          <table:table-cell table:style-name="ce184" office:value-type="float" office:value="2500">
            <text:p>2500</text:p>
          </table:table-cell>
          <table:table-cell table:style-name="ce184" table:formula="of:=[.N12]/[.U12]" office:value-type="float" office:value="1.1464">
            <text:p>1.15</text:p>
          </table:table-cell>
          <table:table-cell table:style-name="ce184" table:formula="of:=[.O12]/[.U12]" office:value-type="float" office:value="11">
            <text:p>11</text:p>
          </table:table-cell>
          <table:table-cell table:style-name="ce182" table:number-columns-repeated="999"/>
          <table:table-cell table:number-columns-repeated="2"/>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65">
            <text:p>6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number-columns-repeated="2"/>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98">
            <text:p>98</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number-columns-repeated="2"/>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25">
            <text:p>125</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number-columns-repeated="2"/>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60">
            <text:p>16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number-columns-repeated="2"/>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175">
            <text:p>17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number-columns-repeated="2"/>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number-columns-repeated="2"/>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00">
            <text:p>300</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number-columns-repeated="2"/>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53">
            <text:p>153</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900">
            <text:p>90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168">
            <text:p>168</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3.25666666666667">
            <text:p>3.26</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number-columns-repeated="2"/>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7000">
            <text:p>17000</text:p>
          </table:table-cell>
          <table:table-cell table:style-name="ce30" office:value-type="float" office:value="294">
            <text:p>294</text:p>
          </table:table-cell>
          <table:table-cell table:style-name="ce30" table:formula="of:=([.G22]/[.L22])/4" office:value-type="float" office:value="170">
            <text:p>170</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2]/4000)^2)*(0.96^([.L22]-15)))" office:value-type="float" office:value="1921">
            <text:p>1921</text:p>
          </table:table-cell>
          <table:table-cell table:style-name="ce30" office:value-type="float" office:value="30000">
            <text:p>30000</text:p>
          </table:table-cell>
          <table:table-cell table:style-name="ce30" table:formula="of:=[.N22]/([.D22])" office:value-type="float" office:value="2.95538461538462">
            <text:p>2.96</text:p>
          </table:table-cell>
          <table:table-cell table:style-name="ce30" table:formula="of:=[.N22]/[.G22]" office:value-type="float" office:value="0.113">
            <text:p>0.11</text:p>
          </table:table-cell>
          <table:table-cell table:style-name="ce30" table:formula="of:=[.O22]/[.G22]" office:value-type="float" office:value="1.76470588235294">
            <text:p>1.76</text:p>
          </table:table-cell>
          <table:table-cell table:style-name="ce30"/>
          <table:table-cell table:style-name="ce27"/>
          <table:table-cell table:style-name="ce30" office:value-type="float" office:value="2400">
            <text:p>2400</text:p>
          </table:table-cell>
          <table:table-cell table:style-name="ce30" table:formula="of:=[.N22]/[.U22]" office:value-type="float" office:value="0.800416666666667">
            <text:p>0.8</text:p>
          </table:table-cell>
          <table:table-cell table:style-name="ce30" table:formula="of:=[.O22]/[.U22]" office:value-type="float" office:value="12.5">
            <text:p>12.5</text:p>
          </table:table-cell>
          <table:table-cell table:style-name="ce27" table:number-columns-repeated="999"/>
          <table:table-cell table:number-columns-repeated="2"/>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68">
            <text:p>168</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900">
            <text:p>9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68">
            <text:p>168</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69888888888889">
            <text:p>1.7</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table:formula="of:=[.I21]*1.54" office:value-type="float" office:value="323.4">
            <text:p>323.4</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0000">
            <text:p>200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52380952380952">
            <text:p>9.52</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208">
            <text:p>208</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5">
            <text:p>5</text:p>
          </table:table-cell>
          <table:table-cell table:style-name="ce30" office:value-type="float" office:value="20">
            <text:p>20</text:p>
          </table:table-cell>
          <table:table-cell table:style-name="ce27"/>
          <table:table-cell table:style-name="ce30" table:formula="of:=INT((160*([.G26]/4000)^2)*(0.96^([.L26]-15)))" office:value-type="float" office:value="1174">
            <text:p>1174</text:p>
          </table:table-cell>
          <table:table-cell table:style-name="ce30" office:value-type="float" office:value="6500">
            <text:p>6500</text:p>
          </table:table-cell>
          <table:table-cell table:style-name="ce30" table:formula="of:=[.N26]/([.D26])" office:value-type="float" office:value="0.2935">
            <text:p>0.29</text:p>
          </table:table-cell>
          <table:table-cell table:style-name="ce30" table:formula="of:=[.N26]/[.G26]" office:value-type="float" office:value="0.0978333333333333">
            <text:p>0.1</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3.35428571428571">
            <text:p>3.35</text:p>
          </table:table-cell>
          <table:table-cell table:style-name="ce30" table:formula="of:=[.O26]/[.U26]" office:value-type="float" office:value="18.5714285714286">
            <text:p>18.57</text:p>
          </table:table-cell>
          <table:table-cell table:style-name="ce27" table:number-columns-repeated="999"/>
          <table:table-cell table:number-columns-repeated="2"/>
        </table:table-row>
        <table:table-row table:style-name="ro2">
          <table:table-cell table:style-name="ce230" office:value-type="string">
            <text:p>Mobile Shield Units</text:p>
          </table:table-cell>
          <table:table-cell table:style-name="ce45" table:number-columns-repeated="4"/>
          <table:table-cell table:style-name="ce38"/>
          <table:table-cell table:style-name="ce45" table:number-columns-repeated="6"/>
          <table:table-cell table:style-name="ce38"/>
          <table:table-cell table:style-name="ce45" table:number-columns-repeated="6"/>
          <table:table-cell table:style-name="ce38"/>
          <table:table-cell table:style-name="ce45" table:number-columns-repeated="3"/>
          <table:table-cell table:style-name="ce38" table:number-columns-repeated="1001"/>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80">
            <text:p>80</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office:value-type="float" office:value="5">
            <text:p>5</text:p>
          </table:table-cell>
          <table:table-cell table:style-name="ce217" office:value-type="float" office:value="22">
            <text:p>22</text:p>
          </table:table-cell>
          <table:table-cell table:style-name="ce215"/>
          <table:table-cell table:style-name="ce217" table:formula="of:=INT((160*([.G28]/4000)^2)*(0.96^([.L28]-15))*2)" office:value-type="float" office:value="240">
            <text:p>240</text:p>
          </table:table-cell>
          <table:table-cell table:style-name="ce217" office:value-type="float" office:value="2360">
            <text:p>2360</text:p>
          </table:table-cell>
          <table:table-cell table:style-name="ce217" table:formula="of:=[.N28]/([.D28]+[.G28])" office:value-type="float" office:value="0.0578313253012048">
            <text:p>0.06</text:p>
          </table:table-cell>
          <table:table-cell table:style-name="ce217" table:formula="of:=[.N28]/[.G28]" office:value-type="float" office:value="0.06">
            <text:p>0.06</text:p>
          </table:table-cell>
          <table:table-cell table:style-name="ce217" table:formula="of:=[.O28]/[.G28]" office:value-type="float" office:value="0.59">
            <text:p>0.59</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33333333333333">
            <text:p>0.33</text:p>
          </table:table-cell>
          <table:table-cell table:style-name="ce217" table:formula="of:=[.O28]/[.U28]" office:value-type="float" office:value="3.27777777777778">
            <text:p>3.28</text:p>
          </table:table-cell>
          <table:table-cell table:style-name="ce215" table:number-columns-repeated="999"/>
          <table:table-cell table:number-columns-repeated="2"/>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110">
            <text:p>110</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29]/4000)^2)*(0.96^([.L29]-15))*2)" office:value-type="float" office:value="728">
            <text:p>728</text:p>
          </table:table-cell>
          <table:table-cell table:style-name="ce217" office:value-type="float" office:value="4800">
            <text:p>4800</text:p>
          </table:table-cell>
          <table:table-cell table:style-name="ce217" table:formula="of:=[.N29]/([.D29]+[.G29])" office:value-type="float" office:value="0.0957894736842105">
            <text:p>0.1</text:p>
          </table:table-cell>
          <table:table-cell table:style-name="ce217" table:formula="of:=[.N29]/[.G29]" office:value-type="float" office:value="0.100413793103448">
            <text:p>0.1</text:p>
          </table:table-cell>
          <table:table-cell table:style-name="ce217" table:formula="of:=[.O29]/[.G29]" office:value-type="float" office:value="0.662068965517241">
            <text:p>0.66</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606666666666667">
            <text:p>0.61</text:p>
          </table:table-cell>
          <table:table-cell table:style-name="ce217" table:formula="of:=[.O29]/[.U29]" office:value-type="float" office:value="4">
            <text:p>4</text:p>
          </table:table-cell>
          <table:table-cell table:style-name="ce215" table:number-columns-repeated="999"/>
          <table:table-cell table:number-columns-repeated="2"/>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110">
            <text:p>110</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30]/4000)^2)*(0.96^([.L30]-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number-columns-repeated="2"/>
        </table:table-row>
        <table:table-row table:style-name="ro1">
          <table:table-cell table:style-name="ce182" office:value-type="string">
            <text:p>Parashield</text:p>
          </table:table-cell>
          <table:table-cell table:style-name="ce184" office:value-type="string">
            <text:p>uel0307</text:p>
          </table:table-cell>
          <table:table-cell table:style-name="ce184" office:value-type="string">
            <text:p>Bubble</text:p>
          </table:table-cell>
          <table:table-cell table:style-name="ce184" office:value-type="float" office:value="130">
            <text:p>130</text:p>
          </table:table-cell>
          <table:table-cell table:style-name="ce184" office:value-type="float" office:value="1">
            <text:p>1</text:p>
          </table:table-cell>
          <table:table-cell table:style-name="ce182"/>
          <table:table-cell table:style-name="ce184" office:value-type="float" office:value="3600">
            <text:p>3600</text:p>
          </table:table-cell>
          <table:table-cell table:style-name="ce184" office:value-type="float" office:value="65">
            <text:p>65</text:p>
          </table:table-cell>
          <table:table-cell table:style-name="ce184" table:formula="of:=([.G31]/[.L31])/4" office:value-type="float" office:value="42.8571428571429">
            <text:p>42.86</text:p>
          </table:table-cell>
          <table:table-cell table:style-name="ce184" office:value-type="float" office:value="16">
            <text:p>16</text:p>
          </table:table-cell>
          <table:table-cell table:style-name="ce184" office:value-type="float" office:value="5">
            <text:p>5</text:p>
          </table:table-cell>
          <table:table-cell table:style-name="ce184" office:value-type="float" office:value="21">
            <text:p>21</text:p>
          </table:table-cell>
          <table:table-cell table:style-name="ce182"/>
          <table:table-cell table:style-name="ce184" table:formula="of:=INT((160*([.G31]/4000)^2)*(0.96^([.L31]-15))*2)" office:value-type="float" office:value="202">
            <text:p>202</text:p>
          </table:table-cell>
          <table:table-cell table:style-name="ce184" office:value-type="float" office:value="1800">
            <text:p>1800</text:p>
          </table:table-cell>
          <table:table-cell table:style-name="ce184" table:formula="of:=[.N31]/([.D31]+[.G31])" office:value-type="float" office:value="0.0541554959785523">
            <text:p>0.05</text:p>
          </table:table-cell>
          <table:table-cell table:style-name="ce184" table:formula="of:=[.N31]/[.G31]" office:value-type="float" office:value="0.0561111111111111">
            <text:p>0.06</text:p>
          </table:table-cell>
          <table:table-cell table:style-name="ce184" table:formula="of:=[.O31]/[.G31]" office:value-type="float" office:value="0.5">
            <text:p>0.5</text:p>
          </table:table-cell>
          <table:table-cell table:style-name="ce184" table:formula="of:=((((4/3 * 3.14) * ([.J31]^3))/1000)*5) + ( [.G31]/1000 * 15 )" office:value-type="float" office:value="139.742933333333">
            <text:p>139.74</text:p>
          </table:table-cell>
          <table:table-cell table:style-name="ce182"/>
          <table:table-cell table:style-name="ce184" office:value-type="float" office:value="600">
            <text:p>600</text:p>
          </table:table-cell>
          <table:table-cell table:style-name="ce184" table:formula="of:=[.N31]/[.U31]" office:value-type="float" office:value="0.336666666666667">
            <text:p>0.34</text:p>
          </table:table-cell>
          <table:table-cell table:style-name="ce184" table:formula="of:=[.O31]/[.U31]" office:value-type="float" office:value="3">
            <text:p>3</text:p>
          </table:table-cell>
          <table:table-cell table:style-name="ce182" table:number-columns-repeated="999"/>
          <table:table-cell table:number-columns-repeated="2"/>
        </table:table-row>
        <table:table-row table:style-name="ro1">
          <table:table-cell table:style-name="ce182" office:value-type="string">
            <text:p>Veloshield</text:p>
          </table:table-cell>
          <table:table-cell table:style-name="ce184" office:value-type="string">
            <text:p>uel0308</text:p>
          </table:table-cell>
          <table:table-cell table:style-name="ce184" office:value-type="string">
            <text:p>Bubble</text:p>
          </table:table-cell>
          <table:table-cell table:style-name="ce184" office:value-type="float" office:value="380">
            <text:p>380</text:p>
          </table:table-cell>
          <table:table-cell table:style-name="ce184" office:value-type="float" office:value="2">
            <text:p>2</text:p>
          </table:table-cell>
          <table:table-cell table:style-name="ce182"/>
          <table:table-cell table:style-name="ce184" office:value-type="float" office:value="7500">
            <text:p>7500</text:p>
          </table:table-cell>
          <table:table-cell table:style-name="ce184" office:value-type="float" office:value="125">
            <text:p>125</text:p>
          </table:table-cell>
          <table:table-cell table:style-name="ce184" table:formula="of:=([.G32]/[.L32])/4" office:value-type="float" office:value="72.1153846153846">
            <text:p>72.12</text:p>
          </table:table-cell>
          <table:table-cell table:style-name="ce184" office:value-type="float" office:value="20">
            <text:p>20</text:p>
          </table:table-cell>
          <table:table-cell table:style-name="ce184" office:value-type="float" office:value="5">
            <text:p>5</text:p>
          </table:table-cell>
          <table:table-cell table:style-name="ce184" office:value-type="float" office:value="26">
            <text:p>26</text:p>
          </table:table-cell>
          <table:table-cell table:style-name="ce182"/>
          <table:table-cell table:style-name="ce184" table:formula="of:=INT((160*([.G32]/4000)^2)*(0.96^([.L32]-15))*2)" office:value-type="float" office:value="718">
            <text:p>718</text:p>
          </table:table-cell>
          <table:table-cell table:style-name="ce184" office:value-type="float" office:value="5000">
            <text:p>5000</text:p>
          </table:table-cell>
          <table:table-cell table:style-name="ce184" table:formula="of:=[.N32]/([.D32]+[.G32])" office:value-type="float" office:value="0.0911167512690355">
            <text:p>0.09</text:p>
          </table:table-cell>
          <table:table-cell table:style-name="ce184" table:formula="of:=[.N32]/[.G32]" office:value-type="float" office:value="0.0957333333333333">
            <text:p>0.1</text:p>
          </table:table-cell>
          <table:table-cell table:style-name="ce184" table:formula="of:=[.O32]/[.G32]" office:value-type="float" office:value="0.666666666666667">
            <text:p>0.67</text:p>
          </table:table-cell>
          <table:table-cell table:style-name="ce184" table:formula="of:=((((4/3 * 3.14) * ([.J32]^3))/1000)*5) + ( [.G32]/1000 * 15 )" office:value-type="float" office:value="279.966666666667">
            <text:p>279.97</text:p>
          </table:table-cell>
          <table:table-cell table:style-name="ce182"/>
          <table:table-cell table:style-name="ce184" office:value-type="float" office:value="1200">
            <text:p>1200</text:p>
          </table:table-cell>
          <table:table-cell table:style-name="ce184" table:formula="of:=[.N32]/[.U32]" office:value-type="float" office:value="0.598333333333333">
            <text:p>0.6</text:p>
          </table:table-cell>
          <table:table-cell table:style-name="ce184" table:formula="of:=[.O32]/[.U32]" office:value-type="float" office:value="4.16666666666667">
            <text:p>4.17</text:p>
          </table:table-cell>
          <table:table-cell table:style-name="ce182" table:number-columns-repeated="999"/>
          <table:table-cell table:number-columns-repeated="2"/>
        </table:table-row>
        <table:table-row table:style-name="ro1">
          <table:table-cell table:style-name="ce182" office:value-type="string">
            <text:p>Bulwark</text:p>
          </table:table-cell>
          <table:table-cell table:style-name="ce184" office:value-type="string">
            <text:p>xes0205</text:p>
          </table:table-cell>
          <table:table-cell table:style-name="ce184" office:value-type="string">
            <text:p>Bubble</text:p>
          </table:table-cell>
          <table:table-cell table:style-name="ce184" office:value-type="float" office:value="550">
            <text:p>550</text:p>
          </table:table-cell>
          <table:table-cell table:style-name="ce184" office:value-type="float" office:value="3">
            <text:p>3</text:p>
          </table:table-cell>
          <table:table-cell table:style-name="ce182"/>
          <table:table-cell table:style-name="ce184" office:value-type="float" office:value="8500">
            <text:p>8500</text:p>
          </table:table-cell>
          <table:table-cell table:style-name="ce184" office:value-type="float" office:value="68">
            <text:p>68</text:p>
          </table:table-cell>
          <table:table-cell table:style-name="ce184" table:formula="of:=([.G33]/[.L33])/4" office:value-type="float" office:value="66.40625">
            <text:p>66.41</text:p>
          </table:table-cell>
          <table:table-cell table:style-name="ce184" office:value-type="float" office:value="62">
            <text:p>62</text:p>
          </table:table-cell>
          <table:table-cell table:style-name="ce184" office:value-type="float" office:value="8">
            <text:p>8</text:p>
          </table:table-cell>
          <table:table-cell table:style-name="ce184" office:value-type="float" office:value="32">
            <text:p>32</text:p>
          </table:table-cell>
          <table:table-cell table:style-name="ce182"/>
          <table:table-cell table:style-name="ce184" office:value-type="float" office:value="950">
            <text:p>950</text:p>
          </table:table-cell>
          <table:table-cell table:style-name="ce184" office:value-type="float" office:value="16500">
            <text:p>16500</text:p>
          </table:table-cell>
          <table:table-cell table:style-name="ce184" table:formula="of:=[.N33]/([.D33]+[.G33])" office:value-type="float" office:value="0.104972375690608">
            <text:p>0.1</text:p>
          </table:table-cell>
          <table:table-cell table:style-name="ce184" table:formula="of:=[.N33]/[.G33]" office:value-type="float" office:value="0.111764705882353">
            <text:p>0.11</text:p>
          </table:table-cell>
          <table:table-cell table:style-name="ce184" table:formula="of:=[.O33]/[.G33]" office:value-type="float" office:value="1.94117647058824">
            <text:p>1.94</text:p>
          </table:table-cell>
          <table:table-cell table:style-name="ce184" table:formula="of:=((((4/3 * 3.14) * (([.J33]^3)/2))/1000)*1) + ( [.G33]/1000 * 15 )" office:value-type="float" office:value="626.399946666667">
            <text:p>626.4</text:p>
          </table:table-cell>
          <table:table-cell table:style-name="ce182"/>
          <table:table-cell table:style-name="ce184" office:value-type="float" office:value="4800">
            <text:p>4800</text:p>
          </table:table-cell>
          <table:table-cell table:style-name="ce184" table:formula="of:=[.N33]/[.U33]" office:value-type="float" office:value="0.197916666666667">
            <text:p>0.2</text:p>
          </table:table-cell>
          <table:table-cell table:style-name="ce184" table:formula="of:=[.O33]/[.U33]" office:value-type="float" office:value="3.4375">
            <text:p>3.44</text:p>
          </table:table-cell>
          <table:table-cell table:style-name="ce182" table:number-columns-repeated="999"/>
          <table:table-cell table:number-columns-repeated="2"/>
        </table:table-row>
        <table:table-row table:style-name="ro1">
          <table:table-cell table:style-name="ce182" office:value-type="string">
            <text:p>FatBoy – Shield</text:p>
          </table:table-cell>
          <table:table-cell table:style-name="ce184"/>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30000">
            <text:p>30000</text:p>
          </table:table-cell>
          <table:table-cell table:style-name="ce184" office:value-type="float" office:value="160">
            <text:p>160</text:p>
          </table:table-cell>
          <table:table-cell table:style-name="ce184" table:formula="of:=([.G34]/[.L34])/4" office:value-type="float" office:value="288.461538461538">
            <text:p>288.46</text:p>
          </table:table-cell>
          <table:table-cell table:style-name="ce184" office:value-type="float" office:value="20">
            <text:p>20</text:p>
          </table:table-cell>
          <table:table-cell table:style-name="ce184" office:value-type="float" office:value="5">
            <text:p>5</text:p>
          </table:table-cell>
          <table:table-cell table:style-name="ce184" office:value-type="float" office:value="26">
            <text:p>26</text:p>
          </table:table-cell>
          <table:table-cell table:style-name="ce182"/>
          <table:table-cell table:style-name="ce184" table:formula="of:=INT((160*([.G34]/4000)^2)*(0.96^([.L34]-15))*2)" office:value-type="float" office:value="11488">
            <text:p>11488</text:p>
          </table:table-cell>
          <table:table-cell table:style-name="ce184" office:value-type="float" office:value="600000">
            <text:p>600000</text:p>
          </table:table-cell>
          <table:table-cell table:style-name="ce184" table:formula="of:=[.N34]/([.D34]+[.G34])" office:value-type="float" office:value="0.382933333333333">
            <text:p>0.38</text:p>
          </table:table-cell>
          <table:table-cell table:style-name="ce184" table:formula="of:=[.N34]/[.G34]" office:value-type="float" office:value="0.382933333333333">
            <text:p>0.38</text:p>
          </table:table-cell>
          <table:table-cell table:style-name="ce184" table:formula="of:=[.O34]/[.G34]" office:value-type="float" office:value="20">
            <text:p>20</text:p>
          </table:table-cell>
          <table:table-cell table:style-name="ce184" table:formula="of:=((((4/3 * 3.14) * ([.J34]^3))/1000)*2.5) + ( [.G34]/1000 * 15 )" office:value-type="float" office:value="533.733333333333">
            <text:p>533.73</text:p>
          </table:table-cell>
          <table:table-cell table:style-name="ce182"/>
          <table:table-cell table:style-name="ce184"/>
          <table:table-cell table:style-name="ce184" table:formula="of:=[.N34]/[.U34]" office:value-type="float" office:value="0">
            <text:p>#DIV/0!</text:p>
          </table:table-cell>
          <table:table-cell table:style-name="ce184" table:formula="of:=[.O34]/[.U34]" office:value-type="float" office:value="0">
            <text:p>#DIV/0!</text:p>
          </table:table-cell>
          <table:table-cell table:style-name="ce182" table:number-columns-repeated="999"/>
          <table:table-cell table:number-columns-repeated="2"/>
        </table:table-row>
        <table:table-row table:style-name="ro1">
          <table:table-cell table:style-name="ce182" office:value-type="string">
            <text:p>Dragonite – Shield</text:p>
          </table:table-cell>
          <table:table-cell table:style-name="ce184" office:value-type="string">
            <text:p>WEL0416</text:p>
          </table:table-cell>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14000">
            <text:p>14000</text:p>
          </table:table-cell>
          <table:table-cell table:style-name="ce184" office:value-type="float" office:value="160">
            <text:p>160</text:p>
          </table:table-cell>
          <table:table-cell table:style-name="ce184" table:formula="of:=([.G35]/[.L35])/4" office:value-type="float" office:value="145.833333333333">
            <text:p>145.83</text:p>
          </table:table-cell>
          <table:table-cell table:number-columns-repeated="2" table:style-name="ce184" office:value-type="float" office:value="5">
            <text:p>5</text:p>
          </table:table-cell>
          <table:table-cell table:style-name="ce184" office:value-type="float" office:value="24">
            <text:p>24</text:p>
          </table:table-cell>
          <table:table-cell table:style-name="ce182"/>
          <table:table-cell table:style-name="ce184" office:value-type="float" office:value="92000">
            <text:p>92000</text:p>
          </table:table-cell>
          <table:table-cell table:style-name="ce184" office:value-type="float" office:value="1100000">
            <text:p>1100000</text:p>
          </table:table-cell>
          <table:table-cell table:style-name="ce184" table:formula="of:=[.N35]/([.D35]+[.G35])" office:value-type="float" office:value="6.57142857142857">
            <text:p>6.57</text:p>
          </table:table-cell>
          <table:table-cell table:style-name="ce184" table:formula="of:=[.N35]/[.G35]" office:value-type="float" office:value="6.57142857142857">
            <text:p>6.57</text:p>
          </table:table-cell>
          <table:table-cell table:style-name="ce184" table:formula="of:=[.O35]/[.G35]" office:value-type="float" office:value="78.5714285714286">
            <text:p>78.57</text:p>
          </table:table-cell>
          <table:table-cell table:style-name="ce184" table:formula="of:=((((4/3 * 3.14) * ([.J35]^3))/1000)*2.5) + ( [.G35]/1000 * 15 )" office:value-type="float" office:value="211.308333333333">
            <text:p>211.31</text:p>
          </table:table-cell>
          <table:table-cell table:style-name="ce182"/>
          <table:table-cell table:style-name="ce184"/>
          <table:table-cell table:style-name="ce184" table:formula="of:=[.N35]/[.U35]" office:value-type="float" office:value="0">
            <text:p>#DIV/0!</text:p>
          </table:table-cell>
          <table:table-cell table:style-name="ce184" table:formula="of:=[.O35]/[.U35]" office:value-type="float" office:value="0">
            <text:p>#DIV/0!</text:p>
          </table:table-cell>
          <table:table-cell table:style-name="ce182" table:number-columns-repeated="999"/>
          <table:table-cell table:number-columns-repeated="2"/>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42">
            <text:p>42</text:p>
          </table:table-cell>
          <table:table-cell table:style-name="ce93" table:formula="of:=([.G36]/[.L36])/4" office:value-type="float" office:value="36.25">
            <text:p>36.25</text:p>
          </table:table-cell>
          <table:table-cell table:style-name="ce93" office:value-type="float" office:value="14">
            <text:p>14</text:p>
          </table:table-cell>
          <table:table-cell table:style-name="ce93" office:value-type="float" office:value="5">
            <text:p>5</text:p>
          </table:table-cell>
          <table:table-cell table:style-name="ce93" office:value-type="float" office:value="20">
            <text:p>20</text:p>
          </table:table-cell>
          <table:table-cell table:style-name="ce85"/>
          <table:table-cell table:style-name="ce93" office:value-type="float" office:value="225">
            <text:p>225</text:p>
          </table:table-cell>
          <table:table-cell table:style-name="ce93" office:value-type="float" office:value="1950">
            <text:p>1950</text:p>
          </table:table-cell>
          <table:table-cell table:style-name="ce93" table:formula="of:=[.N36]/([.D36]+[.G36])" office:value-type="float" office:value="0.0743801652892562">
            <text:p>0.07</text:p>
          </table:table-cell>
          <table:table-cell table:style-name="ce93" table:formula="of:=[.N36]/[.G36]" office:value-type="float" office:value="0.0775862068965517">
            <text:p>0.08</text:p>
          </table:table-cell>
          <table:table-cell table:style-name="ce93" table:formula="of:=[.O36]/[.G36]" office:value-type="float" office:value="0.672413793103448">
            <text:p>0.67</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333333333333333">
            <text:p>0.33</text:p>
          </table:table-cell>
          <table:table-cell table:style-name="ce93" table:formula="of:=[.O36]/[.U36]" office:value-type="float" office:value="2.88888888888889">
            <text:p>2.89</text:p>
          </table:table-cell>
          <table:table-cell table:style-name="ce85" table:number-columns-repeated="999"/>
          <table:table-cell table:number-columns-repeated="2"/>
        </table:table-row>
        <table:table-row table:style-name="ro1">
          <table:table-cell table:style-name="ce27" office:value-type="string">
            <text:p>Echibum – Shield</text:p>
          </table:table-cell>
          <table:table-cell table:style-name="ce30" office:value-type="string">
            <text:p>wsl0405</text:p>
          </table:table-cell>
          <table:table-cell table:style-name="ce30" office:value-type="string">
            <text:p>Bubble</text:p>
          </table:table-cell>
          <table:table-cell table:number-columns-repeated="2" table:style-name="ce30" office:value-type="float" office:value="0">
            <text:p>0</text:p>
          </table:table-cell>
          <table:table-cell table:style-name="ce27"/>
          <table:table-cell table:style-name="ce30" office:value-type="float" office:value="45000">
            <text:p>45000</text:p>
          </table:table-cell>
          <table:table-cell table:style-name="ce30" office:value-type="float" office:value="161">
            <text:p>161</text:p>
          </table:table-cell>
          <table:table-cell table:style-name="ce30" table:formula="of:=([.G37]/[.L37])/4" office:value-type="float" office:value="288.461538461538">
            <text:p>288.46</text:p>
          </table:table-cell>
          <table:table-cell table:style-name="ce30" office:value-type="float" office:value="12">
            <text:p>12</text:p>
          </table:table-cell>
          <table:table-cell table:style-name="ce30" office:value-type="float" office:value="5">
            <text:p>5</text:p>
          </table:table-cell>
          <table:table-cell table:style-name="ce30" office:value-type="float" office:value="39">
            <text:p>39</text:p>
          </table:table-cell>
          <table:table-cell table:style-name="ce27"/>
          <table:table-cell table:style-name="ce30" table:formula="of:=INT((160*([.G37]/4000)^2)*(0.96^([.L37]-15))*2)" office:value-type="float" office:value="15204">
            <text:p>15204</text:p>
          </table:table-cell>
          <table:table-cell table:style-name="ce30" office:value-type="float" office:value="5500">
            <text:p>5500</text:p>
          </table:table-cell>
          <table:table-cell table:style-name="ce30" table:formula="of:=[.N37]/([.D37]+[.G37])" office:value-type="float" office:value="0.337866666666667">
            <text:p>0.34</text:p>
          </table:table-cell>
          <table:table-cell table:style-name="ce30" table:formula="of:=[.N37]/[.G37]" office:value-type="float" office:value="0.337866666666667">
            <text:p>0.34</text:p>
          </table:table-cell>
          <table:table-cell table:style-name="ce30" table:formula="of:=[.O37]/[.G37]" office:value-type="float" office:value="0.122222222222222">
            <text:p>0.12</text:p>
          </table:table-cell>
          <table:table-cell table:style-name="ce30" table:formula="of:=((((4/3 * 3.14) * ([.J37]^3))/1000)*5) + ( [.G37]/1000 * 15 )" office:value-type="float" office:value="711.1728">
            <text:p>711.17</text:p>
          </table:table-cell>
          <table:table-cell table:style-name="ce27"/>
          <table:table-cell table:style-name="ce30" office:value-type="float" office:value="3200">
            <text:p>3200</text:p>
          </table:table-cell>
          <table:table-cell table:style-name="ce30" table:formula="of:=[.N37]/[.U37]" office:value-type="float" office:value="4.75125">
            <text:p>4.75</text:p>
          </table:table-cell>
          <table:table-cell table:style-name="ce30" table:formula="of:=[.O37]/[.U37]" office:value-type="float" office:value="1.71875">
            <text:p>1.72</text:p>
          </table:table-cell>
          <table:table-cell table:style-name="ce27" table:number-columns-repeated="999"/>
          <table:table-cell table:number-columns-repeated="2"/>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720">
            <text:p>720</text:p>
          </table:table-cell>
          <table:table-cell table:style-name="ce30" office:value-type="float" office:value="4">
            <text:p>4</text:p>
          </table:table-cell>
          <table:table-cell table:style-name="ce27"/>
          <table:table-cell table:style-name="ce30" office:value-type="float" office:value="8000">
            <text:p>8000</text:p>
          </table:table-cell>
          <table:table-cell table:style-name="ce30" office:value-type="float" office:value="150">
            <text:p>150</text:p>
          </table:table-cell>
          <table:table-cell table:style-name="ce30" table:formula="of:=([.G38]/[.L38])/4" office:value-type="float" office:value="83.3333333333333">
            <text:p>83.33</text:p>
          </table:table-cell>
          <table:table-cell table:style-name="ce30" office:value-type="float" office:value="20">
            <text:p>20</text:p>
          </table:table-cell>
          <table:table-cell table:style-name="ce30" office:value-type="float" office:value="5">
            <text:p>5</text:p>
          </table:table-cell>
          <table:table-cell table:style-name="ce30" office:value-type="float" office:value="24">
            <text:p>24</text:p>
          </table:table-cell>
          <table:table-cell table:style-name="ce27"/>
          <table:table-cell table:style-name="ce30" table:formula="of:=INT((160*([.G38]/4000)^2)*(0.96^([.L38]-15))*2)" office:value-type="float" office:value="886">
            <text:p>886</text:p>
          </table:table-cell>
          <table:table-cell table:style-name="ce30" office:value-type="float" office:value="6050">
            <text:p>6050</text:p>
          </table:table-cell>
          <table:table-cell table:style-name="ce30" table:formula="of:=[.N38]/([.D38]+[.G38])" office:value-type="float" office:value="0.101605504587156">
            <text:p>0.1</text:p>
          </table:table-cell>
          <table:table-cell table:style-name="ce30" table:formula="of:=[.N38]/[.G38]" office:value-type="float" office:value="0.11075">
            <text:p>0.11</text:p>
          </table:table-cell>
          <table:table-cell table:style-name="ce30" table:formula="of:=[.O38]/[.G38]" office:value-type="float" office:value="0.75625">
            <text:p>0.76</text:p>
          </table:table-cell>
          <table:table-cell table:style-name="ce30" table:formula="of:=((((4/3 * 3.14) * ([.J38]^3))/1000)*5) + ( [.G38]/1000 * 15 )" office:value-type="float" office:value="287.466666666667">
            <text:p>287.47</text:p>
          </table:table-cell>
          <table:table-cell table:style-name="ce27"/>
          <table:table-cell table:style-name="ce30" office:value-type="float" office:value="3200">
            <text:p>3200</text:p>
          </table:table-cell>
          <table:table-cell table:style-name="ce30" table:formula="of:=[.N38]/[.U38]" office:value-type="float" office:value="0.276875">
            <text:p>0.28</text:p>
          </table:table-cell>
          <table:table-cell table:style-name="ce30" table:formula="of:=[.O38]/[.U38]" office:value-type="float" office:value="1.890625">
            <text:p>1.89</text:p>
          </table:table-cell>
          <table:table-cell table:style-name="ce27" table:number-columns-repeated="999"/>
          <table:table-cell table:number-columns-repeated="2"/>
        </table:table-row>
        <table:table-row table:style-name="ro2">
          <table:table-cell table:style-name="ce230" office:value-type="string">
            <text:p>T4 Shields</text:p>
          </table:table-cell>
          <table:table-cell table:style-name="ce45" table:number-columns-repeated="4"/>
          <table:table-cell table:style-name="ce38"/>
          <table:table-cell table:style-name="ce45" table:number-columns-repeated="4"/>
          <table:table-cell table:style-name="ce38" table:number-columns-repeated="7"/>
          <table:table-cell table:style-name="ce45" table:number-columns-repeated="2"/>
          <table:table-cell table:style-name="ce38"/>
          <table:table-cell table:style-name="ce45" table:number-columns-repeated="3"/>
          <table:table-cell table:style-name="ce38" table:number-columns-repeated="1001"/>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40]/[.L40])/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40]/4000)^2)*(0.96^([.L40]-15))*4)" office:value-type="float" office:value="22913">
            <text:p>22913</text:p>
          </table:table-cell>
          <table:table-cell table:style-name="ce217" office:value-type="float" office:value="360000">
            <text:p>360000</text:p>
          </table:table-cell>
          <table:table-cell table:style-name="ce217" table:formula="of:=[.N40]/([.D40])" office:value-type="float" office:value="7.63766666666667">
            <text:p>7.64</text:p>
          </table:table-cell>
          <table:table-cell table:style-name="ce217" table:formula="of:=[.N40]/[.G40]" office:value-type="float" office:value="0.611013333333333">
            <text:p>0.61</text:p>
          </table:table-cell>
          <table:table-cell table:style-name="ce217" table:formula="of:=[.O40]/[.G40]" office:value-type="float" office:value="9.6">
            <text:p>9.6</text:p>
          </table:table-cell>
          <table:table-cell table:style-name="ce217" table:formula="of:=((((([.J40]^2)*25)/1000) * 5) + ( [.G40]/1000 * 15)) * 3" office:value-type="float" office:value="5143.5">
            <text:p>5143.5</text:p>
          </table:table-cell>
          <table:table-cell table:style-name="ce215"/>
          <table:table-cell table:style-name="ce217" office:value-type="float" office:value="36500">
            <text:p>3650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number-columns-repeated="2"/>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40] * 1.25" office:value-type="float" office:value="46875">
            <text:p>46875</text:p>
          </table:table-cell>
          <table:table-cell table:style-name="ce217" table:formula="of:=[.I40]*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40]*0.5" office:value-type="float" office:value="11456.5">
            <text:p>11456.5</text:p>
          </table:table-cell>
          <table:table-cell table:style-name="ce217" table:formula="of:=[.O40]  * 0.5" office:value-type="float" office:value="180000">
            <text:p>180000</text:p>
          </table:table-cell>
          <table:table-cell table:style-name="ce217" table:formula="of:=[.N41]/([.D41])" office:value-type="float" office:value="2.54588888888889">
            <text:p>2.55</text:p>
          </table:table-cell>
          <table:table-cell table:style-name="ce217" table:formula="of:=[.N41]/[.G41]" office:value-type="float" office:value="0.244405333333333">
            <text:p>0.24</text:p>
          </table:table-cell>
          <table:table-cell table:style-name="ce217" table:formula="of:=[.O41]/[.G41]" office:value-type="float" office:value="3.84">
            <text:p>3.84</text:p>
          </table:table-cell>
          <table:table-cell table:style-name="ce217" table:formula="of:=((((([.J41]^2)*25)/1000) * 5) + ( [.G41]/1000 * 15)) * 3" office:value-type="float" office:value="5565.375">
            <text:p>5565.38</text:p>
          </table:table-cell>
          <table:table-cell table:style-name="ce215"/>
          <table:table-cell table:style-name="ce217" office:value-type="float" office:value="18250">
            <text:p>18250</text:p>
          </table:table-cell>
          <table:table-cell table:style-name="ce217" table:formula="of:=[.N41]/[.U41]" office:value-type="float" office:value="0.627753424657534">
            <text:p>0.63</text:p>
          </table:table-cell>
          <table:table-cell table:style-name="ce217" table:formula="of:=[.O41]/[.U41]" office:value-type="float" office:value="9.86301369863014">
            <text:p>9.86</text:p>
          </table:table-cell>
          <table:table-cell table:style-name="ce215" table:number-columns-repeated="999"/>
          <table:table-cell table:number-columns-repeated="2"/>
        </table:table-row>
        <table:table-row table:style-name="ro1">
          <table:table-cell table:style-name="ce182" office:value-type="string">
            <text:p>Hope</text:p>
          </table:table-cell>
          <table:table-cell table:style-name="ce184" office:value-type="string">
            <text:p>uebssg01</text:p>
          </table:table-cell>
          <table:table-cell table:style-name="ce184" office:value-type="string">
            <text:p>Square</text:p>
          </table:table-cell>
          <table:table-cell table:style-name="ce184" office:value-type="float" office:value="3300">
            <text:p>3300</text:p>
          </table:table-cell>
          <table:table-cell table:style-name="ce184" office:value-type="float" office:value="10">
            <text:p>10</text:p>
          </table:table-cell>
          <table:table-cell table:style-name="ce182"/>
          <table:table-cell table:style-name="ce184" office:value-type="float" office:value="36000">
            <text:p>36000</text:p>
          </table:table-cell>
          <table:table-cell table:style-name="ce184" office:value-type="float" office:value="360">
            <text:p>360</text:p>
          </table:table-cell>
          <table:table-cell table:style-name="ce184" table:formula="of:=([.G42]/[.L42])/4" office:value-type="float" office:value="257.142857142857">
            <text:p>257.14</text:p>
          </table:table-cell>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INT((160*([.G42]/4000)^2)*(0.96^([.L42]-15))*4)" office:value-type="float" office:value="22913">
            <text:p>22913</text:p>
          </table:table-cell>
          <table:table-cell table:style-name="ce184" office:value-type="float" office:value="400000">
            <text:p>400000</text:p>
          </table:table-cell>
          <table:table-cell table:style-name="ce184" table:formula="of:=[.N42]/([.D42])" office:value-type="float" office:value="6.94333333333333">
            <text:p>6.94</text:p>
          </table:table-cell>
          <table:table-cell table:style-name="ce184" table:formula="of:=[.N42]/[.G42]" office:value-type="float" office:value="0.636472222222222">
            <text:p>0.64</text:p>
          </table:table-cell>
          <table:table-cell table:style-name="ce184" table:formula="of:=[.O42]/[.G42]" office:value-type="float" office:value="11.1111111111111">
            <text:p>11.11</text:p>
          </table:table-cell>
          <table:table-cell table:style-name="ce184" table:formula="of:=((((([.J42]^2)*25)/1000) * 5) + ( [.G42]/1000 * 15)) * 3" office:value-type="float" office:value="5754.375">
            <text:p>5754.38</text:p>
          </table:table-cell>
          <table:table-cell table:style-name="ce182"/>
          <table:table-cell table:style-name="ce184" office:value-type="float" office:value="38294">
            <text:p>38294</text:p>
          </table:table-cell>
          <table:table-cell table:style-name="ce184" table:formula="of:=[.N42]/[.U42]" office:value-type="float" office:value="0.598344388154802">
            <text:p>0.6</text:p>
          </table:table-cell>
          <table:table-cell table:style-name="ce184" table:formula="of:=[.O42]/[.U42]" office:value-type="float" office:value="10.4455006006163">
            <text:p>10.45</text:p>
          </table:table-cell>
          <table:table-cell table:style-name="ce182" table:number-columns-repeated="999"/>
          <table:table-cell table:number-columns-repeated="2"/>
        </table:table-row>
        <table:table-row table:style-name="ro1">
          <table:table-cell table:style-name="ce182" office:value-type="string">
            <text:p>Hope-S</text:p>
          </table:table-cell>
          <table:table-cell table:style-name="ce184" office:value-type="string">
            <text:p>uebssg02</text:p>
          </table:table-cell>
          <table:table-cell table:style-name="ce184" office:value-type="string">
            <text:p>Square</text:p>
          </table:table-cell>
          <table:table-cell table:style-name="ce184" office:value-type="float" office:value="4950">
            <text:p>4950</text:p>
          </table:table-cell>
          <table:table-cell table:style-name="ce184" office:value-type="float" office:value="15">
            <text:p>15</text:p>
          </table:table-cell>
          <table:table-cell table:style-name="ce182"/>
          <table:table-cell table:style-name="ce184" table:formula="of:=[.G42]*1.25" office:value-type="float" office:value="45000">
            <text:p>45000</text:p>
          </table:table-cell>
          <table:table-cell table:style-name="ce184" table:formula="of:=[.I42]*1.54" office:value-type="float" office:value="396">
            <text:p>396</text:p>
          </table:table-cell>
          <table:table-cell table:style-name="ce184"/>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N42]*0.5" office:value-type="float" office:value="11456.5">
            <text:p>11456.5</text:p>
          </table:table-cell>
          <table:table-cell table:style-name="ce184" table:formula="of:=[.O42]*0.5" office:value-type="float" office:value="200000">
            <text:p>200000</text:p>
          </table:table-cell>
          <table:table-cell table:style-name="ce184" table:formula="of:=[.N43]/([.D43])" office:value-type="float" office:value="2.31444444444444">
            <text:p>2.31</text:p>
          </table:table-cell>
          <table:table-cell table:style-name="ce184" table:formula="of:=[.N43]/[.G43]" office:value-type="float" office:value="0.254588888888889">
            <text:p>0.25</text:p>
          </table:table-cell>
          <table:table-cell table:style-name="ce184" table:formula="of:=[.O43]/[.G43]" office:value-type="float" office:value="4.44444444444444">
            <text:p>4.44</text:p>
          </table:table-cell>
          <table:table-cell table:style-name="ce184" table:formula="of:=((((([.J43]^2)*25)/1000) * 5) + ( [.G43]/1000 * 15)) * 3" office:value-type="float" office:value="6159.375">
            <text:p>6159.38</text:p>
          </table:table-cell>
          <table:table-cell table:style-name="ce182"/>
          <table:table-cell table:style-name="ce184" office:value-type="float" office:value="19100">
            <text:p>19100</text:p>
          </table:table-cell>
          <table:table-cell table:style-name="ce184" table:formula="of:=[.N43]/[.U43]" office:value-type="float" office:value="0.599816753926701">
            <text:p>0.6</text:p>
          </table:table-cell>
          <table:table-cell table:style-name="ce184" table:formula="of:=[.O43]/[.U43]" office:value-type="float" office:value="10.4712041884817">
            <text:p>10.47</text:p>
          </table:table-cell>
          <table:table-cell table:style-name="ce182" table:number-columns-repeated="999"/>
          <table:table-cell table:number-columns-repeated="2"/>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4]/[.L44])/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4]/4000)^2)*(0.96^([.L44]-15))*4)" office:value-type="float" office:value="22560">
            <text:p>22560</text:p>
          </table:table-cell>
          <table:table-cell table:style-name="ce93" office:value-type="float" office:value="400000">
            <text:p>400000</text:p>
          </table:table-cell>
          <table:table-cell table:style-name="ce93" table:formula="of:=[.N44]/([.D44])" office:value-type="float" office:value="7.52">
            <text:p>7.52</text:p>
          </table:table-cell>
          <table:table-cell table:style-name="ce93" table:formula="of:=[.N44]/[.G44]" office:value-type="float" office:value="0.644571428571429">
            <text:p>0.64</text:p>
          </table:table-cell>
          <table:table-cell table:style-name="ce93" table:formula="of:=[.O44]/[.G44]" office:value-type="float" office:value="11.4285714285714">
            <text:p>11.43</text:p>
          </table:table-cell>
          <table:table-cell table:style-name="ce93" table:formula="of:=((((([.J44]^2)*25)/1000) * 5) + ( [.G44]/1000 * 15)) * 3" office:value-type="float" office:value="5325">
            <text:p>5325</text:p>
          </table:table-cell>
          <table:table-cell table:style-name="ce85"/>
          <table:table-cell table:style-name="ce93" office:value-type="float" office:value="38294">
            <text:p>38294</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number-columns-repeated="2"/>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4]*1.25" office:value-type="float" office:value="43750">
            <text:p>43750</text:p>
          </table:table-cell>
          <table:table-cell table:style-name="ce93" table:formula="of:=[.I44]*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4]*0.5" office:value-type="float" office:value="11280">
            <text:p>11280</text:p>
          </table:table-cell>
          <table:table-cell table:style-name="ce93" table:formula="of:=[.O44]*0.5" office:value-type="float" office:value="200000">
            <text:p>200000</text:p>
          </table:table-cell>
          <table:table-cell table:style-name="ce93" table:formula="of:=[.N45]/([.D45])" office:value-type="float" office:value="2.50666666666667">
            <text:p>2.51</text:p>
          </table:table-cell>
          <table:table-cell table:style-name="ce93" table:formula="of:=[.N45]/[.G45]" office:value-type="float" office:value="0.257828571428571">
            <text:p>0.26</text:p>
          </table:table-cell>
          <table:table-cell table:style-name="ce93" table:formula="of:=[.O45]/[.G45]" office:value-type="float" office:value="4.57142857142857">
            <text:p>4.57</text:p>
          </table:table-cell>
          <table:table-cell table:style-name="ce93" table:formula="of:=((((([.J45]^2)*25)/1000) * 5) + ( [.G45]/1000 * 15)) * 3" office:value-type="float" office:value="5718.75">
            <text:p>5718.75</text:p>
          </table:table-cell>
          <table:table-cell table:style-name="ce85"/>
          <table:table-cell table:style-name="ce93" table:formula="of:=[.U44]*0.5" office:value-type="float" office:value="19147">
            <text:p>19147</text:p>
          </table:table-cell>
          <table:table-cell table:style-name="ce93" table:formula="of:=[.N45]/[.U45]" office:value-type="float" office:value="0.589126233874759">
            <text:p>0.59</text:p>
          </table:table-cell>
          <table:table-cell table:style-name="ce93" table:formula="of:=[.O45]/[.U45]" office:value-type="float" office:value="10.4455006006163">
            <text:p>10.45</text:p>
          </table:table-cell>
          <table:table-cell table:style-name="ce85" table:number-columns-repeated="999"/>
          <table:table-cell table:number-columns-repeated="2"/>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6]/[.L46])/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6]/4000)^2)*(0.96^([.L46]-15))*4)" office:value-type="float" office:value="22258">
            <text:p>22258</text:p>
          </table:table-cell>
          <table:table-cell table:style-name="ce30" office:value-type="float" office:value="400000">
            <text:p>400000</text:p>
          </table:table-cell>
          <table:table-cell table:style-name="ce30" table:formula="of:=[.N46]/([.D46])" office:value-type="float" office:value="7.41933333333333">
            <text:p>7.42</text:p>
          </table:table-cell>
          <table:table-cell table:style-name="ce30" table:formula="of:=[.N46]/[.G46]" office:value-type="float" office:value="0.57812987012987">
            <text:p>0.58</text:p>
          </table:table-cell>
          <table:table-cell table:style-name="ce30" table:formula="of:=[.O46]/[.G46]" office:value-type="float" office:value="10.3896103896104">
            <text:p>10.39</text:p>
          </table:table-cell>
          <table:table-cell table:style-name="ce30" table:formula="of:=((((([.J46]^2)*25)/1000) * 5) + ( [.G46]/1000 * 15)) * 3" office:value-type="float" office:value="6270">
            <text:p>6270</text:p>
          </table:table-cell>
          <table:table-cell table:style-name="ce27"/>
          <table:table-cell table:style-name="ce30" office:value-type="float" office:value="38294">
            <text:p>38294</text:p>
          </table:table-cell>
          <table:table-cell table:style-name="ce30" table:formula="of:=[.N46]/[.U46]" office:value-type="float" office:value="0.581239880921293">
            <text:p>0.58</text:p>
          </table:table-cell>
          <table:table-cell table:style-name="ce30" table:formula="of:=[.O46]/[.U46]" office:value-type="float" office:value="10.4455006006163">
            <text:p>10.45</text:p>
          </table:table-cell>
          <table:table-cell table:style-name="ce27" table:number-columns-repeated="999"/>
          <table:table-cell table:number-columns-repeated="2"/>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6]*1.25" office:value-type="float" office:value="48125">
            <text:p>48125</text:p>
          </table:table-cell>
          <table:table-cell table:style-name="ce30" table:formula="of:=[.I46]*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4]*0.5" office:value-type="float" office:value="11280">
            <text:p>11280</text:p>
          </table:table-cell>
          <table:table-cell table:style-name="ce30" table:formula="of:=[.O46]*0.5" office:value-type="float" office:value="200000">
            <text:p>200000</text:p>
          </table:table-cell>
          <table:table-cell table:style-name="ce30" table:formula="of:=[.N47]/([.D47])" office:value-type="float" office:value="2.50666666666667">
            <text:p>2.51</text:p>
          </table:table-cell>
          <table:table-cell table:style-name="ce30" table:formula="of:=[.N47]/[.G47]" office:value-type="float" office:value="0.23438961038961">
            <text:p>0.23</text:p>
          </table:table-cell>
          <table:table-cell table:style-name="ce30" table:formula="of:=[.O47]/[.G47]" office:value-type="float" office:value="4.15584415584416">
            <text:p>4.16</text:p>
          </table:table-cell>
          <table:table-cell table:style-name="ce30" table:formula="of:=((((([.J47]^2)*25)/1000) * 5) + ( [.G47]/1000 * 15)) * 3" office:value-type="float" office:value="6703.125">
            <text:p>6703.13</text:p>
          </table:table-cell>
          <table:table-cell table:style-name="ce27"/>
          <table:table-cell table:style-name="ce30" table:formula="of:=[.U46]*0.5" office:value-type="float" office:value="19147">
            <text:p>19147</text:p>
          </table:table-cell>
          <table:table-cell table:style-name="ce30" table:formula="of:=[.N47]/[.U47]" office:value-type="float" office:value="0.589126233874759">
            <text:p>0.59</text:p>
          </table:table-cell>
          <table:table-cell table:style-name="ce30" table:formula="of:=[.O47]/[.U47]" office:value-type="float" office:value="10.4455006006163">
            <text:p>10.45</text:p>
          </table:table-cell>
          <table:table-cell table:style-name="ce27" table:number-columns-repeated="999"/>
          <table:table-cell table:number-columns-repeated="2"/>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1"/>
        </table:table-row>
        <table:table-row table:style-name="ro1" table:number-rows-repeated="2">
          <table:table-cell table:number-columns-repeated="1024"/>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3"/>
        </table:table-row>
        <table:table-row table:style-name="ro1">
          <table:table-cell table:number-columns-repeated="1024"/>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3"/>
        </table:table-row>
        <table:table-row table:style-name="ro1">
          <table:table-cell table:number-columns-repeated="1024"/>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3"/>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3"/>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3"/>
        </table:table-row>
        <table:table-row table:style-name="ro1">
          <table:table-cell table:number-columns-repeated="1024"/>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3"/>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3"/>
        </table:table-row>
        <table:table-row table:style-name="ro1">
          <table:table-cell table:number-columns-repeated="1024"/>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3"/>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3"/>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3"/>
        </table:table-row>
        <table:table-row table:style-name="ro1" table:number-rows-repeated="1048511">
          <table:table-cell table:number-columns-repeated="1024"/>
        </table:table-row>
        <table:table-row table:style-name="ro1">
          <table:table-cell table:number-columns-repeated="1024"/>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7-04">2024-07-04</text:date>, <text:time>10:1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5DT2H5M35S</meta:editing-duration>
    <meta:editing-cycles>849</meta:editing-cycles>
    <meta:generator>OpenOffice/4.1.6$Win32 OpenOffice.org_project/416m1$Build-9790</meta:generator>
    <dc:date>2024-07-04T10:18:40.95</dc:date>
    <dc:creator>Alexander Brown</dc:creator>
    <meta:document-statistic meta:table-count="14" meta:cell-count="11604" meta:object-count="0"/>
    <meta:user-defined meta:name="Info 1"/>
    <meta:user-defined meta:name="Info 2"/>
    <meta:user-defined meta:name="Info 3"/>
    <meta:user-defined meta:name="Info 4"/>
  </office:meta>
</office:document-meta>
</file>